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2.62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76.92mm"/>
    </style:style>
    <style:style style:name="co7" style:family="table-column">
      <style:table-column-properties fo:break-before="auto" style:column-width="47.94mm"/>
    </style:style>
    <style:style style:name="co8" style:family="table-column">
      <style:table-column-properties fo:break-before="auto" style:column-width="34.24mm"/>
    </style:style>
    <style:style style:name="co9" style:family="table-column">
      <style:table-column-properties fo:break-before="auto" style:column-width="34.93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83.84mm"/>
    </style:style>
    <style:style style:name="co13" style:family="table-column">
      <style:table-column-properties fo:break-before="auto" style:column-width="104.53mm"/>
    </style:style>
    <style:style style:name="co14" style:family="table-column">
      <style:table-column-properties fo:break-before="auto" style:column-width="13.32mm"/>
    </style:style>
    <style:style style:name="co15" style:family="table-column">
      <style:table-column-properties fo:break-before="auto" style:column-width="16.55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22.42mm"/>
    </style:style>
    <style:style style:name="co18" style:family="table-column">
      <style:table-column-properties fo:break-before="auto" style:column-width="19.79mm"/>
    </style:style>
    <style:style style:name="co19" style:family="table-column">
      <style:table-column-properties fo:break-before="auto" style:column-width="18.98mm"/>
    </style:style>
    <style:style style:name="co20" style:family="table-column">
      <style:table-column-properties fo:break-before="auto" style:column-width="21.8mm"/>
    </style:style>
    <style:style style:name="co21" style:family="table-column">
      <style:table-column-properties fo:break-before="auto" style:column-width="22.21mm"/>
    </style:style>
    <style:style style:name="co22" style:family="table-column">
      <style:table-column-properties fo:break-before="auto" style:column-width="18.17mm"/>
    </style:style>
    <style:style style:name="co23" style:family="table-column">
      <style:table-column-properties fo:break-before="auto" style:column-width="57.56mm"/>
    </style:style>
    <style:style style:name="co24" style:family="table-column">
      <style:table-column-properties fo:break-before="auto" style:column-width="93.66mm"/>
    </style:style>
    <style:style style:name="co25" style:family="table-column">
      <style:table-column-properties fo:break-before="auto" style:column-width="112.82mm"/>
    </style:style>
    <style:style style:name="co26" style:family="table-column">
      <style:table-column-properties fo:break-before="auto" style:column-width="99.06mm"/>
    </style:style>
    <style:style style:name="co27" style:family="table-column">
      <style:table-column-properties fo:break-before="auto" style:column-width="72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cell-protect="none" style:print-content="true" fo:border="0.06pt solid #000000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8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template path root</text:p>
          </table:table-cell>
          <table:table-cell table:style-name="ce2" office:value-type="string" calcext:value-type="string">
            <text:p>..</text:p>
          </table:table-cell>
        </table:table-row>
        <table:table-row table:style-name="ro1">
          <table:table-cell table:style-name="ce1" office:value-type="string" calcext:value-type="string">
            <text:p>template path infix</text:p>
          </table:table-cell>
          <table:table-cell table:style-name="ce3" office:value-type="string" calcext:value-type="string">
            <text:p>/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file function</text:p>
          </table:table-cell>
          <table:table-cell table:style-name="ce4" office:value-type="string" calcext:value-type="string">
            <text:p>ident</text:p>
          </table:table-cell>
          <table:table-cell table:style-name="ce4" office:value-type="string" calcext:value-type="string">
            <text:p>template file name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revision</text:p>
          </table:table-cell>
          <table:table-cell table:style-name="ce4" office:value-type="string" calcext:value-type="string">
            <text:p>git_path</text:p>
          </table:table-cell>
          <table:table-cell table:style-name="ce4" office:value-type="string" calcext:value-type="string">
            <text:p>download/copy URL</text:p>
          </table:table-cell>
          <table:table-cell table:style-name="ce4" office:value-type="string" calcext:value-type="string">
            <text:p>link descarga</text:p>
          </table:table-cell>
        </table:table-row>
        <table:table-row table:style-name="ro1">
          <table:table-cell table:style-name="ce6" office:value-type="string" calcext:value-type="string">
            <text:p>Invoice format for purchases</text:p>
          </table:table-cell>
          <table:table-cell table:style-name="ce6" office:value-type="string" calcext:value-type="string">
            <text:p>INVTEMPL</text:p>
          </table:table-cell>
          <table:table-cell table:style-name="ce6" office:value-type="string" calcext:value-type="string">
            <text:p>templ_inv_pur.ods</text:p>
          </table:table-cell>
          <table:table-cell table:style-name="ce6" table:number-columns-repeated="2"/>
          <table:table-cell table:style-name="ce7" table:formula="of:=IF(LEN([.D2])&gt;0;IF([.E2]=&quot;&quot;;[.D2];CONCATENATE(&quot;blob/&quot;;[.E2]));&quot;&quot;)">
            <text:p/>
          </table:table-cell>
          <table:table-cell table:style-name="ce7" table:formula="of:=IF(LEN([.C2])&gt;0;CONCATENATE([$Parameters.$B$3];[.F2];[$Parameters.$B$4];[.C2]);&quot;&quot;)" office:value-type="string" office:string-value="../templates/templ_inv_pur.ods" calcext:value-type="string">
            <text:p>../templates/templ_inv_pur.ods</text:p>
          </table:table-cell>
          <table:table-cell table:style-name="ce8" table:formula="of:=IF(LEN([.G2])&gt;0;HYPERLINK([.G2];[.C2]);&quot;&quot;)" office:value-type="string" office:string-value="templ_inv_pur.ods" calcext:value-type="string">
            <text:p>templ_inv_pur.ods</text:p>
          </table:table-cell>
        </table:table-row>
        <table:table-row table:style-name="ro1">
          <table:table-cell table:style-name="ce6" office:value-type="string" calcext:value-type="string">
            <text:p>Defines purchase folder structure</text:p>
          </table:table-cell>
          <table:table-cell table:style-name="ce6" office:value-type="string" calcext:value-type="string">
            <text:p>PRDFLDDEF</text:p>
          </table:table-cell>
          <table:table-cell table:style-name="ce6" office:value-type="string" calcext:value-type="string">
            <text:p>df_folder_pur.ods</text:p>
          </table:table-cell>
          <table:table-cell table:style-name="ce6" table:number-columns-repeated="2"/>
          <table:table-cell table:style-name="ce7"/>
          <table:table-cell table:style-name="ce7" table:formula="of:=IF(LEN([.C3])&gt;0;CONCATENATE([$Parameters.$B$3];[.F3];[$Parameters.$B$4];[.C3]);&quot;&quot;)" office:value-type="string" office:string-value="../templates/df_folder_pur.ods" calcext:value-type="string">
            <text:p>../templates/df_folder_pur.ods</text:p>
          </table:table-cell>
          <table:table-cell table:style-name="ce8" table:formula="of:=IF(LEN([.G3])&gt;0;HYPERLINK([.G3];[.C3]);&quot;&quot;)" office:value-type="string" office:string-value="df_folder_pur.ods" calcext:value-type="string">
            <text:p>df_folder_pur.ods</text:p>
          </table:table-cell>
        </table:table-row>
        <table:table-row table:style-name="ro1">
          <table:table-cell table:style-name="ce6" office:value-type="string" calcext:value-type="string">
            <text:p>Contains purchase id and parameters</text:p>
          </table:table-cell>
          <table:table-cell table:style-name="ce6" office:value-type="string" calcext:value-type="string">
            <text:p>PRDCFG</text:p>
          </table:table-cell>
          <table:table-cell table:style-name="ce6" office:value-type="string" calcext:value-type="string">
            <text:p>df_item_pur.ods</text:p>
          </table:table-cell>
          <table:table-cell table:style-name="ce6" table:number-columns-repeated="2"/>
          <table:table-cell table:style-name="ce7"/>
          <table:table-cell table:style-name="ce7" table:formula="of:=IF(LEN([.C4])&gt;0;CONCATENATE([$Parameters.$B$3];[.F4];[$Parameters.$B$4];[.C4]);&quot;&quot;)" office:value-type="string" office:string-value="../templates/df_item_pur.ods" calcext:value-type="string">
            <text:p>../templates/df_item_pur.ods</text:p>
          </table:table-cell>
          <table:table-cell table:style-name="ce8" table:formula="of:=IF(LEN([.G4])&gt;0;HYPERLINK([.G4];[.C4]);&quot;&quot;)" office:value-type="string" office:string-value="df_item_pur.ods" calcext:value-type="string">
            <text:p>df_item_pur.ods</text:p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5])&gt;0;CONCATENATE([$Parameters.$B$3];[.F5];[$Parameters.$B$4];[.C5]);&quot;&quot;)">
            <text:p/>
          </table:table-cell>
          <table:table-cell table:style-name="ce8" table:formula="of:=IF(LEN([.G5])&gt;0;HYPERLINK([.G5];[.C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6])&gt;0;CONCATENATE([$Parameters.$B$3];[.F6];[$Parameters.$B$4];[.C6]);&quot;&quot;)">
            <text:p/>
          </table:table-cell>
          <table:table-cell table:style-name="ce8" table:formula="of:=IF(LEN([.G6])&gt;0;HYPERLINK([.G6];[.C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7])&gt;0;CONCATENATE([$Parameters.$B$3];[.F7];[$Parameters.$B$4];[.C7]);&quot;&quot;)">
            <text:p/>
          </table:table-cell>
          <table:table-cell table:style-name="ce8" table:formula="of:=IF(LEN([.G7])&gt;0;HYPERLINK([.G7];[.C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8])&gt;0;CONCATENATE([$Parameters.$B$3];[.F8];[$Parameters.$B$4];[.C8]);&quot;&quot;)">
            <text:p/>
          </table:table-cell>
          <table:table-cell table:style-name="ce8" table:formula="of:=IF(LEN([.G8])&gt;0;HYPERLINK([.G8];[.C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9])&gt;0;CONCATENATE([$Parameters.$B$3];[.F9];[$Parameters.$B$4];[.C9]);&quot;&quot;)">
            <text:p/>
          </table:table-cell>
          <table:table-cell table:style-name="ce8" table:formula="of:=IF(LEN([.G9])&gt;0;HYPERLINK([.G9];[.C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0])&gt;0;CONCATENATE([$Parameters.$B$3];[.F10];[$Parameters.$B$4];[.C10]);&quot;&quot;)">
            <text:p/>
          </table:table-cell>
          <table:table-cell table:style-name="ce8" table:formula="of:=IF(LEN([.G10])&gt;0;HYPERLINK([.G10];[.C1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1])&gt;0;CONCATENATE([$Parameters.$B$3];[.F11];[$Parameters.$B$4];[.C11]);&quot;&quot;)">
            <text:p/>
          </table:table-cell>
          <table:table-cell table:style-name="ce8" table:formula="of:=IF(LEN([.G11])&gt;0;HYPERLINK([.G11];[.C1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2])&gt;0;CONCATENATE([$Parameters.$B$3];[.F12];[$Parameters.$B$4];[.C12]);&quot;&quot;)">
            <text:p/>
          </table:table-cell>
          <table:table-cell table:style-name="ce8" table:formula="of:=IF(LEN([.G12])&gt;0;HYPERLINK([.G12];[.C1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3])&gt;0;CONCATENATE([$Parameters.$B$3];[.F13];[$Parameters.$B$4];[.C13]);&quot;&quot;)">
            <text:p/>
          </table:table-cell>
          <table:table-cell table:style-name="ce8" table:formula="of:=IF(LEN([.G13])&gt;0;HYPERLINK([.G13];[.C1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4])&gt;0;CONCATENATE([$Parameters.$B$3];[.F14];[$Parameters.$B$4];[.C14]);&quot;&quot;)">
            <text:p/>
          </table:table-cell>
          <table:table-cell table:style-name="ce8" table:formula="of:=IF(LEN([.G14])&gt;0;HYPERLINK([.G14];[.C1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5])&gt;0;CONCATENATE([$Parameters.$B$3];[.F15];[$Parameters.$B$4];[.C15]);&quot;&quot;)">
            <text:p/>
          </table:table-cell>
          <table:table-cell table:style-name="ce8" table:formula="of:=IF(LEN([.G15])&gt;0;HYPERLINK([.G15];[.C1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6])&gt;0;CONCATENATE([$Parameters.$B$3];[.F16];[$Parameters.$B$4];[.C16]);&quot;&quot;)">
            <text:p/>
          </table:table-cell>
          <table:table-cell table:style-name="ce8" table:formula="of:=IF(LEN([.G16])&gt;0;HYPERLINK([.G16];[.C1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7])&gt;0;CONCATENATE([$Parameters.$B$3];[.F17];[$Parameters.$B$4];[.C17]);&quot;&quot;)">
            <text:p/>
          </table:table-cell>
          <table:table-cell table:style-name="ce8" table:formula="of:=IF(LEN([.G17])&gt;0;HYPERLINK([.G17];[.C1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8])&gt;0;CONCATENATE([$Parameters.$B$3];[.F18];[$Parameters.$B$4];[.C18]);&quot;&quot;)">
            <text:p/>
          </table:table-cell>
          <table:table-cell table:style-name="ce8" table:formula="of:=IF(LEN([.G18])&gt;0;HYPERLINK([.G18];[.C1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9])&gt;0;CONCATENATE([$Parameters.$B$3];[.F19];[$Parameters.$B$4];[.C19]);&quot;&quot;)">
            <text:p/>
          </table:table-cell>
          <table:table-cell table:style-name="ce8" table:formula="of:=IF(LEN([.G19])&gt;0;HYPERLINK([.G19];[.C1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0])&gt;0;CONCATENATE([$Parameters.$B$3];[.F20];[$Parameters.$B$4];[.C20]);&quot;&quot;)">
            <text:p/>
          </table:table-cell>
          <table:table-cell table:style-name="ce8" table:formula="of:=IF(LEN([.G20])&gt;0;HYPERLINK([.G20];[.C2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1])&gt;0;CONCATENATE([$Parameters.$B$3];[.F21];[$Parameters.$B$4];[.C21]);&quot;&quot;)">
            <text:p/>
          </table:table-cell>
          <table:table-cell table:style-name="ce8" table:formula="of:=IF(LEN([.G21])&gt;0;HYPERLINK([.G21];[.C2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2])&gt;0;CONCATENATE([$Parameters.$B$3];[.F22];[$Parameters.$B$4];[.C22]);&quot;&quot;)">
            <text:p/>
          </table:table-cell>
          <table:table-cell table:style-name="ce8" table:formula="of:=IF(LEN([.G22])&gt;0;HYPERLINK([.G22];[.C2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3])&gt;0;CONCATENATE([$Parameters.$B$3];[.F23];[$Parameters.$B$4];[.C23]);&quot;&quot;)">
            <text:p/>
          </table:table-cell>
          <table:table-cell table:style-name="ce8" table:formula="of:=IF(LEN([.G23])&gt;0;HYPERLINK([.G23];[.C2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4])&gt;0;CONCATENATE([$Parameters.$B$3];[.F24];[$Parameters.$B$4];[.C24]);&quot;&quot;)">
            <text:p/>
          </table:table-cell>
          <table:table-cell table:style-name="ce8" table:formula="of:=IF(LEN([.G24])&gt;0;HYPERLINK([.G24];[.C2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5])&gt;0;CONCATENATE([$Parameters.$B$3];[.F25];[$Parameters.$B$4];[.C25]);&quot;&quot;)">
            <text:p/>
          </table:table-cell>
          <table:table-cell table:style-name="ce8" table:formula="of:=IF(LEN([.G25])&gt;0;HYPERLINK([.G25];[.C2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6])&gt;0;CONCATENATE([$Parameters.$B$3];[.F26];[$Parameters.$B$4];[.C26]);&quot;&quot;)">
            <text:p/>
          </table:table-cell>
          <table:table-cell table:style-name="ce8" table:formula="of:=IF(LEN([.G26])&gt;0;HYPERLINK([.G26];[.C2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7])&gt;0;CONCATENATE([$Parameters.$B$3];[.F27];[$Parameters.$B$4];[.C27]);&quot;&quot;)">
            <text:p/>
          </table:table-cell>
          <table:table-cell table:style-name="ce8" table:formula="of:=IF(LEN([.G27])&gt;0;HYPERLINK([.G27];[.C2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8])&gt;0;CONCATENATE([$Parameters.$B$3];[.F28];[$Parameters.$B$4];[.C28]);&quot;&quot;)">
            <text:p/>
          </table:table-cell>
          <table:table-cell table:style-name="ce8" table:formula="of:=IF(LEN([.G28])&gt;0;HYPERLINK([.G28];[.C2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9])&gt;0;CONCATENATE([$Parameters.$B$3];[.F29];[$Parameters.$B$4];[.C29]);&quot;&quot;)">
            <text:p/>
          </table:table-cell>
          <table:table-cell table:style-name="ce8" table:formula="of:=IF(LEN([.G29])&gt;0;HYPERLINK([.G29];[.C2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0])&gt;0;CONCATENATE([$Parameters.$B$3];[.F30];[$Parameters.$B$4];[.C30]);&quot;&quot;)">
            <text:p/>
          </table:table-cell>
          <table:table-cell table:style-name="ce8" table:formula="of:=IF(LEN([.G30])&gt;0;HYPERLINK([.G30];[.C3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1])&gt;0;CONCATENATE([$Parameters.$B$3];[.F31];[$Parameters.$B$4];[.C31]);&quot;&quot;)">
            <text:p/>
          </table:table-cell>
          <table:table-cell table:style-name="ce8" table:formula="of:=IF(LEN([.G31])&gt;0;HYPERLINK([.G31];[.C3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2])&gt;0;CONCATENATE([$Parameters.$B$3];[.F32];[$Parameters.$B$4];[.C32]);&quot;&quot;)">
            <text:p/>
          </table:table-cell>
          <table:table-cell table:style-name="ce8" table:formula="of:=IF(LEN([.G32])&gt;0;HYPERLINK([.G32];[.C3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3])&gt;0;CONCATENATE([$Parameters.$B$3];[.F33];[$Parameters.$B$4];[.C33]);&quot;&quot;)">
            <text:p/>
          </table:table-cell>
          <table:table-cell table:style-name="ce8" table:formula="of:=IF(LEN([.G33])&gt;0;HYPERLINK([.G33];[.C3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4])&gt;0;CONCATENATE([$Parameters.$B$3];[.F34];[$Parameters.$B$4];[.C34]);&quot;&quot;)">
            <text:p/>
          </table:table-cell>
          <table:table-cell table:style-name="ce8" table:formula="of:=IF(LEN([.G34])&gt;0;HYPERLINK([.G34];[.C3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5])&gt;0;CONCATENATE([$Parameters.$B$3];[.F35];[$Parameters.$B$4];[.C35]);&quot;&quot;)">
            <text:p/>
          </table:table-cell>
          <table:table-cell table:style-name="ce8" table:formula="of:=IF(LEN([.G35])&gt;0;HYPERLINK([.G35];[.C3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6])&gt;0;CONCATENATE([$Parameters.$B$3];[.F36];[$Parameters.$B$4];[.C36]);&quot;&quot;)">
            <text:p/>
          </table:table-cell>
          <table:table-cell table:style-name="ce8" table:formula="of:=IF(LEN([.G36])&gt;0;HYPERLINK([.G36];[.C3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7])&gt;0;CONCATENATE([$Parameters.$B$3];[.F37];[$Parameters.$B$4];[.C37]);&quot;&quot;)">
            <text:p/>
          </table:table-cell>
          <table:table-cell table:style-name="ce8" table:formula="of:=IF(LEN([.G37])&gt;0;HYPERLINK([.G37];[.C3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8])&gt;0;CONCATENATE([$Parameters.$B$3];[.F38];[$Parameters.$B$4];[.C38]);&quot;&quot;)">
            <text:p/>
          </table:table-cell>
          <table:table-cell table:style-name="ce8" table:formula="of:=IF(LEN([.G38])&gt;0;HYPERLINK([.G38];[.C3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9])&gt;0;CONCATENATE([$Parameters.$B$3];[.F39];[$Parameters.$B$4];[.C39]);&quot;&quot;)">
            <text:p/>
          </table:table-cell>
          <table:table-cell table:style-name="ce8" table:formula="of:=IF(LEN([.G39])&gt;0;HYPERLINK([.G39];[.C3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0])&gt;0;CONCATENATE([$Parameters.$B$3];[.F40];[$Parameters.$B$4];[.C40]);&quot;&quot;)">
            <text:p/>
          </table:table-cell>
          <table:table-cell table:style-name="ce8" table:formula="of:=IF(LEN([.G40])&gt;0;HYPERLINK([.G40];[.C4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1])&gt;0;CONCATENATE([$Parameters.$B$3];[.F41];[$Parameters.$B$4];[.C41]);&quot;&quot;)">
            <text:p/>
          </table:table-cell>
          <table:table-cell table:style-name="ce8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6" table:number-columns-repeated="5"/>
          <table:table-cell table:style-name="ce7" table:number-columns-repeated="2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7])&gt;0;IF([.E67]=&quot;&quot;;[.D67];CONCATENATE(&quot;blob/&quot;;[.E6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8])&gt;0;IF([.E68]=&quot;&quot;;[.D68];CONCATENATE(&quot;blob/&quot;;[.E6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9])&gt;0;IF([.E69]=&quot;&quot;;[.D69];CONCATENATE(&quot;blob/&quot;;[.E6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0])&gt;0;IF([.E70]=&quot;&quot;;[.D70];CONCATENATE(&quot;blob/&quot;;[.E7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1])&gt;0;IF([.E71]=&quot;&quot;;[.D71];CONCATENATE(&quot;blob/&quot;;[.E7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2])&gt;0;IF([.E72]=&quot;&quot;;[.D72];CONCATENATE(&quot;blob/&quot;;[.E7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3])&gt;0;IF([.E73]=&quot;&quot;;[.D73];CONCATENATE(&quot;blob/&quot;;[.E7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4])&gt;0;IF([.E74]=&quot;&quot;;[.D74];CONCATENATE(&quot;blob/&quot;;[.E7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5])&gt;0;IF([.E75]=&quot;&quot;;[.D75];CONCATENATE(&quot;blob/&quot;;[.E7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6])&gt;0;IF([.E76]=&quot;&quot;;[.D76];CONCATENATE(&quot;blob/&quot;;[.E7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7])&gt;0;IF([.E77]=&quot;&quot;;[.D77];CONCATENATE(&quot;blob/&quot;;[.E7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8])&gt;0;IF([.E78]=&quot;&quot;;[.D78];CONCATENATE(&quot;blob/&quot;;[.E7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9])&gt;0;IF([.E79]=&quot;&quot;;[.D79];CONCATENATE(&quot;blob/&quot;;[.E7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0])&gt;0;IF([.E80]=&quot;&quot;;[.D80];CONCATENATE(&quot;blob/&quot;;[.E8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1])&gt;0;IF([.E81]=&quot;&quot;;[.D81];CONCATENATE(&quot;blob/&quot;;[.E8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2])&gt;0;IF([.E82]=&quot;&quot;;[.D82];CONCATENATE(&quot;blob/&quot;;[.E8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3])&gt;0;IF([.E83]=&quot;&quot;;[.D83];CONCATENATE(&quot;blob/&quot;;[.E8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4])&gt;0;IF([.E84]=&quot;&quot;;[.D84];CONCATENATE(&quot;blob/&quot;;[.E8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5])&gt;0;IF([.E85]=&quot;&quot;;[.D85];CONCATENATE(&quot;blob/&quot;;[.E8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6])&gt;0;IF([.E86]=&quot;&quot;;[.D86];CONCATENATE(&quot;blob/&quot;;[.E8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7])&gt;0;IF([.E87]=&quot;&quot;;[.D87];CONCATENATE(&quot;blob/&quot;;[.E8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8])&gt;0;IF([.E88]=&quot;&quot;;[.D88];CONCATENATE(&quot;blob/&quot;;[.E8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9])&gt;0;IF([.E89]=&quot;&quot;;[.D89];CONCATENATE(&quot;blob/&quot;;[.E8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0])&gt;0;IF([.E90]=&quot;&quot;;[.D90];CONCATENATE(&quot;blob/&quot;;[.E9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1])&gt;0;IF([.E91]=&quot;&quot;;[.D91];CONCATENATE(&quot;blob/&quot;;[.E9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2])&gt;0;IF([.E92]=&quot;&quot;;[.D92];CONCATENATE(&quot;blob/&quot;;[.E9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3])&gt;0;IF([.E93]=&quot;&quot;;[.D93];CONCATENATE(&quot;blob/&quot;;[.E9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4])&gt;0;IF([.E94]=&quot;&quot;;[.D94];CONCATENATE(&quot;blob/&quot;;[.E9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5])&gt;0;IF([.E95]=&quot;&quot;;[.D95];CONCATENATE(&quot;blob/&quot;;[.E9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6])&gt;0;IF([.E96]=&quot;&quot;;[.D96];CONCATENATE(&quot;blob/&quot;;[.E9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7])&gt;0;IF([.E97]=&quot;&quot;;[.D97];CONCATENATE(&quot;blob/&quot;;[.E9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8])&gt;0;IF([.E98]=&quot;&quot;;[.D98];CONCATENATE(&quot;blob/&quot;;[.E9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9])&gt;0;IF([.E99]=&quot;&quot;;[.D99];CONCATENATE(&quot;blob/&quot;;[.E9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0])&gt;0;IF([.E100]=&quot;&quot;;[.D100];CONCATENATE(&quot;blob/&quot;;[.E10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1])&gt;0;IF([.E101]=&quot;&quot;;[.D101];CONCATENATE(&quot;blob/&quot;;[.E101]));&quot;&quot;)">
            <text:p/>
          </table:table-cell>
          <table:table-cell table:style-name="ce7"/>
          <table:table-cell table:style-name="ce9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12</text:p>
          </table:table-cell>
          <table:table-cell table:style-name="ce10" office:value-type="string" calcext:value-type="string">
            <text:p>N13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N15</text:p>
          </table:table-cell>
          <table:table-cell table:style-name="ce10" office:value-type="string" calcext:value-type="string">
            <text:p>N16</text:p>
          </table:table-cell>
          <table:table-cell table:style-name="ce10" office:value-type="string" calcext:value-type="string">
            <text:p>N17</text:p>
          </table:table-cell>
          <table:table-cell table:style-name="ce10" office:value-type="string" calcext:value-type="string">
            <text:p>N18</text:p>
          </table:table-cell>
          <table:table-cell table:style-name="ce10" office:value-type="string" calcext:value-type="string">
            <text:p>Template (file function) selection</text:p>
          </table:table-cell>
          <table:table-cell table:style-name="ce10" office:value-type="string" calcext:value-type="string">
            <text:p>Description (→ folder/readme.txt)</text:p>
          </table:table-cell>
          <table:table-cell table:style-name="ce12" table:number-columns-repeated="1003"/>
          <table:table-cell/>
        </table:table-row>
        <table:table-row table:style-name="ro1">
          <table:table-cell table:style-name="ce6" office:value-type="string" calcext:value-type="string">
            <text:p>01_Offers</text:p>
          </table:table-cell>
          <table:table-cell table:style-name="ce6" table:number-columns-repeated="17"/>
          <table:table-cell table:style-name="ce6" table:content-validation-name="val1"/>
          <table:table-cell table:style-name="ce6" office:value-type="string" calcext:value-type="string">
            <text:p>Contains the information about the offers receive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2_Justification</text:p>
          </table:table-cell>
          <table:table-cell table:style-name="ce6" table:number-columns-repeated="17"/>
          <table:table-cell table:style-name="ce6" table:content-validation-name="val1"/>
          <table:table-cell table:style-name="ce6" office:value-type="string" calcext:value-type="string">
            <text:p>Contains the information about the justification of the purchasing option selected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invoice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Invoice format for purchases</text:p>
          </table:table-cell>
          <table:table-cell table:style-name="ce6" office:value-type="string" calcext:value-type="string">
            <text:p>Contains the economical information of the purchase in an invoice-like format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f_item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Contains purchase id and parameters</text:p>
          </table:table-cell>
          <table:table-cell table:style-name="ce6" office:value-type="string" calcext:value-type="string">
            <text:p>Contains purchase id and parameters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f_folder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Defines purchase folder structure</text:p>
          </table:table-cell>
          <table:table-cell table:style-name="ce6" office:value-type="string" calcext:value-type="string">
            <text:p>Defines purchase folder structure</text:p>
          </table:table-cell>
          <table:table-cell table:number-columns-repeated="1004"/>
        </table:table-row>
        <table:table-row table:style-name="ro1" table:number-rows-repeated="7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2">
          <table:table-cell table:style-name="ce6" table:number-columns-repeated="18"/>
          <table:table-cell table:style-name="ce6" table:content-validation-name="val1" table:number-columns-repeated="2"/>
          <table:table-cell table:number-columns-repeated="1004"/>
        </table:table-row>
        <table:table-row table:style-name="ro1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2">
          <table:table-cell table:style-name="ce6" table:number-columns-repeated="18"/>
          <table:table-cell table:style-name="ce6" table:content-validation-name="val1" table:number-columns-repeated="2"/>
          <table:table-cell table:number-columns-repeated="1004"/>
        </table:table-row>
        <table:table-row table:style-name="ro1" table:number-rows-repeated="83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4">
          <table:table-cell/>
          <table:table-cell table:style-name="ce11" table:number-columns-repeated="17"/>
          <table:table-cell table:style-name="ce11" table:content-validation-name="val1"/>
          <table:table-cell table:style-name="ce11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11" table:number-columns-repeated="17"/>
          <table:table-cell table:style-name="ce13" office:value-type="string" calcext:value-type="string">
            <text:p>File path</text:p>
          </table:table-cell>
          <table:table-cell table:style-name="ce13" office:value-type="string" calcext:value-type="string">
            <text:p>Comments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mplate</text:p>
          </table:table-cell>
        </table:table-row>
        <table:table-row table:style-name="ro3">
          <table:table-cell table:style-name="ce11" table:formula="of:=IF(LEN([StructureEdit.A2])&gt;0;[StructureEdit.A2];[.A1])" office:value-type="string" office:string-value="01_Offers" calcext:value-type="string">
            <text:p>01_Offers</text:p>
          </table:table-cell>
          <table:table-cell table:style-name="ce11" table:formula="of:=IF(LEN([StructureEdit.B2])&gt;0;COM.MICROSOFT.CONCAT([.A2];&quot;/&quot;;[StructureEdit.B2]);IF([.A1]=[.A2];[.B1];[.A2]))" office:value-type="string" office:string-value="01_Offers" calcext:value-type="string">
            <text:p>01_Offers</text:p>
          </table:table-cell>
          <table:table-cell table:style-name="ce11" table:formula="of:=IF(LEN([StructureEdit.C2])&gt;0;COM.MICROSOFT.CONCAT([.B2];&quot;/&quot;;[StructureEdit.C2]);IF([.B1]=[.B2];[.C1];[.B2]))" office:value-type="string" office:string-value="01_Offers" calcext:value-type="string">
            <text:p>01_Offers</text:p>
          </table:table-cell>
          <table:table-cell table:style-name="ce11" table:formula="of:=IF(LEN([StructureEdit.D2])&gt;0;COM.MICROSOFT.CONCAT([.C2];&quot;/&quot;;[StructureEdit.D2]);IF([.C1]=[.C2];[.D1];[.C2]))" office:value-type="string" office:string-value="01_Offers" calcext:value-type="string">
            <text:p>01_Offers</text:p>
          </table:table-cell>
          <table:table-cell table:style-name="ce11" table:formula="of:=IF(LEN([StructureEdit.E2])&gt;0;COM.MICROSOFT.CONCAT([.D2];&quot;/&quot;;[StructureEdit.E2]);IF([.D1]=[.D2];[.E1];[.D2]))" office:value-type="string" office:string-value="01_Offers" calcext:value-type="string">
            <text:p>01_Offers</text:p>
          </table:table-cell>
          <table:table-cell table:style-name="ce11" table:formula="of:=IF(LEN([StructureEdit.F2])&gt;0;COM.MICROSOFT.CONCAT([.E2];&quot;/&quot;;[StructureEdit.F2]);IF([.E1]=[.E2];[.F1];[.E2]))" office:value-type="string" office:string-value="01_Offers" calcext:value-type="string">
            <text:p>01_Offers</text:p>
          </table:table-cell>
          <table:table-cell table:style-name="ce11" table:formula="of:=IF(LEN([StructureEdit.G2])&gt;0;COM.MICROSOFT.CONCAT([.F2];&quot;/&quot;;[StructureEdit.G2]);IF([.F1]=[.F2];[.G1];[.F2]))" office:value-type="string" office:string-value="01_Offers" calcext:value-type="string">
            <text:p>01_Offers</text:p>
          </table:table-cell>
          <table:table-cell table:style-name="ce11" table:formula="of:=IF(LEN([StructureEdit.H2])&gt;0;COM.MICROSOFT.CONCAT([.G2];&quot;/&quot;;[StructureEdit.H2]);IF([.G1]=[.G2];[.H1];[.G2]))" office:value-type="string" office:string-value="01_Offers" calcext:value-type="string">
            <text:p>01_Offers</text:p>
          </table:table-cell>
          <table:table-cell table:style-name="ce11" table:formula="of:=IF(LEN([StructureEdit.I2])&gt;0;COM.MICROSOFT.CONCAT([.H2];&quot;/&quot;;[StructureEdit.I2]);IF([.H1]=[.H2];[.I1];[.H2]))" office:value-type="string" office:string-value="01_Offers" calcext:value-type="string">
            <text:p>01_Offers</text:p>
          </table:table-cell>
          <table:table-cell table:style-name="ce11" table:formula="of:=IF(LEN([StructureEdit.J2])&gt;0;COM.MICROSOFT.CONCAT([.I2];&quot;/&quot;;[StructureEdit.J2]);IF([.I1]=[.I2];[.J1];[.I2]))" office:value-type="string" office:string-value="01_Offers" calcext:value-type="string">
            <text:p>01_Offers</text:p>
          </table:table-cell>
          <table:table-cell table:style-name="ce11" table:formula="of:=IF(LEN([StructureEdit.K2])&gt;0;COM.MICROSOFT.CONCAT([.J2];&quot;/&quot;;[StructureEdit.K2]);IF([.J1]=[.J2];[.K1];[.J2]))" office:value-type="string" office:string-value="01_Offers" calcext:value-type="string">
            <text:p>01_Offers</text:p>
          </table:table-cell>
          <table:table-cell table:style-name="ce11" table:formula="of:=IF(LEN([StructureEdit.L2])&gt;0;COM.MICROSOFT.CONCAT([.K2];&quot;/&quot;;[StructureEdit.L2]);IF([.K1]=[.K2];[.L1];[.K2]))" office:value-type="string" office:string-value="01_Offers" calcext:value-type="string">
            <text:p>01_Offers</text:p>
          </table:table-cell>
          <table:table-cell table:style-name="ce11" table:formula="of:=IF(LEN([StructureEdit.M2])&gt;0;COM.MICROSOFT.CONCAT([.L2];&quot;/&quot;;[StructureEdit.M2]);IF([.L1]=[.L2];[.M1];[.L2]))" office:value-type="string" office:string-value="01_Offers" calcext:value-type="string">
            <text:p>01_Offers</text:p>
          </table:table-cell>
          <table:table-cell table:style-name="ce11" table:formula="of:=IF(LEN([StructureEdit.N2])&gt;0;COM.MICROSOFT.CONCAT([.M2];&quot;/&quot;;[StructureEdit.N2]);IF([.M1]=[.M2];[.N1];[.M2]))" office:value-type="string" office:string-value="01_Offers" calcext:value-type="string">
            <text:p>01_Offers</text:p>
          </table:table-cell>
          <table:table-cell table:style-name="ce11" table:formula="of:=IF(LEN([StructureEdit.O2])&gt;0;COM.MICROSOFT.CONCAT([.N2];&quot;/&quot;;[StructureEdit.O2]);IF([.N1]=[.N2];[.O1];[.N2]))" office:value-type="string" office:string-value="01_Offers" calcext:value-type="string">
            <text:p>01_Offers</text:p>
          </table:table-cell>
          <table:table-cell table:style-name="ce11" table:formula="of:=IF(LEN([StructureEdit.P2])&gt;0;COM.MICROSOFT.CONCAT([.O2];&quot;/&quot;;[StructureEdit.P2]);IF([.O1]=[.O2];[.P1];[.O2]))" office:value-type="string" office:string-value="01_Offers" calcext:value-type="string">
            <text:p>01_Offers</text:p>
          </table:table-cell>
          <table:table-cell table:style-name="ce11" table:formula="of:=IF(LEN([StructureEdit.Q2])&gt;0;COM.MICROSOFT.CONCAT([.P2];&quot;/&quot;;[StructureEdit.Q2]);IF([.P1]=[.P2];[.Q1];[.P2]))" office:value-type="string" office:string-value="01_Offers" calcext:value-type="string">
            <text:p>01_Offers</text:p>
          </table:table-cell>
          <table:table-cell table:style-name="ce7" table:formula="of:=IF(LEN(COM.MICROSOFT.CONCAT([StructureEdit.A2:.L2]))&gt;0;COM.MICROSOFT.CONCAT(&quot;/&quot;;IF(LEN([StructureEdit.R2])&gt;0;CONCATENATE([.Q2];&quot;/&quot;;[StructureEdit.R2]);[.Q2]));&quot;&quot;)" office:value-type="string" office:string-value="/01_Offers" calcext:value-type="string">
            <text:p>/01_Offers</text:p>
          </table:table-cell>
          <table:table-cell table:style-name="ce14" table:formula="of:=IF(LEN([StructureEdit.T2])&gt;0;[StructureEdit.T2];&quot;&quot;)" office:value-type="string" office:string-value="Contains the information about the offers received" calcext:value-type="string">
            <text:p>Contains the information about the offers received</text:p>
          </table:table-cell>
          <table:table-cell table:style-name="ce7" table:formula="of:=IF(LEN([StructureEdit.S2])&gt;0;[StructureEdit.S2];&quot;&quot;)">
            <text:p/>
          </table:table-cell>
          <table:table-cell table:style-name="ce7" table:formula="of:=IF(LEN([.T2])&gt;0;VLOOKUP([.T2];[$Templates.$A$2:.$H$100];7;0);&quot;&quot;)">
            <text:p/>
          </table:table-cell>
        </table:table-row>
        <table:table-row table:style-name="ro3">
          <table:table-cell table:style-name="ce11" table:formula="of:=IF(LEN([StructureEdit.A3])&gt;0;[StructureEdit.A3];[.A2])" office:value-type="string" office:string-value="02_Justification" calcext:value-type="string">
            <text:p>02_Justification</text:p>
          </table:table-cell>
          <table:table-cell table:style-name="ce11" table:formula="of:=IF(LEN([StructureEdit.B3])&gt;0;COM.MICROSOFT.CONCAT([.A3];&quot;/&quot;;[StructureEdit.B3]);IF([.A2]=[.A3];[.B2];[.A3]))" office:value-type="string" office:string-value="02_Justification" calcext:value-type="string">
            <text:p>02_Justification</text:p>
          </table:table-cell>
          <table:table-cell table:style-name="ce11" table:formula="of:=IF(LEN([StructureEdit.C3])&gt;0;COM.MICROSOFT.CONCAT([.B3];&quot;/&quot;;[StructureEdit.C3]);IF([.B2]=[.B3];[.C2];[.B3]))" office:value-type="string" office:string-value="02_Justification" calcext:value-type="string">
            <text:p>02_Justification</text:p>
          </table:table-cell>
          <table:table-cell table:style-name="ce11" table:formula="of:=IF(LEN([StructureEdit.D3])&gt;0;COM.MICROSOFT.CONCAT([.C3];&quot;/&quot;;[StructureEdit.D3]);IF([.C2]=[.C3];[.D2];[.C3]))" office:value-type="string" office:string-value="02_Justification" calcext:value-type="string">
            <text:p>02_Justification</text:p>
          </table:table-cell>
          <table:table-cell table:style-name="ce11" table:formula="of:=IF(LEN([StructureEdit.E3])&gt;0;COM.MICROSOFT.CONCAT([.D3];&quot;/&quot;;[StructureEdit.E3]);IF([.D2]=[.D3];[.E2];[.D3]))" office:value-type="string" office:string-value="02_Justification" calcext:value-type="string">
            <text:p>02_Justification</text:p>
          </table:table-cell>
          <table:table-cell table:style-name="ce11" table:formula="of:=IF(LEN([StructureEdit.F3])&gt;0;COM.MICROSOFT.CONCAT([.E3];&quot;/&quot;;[StructureEdit.F3]);IF([.E2]=[.E3];[.F2];[.E3]))" office:value-type="string" office:string-value="02_Justification" calcext:value-type="string">
            <text:p>02_Justification</text:p>
          </table:table-cell>
          <table:table-cell table:style-name="ce11" table:formula="of:=IF(LEN([StructureEdit.G3])&gt;0;COM.MICROSOFT.CONCAT([.F3];&quot;/&quot;;[StructureEdit.G3]);IF([.F2]=[.F3];[.G2];[.F3]))" office:value-type="string" office:string-value="02_Justification" calcext:value-type="string">
            <text:p>02_Justification</text:p>
          </table:table-cell>
          <table:table-cell table:style-name="ce11" table:formula="of:=IF(LEN([StructureEdit.H3])&gt;0;COM.MICROSOFT.CONCAT([.G3];&quot;/&quot;;[StructureEdit.H3]);IF([.G2]=[.G3];[.H2];[.G3]))" office:value-type="string" office:string-value="02_Justification" calcext:value-type="string">
            <text:p>02_Justification</text:p>
          </table:table-cell>
          <table:table-cell table:style-name="ce11" table:formula="of:=IF(LEN([StructureEdit.I3])&gt;0;COM.MICROSOFT.CONCAT([.H3];&quot;/&quot;;[StructureEdit.I3]);IF([.H2]=[.H3];[.I2];[.H3]))" office:value-type="string" office:string-value="02_Justification" calcext:value-type="string">
            <text:p>02_Justification</text:p>
          </table:table-cell>
          <table:table-cell table:style-name="ce11" table:formula="of:=IF(LEN([StructureEdit.J3])&gt;0;COM.MICROSOFT.CONCAT([.I3];&quot;/&quot;;[StructureEdit.J3]);IF([.I2]=[.I3];[.J2];[.I3]))" office:value-type="string" office:string-value="02_Justification" calcext:value-type="string">
            <text:p>02_Justification</text:p>
          </table:table-cell>
          <table:table-cell table:style-name="ce11" table:formula="of:=IF(LEN([StructureEdit.K3])&gt;0;COM.MICROSOFT.CONCAT([.J3];&quot;/&quot;;[StructureEdit.K3]);IF([.J2]=[.J3];[.K2];[.J3]))" office:value-type="string" office:string-value="02_Justification" calcext:value-type="string">
            <text:p>02_Justification</text:p>
          </table:table-cell>
          <table:table-cell table:style-name="ce11" table:formula="of:=IF(LEN([StructureEdit.L3])&gt;0;COM.MICROSOFT.CONCAT([.K3];&quot;/&quot;;[StructureEdit.L3]);IF([.K2]=[.K3];[.L2];[.K3]))" office:value-type="string" office:string-value="02_Justification" calcext:value-type="string">
            <text:p>02_Justification</text:p>
          </table:table-cell>
          <table:table-cell table:style-name="ce11" table:formula="of:=IF(LEN([StructureEdit.M3])&gt;0;COM.MICROSOFT.CONCAT([.L3];&quot;/&quot;;[StructureEdit.M3]);IF([.L2]=[.L3];[.M2];[.L3]))" office:value-type="string" office:string-value="02_Justification" calcext:value-type="string">
            <text:p>02_Justification</text:p>
          </table:table-cell>
          <table:table-cell table:style-name="ce11" table:formula="of:=IF(LEN([StructureEdit.N3])&gt;0;COM.MICROSOFT.CONCAT([.M3];&quot;/&quot;;[StructureEdit.N3]);IF([.M2]=[.M3];[.N2];[.M3]))" office:value-type="string" office:string-value="02_Justification" calcext:value-type="string">
            <text:p>02_Justification</text:p>
          </table:table-cell>
          <table:table-cell table:style-name="ce11" table:formula="of:=IF(LEN([StructureEdit.O3])&gt;0;COM.MICROSOFT.CONCAT([.N3];&quot;/&quot;;[StructureEdit.O3]);IF([.N2]=[.N3];[.O2];[.N3]))" office:value-type="string" office:string-value="02_Justification" calcext:value-type="string">
            <text:p>02_Justification</text:p>
          </table:table-cell>
          <table:table-cell table:style-name="ce11" table:formula="of:=IF(LEN([StructureEdit.P3])&gt;0;COM.MICROSOFT.CONCAT([.O3];&quot;/&quot;;[StructureEdit.P3]);IF([.O2]=[.O3];[.P2];[.O3]))" office:value-type="string" office:string-value="02_Justification" calcext:value-type="string">
            <text:p>02_Justification</text:p>
          </table:table-cell>
          <table:table-cell table:style-name="ce11" table:formula="of:=IF(LEN([StructureEdit.Q3])&gt;0;COM.MICROSOFT.CONCAT([.P3];&quot;/&quot;;[StructureEdit.Q3]);IF([.P2]=[.P3];[.Q2];[.P3]))" office:value-type="string" office:string-value="02_Justification" calcext:value-type="string">
            <text:p>02_Justification</text:p>
          </table:table-cell>
          <table:table-cell table:style-name="ce7" table:formula="of:=IF(LEN(COM.MICROSOFT.CONCAT([StructureEdit.A3:.L3]))&gt;0;COM.MICROSOFT.CONCAT(&quot;/&quot;;IF(LEN([StructureEdit.R3])&gt;0;CONCATENATE([.Q3];&quot;/&quot;;[StructureEdit.R3]);[.Q3]));&quot;&quot;)" office:value-type="string" office:string-value="/02_Justification" calcext:value-type="string">
            <text:p>/02_Justification</text:p>
          </table:table-cell>
          <table:table-cell table:style-name="ce14" table:formula="of:=IF(LEN([StructureEdit.T3])&gt;0;[StructureEdit.T3];&quot;&quot;)" office:value-type="string" office:string-value="Contains the information about the justification of the purchasing option selected" calcext:value-type="string">
            <text:p>Contains the information about the justification of the purchasing option selected</text:p>
          </table:table-cell>
          <table:table-cell table:style-name="ce7" table:formula="of:=IF(LEN([StructureEdit.S3])&gt;0;[StructureEdit.S3];&quot;&quot;)">
            <text:p/>
          </table:table-cell>
          <table:table-cell table:style-name="ce7" table:formula="of:=IF(LEN([.T3])&gt;0;VLOOKUP([.T3];[$Templates.$A$2:.$H$100];7;0);&quot;&quot;)">
            <text:p/>
          </table:table-cell>
        </table:table-row>
        <table:table-row table:style-name="ro3">
          <table:table-cell table:style-name="ce11" table:formula="of:=IF(LEN([StructureEdit.A4])&gt;0;[StructureEdit.A4];[.A3])" office:value-type="string" office:string-value="invoice.ods" calcext:value-type="string">
            <text:p>invoice.ods</text:p>
          </table:table-cell>
          <table:table-cell table:style-name="ce11" table:formula="of:=IF(LEN([StructureEdit.B4])&gt;0;COM.MICROSOFT.CONCAT([.A4];&quot;/&quot;;[StructureEdit.B4]);IF([.A3]=[.A4];[.B3];[.A4]))" office:value-type="string" office:string-value="invoice.ods" calcext:value-type="string">
            <text:p>invoice.ods</text:p>
          </table:table-cell>
          <table:table-cell table:style-name="ce11" table:formula="of:=IF(LEN([StructureEdit.C4])&gt;0;COM.MICROSOFT.CONCAT([.B4];&quot;/&quot;;[StructureEdit.C4]);IF([.B3]=[.B4];[.C3];[.B4]))" office:value-type="string" office:string-value="invoice.ods" calcext:value-type="string">
            <text:p>invoice.ods</text:p>
          </table:table-cell>
          <table:table-cell table:style-name="ce11" table:formula="of:=IF(LEN([StructureEdit.D4])&gt;0;COM.MICROSOFT.CONCAT([.C4];&quot;/&quot;;[StructureEdit.D4]);IF([.C3]=[.C4];[.D3];[.C4]))" office:value-type="string" office:string-value="invoice.ods" calcext:value-type="string">
            <text:p>invoice.ods</text:p>
          </table:table-cell>
          <table:table-cell table:style-name="ce11" table:formula="of:=IF(LEN([StructureEdit.E4])&gt;0;COM.MICROSOFT.CONCAT([.D4];&quot;/&quot;;[StructureEdit.E4]);IF([.D3]=[.D4];[.E3];[.D4]))" office:value-type="string" office:string-value="invoice.ods" calcext:value-type="string">
            <text:p>invoice.ods</text:p>
          </table:table-cell>
          <table:table-cell table:style-name="ce11" table:formula="of:=IF(LEN([StructureEdit.F4])&gt;0;COM.MICROSOFT.CONCAT([.E4];&quot;/&quot;;[StructureEdit.F4]);IF([.E3]=[.E4];[.F3];[.E4]))" office:value-type="string" office:string-value="invoice.ods" calcext:value-type="string">
            <text:p>invoice.ods</text:p>
          </table:table-cell>
          <table:table-cell table:style-name="ce11" table:formula="of:=IF(LEN([StructureEdit.G4])&gt;0;COM.MICROSOFT.CONCAT([.F4];&quot;/&quot;;[StructureEdit.G4]);IF([.F3]=[.F4];[.G3];[.F4]))" office:value-type="string" office:string-value="invoice.ods" calcext:value-type="string">
            <text:p>invoice.ods</text:p>
          </table:table-cell>
          <table:table-cell table:style-name="ce11" table:formula="of:=IF(LEN([StructureEdit.H4])&gt;0;COM.MICROSOFT.CONCAT([.G4];&quot;/&quot;;[StructureEdit.H4]);IF([.G3]=[.G4];[.H3];[.G4]))" office:value-type="string" office:string-value="invoice.ods" calcext:value-type="string">
            <text:p>invoice.ods</text:p>
          </table:table-cell>
          <table:table-cell table:style-name="ce11" table:formula="of:=IF(LEN([StructureEdit.I4])&gt;0;COM.MICROSOFT.CONCAT([.H4];&quot;/&quot;;[StructureEdit.I4]);IF([.H3]=[.H4];[.I3];[.H4]))" office:value-type="string" office:string-value="invoice.ods" calcext:value-type="string">
            <text:p>invoice.ods</text:p>
          </table:table-cell>
          <table:table-cell table:style-name="ce11" table:formula="of:=IF(LEN([StructureEdit.J4])&gt;0;COM.MICROSOFT.CONCAT([.I4];&quot;/&quot;;[StructureEdit.J4]);IF([.I3]=[.I4];[.J3];[.I4]))" office:value-type="string" office:string-value="invoice.ods" calcext:value-type="string">
            <text:p>invoice.ods</text:p>
          </table:table-cell>
          <table:table-cell table:style-name="ce11" table:formula="of:=IF(LEN([StructureEdit.K4])&gt;0;COM.MICROSOFT.CONCAT([.J4];&quot;/&quot;;[StructureEdit.K4]);IF([.J3]=[.J4];[.K3];[.J4]))" office:value-type="string" office:string-value="invoice.ods" calcext:value-type="string">
            <text:p>invoice.ods</text:p>
          </table:table-cell>
          <table:table-cell table:style-name="ce11" table:formula="of:=IF(LEN([StructureEdit.L4])&gt;0;COM.MICROSOFT.CONCAT([.K4];&quot;/&quot;;[StructureEdit.L4]);IF([.K3]=[.K4];[.L3];[.K4]))" office:value-type="string" office:string-value="invoice.ods" calcext:value-type="string">
            <text:p>invoice.ods</text:p>
          </table:table-cell>
          <table:table-cell table:style-name="ce11" table:formula="of:=IF(LEN([StructureEdit.M4])&gt;0;COM.MICROSOFT.CONCAT([.L4];&quot;/&quot;;[StructureEdit.M4]);IF([.L3]=[.L4];[.M3];[.L4]))" office:value-type="string" office:string-value="invoice.ods" calcext:value-type="string">
            <text:p>invoice.ods</text:p>
          </table:table-cell>
          <table:table-cell table:style-name="ce11" table:formula="of:=IF(LEN([StructureEdit.N4])&gt;0;COM.MICROSOFT.CONCAT([.M4];&quot;/&quot;;[StructureEdit.N4]);IF([.M3]=[.M4];[.N3];[.M4]))" office:value-type="string" office:string-value="invoice.ods" calcext:value-type="string">
            <text:p>invoice.ods</text:p>
          </table:table-cell>
          <table:table-cell table:style-name="ce11" table:formula="of:=IF(LEN([StructureEdit.O4])&gt;0;COM.MICROSOFT.CONCAT([.N4];&quot;/&quot;;[StructureEdit.O4]);IF([.N3]=[.N4];[.O3];[.N4]))" office:value-type="string" office:string-value="invoice.ods" calcext:value-type="string">
            <text:p>invoice.ods</text:p>
          </table:table-cell>
          <table:table-cell table:style-name="ce11" table:formula="of:=IF(LEN([StructureEdit.P4])&gt;0;COM.MICROSOFT.CONCAT([.O4];&quot;/&quot;;[StructureEdit.P4]);IF([.O3]=[.O4];[.P3];[.O4]))" office:value-type="string" office:string-value="invoice.ods" calcext:value-type="string">
            <text:p>invoice.ods</text:p>
          </table:table-cell>
          <table:table-cell table:style-name="ce11" table:formula="of:=IF(LEN([StructureEdit.Q4])&gt;0;COM.MICROSOFT.CONCAT([.P4];&quot;/&quot;;[StructureEdit.Q4]);IF([.P3]=[.P4];[.Q3];[.P4]))" office:value-type="string" office:string-value="invoice.ods" calcext:value-type="string">
            <text:p>invoice.ods</text:p>
          </table:table-cell>
          <table:table-cell table:style-name="ce7" table:formula="of:=IF(LEN(COM.MICROSOFT.CONCAT([StructureEdit.A4:.L4]))&gt;0;COM.MICROSOFT.CONCAT(&quot;/&quot;;IF(LEN([StructureEdit.R4])&gt;0;CONCATENATE([.Q4];&quot;/&quot;;[StructureEdit.R4]);[.Q4]));&quot;&quot;)" office:value-type="string" office:string-value="/invoice.ods" calcext:value-type="string">
            <text:p>/invoice.ods</text:p>
          </table:table-cell>
          <table:table-cell table:style-name="ce14" table:formula="of:=IF(LEN([StructureEdit.T4])&gt;0;[StructureEdit.T4];&quot;&quot;)" office:value-type="string" office:string-value="Contains the economical information of the purchase in an invoice-like format" calcext:value-type="string">
            <text:p>Contains the economical information of the purchase in an invoice-like format</text:p>
          </table:table-cell>
          <table:table-cell table:style-name="ce7" table:formula="of:=IF(LEN([StructureEdit.S4])&gt;0;[StructureEdit.S4];&quot;&quot;)" office:value-type="string" office:string-value="Invoice format for purchases" calcext:value-type="string">
            <text:p>Invoice format for purchases</text:p>
          </table:table-cell>
          <table:table-cell table:style-name="ce7" table:formula="of:=IF(LEN([.T4])&gt;0;VLOOKUP([.T4];[$Templates.$A$2:.$H$100];7;0);&quot;&quot;)" office:value-type="string" office:string-value="../templates/templ_inv_pur.ods" calcext:value-type="string">
            <text:p>../templates/templ_inv_pur.ods</text:p>
          </table:table-cell>
        </table:table-row>
        <table:table-row table:style-name="ro3">
          <table:table-cell table:style-name="ce11" table:formula="of:=IF(LEN([StructureEdit.A5])&gt;0;[StructureEdit.A5];[.A4])" office:value-type="string" office:string-value="df_item.ods" calcext:value-type="string">
            <text:p>df_item.ods</text:p>
          </table:table-cell>
          <table:table-cell table:style-name="ce11" table:formula="of:=IF(LEN([StructureEdit.B5])&gt;0;COM.MICROSOFT.CONCAT([.A5];&quot;/&quot;;[StructureEdit.B5]);IF([.A4]=[.A5];[.B4];[.A5]))" office:value-type="string" office:string-value="df_item.ods" calcext:value-type="string">
            <text:p>df_item.ods</text:p>
          </table:table-cell>
          <table:table-cell table:style-name="ce11" table:formula="of:=IF(LEN([StructureEdit.C5])&gt;0;COM.MICROSOFT.CONCAT([.B5];&quot;/&quot;;[StructureEdit.C5]);IF([.B4]=[.B5];[.C4];[.B5]))" office:value-type="string" office:string-value="df_item.ods" calcext:value-type="string">
            <text:p>df_item.ods</text:p>
          </table:table-cell>
          <table:table-cell table:style-name="ce11" table:formula="of:=IF(LEN([StructureEdit.D5])&gt;0;COM.MICROSOFT.CONCAT([.C5];&quot;/&quot;;[StructureEdit.D5]);IF([.C4]=[.C5];[.D4];[.C5]))" office:value-type="string" office:string-value="df_item.ods" calcext:value-type="string">
            <text:p>df_item.ods</text:p>
          </table:table-cell>
          <table:table-cell table:style-name="ce11" table:formula="of:=IF(LEN([StructureEdit.E5])&gt;0;COM.MICROSOFT.CONCAT([.D5];&quot;/&quot;;[StructureEdit.E5]);IF([.D4]=[.D5];[.E4];[.D5]))" office:value-type="string" office:string-value="df_item.ods" calcext:value-type="string">
            <text:p>df_item.ods</text:p>
          </table:table-cell>
          <table:table-cell table:style-name="ce11" table:formula="of:=IF(LEN([StructureEdit.F5])&gt;0;COM.MICROSOFT.CONCAT([.E5];&quot;/&quot;;[StructureEdit.F5]);IF([.E4]=[.E5];[.F4];[.E5]))" office:value-type="string" office:string-value="df_item.ods" calcext:value-type="string">
            <text:p>df_item.ods</text:p>
          </table:table-cell>
          <table:table-cell table:style-name="ce11" table:formula="of:=IF(LEN([StructureEdit.G5])&gt;0;COM.MICROSOFT.CONCAT([.F5];&quot;/&quot;;[StructureEdit.G5]);IF([.F4]=[.F5];[.G4];[.F5]))" office:value-type="string" office:string-value="df_item.ods" calcext:value-type="string">
            <text:p>df_item.ods</text:p>
          </table:table-cell>
          <table:table-cell table:style-name="ce11" table:formula="of:=IF(LEN([StructureEdit.H5])&gt;0;COM.MICROSOFT.CONCAT([.G5];&quot;/&quot;;[StructureEdit.H5]);IF([.G4]=[.G5];[.H4];[.G5]))" office:value-type="string" office:string-value="df_item.ods" calcext:value-type="string">
            <text:p>df_item.ods</text:p>
          </table:table-cell>
          <table:table-cell table:style-name="ce11" table:formula="of:=IF(LEN([StructureEdit.I5])&gt;0;COM.MICROSOFT.CONCAT([.H5];&quot;/&quot;;[StructureEdit.I5]);IF([.H4]=[.H5];[.I4];[.H5]))" office:value-type="string" office:string-value="df_item.ods" calcext:value-type="string">
            <text:p>df_item.ods</text:p>
          </table:table-cell>
          <table:table-cell table:style-name="ce11" table:formula="of:=IF(LEN([StructureEdit.J5])&gt;0;COM.MICROSOFT.CONCAT([.I5];&quot;/&quot;;[StructureEdit.J5]);IF([.I4]=[.I5];[.J4];[.I5]))" office:value-type="string" office:string-value="df_item.ods" calcext:value-type="string">
            <text:p>df_item.ods</text:p>
          </table:table-cell>
          <table:table-cell table:style-name="ce11" table:formula="of:=IF(LEN([StructureEdit.K5])&gt;0;COM.MICROSOFT.CONCAT([.J5];&quot;/&quot;;[StructureEdit.K5]);IF([.J4]=[.J5];[.K4];[.J5]))" office:value-type="string" office:string-value="df_item.ods" calcext:value-type="string">
            <text:p>df_item.ods</text:p>
          </table:table-cell>
          <table:table-cell table:style-name="ce11" table:formula="of:=IF(LEN([StructureEdit.L5])&gt;0;COM.MICROSOFT.CONCAT([.K5];&quot;/&quot;;[StructureEdit.L5]);IF([.K4]=[.K5];[.L4];[.K5]))" office:value-type="string" office:string-value="df_item.ods" calcext:value-type="string">
            <text:p>df_item.ods</text:p>
          </table:table-cell>
          <table:table-cell table:style-name="ce11" table:formula="of:=IF(LEN([StructureEdit.M5])&gt;0;COM.MICROSOFT.CONCAT([.L5];&quot;/&quot;;[StructureEdit.M5]);IF([.L4]=[.L5];[.M4];[.L5]))" office:value-type="string" office:string-value="df_item.ods" calcext:value-type="string">
            <text:p>df_item.ods</text:p>
          </table:table-cell>
          <table:table-cell table:style-name="ce11" table:formula="of:=IF(LEN([StructureEdit.N5])&gt;0;COM.MICROSOFT.CONCAT([.M5];&quot;/&quot;;[StructureEdit.N5]);IF([.M4]=[.M5];[.N4];[.M5]))" office:value-type="string" office:string-value="df_item.ods" calcext:value-type="string">
            <text:p>df_item.ods</text:p>
          </table:table-cell>
          <table:table-cell table:style-name="ce11" table:formula="of:=IF(LEN([StructureEdit.O5])&gt;0;COM.MICROSOFT.CONCAT([.N5];&quot;/&quot;;[StructureEdit.O5]);IF([.N4]=[.N5];[.O4];[.N5]))" office:value-type="string" office:string-value="df_item.ods" calcext:value-type="string">
            <text:p>df_item.ods</text:p>
          </table:table-cell>
          <table:table-cell table:style-name="ce11" table:formula="of:=IF(LEN([StructureEdit.P5])&gt;0;COM.MICROSOFT.CONCAT([.O5];&quot;/&quot;;[StructureEdit.P5]);IF([.O4]=[.O5];[.P4];[.O5]))" office:value-type="string" office:string-value="df_item.ods" calcext:value-type="string">
            <text:p>df_item.ods</text:p>
          </table:table-cell>
          <table:table-cell table:style-name="ce11" table:formula="of:=IF(LEN([StructureEdit.Q5])&gt;0;COM.MICROSOFT.CONCAT([.P5];&quot;/&quot;;[StructureEdit.Q5]);IF([.P4]=[.P5];[.Q4];[.P5]))" office:value-type="string" office:string-value="df_item.ods" calcext:value-type="string">
            <text:p>df_item.ods</text:p>
          </table:table-cell>
          <table:table-cell table:style-name="ce7" table:formula="of:=IF(LEN(COM.MICROSOFT.CONCAT([StructureEdit.A5:.L5]))&gt;0;COM.MICROSOFT.CONCAT(&quot;/&quot;;IF(LEN([StructureEdit.R5])&gt;0;CONCATENATE([.Q5];&quot;/&quot;;[StructureEdit.R5]);[.Q5]));&quot;&quot;)" office:value-type="string" office:string-value="/df_item.ods" calcext:value-type="string">
            <text:p>/df_item.ods</text:p>
          </table:table-cell>
          <table:table-cell table:style-name="ce14" table:formula="of:=IF(LEN([StructureEdit.T5])&gt;0;[StructureEdit.T5];&quot;&quot;)" office:value-type="string" office:string-value="Contains purchase id and parameters" calcext:value-type="string">
            <text:p>Contains purchase id and parameters</text:p>
          </table:table-cell>
          <table:table-cell table:style-name="ce7" table:formula="of:=IF(LEN([StructureEdit.S5])&gt;0;[StructureEdit.S5];&quot;&quot;)" office:value-type="string" office:string-value="Contains purchase id and parameters" calcext:value-type="string">
            <text:p>Contains purchase id and parameters</text:p>
          </table:table-cell>
          <table:table-cell table:style-name="ce7" table:formula="of:=IF(LEN([.T5])&gt;0;VLOOKUP([.T5];[$Templates.$A$2:.$H$100];7;0);&quot;&quot;)" office:value-type="string" office:string-value="../templates/df_item_pur.ods" calcext:value-type="string">
            <text:p>../templates/df_item_pur.ods</text:p>
          </table:table-cell>
        </table:table-row>
        <table:table-row table:style-name="ro3">
          <table:table-cell table:style-name="ce11" table:formula="of:=IF(LEN([StructureEdit.A6])&gt;0;[StructureEdit.A6];[.A5])" office:value-type="string" office:string-value="df_folder.ods" calcext:value-type="string">
            <text:p>df_folder.ods</text:p>
          </table:table-cell>
          <table:table-cell table:style-name="ce11" table:formula="of:=IF(LEN([StructureEdit.B6])&gt;0;COM.MICROSOFT.CONCAT([.A6];&quot;/&quot;;[StructureEdit.B6]);IF([.A5]=[.A6];[.B5];[.A6]))" office:value-type="string" office:string-value="df_folder.ods" calcext:value-type="string">
            <text:p>df_folder.ods</text:p>
          </table:table-cell>
          <table:table-cell table:style-name="ce11" table:formula="of:=IF(LEN([StructureEdit.C6])&gt;0;COM.MICROSOFT.CONCAT([.B6];&quot;/&quot;;[StructureEdit.C6]);IF([.B5]=[.B6];[.C5];[.B6]))" office:value-type="string" office:string-value="df_folder.ods" calcext:value-type="string">
            <text:p>df_folder.ods</text:p>
          </table:table-cell>
          <table:table-cell table:style-name="ce11" table:formula="of:=IF(LEN([StructureEdit.D6])&gt;0;COM.MICROSOFT.CONCAT([.C6];&quot;/&quot;;[StructureEdit.D6]);IF([.C5]=[.C6];[.D5];[.C6]))" office:value-type="string" office:string-value="df_folder.ods" calcext:value-type="string">
            <text:p>df_folder.ods</text:p>
          </table:table-cell>
          <table:table-cell table:style-name="ce11" table:formula="of:=IF(LEN([StructureEdit.E6])&gt;0;COM.MICROSOFT.CONCAT([.D6];&quot;/&quot;;[StructureEdit.E6]);IF([.D5]=[.D6];[.E5];[.D6]))" office:value-type="string" office:string-value="df_folder.ods" calcext:value-type="string">
            <text:p>df_folder.ods</text:p>
          </table:table-cell>
          <table:table-cell table:style-name="ce11" table:formula="of:=IF(LEN([StructureEdit.F6])&gt;0;COM.MICROSOFT.CONCAT([.E6];&quot;/&quot;;[StructureEdit.F6]);IF([.E5]=[.E6];[.F5];[.E6]))" office:value-type="string" office:string-value="df_folder.ods" calcext:value-type="string">
            <text:p>df_folder.ods</text:p>
          </table:table-cell>
          <table:table-cell table:style-name="ce11" table:formula="of:=IF(LEN([StructureEdit.G6])&gt;0;COM.MICROSOFT.CONCAT([.F6];&quot;/&quot;;[StructureEdit.G6]);IF([.F5]=[.F6];[.G5];[.F6]))" office:value-type="string" office:string-value="df_folder.ods" calcext:value-type="string">
            <text:p>df_folder.ods</text:p>
          </table:table-cell>
          <table:table-cell table:style-name="ce11" table:formula="of:=IF(LEN([StructureEdit.H6])&gt;0;COM.MICROSOFT.CONCAT([.G6];&quot;/&quot;;[StructureEdit.H6]);IF([.G5]=[.G6];[.H5];[.G6]))" office:value-type="string" office:string-value="df_folder.ods" calcext:value-type="string">
            <text:p>df_folder.ods</text:p>
          </table:table-cell>
          <table:table-cell table:style-name="ce11" table:formula="of:=IF(LEN([StructureEdit.I6])&gt;0;COM.MICROSOFT.CONCAT([.H6];&quot;/&quot;;[StructureEdit.I6]);IF([.H5]=[.H6];[.I5];[.H6]))" office:value-type="string" office:string-value="df_folder.ods" calcext:value-type="string">
            <text:p>df_folder.ods</text:p>
          </table:table-cell>
          <table:table-cell table:style-name="ce11" table:formula="of:=IF(LEN([StructureEdit.J6])&gt;0;COM.MICROSOFT.CONCAT([.I6];&quot;/&quot;;[StructureEdit.J6]);IF([.I5]=[.I6];[.J5];[.I6]))" office:value-type="string" office:string-value="df_folder.ods" calcext:value-type="string">
            <text:p>df_folder.ods</text:p>
          </table:table-cell>
          <table:table-cell table:style-name="ce11" table:formula="of:=IF(LEN([StructureEdit.K6])&gt;0;COM.MICROSOFT.CONCAT([.J6];&quot;/&quot;;[StructureEdit.K6]);IF([.J5]=[.J6];[.K5];[.J6]))" office:value-type="string" office:string-value="df_folder.ods" calcext:value-type="string">
            <text:p>df_folder.ods</text:p>
          </table:table-cell>
          <table:table-cell table:style-name="ce11" table:formula="of:=IF(LEN([StructureEdit.L6])&gt;0;COM.MICROSOFT.CONCAT([.K6];&quot;/&quot;;[StructureEdit.L6]);IF([.K5]=[.K6];[.L5];[.K6]))" office:value-type="string" office:string-value="df_folder.ods" calcext:value-type="string">
            <text:p>df_folder.ods</text:p>
          </table:table-cell>
          <table:table-cell table:style-name="ce11" table:formula="of:=IF(LEN([StructureEdit.M6])&gt;0;COM.MICROSOFT.CONCAT([.L6];&quot;/&quot;;[StructureEdit.M6]);IF([.L5]=[.L6];[.M5];[.L6]))" office:value-type="string" office:string-value="df_folder.ods" calcext:value-type="string">
            <text:p>df_folder.ods</text:p>
          </table:table-cell>
          <table:table-cell table:style-name="ce11" table:formula="of:=IF(LEN([StructureEdit.N6])&gt;0;COM.MICROSOFT.CONCAT([.M6];&quot;/&quot;;[StructureEdit.N6]);IF([.M5]=[.M6];[.N5];[.M6]))" office:value-type="string" office:string-value="df_folder.ods" calcext:value-type="string">
            <text:p>df_folder.ods</text:p>
          </table:table-cell>
          <table:table-cell table:style-name="ce11" table:formula="of:=IF(LEN([StructureEdit.O6])&gt;0;COM.MICROSOFT.CONCAT([.N6];&quot;/&quot;;[StructureEdit.O6]);IF([.N5]=[.N6];[.O5];[.N6]))" office:value-type="string" office:string-value="df_folder.ods" calcext:value-type="string">
            <text:p>df_folder.ods</text:p>
          </table:table-cell>
          <table:table-cell table:style-name="ce11" table:formula="of:=IF(LEN([StructureEdit.P6])&gt;0;COM.MICROSOFT.CONCAT([.O6];&quot;/&quot;;[StructureEdit.P6]);IF([.O5]=[.O6];[.P5];[.O6]))" office:value-type="string" office:string-value="df_folder.ods" calcext:value-type="string">
            <text:p>df_folder.ods</text:p>
          </table:table-cell>
          <table:table-cell table:style-name="ce11" table:formula="of:=IF(LEN([StructureEdit.Q6])&gt;0;COM.MICROSOFT.CONCAT([.P6];&quot;/&quot;;[StructureEdit.Q6]);IF([.P5]=[.P6];[.Q5];[.P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:.L6]))&gt;0;COM.MICROSOFT.CONCAT(&quot;/&quot;;IF(LEN([StructureEdit.R6])&gt;0;CONCATENATE([.Q6];&quot;/&quot;;[StructureEdit.R6]);[.Q6]));&quot;&quot;)" office:value-type="string" office:string-value="/df_folder.ods" calcext:value-type="string">
            <text:p>/df_folder.ods</text:p>
          </table:table-cell>
          <table:table-cell table:style-name="ce14" table:formula="of:=IF(LEN([StructureEdit.T6])&gt;0;[StructureEdit.T6];&quot;&quot;)" office:value-type="string" office:string-value="Defines purchase folder structure" calcext:value-type="string">
            <text:p>Defines purchase folder structure</text:p>
          </table:table-cell>
          <table:table-cell table:style-name="ce7" table:formula="of:=IF(LEN([StructureEdit.S6])&gt;0;[StructureEdit.S6];&quot;&quot;)" office:value-type="string" office:string-value="Defines purchase folder structure" calcext:value-type="string">
            <text:p>Defines purchase folder structure</text:p>
          </table:table-cell>
          <table:table-cell table:style-name="ce7" table:formula="of:=IF(LEN([.T6])&gt;0;VLOOKUP([.T6];[$Templates.$A$2:.$H$100];7;0);&quot;&quot;)" office:value-type="string" office:string-value="../templates/df_folder_pur.ods" calcext:value-type="string">
            <text:p>../templates/df_folder_pur.ods</text:p>
          </table:table-cell>
        </table:table-row>
        <table:table-row table:style-name="ro3">
          <table:table-cell table:style-name="ce11" table:formula="of:=IF(LEN([StructureEdit.A7])&gt;0;[StructureEdit.A7];[.A6])" office:value-type="string" office:string-value="df_folder.ods" calcext:value-type="string">
            <text:p>df_folder.ods</text:p>
          </table:table-cell>
          <table:table-cell table:style-name="ce11" table:formula="of:=IF(LEN([StructureEdit.B7])&gt;0;COM.MICROSOFT.CONCAT([.A7];&quot;/&quot;;[StructureEdit.B7]);IF([.A6]=[.A7];[.B6];[.A7]))" office:value-type="string" office:string-value="df_folder.ods" calcext:value-type="string">
            <text:p>df_folder.ods</text:p>
          </table:table-cell>
          <table:table-cell table:style-name="ce11" table:formula="of:=IF(LEN([StructureEdit.C7])&gt;0;COM.MICROSOFT.CONCAT([.B7];&quot;/&quot;;[StructureEdit.C7]);IF([.B6]=[.B7];[.C6];[.B7]))" office:value-type="string" office:string-value="df_folder.ods" calcext:value-type="string">
            <text:p>df_folder.ods</text:p>
          </table:table-cell>
          <table:table-cell table:style-name="ce11" table:formula="of:=IF(LEN([StructureEdit.D7])&gt;0;COM.MICROSOFT.CONCAT([.C7];&quot;/&quot;;[StructureEdit.D7]);IF([.C6]=[.C7];[.D6];[.C7]))" office:value-type="string" office:string-value="df_folder.ods" calcext:value-type="string">
            <text:p>df_folder.ods</text:p>
          </table:table-cell>
          <table:table-cell table:style-name="ce11" table:formula="of:=IF(LEN([StructureEdit.E7])&gt;0;COM.MICROSOFT.CONCAT([.D7];&quot;/&quot;;[StructureEdit.E7]);IF([.D6]=[.D7];[.E6];[.D7]))" office:value-type="string" office:string-value="df_folder.ods" calcext:value-type="string">
            <text:p>df_folder.ods</text:p>
          </table:table-cell>
          <table:table-cell table:style-name="ce11" table:formula="of:=IF(LEN([StructureEdit.F7])&gt;0;COM.MICROSOFT.CONCAT([.E7];&quot;/&quot;;[StructureEdit.F7]);IF([.E6]=[.E7];[.F6];[.E7]))" office:value-type="string" office:string-value="df_folder.ods" calcext:value-type="string">
            <text:p>df_folder.ods</text:p>
          </table:table-cell>
          <table:table-cell table:style-name="ce11" table:formula="of:=IF(LEN([StructureEdit.G7])&gt;0;COM.MICROSOFT.CONCAT([.F7];&quot;/&quot;;[StructureEdit.G7]);IF([.F6]=[.F7];[.G6];[.F7]))" office:value-type="string" office:string-value="df_folder.ods" calcext:value-type="string">
            <text:p>df_folder.ods</text:p>
          </table:table-cell>
          <table:table-cell table:style-name="ce11" table:formula="of:=IF(LEN([StructureEdit.H7])&gt;0;COM.MICROSOFT.CONCAT([.G7];&quot;/&quot;;[StructureEdit.H7]);IF([.G6]=[.G7];[.H6];[.G7]))" office:value-type="string" office:string-value="df_folder.ods" calcext:value-type="string">
            <text:p>df_folder.ods</text:p>
          </table:table-cell>
          <table:table-cell table:style-name="ce11" table:formula="of:=IF(LEN([StructureEdit.I7])&gt;0;COM.MICROSOFT.CONCAT([.H7];&quot;/&quot;;[StructureEdit.I7]);IF([.H6]=[.H7];[.I6];[.H7]))" office:value-type="string" office:string-value="df_folder.ods" calcext:value-type="string">
            <text:p>df_folder.ods</text:p>
          </table:table-cell>
          <table:table-cell table:style-name="ce11" table:formula="of:=IF(LEN([StructureEdit.J7])&gt;0;COM.MICROSOFT.CONCAT([.I7];&quot;/&quot;;[StructureEdit.J7]);IF([.I6]=[.I7];[.J6];[.I7]))" office:value-type="string" office:string-value="df_folder.ods" calcext:value-type="string">
            <text:p>df_folder.ods</text:p>
          </table:table-cell>
          <table:table-cell table:style-name="ce11" table:formula="of:=IF(LEN([StructureEdit.K7])&gt;0;COM.MICROSOFT.CONCAT([.J7];&quot;/&quot;;[StructureEdit.K7]);IF([.J6]=[.J7];[.K6];[.J7]))" office:value-type="string" office:string-value="df_folder.ods" calcext:value-type="string">
            <text:p>df_folder.ods</text:p>
          </table:table-cell>
          <table:table-cell table:style-name="ce11" table:formula="of:=IF(LEN([StructureEdit.L7])&gt;0;COM.MICROSOFT.CONCAT([.K7];&quot;/&quot;;[StructureEdit.L7]);IF([.K6]=[.K7];[.L6];[.K7]))" office:value-type="string" office:string-value="df_folder.ods" calcext:value-type="string">
            <text:p>df_folder.ods</text:p>
          </table:table-cell>
          <table:table-cell table:style-name="ce11" table:formula="of:=IF(LEN([StructureEdit.M7])&gt;0;COM.MICROSOFT.CONCAT([.L7];&quot;/&quot;;[StructureEdit.M7]);IF([.L6]=[.L7];[.M6];[.L7]))" office:value-type="string" office:string-value="df_folder.ods" calcext:value-type="string">
            <text:p>df_folder.ods</text:p>
          </table:table-cell>
          <table:table-cell table:style-name="ce11" table:formula="of:=IF(LEN([StructureEdit.N7])&gt;0;COM.MICROSOFT.CONCAT([.M7];&quot;/&quot;;[StructureEdit.N7]);IF([.M6]=[.M7];[.N6];[.M7]))" office:value-type="string" office:string-value="df_folder.ods" calcext:value-type="string">
            <text:p>df_folder.ods</text:p>
          </table:table-cell>
          <table:table-cell table:style-name="ce11" table:formula="of:=IF(LEN([StructureEdit.O7])&gt;0;COM.MICROSOFT.CONCAT([.N7];&quot;/&quot;;[StructureEdit.O7]);IF([.N6]=[.N7];[.O6];[.N7]))" office:value-type="string" office:string-value="df_folder.ods" calcext:value-type="string">
            <text:p>df_folder.ods</text:p>
          </table:table-cell>
          <table:table-cell table:style-name="ce11" table:formula="of:=IF(LEN([StructureEdit.P7])&gt;0;COM.MICROSOFT.CONCAT([.O7];&quot;/&quot;;[StructureEdit.P7]);IF([.O6]=[.O7];[.P6];[.O7]))" office:value-type="string" office:string-value="df_folder.ods" calcext:value-type="string">
            <text:p>df_folder.ods</text:p>
          </table:table-cell>
          <table:table-cell table:style-name="ce11" table:formula="of:=IF(LEN([StructureEdit.Q7])&gt;0;COM.MICROSOFT.CONCAT([.P7];&quot;/&quot;;[StructureEdit.Q7]);IF([.P6]=[.P7];[.Q6];[.P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:.L7]))&gt;0;COM.MICROSOFT.CONCAT(&quot;/&quot;;IF(LEN([StructureEdit.R7])&gt;0;CONCATENATE([.Q7];&quot;/&quot;;[StructureEdit.R7]);[.Q7]));&quot;&quot;)">
            <text:p/>
          </table:table-cell>
          <table:table-cell table:style-name="ce14" table:formula="of:=IF(LEN([StructureEdit.T7])&gt;0;[StructureEdit.T7];&quot;&quot;)">
            <text:p/>
          </table:table-cell>
          <table:table-cell table:style-name="ce7" table:formula="of:=IF(LEN([StructureEdit.S7])&gt;0;[StructureEdit.S7];&quot;&quot;)">
            <text:p/>
          </table:table-cell>
          <table:table-cell table:style-name="ce7" table:formula="of:=IF(LEN([.T7])&gt;0;VLOOKUP([.T7];[$Templates.$A$2:.$H$100];7;0);&quot;&quot;)">
            <text:p/>
          </table:table-cell>
        </table:table-row>
        <table:table-row table:style-name="ro3">
          <table:table-cell table:style-name="ce11" table:formula="of:=IF(LEN([StructureEdit.A8])&gt;0;[StructureEdit.A8];[.A7])" office:value-type="string" office:string-value="df_folder.ods" calcext:value-type="string">
            <text:p>df_folder.ods</text:p>
          </table:table-cell>
          <table:table-cell table:style-name="ce11" table:formula="of:=IF(LEN([StructureEdit.B8])&gt;0;COM.MICROSOFT.CONCAT([.A8];&quot;/&quot;;[StructureEdit.B8]);IF([.A7]=[.A8];[.B7];[.A8]))" office:value-type="string" office:string-value="df_folder.ods" calcext:value-type="string">
            <text:p>df_folder.ods</text:p>
          </table:table-cell>
          <table:table-cell table:style-name="ce11" table:formula="of:=IF(LEN([StructureEdit.C8])&gt;0;COM.MICROSOFT.CONCAT([.B8];&quot;/&quot;;[StructureEdit.C8]);IF([.B7]=[.B8];[.C7];[.B8]))" office:value-type="string" office:string-value="df_folder.ods" calcext:value-type="string">
            <text:p>df_folder.ods</text:p>
          </table:table-cell>
          <table:table-cell table:style-name="ce11" table:formula="of:=IF(LEN([StructureEdit.D8])&gt;0;COM.MICROSOFT.CONCAT([.C8];&quot;/&quot;;[StructureEdit.D8]);IF([.C7]=[.C8];[.D7];[.C8]))" office:value-type="string" office:string-value="df_folder.ods" calcext:value-type="string">
            <text:p>df_folder.ods</text:p>
          </table:table-cell>
          <table:table-cell table:style-name="ce11" table:formula="of:=IF(LEN([StructureEdit.E8])&gt;0;COM.MICROSOFT.CONCAT([.D8];&quot;/&quot;;[StructureEdit.E8]);IF([.D7]=[.D8];[.E7];[.D8]))" office:value-type="string" office:string-value="df_folder.ods" calcext:value-type="string">
            <text:p>df_folder.ods</text:p>
          </table:table-cell>
          <table:table-cell table:style-name="ce11" table:formula="of:=IF(LEN([StructureEdit.F8])&gt;0;COM.MICROSOFT.CONCAT([.E8];&quot;/&quot;;[StructureEdit.F8]);IF([.E7]=[.E8];[.F7];[.E8]))" office:value-type="string" office:string-value="df_folder.ods" calcext:value-type="string">
            <text:p>df_folder.ods</text:p>
          </table:table-cell>
          <table:table-cell table:style-name="ce11" table:formula="of:=IF(LEN([StructureEdit.G8])&gt;0;COM.MICROSOFT.CONCAT([.F8];&quot;/&quot;;[StructureEdit.G8]);IF([.F7]=[.F8];[.G7];[.F8]))" office:value-type="string" office:string-value="df_folder.ods" calcext:value-type="string">
            <text:p>df_folder.ods</text:p>
          </table:table-cell>
          <table:table-cell table:style-name="ce11" table:formula="of:=IF(LEN([StructureEdit.H8])&gt;0;COM.MICROSOFT.CONCAT([.G8];&quot;/&quot;;[StructureEdit.H8]);IF([.G7]=[.G8];[.H7];[.G8]))" office:value-type="string" office:string-value="df_folder.ods" calcext:value-type="string">
            <text:p>df_folder.ods</text:p>
          </table:table-cell>
          <table:table-cell table:style-name="ce11" table:formula="of:=IF(LEN([StructureEdit.I8])&gt;0;COM.MICROSOFT.CONCAT([.H8];&quot;/&quot;;[StructureEdit.I8]);IF([.H7]=[.H8];[.I7];[.H8]))" office:value-type="string" office:string-value="df_folder.ods" calcext:value-type="string">
            <text:p>df_folder.ods</text:p>
          </table:table-cell>
          <table:table-cell table:style-name="ce11" table:formula="of:=IF(LEN([StructureEdit.J8])&gt;0;COM.MICROSOFT.CONCAT([.I8];&quot;/&quot;;[StructureEdit.J8]);IF([.I7]=[.I8];[.J7];[.I8]))" office:value-type="string" office:string-value="df_folder.ods" calcext:value-type="string">
            <text:p>df_folder.ods</text:p>
          </table:table-cell>
          <table:table-cell table:style-name="ce11" table:formula="of:=IF(LEN([StructureEdit.K8])&gt;0;COM.MICROSOFT.CONCAT([.J8];&quot;/&quot;;[StructureEdit.K8]);IF([.J7]=[.J8];[.K7];[.J8]))" office:value-type="string" office:string-value="df_folder.ods" calcext:value-type="string">
            <text:p>df_folder.ods</text:p>
          </table:table-cell>
          <table:table-cell table:style-name="ce11" table:formula="of:=IF(LEN([StructureEdit.L8])&gt;0;COM.MICROSOFT.CONCAT([.K8];&quot;/&quot;;[StructureEdit.L8]);IF([.K7]=[.K8];[.L7];[.K8]))" office:value-type="string" office:string-value="df_folder.ods" calcext:value-type="string">
            <text:p>df_folder.ods</text:p>
          </table:table-cell>
          <table:table-cell table:style-name="ce11" table:formula="of:=IF(LEN([StructureEdit.M8])&gt;0;COM.MICROSOFT.CONCAT([.L8];&quot;/&quot;;[StructureEdit.M8]);IF([.L7]=[.L8];[.M7];[.L8]))" office:value-type="string" office:string-value="df_folder.ods" calcext:value-type="string">
            <text:p>df_folder.ods</text:p>
          </table:table-cell>
          <table:table-cell table:style-name="ce11" table:formula="of:=IF(LEN([StructureEdit.N8])&gt;0;COM.MICROSOFT.CONCAT([.M8];&quot;/&quot;;[StructureEdit.N8]);IF([.M7]=[.M8];[.N7];[.M8]))" office:value-type="string" office:string-value="df_folder.ods" calcext:value-type="string">
            <text:p>df_folder.ods</text:p>
          </table:table-cell>
          <table:table-cell table:style-name="ce11" table:formula="of:=IF(LEN([StructureEdit.O8])&gt;0;COM.MICROSOFT.CONCAT([.N8];&quot;/&quot;;[StructureEdit.O8]);IF([.N7]=[.N8];[.O7];[.N8]))" office:value-type="string" office:string-value="df_folder.ods" calcext:value-type="string">
            <text:p>df_folder.ods</text:p>
          </table:table-cell>
          <table:table-cell table:style-name="ce11" table:formula="of:=IF(LEN([StructureEdit.P8])&gt;0;COM.MICROSOFT.CONCAT([.O8];&quot;/&quot;;[StructureEdit.P8]);IF([.O7]=[.O8];[.P7];[.O8]))" office:value-type="string" office:string-value="df_folder.ods" calcext:value-type="string">
            <text:p>df_folder.ods</text:p>
          </table:table-cell>
          <table:table-cell table:style-name="ce11" table:formula="of:=IF(LEN([StructureEdit.Q8])&gt;0;COM.MICROSOFT.CONCAT([.P8];&quot;/&quot;;[StructureEdit.Q8]);IF([.P7]=[.P8];[.Q7];[.P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:.L8]))&gt;0;COM.MICROSOFT.CONCAT(&quot;/&quot;;IF(LEN([StructureEdit.R8])&gt;0;CONCATENATE([.Q8];&quot;/&quot;;[StructureEdit.R8]);[.Q8]));&quot;&quot;)">
            <text:p/>
          </table:table-cell>
          <table:table-cell table:style-name="ce14" table:formula="of:=IF(LEN([StructureEdit.T8])&gt;0;[StructureEdit.T8];&quot;&quot;)">
            <text:p/>
          </table:table-cell>
          <table:table-cell table:style-name="ce7" table:formula="of:=IF(LEN([StructureEdit.S8])&gt;0;[StructureEdit.S8];&quot;&quot;)">
            <text:p/>
          </table:table-cell>
          <table:table-cell table:style-name="ce7" table:formula="of:=IF(LEN([.T8])&gt;0;VLOOKUP([.T8];[$Templates.$A$2:.$H$100];7;0);&quot;&quot;)">
            <text:p/>
          </table:table-cell>
        </table:table-row>
        <table:table-row table:style-name="ro3">
          <table:table-cell table:style-name="ce11" table:formula="of:=IF(LEN([StructureEdit.A9])&gt;0;[StructureEdit.A9];[.A8])" office:value-type="string" office:string-value="df_folder.ods" calcext:value-type="string">
            <text:p>df_folder.ods</text:p>
          </table:table-cell>
          <table:table-cell table:style-name="ce11" table:formula="of:=IF(LEN([StructureEdit.B9])&gt;0;COM.MICROSOFT.CONCAT([.A9];&quot;/&quot;;[StructureEdit.B9]);IF([.A8]=[.A9];[.B8];[.A9]))" office:value-type="string" office:string-value="df_folder.ods" calcext:value-type="string">
            <text:p>df_folder.ods</text:p>
          </table:table-cell>
          <table:table-cell table:style-name="ce11" table:formula="of:=IF(LEN([StructureEdit.C9])&gt;0;COM.MICROSOFT.CONCAT([.B9];&quot;/&quot;;[StructureEdit.C9]);IF([.B8]=[.B9];[.C8];[.B9]))" office:value-type="string" office:string-value="df_folder.ods" calcext:value-type="string">
            <text:p>df_folder.ods</text:p>
          </table:table-cell>
          <table:table-cell table:style-name="ce11" table:formula="of:=IF(LEN([StructureEdit.D9])&gt;0;COM.MICROSOFT.CONCAT([.C9];&quot;/&quot;;[StructureEdit.D9]);IF([.C8]=[.C9];[.D8];[.C9]))" office:value-type="string" office:string-value="df_folder.ods" calcext:value-type="string">
            <text:p>df_folder.ods</text:p>
          </table:table-cell>
          <table:table-cell table:style-name="ce11" table:formula="of:=IF(LEN([StructureEdit.E9])&gt;0;COM.MICROSOFT.CONCAT([.D9];&quot;/&quot;;[StructureEdit.E9]);IF([.D8]=[.D9];[.E8];[.D9]))" office:value-type="string" office:string-value="df_folder.ods" calcext:value-type="string">
            <text:p>df_folder.ods</text:p>
          </table:table-cell>
          <table:table-cell table:style-name="ce11" table:formula="of:=IF(LEN([StructureEdit.F9])&gt;0;COM.MICROSOFT.CONCAT([.E9];&quot;/&quot;;[StructureEdit.F9]);IF([.E8]=[.E9];[.F8];[.E9]))" office:value-type="string" office:string-value="df_folder.ods" calcext:value-type="string">
            <text:p>df_folder.ods</text:p>
          </table:table-cell>
          <table:table-cell table:style-name="ce11" table:formula="of:=IF(LEN([StructureEdit.G9])&gt;0;COM.MICROSOFT.CONCAT([.F9];&quot;/&quot;;[StructureEdit.G9]);IF([.F8]=[.F9];[.G8];[.F9]))" office:value-type="string" office:string-value="df_folder.ods" calcext:value-type="string">
            <text:p>df_folder.ods</text:p>
          </table:table-cell>
          <table:table-cell table:style-name="ce11" table:formula="of:=IF(LEN([StructureEdit.H9])&gt;0;COM.MICROSOFT.CONCAT([.G9];&quot;/&quot;;[StructureEdit.H9]);IF([.G8]=[.G9];[.H8];[.G9]))" office:value-type="string" office:string-value="df_folder.ods" calcext:value-type="string">
            <text:p>df_folder.ods</text:p>
          </table:table-cell>
          <table:table-cell table:style-name="ce11" table:formula="of:=IF(LEN([StructureEdit.I9])&gt;0;COM.MICROSOFT.CONCAT([.H9];&quot;/&quot;;[StructureEdit.I9]);IF([.H8]=[.H9];[.I8];[.H9]))" office:value-type="string" office:string-value="df_folder.ods" calcext:value-type="string">
            <text:p>df_folder.ods</text:p>
          </table:table-cell>
          <table:table-cell table:style-name="ce11" table:formula="of:=IF(LEN([StructureEdit.J9])&gt;0;COM.MICROSOFT.CONCAT([.I9];&quot;/&quot;;[StructureEdit.J9]);IF([.I8]=[.I9];[.J8];[.I9]))" office:value-type="string" office:string-value="df_folder.ods" calcext:value-type="string">
            <text:p>df_folder.ods</text:p>
          </table:table-cell>
          <table:table-cell table:style-name="ce11" table:formula="of:=IF(LEN([StructureEdit.K9])&gt;0;COM.MICROSOFT.CONCAT([.J9];&quot;/&quot;;[StructureEdit.K9]);IF([.J8]=[.J9];[.K8];[.J9]))" office:value-type="string" office:string-value="df_folder.ods" calcext:value-type="string">
            <text:p>df_folder.ods</text:p>
          </table:table-cell>
          <table:table-cell table:style-name="ce11" table:formula="of:=IF(LEN([StructureEdit.L9])&gt;0;COM.MICROSOFT.CONCAT([.K9];&quot;/&quot;;[StructureEdit.L9]);IF([.K8]=[.K9];[.L8];[.K9]))" office:value-type="string" office:string-value="df_folder.ods" calcext:value-type="string">
            <text:p>df_folder.ods</text:p>
          </table:table-cell>
          <table:table-cell table:style-name="ce11" table:formula="of:=IF(LEN([StructureEdit.M9])&gt;0;COM.MICROSOFT.CONCAT([.L9];&quot;/&quot;;[StructureEdit.M9]);IF([.L8]=[.L9];[.M8];[.L9]))" office:value-type="string" office:string-value="df_folder.ods" calcext:value-type="string">
            <text:p>df_folder.ods</text:p>
          </table:table-cell>
          <table:table-cell table:style-name="ce11" table:formula="of:=IF(LEN([StructureEdit.N9])&gt;0;COM.MICROSOFT.CONCAT([.M9];&quot;/&quot;;[StructureEdit.N9]);IF([.M8]=[.M9];[.N8];[.M9]))" office:value-type="string" office:string-value="df_folder.ods" calcext:value-type="string">
            <text:p>df_folder.ods</text:p>
          </table:table-cell>
          <table:table-cell table:style-name="ce11" table:formula="of:=IF(LEN([StructureEdit.O9])&gt;0;COM.MICROSOFT.CONCAT([.N9];&quot;/&quot;;[StructureEdit.O9]);IF([.N8]=[.N9];[.O8];[.N9]))" office:value-type="string" office:string-value="df_folder.ods" calcext:value-type="string">
            <text:p>df_folder.ods</text:p>
          </table:table-cell>
          <table:table-cell table:style-name="ce11" table:formula="of:=IF(LEN([StructureEdit.P9])&gt;0;COM.MICROSOFT.CONCAT([.O9];&quot;/&quot;;[StructureEdit.P9]);IF([.O8]=[.O9];[.P8];[.O9]))" office:value-type="string" office:string-value="df_folder.ods" calcext:value-type="string">
            <text:p>df_folder.ods</text:p>
          </table:table-cell>
          <table:table-cell table:style-name="ce11" table:formula="of:=IF(LEN([StructureEdit.Q9])&gt;0;COM.MICROSOFT.CONCAT([.P9];&quot;/&quot;;[StructureEdit.Q9]);IF([.P8]=[.P9];[.Q8];[.P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:.L9]))&gt;0;COM.MICROSOFT.CONCAT(&quot;/&quot;;IF(LEN([StructureEdit.R9])&gt;0;CONCATENATE([.Q9];&quot;/&quot;;[StructureEdit.R9]);[.Q9]));&quot;&quot;)">
            <text:p/>
          </table:table-cell>
          <table:table-cell table:style-name="ce14" table:formula="of:=IF(LEN([StructureEdit.T9])&gt;0;[StructureEdit.T9];&quot;&quot;)">
            <text:p/>
          </table:table-cell>
          <table:table-cell table:style-name="ce7" table:formula="of:=IF(LEN([StructureEdit.S9])&gt;0;[StructureEdit.S9];&quot;&quot;)">
            <text:p/>
          </table:table-cell>
          <table:table-cell table:style-name="ce7" table:formula="of:=IF(LEN([.T9])&gt;0;VLOOKUP([.T9];[$Templates.$A$2:.$H$100];7;0);&quot;&quot;)">
            <text:p/>
          </table:table-cell>
        </table:table-row>
        <table:table-row table:style-name="ro3">
          <table:table-cell table:style-name="ce11" table:formula="of:=IF(LEN([StructureEdit.A10])&gt;0;[StructureEdit.A10];[.A9])" office:value-type="string" office:string-value="df_folder.ods" calcext:value-type="string">
            <text:p>df_folder.ods</text:p>
          </table:table-cell>
          <table:table-cell table:style-name="ce11" table:formula="of:=IF(LEN([StructureEdit.B10])&gt;0;COM.MICROSOFT.CONCAT([.A10];&quot;/&quot;;[StructureEdit.B10]);IF([.A9]=[.A10];[.B9];[.A10]))" office:value-type="string" office:string-value="df_folder.ods" calcext:value-type="string">
            <text:p>df_folder.ods</text:p>
          </table:table-cell>
          <table:table-cell table:style-name="ce11" table:formula="of:=IF(LEN([StructureEdit.C10])&gt;0;COM.MICROSOFT.CONCAT([.B10];&quot;/&quot;;[StructureEdit.C10]);IF([.B9]=[.B10];[.C9];[.B10]))" office:value-type="string" office:string-value="df_folder.ods" calcext:value-type="string">
            <text:p>df_folder.ods</text:p>
          </table:table-cell>
          <table:table-cell table:style-name="ce11" table:formula="of:=IF(LEN([StructureEdit.D10])&gt;0;COM.MICROSOFT.CONCAT([.C10];&quot;/&quot;;[StructureEdit.D10]);IF([.C9]=[.C10];[.D9];[.C10]))" office:value-type="string" office:string-value="df_folder.ods" calcext:value-type="string">
            <text:p>df_folder.ods</text:p>
          </table:table-cell>
          <table:table-cell table:style-name="ce11" table:formula="of:=IF(LEN([StructureEdit.E10])&gt;0;COM.MICROSOFT.CONCAT([.D10];&quot;/&quot;;[StructureEdit.E10]);IF([.D9]=[.D10];[.E9];[.D10]))" office:value-type="string" office:string-value="df_folder.ods" calcext:value-type="string">
            <text:p>df_folder.ods</text:p>
          </table:table-cell>
          <table:table-cell table:style-name="ce11" table:formula="of:=IF(LEN([StructureEdit.F10])&gt;0;COM.MICROSOFT.CONCAT([.E10];&quot;/&quot;;[StructureEdit.F10]);IF([.E9]=[.E10];[.F9];[.E10]))" office:value-type="string" office:string-value="df_folder.ods" calcext:value-type="string">
            <text:p>df_folder.ods</text:p>
          </table:table-cell>
          <table:table-cell table:style-name="ce11" table:formula="of:=IF(LEN([StructureEdit.G10])&gt;0;COM.MICROSOFT.CONCAT([.F10];&quot;/&quot;;[StructureEdit.G10]);IF([.F9]=[.F10];[.G9];[.F10]))" office:value-type="string" office:string-value="df_folder.ods" calcext:value-type="string">
            <text:p>df_folder.ods</text:p>
          </table:table-cell>
          <table:table-cell table:style-name="ce11" table:formula="of:=IF(LEN([StructureEdit.H10])&gt;0;COM.MICROSOFT.CONCAT([.G10];&quot;/&quot;;[StructureEdit.H10]);IF([.G9]=[.G10];[.H9];[.G10]))" office:value-type="string" office:string-value="df_folder.ods" calcext:value-type="string">
            <text:p>df_folder.ods</text:p>
          </table:table-cell>
          <table:table-cell table:style-name="ce11" table:formula="of:=IF(LEN([StructureEdit.I10])&gt;0;COM.MICROSOFT.CONCAT([.H10];&quot;/&quot;;[StructureEdit.I10]);IF([.H9]=[.H10];[.I9];[.H10]))" office:value-type="string" office:string-value="df_folder.ods" calcext:value-type="string">
            <text:p>df_folder.ods</text:p>
          </table:table-cell>
          <table:table-cell table:style-name="ce11" table:formula="of:=IF(LEN([StructureEdit.J10])&gt;0;COM.MICROSOFT.CONCAT([.I10];&quot;/&quot;;[StructureEdit.J10]);IF([.I9]=[.I10];[.J9];[.I10]))" office:value-type="string" office:string-value="df_folder.ods" calcext:value-type="string">
            <text:p>df_folder.ods</text:p>
          </table:table-cell>
          <table:table-cell table:style-name="ce11" table:formula="of:=IF(LEN([StructureEdit.K10])&gt;0;COM.MICROSOFT.CONCAT([.J10];&quot;/&quot;;[StructureEdit.K10]);IF([.J9]=[.J10];[.K9];[.J10]))" office:value-type="string" office:string-value="df_folder.ods" calcext:value-type="string">
            <text:p>df_folder.ods</text:p>
          </table:table-cell>
          <table:table-cell table:style-name="ce11" table:formula="of:=IF(LEN([StructureEdit.L10])&gt;0;COM.MICROSOFT.CONCAT([.K10];&quot;/&quot;;[StructureEdit.L10]);IF([.K9]=[.K10];[.L9];[.K10]))" office:value-type="string" office:string-value="df_folder.ods" calcext:value-type="string">
            <text:p>df_folder.ods</text:p>
          </table:table-cell>
          <table:table-cell table:style-name="ce11" table:formula="of:=IF(LEN([StructureEdit.M10])&gt;0;COM.MICROSOFT.CONCAT([.L10];&quot;/&quot;;[StructureEdit.M10]);IF([.L9]=[.L10];[.M9];[.L10]))" office:value-type="string" office:string-value="df_folder.ods" calcext:value-type="string">
            <text:p>df_folder.ods</text:p>
          </table:table-cell>
          <table:table-cell table:style-name="ce11" table:formula="of:=IF(LEN([StructureEdit.N10])&gt;0;COM.MICROSOFT.CONCAT([.M10];&quot;/&quot;;[StructureEdit.N10]);IF([.M9]=[.M10];[.N9];[.M10]))" office:value-type="string" office:string-value="df_folder.ods" calcext:value-type="string">
            <text:p>df_folder.ods</text:p>
          </table:table-cell>
          <table:table-cell table:style-name="ce11" table:formula="of:=IF(LEN([StructureEdit.O10])&gt;0;COM.MICROSOFT.CONCAT([.N10];&quot;/&quot;;[StructureEdit.O10]);IF([.N9]=[.N10];[.O9];[.N10]))" office:value-type="string" office:string-value="df_folder.ods" calcext:value-type="string">
            <text:p>df_folder.ods</text:p>
          </table:table-cell>
          <table:table-cell table:style-name="ce11" table:formula="of:=IF(LEN([StructureEdit.P10])&gt;0;COM.MICROSOFT.CONCAT([.O10];&quot;/&quot;;[StructureEdit.P10]);IF([.O9]=[.O10];[.P9];[.O10]))" office:value-type="string" office:string-value="df_folder.ods" calcext:value-type="string">
            <text:p>df_folder.ods</text:p>
          </table:table-cell>
          <table:table-cell table:style-name="ce11" table:formula="of:=IF(LEN([StructureEdit.Q10])&gt;0;COM.MICROSOFT.CONCAT([.P10];&quot;/&quot;;[StructureEdit.Q10]);IF([.P9]=[.P10];[.Q9];[.P1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0:.L10]))&gt;0;COM.MICROSOFT.CONCAT(&quot;/&quot;;IF(LEN([StructureEdit.R10])&gt;0;CONCATENATE([.Q10];&quot;/&quot;;[StructureEdit.R10]);[.Q10]));&quot;&quot;)">
            <text:p/>
          </table:table-cell>
          <table:table-cell table:style-name="ce14" table:formula="of:=IF(LEN([StructureEdit.T10])&gt;0;[StructureEdit.T10];&quot;&quot;)">
            <text:p/>
          </table:table-cell>
          <table:table-cell table:style-name="ce7" table:formula="of:=IF(LEN([StructureEdit.S10])&gt;0;[StructureEdit.S10];&quot;&quot;)">
            <text:p/>
          </table:table-cell>
          <table:table-cell table:style-name="ce7" table:formula="of:=IF(LEN([.T10])&gt;0;VLOOKUP([.T10];[$Templates.$A$2:.$H$100];7;0);&quot;&quot;)">
            <text:p/>
          </table:table-cell>
        </table:table-row>
        <table:table-row table:style-name="ro3">
          <table:table-cell table:style-name="ce11" table:formula="of:=IF(LEN([StructureEdit.A11])&gt;0;[StructureEdit.A11];[.A10])" office:value-type="string" office:string-value="df_folder.ods" calcext:value-type="string">
            <text:p>df_folder.ods</text:p>
          </table:table-cell>
          <table:table-cell table:style-name="ce11" table:formula="of:=IF(LEN([StructureEdit.B11])&gt;0;COM.MICROSOFT.CONCAT([.A11];&quot;/&quot;;[StructureEdit.B11]);IF([.A10]=[.A11];[.B10];[.A11]))" office:value-type="string" office:string-value="df_folder.ods" calcext:value-type="string">
            <text:p>df_folder.ods</text:p>
          </table:table-cell>
          <table:table-cell table:style-name="ce11" table:formula="of:=IF(LEN([StructureEdit.C11])&gt;0;COM.MICROSOFT.CONCAT([.B11];&quot;/&quot;;[StructureEdit.C11]);IF([.B10]=[.B11];[.C10];[.B11]))" office:value-type="string" office:string-value="df_folder.ods" calcext:value-type="string">
            <text:p>df_folder.ods</text:p>
          </table:table-cell>
          <table:table-cell table:style-name="ce11" table:formula="of:=IF(LEN([StructureEdit.D11])&gt;0;COM.MICROSOFT.CONCAT([.C11];&quot;/&quot;;[StructureEdit.D11]);IF([.C10]=[.C11];[.D10];[.C11]))" office:value-type="string" office:string-value="df_folder.ods" calcext:value-type="string">
            <text:p>df_folder.ods</text:p>
          </table:table-cell>
          <table:table-cell table:style-name="ce11" table:formula="of:=IF(LEN([StructureEdit.E11])&gt;0;COM.MICROSOFT.CONCAT([.D11];&quot;/&quot;;[StructureEdit.E11]);IF([.D10]=[.D11];[.E10];[.D11]))" office:value-type="string" office:string-value="df_folder.ods" calcext:value-type="string">
            <text:p>df_folder.ods</text:p>
          </table:table-cell>
          <table:table-cell table:style-name="ce11" table:formula="of:=IF(LEN([StructureEdit.F11])&gt;0;COM.MICROSOFT.CONCAT([.E11];&quot;/&quot;;[StructureEdit.F11]);IF([.E10]=[.E11];[.F10];[.E11]))" office:value-type="string" office:string-value="df_folder.ods" calcext:value-type="string">
            <text:p>df_folder.ods</text:p>
          </table:table-cell>
          <table:table-cell table:style-name="ce11" table:formula="of:=IF(LEN([StructureEdit.G11])&gt;0;COM.MICROSOFT.CONCAT([.F11];&quot;/&quot;;[StructureEdit.G11]);IF([.F10]=[.F11];[.G10];[.F11]))" office:value-type="string" office:string-value="df_folder.ods" calcext:value-type="string">
            <text:p>df_folder.ods</text:p>
          </table:table-cell>
          <table:table-cell table:style-name="ce11" table:formula="of:=IF(LEN([StructureEdit.H11])&gt;0;COM.MICROSOFT.CONCAT([.G11];&quot;/&quot;;[StructureEdit.H11]);IF([.G10]=[.G11];[.H10];[.G11]))" office:value-type="string" office:string-value="df_folder.ods" calcext:value-type="string">
            <text:p>df_folder.ods</text:p>
          </table:table-cell>
          <table:table-cell table:style-name="ce11" table:formula="of:=IF(LEN([StructureEdit.I11])&gt;0;COM.MICROSOFT.CONCAT([.H11];&quot;/&quot;;[StructureEdit.I11]);IF([.H10]=[.H11];[.I10];[.H11]))" office:value-type="string" office:string-value="df_folder.ods" calcext:value-type="string">
            <text:p>df_folder.ods</text:p>
          </table:table-cell>
          <table:table-cell table:style-name="ce11" table:formula="of:=IF(LEN([StructureEdit.J11])&gt;0;COM.MICROSOFT.CONCAT([.I11];&quot;/&quot;;[StructureEdit.J11]);IF([.I10]=[.I11];[.J10];[.I11]))" office:value-type="string" office:string-value="df_folder.ods" calcext:value-type="string">
            <text:p>df_folder.ods</text:p>
          </table:table-cell>
          <table:table-cell table:style-name="ce11" table:formula="of:=IF(LEN([StructureEdit.K11])&gt;0;COM.MICROSOFT.CONCAT([.J11];&quot;/&quot;;[StructureEdit.K11]);IF([.J10]=[.J11];[.K10];[.J11]))" office:value-type="string" office:string-value="df_folder.ods" calcext:value-type="string">
            <text:p>df_folder.ods</text:p>
          </table:table-cell>
          <table:table-cell table:style-name="ce11" table:formula="of:=IF(LEN([StructureEdit.L11])&gt;0;COM.MICROSOFT.CONCAT([.K11];&quot;/&quot;;[StructureEdit.L11]);IF([.K10]=[.K11];[.L10];[.K11]))" office:value-type="string" office:string-value="df_folder.ods" calcext:value-type="string">
            <text:p>df_folder.ods</text:p>
          </table:table-cell>
          <table:table-cell table:style-name="ce11" table:formula="of:=IF(LEN([StructureEdit.M11])&gt;0;COM.MICROSOFT.CONCAT([.L11];&quot;/&quot;;[StructureEdit.M11]);IF([.L10]=[.L11];[.M10];[.L11]))" office:value-type="string" office:string-value="df_folder.ods" calcext:value-type="string">
            <text:p>df_folder.ods</text:p>
          </table:table-cell>
          <table:table-cell table:style-name="ce11" table:formula="of:=IF(LEN([StructureEdit.N11])&gt;0;COM.MICROSOFT.CONCAT([.M11];&quot;/&quot;;[StructureEdit.N11]);IF([.M10]=[.M11];[.N10];[.M11]))" office:value-type="string" office:string-value="df_folder.ods" calcext:value-type="string">
            <text:p>df_folder.ods</text:p>
          </table:table-cell>
          <table:table-cell table:style-name="ce11" table:formula="of:=IF(LEN([StructureEdit.O11])&gt;0;COM.MICROSOFT.CONCAT([.N11];&quot;/&quot;;[StructureEdit.O11]);IF([.N10]=[.N11];[.O10];[.N11]))" office:value-type="string" office:string-value="df_folder.ods" calcext:value-type="string">
            <text:p>df_folder.ods</text:p>
          </table:table-cell>
          <table:table-cell table:style-name="ce11" table:formula="of:=IF(LEN([StructureEdit.P11])&gt;0;COM.MICROSOFT.CONCAT([.O11];&quot;/&quot;;[StructureEdit.P11]);IF([.O10]=[.O11];[.P10];[.O11]))" office:value-type="string" office:string-value="df_folder.ods" calcext:value-type="string">
            <text:p>df_folder.ods</text:p>
          </table:table-cell>
          <table:table-cell table:style-name="ce11" table:formula="of:=IF(LEN([StructureEdit.Q11])&gt;0;COM.MICROSOFT.CONCAT([.P11];&quot;/&quot;;[StructureEdit.Q11]);IF([.P10]=[.P11];[.Q10];[.P1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1:.L11]))&gt;0;COM.MICROSOFT.CONCAT(&quot;/&quot;;IF(LEN([StructureEdit.R11])&gt;0;CONCATENATE([.Q11];&quot;/&quot;;[StructureEdit.R11]);[.Q11]));&quot;&quot;)">
            <text:p/>
          </table:table-cell>
          <table:table-cell table:style-name="ce14" table:formula="of:=IF(LEN([StructureEdit.T11])&gt;0;[StructureEdit.T11];&quot;&quot;)">
            <text:p/>
          </table:table-cell>
          <table:table-cell table:style-name="ce7" table:formula="of:=IF(LEN([StructureEdit.S11])&gt;0;[StructureEdit.S11];&quot;&quot;)">
            <text:p/>
          </table:table-cell>
          <table:table-cell table:style-name="ce7" table:formula="of:=IF(LEN([.T11])&gt;0;VLOOKUP([.T11];[$Templates.$A$2:.$H$100];7;0);&quot;&quot;)">
            <text:p/>
          </table:table-cell>
        </table:table-row>
        <table:table-row table:style-name="ro3">
          <table:table-cell table:style-name="ce11" table:formula="of:=IF(LEN([StructureEdit.A12])&gt;0;[StructureEdit.A12];[.A11])" office:value-type="string" office:string-value="df_folder.ods" calcext:value-type="string">
            <text:p>df_folder.ods</text:p>
          </table:table-cell>
          <table:table-cell table:style-name="ce11" table:formula="of:=IF(LEN([StructureEdit.B12])&gt;0;COM.MICROSOFT.CONCAT([.A12];&quot;/&quot;;[StructureEdit.B12]);IF([.A11]=[.A12];[.B11];[.A12]))" office:value-type="string" office:string-value="df_folder.ods" calcext:value-type="string">
            <text:p>df_folder.ods</text:p>
          </table:table-cell>
          <table:table-cell table:style-name="ce11" table:formula="of:=IF(LEN([StructureEdit.C12])&gt;0;COM.MICROSOFT.CONCAT([.B12];&quot;/&quot;;[StructureEdit.C12]);IF([.B11]=[.B12];[.C11];[.B12]))" office:value-type="string" office:string-value="df_folder.ods" calcext:value-type="string">
            <text:p>df_folder.ods</text:p>
          </table:table-cell>
          <table:table-cell table:style-name="ce11" table:formula="of:=IF(LEN([StructureEdit.D12])&gt;0;COM.MICROSOFT.CONCAT([.C12];&quot;/&quot;;[StructureEdit.D12]);IF([.C11]=[.C12];[.D11];[.C12]))" office:value-type="string" office:string-value="df_folder.ods" calcext:value-type="string">
            <text:p>df_folder.ods</text:p>
          </table:table-cell>
          <table:table-cell table:style-name="ce11" table:formula="of:=IF(LEN([StructureEdit.E12])&gt;0;COM.MICROSOFT.CONCAT([.D12];&quot;/&quot;;[StructureEdit.E12]);IF([.D11]=[.D12];[.E11];[.D12]))" office:value-type="string" office:string-value="df_folder.ods" calcext:value-type="string">
            <text:p>df_folder.ods</text:p>
          </table:table-cell>
          <table:table-cell table:style-name="ce11" table:formula="of:=IF(LEN([StructureEdit.F12])&gt;0;COM.MICROSOFT.CONCAT([.E12];&quot;/&quot;;[StructureEdit.F12]);IF([.E11]=[.E12];[.F11];[.E12]))" office:value-type="string" office:string-value="df_folder.ods" calcext:value-type="string">
            <text:p>df_folder.ods</text:p>
          </table:table-cell>
          <table:table-cell table:style-name="ce11" table:formula="of:=IF(LEN([StructureEdit.G12])&gt;0;COM.MICROSOFT.CONCAT([.F12];&quot;/&quot;;[StructureEdit.G12]);IF([.F11]=[.F12];[.G11];[.F12]))" office:value-type="string" office:string-value="df_folder.ods" calcext:value-type="string">
            <text:p>df_folder.ods</text:p>
          </table:table-cell>
          <table:table-cell table:style-name="ce11" table:formula="of:=IF(LEN([StructureEdit.H12])&gt;0;COM.MICROSOFT.CONCAT([.G12];&quot;/&quot;;[StructureEdit.H12]);IF([.G11]=[.G12];[.H11];[.G12]))" office:value-type="string" office:string-value="df_folder.ods" calcext:value-type="string">
            <text:p>df_folder.ods</text:p>
          </table:table-cell>
          <table:table-cell table:style-name="ce11" table:formula="of:=IF(LEN([StructureEdit.I12])&gt;0;COM.MICROSOFT.CONCAT([.H12];&quot;/&quot;;[StructureEdit.I12]);IF([.H11]=[.H12];[.I11];[.H12]))" office:value-type="string" office:string-value="df_folder.ods" calcext:value-type="string">
            <text:p>df_folder.ods</text:p>
          </table:table-cell>
          <table:table-cell table:style-name="ce11" table:formula="of:=IF(LEN([StructureEdit.J12])&gt;0;COM.MICROSOFT.CONCAT([.I12];&quot;/&quot;;[StructureEdit.J12]);IF([.I11]=[.I12];[.J11];[.I12]))" office:value-type="string" office:string-value="df_folder.ods" calcext:value-type="string">
            <text:p>df_folder.ods</text:p>
          </table:table-cell>
          <table:table-cell table:style-name="ce11" table:formula="of:=IF(LEN([StructureEdit.K12])&gt;0;COM.MICROSOFT.CONCAT([.J12];&quot;/&quot;;[StructureEdit.K12]);IF([.J11]=[.J12];[.K11];[.J12]))" office:value-type="string" office:string-value="df_folder.ods" calcext:value-type="string">
            <text:p>df_folder.ods</text:p>
          </table:table-cell>
          <table:table-cell table:style-name="ce11" table:formula="of:=IF(LEN([StructureEdit.L12])&gt;0;COM.MICROSOFT.CONCAT([.K12];&quot;/&quot;;[StructureEdit.L12]);IF([.K11]=[.K12];[.L11];[.K12]))" office:value-type="string" office:string-value="df_folder.ods" calcext:value-type="string">
            <text:p>df_folder.ods</text:p>
          </table:table-cell>
          <table:table-cell table:style-name="ce11" table:formula="of:=IF(LEN([StructureEdit.M12])&gt;0;COM.MICROSOFT.CONCAT([.L12];&quot;/&quot;;[StructureEdit.M12]);IF([.L11]=[.L12];[.M11];[.L12]))" office:value-type="string" office:string-value="df_folder.ods" calcext:value-type="string">
            <text:p>df_folder.ods</text:p>
          </table:table-cell>
          <table:table-cell table:style-name="ce11" table:formula="of:=IF(LEN([StructureEdit.N12])&gt;0;COM.MICROSOFT.CONCAT([.M12];&quot;/&quot;;[StructureEdit.N12]);IF([.M11]=[.M12];[.N11];[.M12]))" office:value-type="string" office:string-value="df_folder.ods" calcext:value-type="string">
            <text:p>df_folder.ods</text:p>
          </table:table-cell>
          <table:table-cell table:style-name="ce11" table:formula="of:=IF(LEN([StructureEdit.O12])&gt;0;COM.MICROSOFT.CONCAT([.N12];&quot;/&quot;;[StructureEdit.O12]);IF([.N11]=[.N12];[.O11];[.N12]))" office:value-type="string" office:string-value="df_folder.ods" calcext:value-type="string">
            <text:p>df_folder.ods</text:p>
          </table:table-cell>
          <table:table-cell table:style-name="ce11" table:formula="of:=IF(LEN([StructureEdit.P12])&gt;0;COM.MICROSOFT.CONCAT([.O12];&quot;/&quot;;[StructureEdit.P12]);IF([.O11]=[.O12];[.P11];[.O12]))" office:value-type="string" office:string-value="df_folder.ods" calcext:value-type="string">
            <text:p>df_folder.ods</text:p>
          </table:table-cell>
          <table:table-cell table:style-name="ce11" table:formula="of:=IF(LEN([StructureEdit.Q12])&gt;0;COM.MICROSOFT.CONCAT([.P12];&quot;/&quot;;[StructureEdit.Q12]);IF([.P11]=[.P12];[.Q11];[.P12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2:.L12]))&gt;0;COM.MICROSOFT.CONCAT(&quot;/&quot;;IF(LEN([StructureEdit.R12])&gt;0;CONCATENATE([.Q12];&quot;/&quot;;[StructureEdit.R12]);[.Q12]));&quot;&quot;)">
            <text:p/>
          </table:table-cell>
          <table:table-cell table:style-name="ce14" table:formula="of:=IF(LEN([StructureEdit.T12])&gt;0;[StructureEdit.T12];&quot;&quot;)">
            <text:p/>
          </table:table-cell>
          <table:table-cell table:style-name="ce7" table:formula="of:=IF(LEN([StructureEdit.S12])&gt;0;[StructureEdit.S12];&quot;&quot;)">
            <text:p/>
          </table:table-cell>
          <table:table-cell table:style-name="ce7" table:formula="of:=IF(LEN([.T12])&gt;0;VLOOKUP([.T12];[$Templates.$A$2:.$H$100];7;0);&quot;&quot;)">
            <text:p/>
          </table:table-cell>
        </table:table-row>
        <table:table-row table:style-name="ro3">
          <table:table-cell table:style-name="ce11" table:formula="of:=IF(LEN([StructureEdit.A13])&gt;0;[StructureEdit.A13];[.A12])" office:value-type="string" office:string-value="df_folder.ods" calcext:value-type="string">
            <text:p>df_folder.ods</text:p>
          </table:table-cell>
          <table:table-cell table:style-name="ce11" table:formula="of:=IF(LEN([StructureEdit.B13])&gt;0;COM.MICROSOFT.CONCAT([.A13];&quot;/&quot;;[StructureEdit.B13]);IF([.A12]=[.A13];[.B12];[.A13]))" office:value-type="string" office:string-value="df_folder.ods" calcext:value-type="string">
            <text:p>df_folder.ods</text:p>
          </table:table-cell>
          <table:table-cell table:style-name="ce11" table:formula="of:=IF(LEN([StructureEdit.C13])&gt;0;COM.MICROSOFT.CONCAT([.B13];&quot;/&quot;;[StructureEdit.C13]);IF([.B12]=[.B13];[.C12];[.B13]))" office:value-type="string" office:string-value="df_folder.ods" calcext:value-type="string">
            <text:p>df_folder.ods</text:p>
          </table:table-cell>
          <table:table-cell table:style-name="ce11" table:formula="of:=IF(LEN([StructureEdit.D13])&gt;0;COM.MICROSOFT.CONCAT([.C13];&quot;/&quot;;[StructureEdit.D13]);IF([.C12]=[.C13];[.D12];[.C13]))" office:value-type="string" office:string-value="df_folder.ods" calcext:value-type="string">
            <text:p>df_folder.ods</text:p>
          </table:table-cell>
          <table:table-cell table:style-name="ce11" table:formula="of:=IF(LEN([StructureEdit.E13])&gt;0;COM.MICROSOFT.CONCAT([.D13];&quot;/&quot;;[StructureEdit.E13]);IF([.D12]=[.D13];[.E12];[.D13]))" office:value-type="string" office:string-value="df_folder.ods" calcext:value-type="string">
            <text:p>df_folder.ods</text:p>
          </table:table-cell>
          <table:table-cell table:style-name="ce11" table:formula="of:=IF(LEN([StructureEdit.F13])&gt;0;COM.MICROSOFT.CONCAT([.E13];&quot;/&quot;;[StructureEdit.F13]);IF([.E12]=[.E13];[.F12];[.E13]))" office:value-type="string" office:string-value="df_folder.ods" calcext:value-type="string">
            <text:p>df_folder.ods</text:p>
          </table:table-cell>
          <table:table-cell table:style-name="ce11" table:formula="of:=IF(LEN([StructureEdit.G13])&gt;0;COM.MICROSOFT.CONCAT([.F13];&quot;/&quot;;[StructureEdit.G13]);IF([.F12]=[.F13];[.G12];[.F13]))" office:value-type="string" office:string-value="df_folder.ods" calcext:value-type="string">
            <text:p>df_folder.ods</text:p>
          </table:table-cell>
          <table:table-cell table:style-name="ce11" table:formula="of:=IF(LEN([StructureEdit.H13])&gt;0;COM.MICROSOFT.CONCAT([.G13];&quot;/&quot;;[StructureEdit.H13]);IF([.G12]=[.G13];[.H12];[.G13]))" office:value-type="string" office:string-value="df_folder.ods" calcext:value-type="string">
            <text:p>df_folder.ods</text:p>
          </table:table-cell>
          <table:table-cell table:style-name="ce11" table:formula="of:=IF(LEN([StructureEdit.I13])&gt;0;COM.MICROSOFT.CONCAT([.H13];&quot;/&quot;;[StructureEdit.I13]);IF([.H12]=[.H13];[.I12];[.H13]))" office:value-type="string" office:string-value="df_folder.ods" calcext:value-type="string">
            <text:p>df_folder.ods</text:p>
          </table:table-cell>
          <table:table-cell table:style-name="ce11" table:formula="of:=IF(LEN([StructureEdit.J13])&gt;0;COM.MICROSOFT.CONCAT([.I13];&quot;/&quot;;[StructureEdit.J13]);IF([.I12]=[.I13];[.J12];[.I13]))" office:value-type="string" office:string-value="df_folder.ods" calcext:value-type="string">
            <text:p>df_folder.ods</text:p>
          </table:table-cell>
          <table:table-cell table:style-name="ce11" table:formula="of:=IF(LEN([StructureEdit.K13])&gt;0;COM.MICROSOFT.CONCAT([.J13];&quot;/&quot;;[StructureEdit.K13]);IF([.J12]=[.J13];[.K12];[.J13]))" office:value-type="string" office:string-value="df_folder.ods" calcext:value-type="string">
            <text:p>df_folder.ods</text:p>
          </table:table-cell>
          <table:table-cell table:style-name="ce11" table:formula="of:=IF(LEN([StructureEdit.L13])&gt;0;COM.MICROSOFT.CONCAT([.K13];&quot;/&quot;;[StructureEdit.L13]);IF([.K12]=[.K13];[.L12];[.K13]))" office:value-type="string" office:string-value="df_folder.ods" calcext:value-type="string">
            <text:p>df_folder.ods</text:p>
          </table:table-cell>
          <table:table-cell table:style-name="ce11" table:formula="of:=IF(LEN([StructureEdit.M13])&gt;0;COM.MICROSOFT.CONCAT([.L13];&quot;/&quot;;[StructureEdit.M13]);IF([.L12]=[.L13];[.M12];[.L13]))" office:value-type="string" office:string-value="df_folder.ods" calcext:value-type="string">
            <text:p>df_folder.ods</text:p>
          </table:table-cell>
          <table:table-cell table:style-name="ce11" table:formula="of:=IF(LEN([StructureEdit.N13])&gt;0;COM.MICROSOFT.CONCAT([.M13];&quot;/&quot;;[StructureEdit.N13]);IF([.M12]=[.M13];[.N12];[.M13]))" office:value-type="string" office:string-value="df_folder.ods" calcext:value-type="string">
            <text:p>df_folder.ods</text:p>
          </table:table-cell>
          <table:table-cell table:style-name="ce11" table:formula="of:=IF(LEN([StructureEdit.O13])&gt;0;COM.MICROSOFT.CONCAT([.N13];&quot;/&quot;;[StructureEdit.O13]);IF([.N12]=[.N13];[.O12];[.N13]))" office:value-type="string" office:string-value="df_folder.ods" calcext:value-type="string">
            <text:p>df_folder.ods</text:p>
          </table:table-cell>
          <table:table-cell table:style-name="ce11" table:formula="of:=IF(LEN([StructureEdit.P13])&gt;0;COM.MICROSOFT.CONCAT([.O13];&quot;/&quot;;[StructureEdit.P13]);IF([.O12]=[.O13];[.P12];[.O13]))" office:value-type="string" office:string-value="df_folder.ods" calcext:value-type="string">
            <text:p>df_folder.ods</text:p>
          </table:table-cell>
          <table:table-cell table:style-name="ce11" table:formula="of:=IF(LEN([StructureEdit.Q13])&gt;0;COM.MICROSOFT.CONCAT([.P13];&quot;/&quot;;[StructureEdit.Q13]);IF([.P12]=[.P13];[.Q12];[.P1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3:.L13]))&gt;0;COM.MICROSOFT.CONCAT(&quot;/&quot;;IF(LEN([StructureEdit.R13])&gt;0;CONCATENATE([.Q13];&quot;/&quot;;[StructureEdit.R13]);[.Q13]));&quot;&quot;)">
            <text:p/>
          </table:table-cell>
          <table:table-cell table:style-name="ce14" table:formula="of:=IF(LEN([StructureEdit.T13])&gt;0;[StructureEdit.T13];&quot;&quot;)">
            <text:p/>
          </table:table-cell>
          <table:table-cell table:style-name="ce7" table:formula="of:=IF(LEN([StructureEdit.S13])&gt;0;[StructureEdit.S13];&quot;&quot;)">
            <text:p/>
          </table:table-cell>
          <table:table-cell table:style-name="ce7" table:formula="of:=IF(LEN([.T13])&gt;0;VLOOKUP([.T13];[$Templates.$A$2:.$H$100];7;0);&quot;&quot;)">
            <text:p/>
          </table:table-cell>
        </table:table-row>
        <table:table-row table:style-name="ro3">
          <table:table-cell table:style-name="ce11" table:formula="of:=IF(LEN([StructureEdit.A14])&gt;0;[StructureEdit.A14];[.A13])" office:value-type="string" office:string-value="df_folder.ods" calcext:value-type="string">
            <text:p>df_folder.ods</text:p>
          </table:table-cell>
          <table:table-cell table:style-name="ce11" table:formula="of:=IF(LEN([StructureEdit.B14])&gt;0;COM.MICROSOFT.CONCAT([.A14];&quot;/&quot;;[StructureEdit.B14]);IF([.A13]=[.A14];[.B13];[.A14]))" office:value-type="string" office:string-value="df_folder.ods" calcext:value-type="string">
            <text:p>df_folder.ods</text:p>
          </table:table-cell>
          <table:table-cell table:style-name="ce11" table:formula="of:=IF(LEN([StructureEdit.C14])&gt;0;COM.MICROSOFT.CONCAT([.B14];&quot;/&quot;;[StructureEdit.C14]);IF([.B13]=[.B14];[.C13];[.B14]))" office:value-type="string" office:string-value="df_folder.ods" calcext:value-type="string">
            <text:p>df_folder.ods</text:p>
          </table:table-cell>
          <table:table-cell table:style-name="ce11" table:formula="of:=IF(LEN([StructureEdit.D14])&gt;0;COM.MICROSOFT.CONCAT([.C14];&quot;/&quot;;[StructureEdit.D14]);IF([.C13]=[.C14];[.D13];[.C14]))" office:value-type="string" office:string-value="df_folder.ods" calcext:value-type="string">
            <text:p>df_folder.ods</text:p>
          </table:table-cell>
          <table:table-cell table:style-name="ce11" table:formula="of:=IF(LEN([StructureEdit.E14])&gt;0;COM.MICROSOFT.CONCAT([.D14];&quot;/&quot;;[StructureEdit.E14]);IF([.D13]=[.D14];[.E13];[.D14]))" office:value-type="string" office:string-value="df_folder.ods" calcext:value-type="string">
            <text:p>df_folder.ods</text:p>
          </table:table-cell>
          <table:table-cell table:style-name="ce11" table:formula="of:=IF(LEN([StructureEdit.F14])&gt;0;COM.MICROSOFT.CONCAT([.E14];&quot;/&quot;;[StructureEdit.F14]);IF([.E13]=[.E14];[.F13];[.E14]))" office:value-type="string" office:string-value="df_folder.ods" calcext:value-type="string">
            <text:p>df_folder.ods</text:p>
          </table:table-cell>
          <table:table-cell table:style-name="ce11" table:formula="of:=IF(LEN([StructureEdit.G14])&gt;0;COM.MICROSOFT.CONCAT([.F14];&quot;/&quot;;[StructureEdit.G14]);IF([.F13]=[.F14];[.G13];[.F14]))" office:value-type="string" office:string-value="df_folder.ods" calcext:value-type="string">
            <text:p>df_folder.ods</text:p>
          </table:table-cell>
          <table:table-cell table:style-name="ce11" table:formula="of:=IF(LEN([StructureEdit.H14])&gt;0;COM.MICROSOFT.CONCAT([.G14];&quot;/&quot;;[StructureEdit.H14]);IF([.G13]=[.G14];[.H13];[.G14]))" office:value-type="string" office:string-value="df_folder.ods" calcext:value-type="string">
            <text:p>df_folder.ods</text:p>
          </table:table-cell>
          <table:table-cell table:style-name="ce11" table:formula="of:=IF(LEN([StructureEdit.I14])&gt;0;COM.MICROSOFT.CONCAT([.H14];&quot;/&quot;;[StructureEdit.I14]);IF([.H13]=[.H14];[.I13];[.H14]))" office:value-type="string" office:string-value="df_folder.ods" calcext:value-type="string">
            <text:p>df_folder.ods</text:p>
          </table:table-cell>
          <table:table-cell table:style-name="ce11" table:formula="of:=IF(LEN([StructureEdit.J14])&gt;0;COM.MICROSOFT.CONCAT([.I14];&quot;/&quot;;[StructureEdit.J14]);IF([.I13]=[.I14];[.J13];[.I14]))" office:value-type="string" office:string-value="df_folder.ods" calcext:value-type="string">
            <text:p>df_folder.ods</text:p>
          </table:table-cell>
          <table:table-cell table:style-name="ce11" table:formula="of:=IF(LEN([StructureEdit.K14])&gt;0;COM.MICROSOFT.CONCAT([.J14];&quot;/&quot;;[StructureEdit.K14]);IF([.J13]=[.J14];[.K13];[.J14]))" office:value-type="string" office:string-value="df_folder.ods" calcext:value-type="string">
            <text:p>df_folder.ods</text:p>
          </table:table-cell>
          <table:table-cell table:style-name="ce11" table:formula="of:=IF(LEN([StructureEdit.L14])&gt;0;COM.MICROSOFT.CONCAT([.K14];&quot;/&quot;;[StructureEdit.L14]);IF([.K13]=[.K14];[.L13];[.K14]))" office:value-type="string" office:string-value="df_folder.ods" calcext:value-type="string">
            <text:p>df_folder.ods</text:p>
          </table:table-cell>
          <table:table-cell table:style-name="ce11" table:formula="of:=IF(LEN([StructureEdit.M14])&gt;0;COM.MICROSOFT.CONCAT([.L14];&quot;/&quot;;[StructureEdit.M14]);IF([.L13]=[.L14];[.M13];[.L14]))" office:value-type="string" office:string-value="df_folder.ods" calcext:value-type="string">
            <text:p>df_folder.ods</text:p>
          </table:table-cell>
          <table:table-cell table:style-name="ce11" table:formula="of:=IF(LEN([StructureEdit.N14])&gt;0;COM.MICROSOFT.CONCAT([.M14];&quot;/&quot;;[StructureEdit.N14]);IF([.M13]=[.M14];[.N13];[.M14]))" office:value-type="string" office:string-value="df_folder.ods" calcext:value-type="string">
            <text:p>df_folder.ods</text:p>
          </table:table-cell>
          <table:table-cell table:style-name="ce11" table:formula="of:=IF(LEN([StructureEdit.O14])&gt;0;COM.MICROSOFT.CONCAT([.N14];&quot;/&quot;;[StructureEdit.O14]);IF([.N13]=[.N14];[.O13];[.N14]))" office:value-type="string" office:string-value="df_folder.ods" calcext:value-type="string">
            <text:p>df_folder.ods</text:p>
          </table:table-cell>
          <table:table-cell table:style-name="ce11" table:formula="of:=IF(LEN([StructureEdit.P14])&gt;0;COM.MICROSOFT.CONCAT([.O14];&quot;/&quot;;[StructureEdit.P14]);IF([.O13]=[.O14];[.P13];[.O14]))" office:value-type="string" office:string-value="df_folder.ods" calcext:value-type="string">
            <text:p>df_folder.ods</text:p>
          </table:table-cell>
          <table:table-cell table:style-name="ce11" table:formula="of:=IF(LEN([StructureEdit.Q14])&gt;0;COM.MICROSOFT.CONCAT([.P14];&quot;/&quot;;[StructureEdit.Q14]);IF([.P13]=[.P14];[.Q13];[.P14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4:.L14]))&gt;0;COM.MICROSOFT.CONCAT(&quot;/&quot;;IF(LEN([StructureEdit.R14])&gt;0;CONCATENATE([.Q14];&quot;/&quot;;[StructureEdit.R14]);[.Q14]));&quot;&quot;)">
            <text:p/>
          </table:table-cell>
          <table:table-cell table:style-name="ce14" table:formula="of:=IF(LEN([StructureEdit.T14])&gt;0;[StructureEdit.T14];&quot;&quot;)">
            <text:p/>
          </table:table-cell>
          <table:table-cell table:style-name="ce7" table:formula="of:=IF(LEN([StructureEdit.S14])&gt;0;[StructureEdit.S14];&quot;&quot;)">
            <text:p/>
          </table:table-cell>
          <table:table-cell table:style-name="ce7" table:formula="of:=IF(LEN([.T14])&gt;0;VLOOKUP([.T14];[$Templates.$A$2:.$H$100];7;0);&quot;&quot;)">
            <text:p/>
          </table:table-cell>
        </table:table-row>
        <table:table-row table:style-name="ro3">
          <table:table-cell table:style-name="ce11" table:formula="of:=IF(LEN([StructureEdit.A15])&gt;0;[StructureEdit.A15];[.A14])" office:value-type="string" office:string-value="df_folder.ods" calcext:value-type="string">
            <text:p>df_folder.ods</text:p>
          </table:table-cell>
          <table:table-cell table:style-name="ce11" table:formula="of:=IF(LEN([StructureEdit.B15])&gt;0;COM.MICROSOFT.CONCAT([.A15];&quot;/&quot;;[StructureEdit.B15]);IF([.A14]=[.A15];[.B14];[.A15]))" office:value-type="string" office:string-value="df_folder.ods" calcext:value-type="string">
            <text:p>df_folder.ods</text:p>
          </table:table-cell>
          <table:table-cell table:style-name="ce11" table:formula="of:=IF(LEN([StructureEdit.C15])&gt;0;COM.MICROSOFT.CONCAT([.B15];&quot;/&quot;;[StructureEdit.C15]);IF([.B14]=[.B15];[.C14];[.B15]))" office:value-type="string" office:string-value="df_folder.ods" calcext:value-type="string">
            <text:p>df_folder.ods</text:p>
          </table:table-cell>
          <table:table-cell table:style-name="ce11" table:formula="of:=IF(LEN([StructureEdit.D15])&gt;0;COM.MICROSOFT.CONCAT([.C15];&quot;/&quot;;[StructureEdit.D15]);IF([.C14]=[.C15];[.D14];[.C15]))" office:value-type="string" office:string-value="df_folder.ods" calcext:value-type="string">
            <text:p>df_folder.ods</text:p>
          </table:table-cell>
          <table:table-cell table:style-name="ce11" table:formula="of:=IF(LEN([StructureEdit.E15])&gt;0;COM.MICROSOFT.CONCAT([.D15];&quot;/&quot;;[StructureEdit.E15]);IF([.D14]=[.D15];[.E14];[.D15]))" office:value-type="string" office:string-value="df_folder.ods" calcext:value-type="string">
            <text:p>df_folder.ods</text:p>
          </table:table-cell>
          <table:table-cell table:style-name="ce11" table:formula="of:=IF(LEN([StructureEdit.F15])&gt;0;COM.MICROSOFT.CONCAT([.E15];&quot;/&quot;;[StructureEdit.F15]);IF([.E14]=[.E15];[.F14];[.E15]))" office:value-type="string" office:string-value="df_folder.ods" calcext:value-type="string">
            <text:p>df_folder.ods</text:p>
          </table:table-cell>
          <table:table-cell table:style-name="ce11" table:formula="of:=IF(LEN([StructureEdit.G15])&gt;0;COM.MICROSOFT.CONCAT([.F15];&quot;/&quot;;[StructureEdit.G15]);IF([.F14]=[.F15];[.G14];[.F15]))" office:value-type="string" office:string-value="df_folder.ods" calcext:value-type="string">
            <text:p>df_folder.ods</text:p>
          </table:table-cell>
          <table:table-cell table:style-name="ce11" table:formula="of:=IF(LEN([StructureEdit.H15])&gt;0;COM.MICROSOFT.CONCAT([.G15];&quot;/&quot;;[StructureEdit.H15]);IF([.G14]=[.G15];[.H14];[.G15]))" office:value-type="string" office:string-value="df_folder.ods" calcext:value-type="string">
            <text:p>df_folder.ods</text:p>
          </table:table-cell>
          <table:table-cell table:style-name="ce11" table:formula="of:=IF(LEN([StructureEdit.I15])&gt;0;COM.MICROSOFT.CONCAT([.H15];&quot;/&quot;;[StructureEdit.I15]);IF([.H14]=[.H15];[.I14];[.H15]))" office:value-type="string" office:string-value="df_folder.ods" calcext:value-type="string">
            <text:p>df_folder.ods</text:p>
          </table:table-cell>
          <table:table-cell table:style-name="ce11" table:formula="of:=IF(LEN([StructureEdit.J15])&gt;0;COM.MICROSOFT.CONCAT([.I15];&quot;/&quot;;[StructureEdit.J15]);IF([.I14]=[.I15];[.J14];[.I15]))" office:value-type="string" office:string-value="df_folder.ods" calcext:value-type="string">
            <text:p>df_folder.ods</text:p>
          </table:table-cell>
          <table:table-cell table:style-name="ce11" table:formula="of:=IF(LEN([StructureEdit.K15])&gt;0;COM.MICROSOFT.CONCAT([.J15];&quot;/&quot;;[StructureEdit.K15]);IF([.J14]=[.J15];[.K14];[.J15]))" office:value-type="string" office:string-value="df_folder.ods" calcext:value-type="string">
            <text:p>df_folder.ods</text:p>
          </table:table-cell>
          <table:table-cell table:style-name="ce11" table:formula="of:=IF(LEN([StructureEdit.L15])&gt;0;COM.MICROSOFT.CONCAT([.K15];&quot;/&quot;;[StructureEdit.L15]);IF([.K14]=[.K15];[.L14];[.K15]))" office:value-type="string" office:string-value="df_folder.ods" calcext:value-type="string">
            <text:p>df_folder.ods</text:p>
          </table:table-cell>
          <table:table-cell table:style-name="ce11" table:formula="of:=IF(LEN([StructureEdit.M15])&gt;0;COM.MICROSOFT.CONCAT([.L15];&quot;/&quot;;[StructureEdit.M15]);IF([.L14]=[.L15];[.M14];[.L15]))" office:value-type="string" office:string-value="df_folder.ods" calcext:value-type="string">
            <text:p>df_folder.ods</text:p>
          </table:table-cell>
          <table:table-cell table:style-name="ce11" table:formula="of:=IF(LEN([StructureEdit.N15])&gt;0;COM.MICROSOFT.CONCAT([.M15];&quot;/&quot;;[StructureEdit.N15]);IF([.M14]=[.M15];[.N14];[.M15]))" office:value-type="string" office:string-value="df_folder.ods" calcext:value-type="string">
            <text:p>df_folder.ods</text:p>
          </table:table-cell>
          <table:table-cell table:style-name="ce11" table:formula="of:=IF(LEN([StructureEdit.O15])&gt;0;COM.MICROSOFT.CONCAT([.N15];&quot;/&quot;;[StructureEdit.O15]);IF([.N14]=[.N15];[.O14];[.N15]))" office:value-type="string" office:string-value="df_folder.ods" calcext:value-type="string">
            <text:p>df_folder.ods</text:p>
          </table:table-cell>
          <table:table-cell table:style-name="ce11" table:formula="of:=IF(LEN([StructureEdit.P15])&gt;0;COM.MICROSOFT.CONCAT([.O15];&quot;/&quot;;[StructureEdit.P15]);IF([.O14]=[.O15];[.P14];[.O15]))" office:value-type="string" office:string-value="df_folder.ods" calcext:value-type="string">
            <text:p>df_folder.ods</text:p>
          </table:table-cell>
          <table:table-cell table:style-name="ce11" table:formula="of:=IF(LEN([StructureEdit.Q15])&gt;0;COM.MICROSOFT.CONCAT([.P15];&quot;/&quot;;[StructureEdit.Q15]);IF([.P14]=[.P15];[.Q14];[.P15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5:.L15]))&gt;0;COM.MICROSOFT.CONCAT(&quot;/&quot;;IF(LEN([StructureEdit.R15])&gt;0;CONCATENATE([.Q15];&quot;/&quot;;[StructureEdit.R15]);[.Q15]));&quot;&quot;)">
            <text:p/>
          </table:table-cell>
          <table:table-cell table:style-name="ce14" table:formula="of:=IF(LEN([StructureEdit.T15])&gt;0;[StructureEdit.T15];&quot;&quot;)">
            <text:p/>
          </table:table-cell>
          <table:table-cell table:style-name="ce7" table:formula="of:=IF(LEN([StructureEdit.S15])&gt;0;[StructureEdit.S15];&quot;&quot;)">
            <text:p/>
          </table:table-cell>
          <table:table-cell table:style-name="ce7" table:formula="of:=IF(LEN([.T15])&gt;0;VLOOKUP([.T15];[$Templates.$A$2:.$H$100];7;0);&quot;&quot;)">
            <text:p/>
          </table:table-cell>
        </table:table-row>
        <table:table-row table:style-name="ro3">
          <table:table-cell table:style-name="ce11" table:formula="of:=IF(LEN([StructureEdit.A16])&gt;0;[StructureEdit.A16];[.A15])" office:value-type="string" office:string-value="df_folder.ods" calcext:value-type="string">
            <text:p>df_folder.ods</text:p>
          </table:table-cell>
          <table:table-cell table:style-name="ce11" table:formula="of:=IF(LEN([StructureEdit.B16])&gt;0;COM.MICROSOFT.CONCAT([.A16];&quot;/&quot;;[StructureEdit.B16]);IF([.A15]=[.A16];[.B15];[.A16]))" office:value-type="string" office:string-value="df_folder.ods" calcext:value-type="string">
            <text:p>df_folder.ods</text:p>
          </table:table-cell>
          <table:table-cell table:style-name="ce11" table:formula="of:=IF(LEN([StructureEdit.C16])&gt;0;COM.MICROSOFT.CONCAT([.B16];&quot;/&quot;;[StructureEdit.C16]);IF([.B15]=[.B16];[.C15];[.B16]))" office:value-type="string" office:string-value="df_folder.ods" calcext:value-type="string">
            <text:p>df_folder.ods</text:p>
          </table:table-cell>
          <table:table-cell table:style-name="ce11" table:formula="of:=IF(LEN([StructureEdit.D16])&gt;0;COM.MICROSOFT.CONCAT([.C16];&quot;/&quot;;[StructureEdit.D16]);IF([.C15]=[.C16];[.D15];[.C16]))" office:value-type="string" office:string-value="df_folder.ods" calcext:value-type="string">
            <text:p>df_folder.ods</text:p>
          </table:table-cell>
          <table:table-cell table:style-name="ce11" table:formula="of:=IF(LEN([StructureEdit.E16])&gt;0;COM.MICROSOFT.CONCAT([.D16];&quot;/&quot;;[StructureEdit.E16]);IF([.D15]=[.D16];[.E15];[.D16]))" office:value-type="string" office:string-value="df_folder.ods" calcext:value-type="string">
            <text:p>df_folder.ods</text:p>
          </table:table-cell>
          <table:table-cell table:style-name="ce11" table:formula="of:=IF(LEN([StructureEdit.F16])&gt;0;COM.MICROSOFT.CONCAT([.E16];&quot;/&quot;;[StructureEdit.F16]);IF([.E15]=[.E16];[.F15];[.E16]))" office:value-type="string" office:string-value="df_folder.ods" calcext:value-type="string">
            <text:p>df_folder.ods</text:p>
          </table:table-cell>
          <table:table-cell table:style-name="ce11" table:formula="of:=IF(LEN([StructureEdit.G16])&gt;0;COM.MICROSOFT.CONCAT([.F16];&quot;/&quot;;[StructureEdit.G16]);IF([.F15]=[.F16];[.G15];[.F16]))" office:value-type="string" office:string-value="df_folder.ods" calcext:value-type="string">
            <text:p>df_folder.ods</text:p>
          </table:table-cell>
          <table:table-cell table:style-name="ce11" table:formula="of:=IF(LEN([StructureEdit.H16])&gt;0;COM.MICROSOFT.CONCAT([.G16];&quot;/&quot;;[StructureEdit.H16]);IF([.G15]=[.G16];[.H15];[.G16]))" office:value-type="string" office:string-value="df_folder.ods" calcext:value-type="string">
            <text:p>df_folder.ods</text:p>
          </table:table-cell>
          <table:table-cell table:style-name="ce11" table:formula="of:=IF(LEN([StructureEdit.I16])&gt;0;COM.MICROSOFT.CONCAT([.H16];&quot;/&quot;;[StructureEdit.I16]);IF([.H15]=[.H16];[.I15];[.H16]))" office:value-type="string" office:string-value="df_folder.ods" calcext:value-type="string">
            <text:p>df_folder.ods</text:p>
          </table:table-cell>
          <table:table-cell table:style-name="ce11" table:formula="of:=IF(LEN([StructureEdit.J16])&gt;0;COM.MICROSOFT.CONCAT([.I16];&quot;/&quot;;[StructureEdit.J16]);IF([.I15]=[.I16];[.J15];[.I16]))" office:value-type="string" office:string-value="df_folder.ods" calcext:value-type="string">
            <text:p>df_folder.ods</text:p>
          </table:table-cell>
          <table:table-cell table:style-name="ce11" table:formula="of:=IF(LEN([StructureEdit.K16])&gt;0;COM.MICROSOFT.CONCAT([.J16];&quot;/&quot;;[StructureEdit.K16]);IF([.J15]=[.J16];[.K15];[.J16]))" office:value-type="string" office:string-value="df_folder.ods" calcext:value-type="string">
            <text:p>df_folder.ods</text:p>
          </table:table-cell>
          <table:table-cell table:style-name="ce11" table:formula="of:=IF(LEN([StructureEdit.L16])&gt;0;COM.MICROSOFT.CONCAT([.K16];&quot;/&quot;;[StructureEdit.L16]);IF([.K15]=[.K16];[.L15];[.K16]))" office:value-type="string" office:string-value="df_folder.ods" calcext:value-type="string">
            <text:p>df_folder.ods</text:p>
          </table:table-cell>
          <table:table-cell table:style-name="ce11" table:formula="of:=IF(LEN([StructureEdit.M16])&gt;0;COM.MICROSOFT.CONCAT([.L16];&quot;/&quot;;[StructureEdit.M16]);IF([.L15]=[.L16];[.M15];[.L16]))" office:value-type="string" office:string-value="df_folder.ods" calcext:value-type="string">
            <text:p>df_folder.ods</text:p>
          </table:table-cell>
          <table:table-cell table:style-name="ce11" table:formula="of:=IF(LEN([StructureEdit.N16])&gt;0;COM.MICROSOFT.CONCAT([.M16];&quot;/&quot;;[StructureEdit.N16]);IF([.M15]=[.M16];[.N15];[.M16]))" office:value-type="string" office:string-value="df_folder.ods" calcext:value-type="string">
            <text:p>df_folder.ods</text:p>
          </table:table-cell>
          <table:table-cell table:style-name="ce11" table:formula="of:=IF(LEN([StructureEdit.O16])&gt;0;COM.MICROSOFT.CONCAT([.N16];&quot;/&quot;;[StructureEdit.O16]);IF([.N15]=[.N16];[.O15];[.N16]))" office:value-type="string" office:string-value="df_folder.ods" calcext:value-type="string">
            <text:p>df_folder.ods</text:p>
          </table:table-cell>
          <table:table-cell table:style-name="ce11" table:formula="of:=IF(LEN([StructureEdit.P16])&gt;0;COM.MICROSOFT.CONCAT([.O16];&quot;/&quot;;[StructureEdit.P16]);IF([.O15]=[.O16];[.P15];[.O16]))" office:value-type="string" office:string-value="df_folder.ods" calcext:value-type="string">
            <text:p>df_folder.ods</text:p>
          </table:table-cell>
          <table:table-cell table:style-name="ce11" table:formula="of:=IF(LEN([StructureEdit.Q16])&gt;0;COM.MICROSOFT.CONCAT([.P16];&quot;/&quot;;[StructureEdit.Q16]);IF([.P15]=[.P16];[.Q15];[.P1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6:.L16]))&gt;0;COM.MICROSOFT.CONCAT(&quot;/&quot;;IF(LEN([StructureEdit.R16])&gt;0;CONCATENATE([.Q16];&quot;/&quot;;[StructureEdit.R16]);[.Q16]));&quot;&quot;)">
            <text:p/>
          </table:table-cell>
          <table:table-cell table:style-name="ce14" table:formula="of:=IF(LEN([StructureEdit.T16])&gt;0;[StructureEdit.T16];&quot;&quot;)">
            <text:p/>
          </table:table-cell>
          <table:table-cell table:style-name="ce7" table:formula="of:=IF(LEN([StructureEdit.S16])&gt;0;[StructureEdit.S16];&quot;&quot;)">
            <text:p/>
          </table:table-cell>
          <table:table-cell table:style-name="ce7" table:formula="of:=IF(LEN([.T16])&gt;0;VLOOKUP([.T16];[$Templates.$A$2:.$H$100];7;0);&quot;&quot;)">
            <text:p/>
          </table:table-cell>
        </table:table-row>
        <table:table-row table:style-name="ro3">
          <table:table-cell table:style-name="ce11" table:formula="of:=IF(LEN([StructureEdit.A17])&gt;0;[StructureEdit.A17];[.A16])" office:value-type="string" office:string-value="df_folder.ods" calcext:value-type="string">
            <text:p>df_folder.ods</text:p>
          </table:table-cell>
          <table:table-cell table:style-name="ce11" table:formula="of:=IF(LEN([StructureEdit.B17])&gt;0;COM.MICROSOFT.CONCAT([.A17];&quot;/&quot;;[StructureEdit.B17]);IF([.A16]=[.A17];[.B16];[.A17]))" office:value-type="string" office:string-value="df_folder.ods" calcext:value-type="string">
            <text:p>df_folder.ods</text:p>
          </table:table-cell>
          <table:table-cell table:style-name="ce11" table:formula="of:=IF(LEN([StructureEdit.C17])&gt;0;COM.MICROSOFT.CONCAT([.B17];&quot;/&quot;;[StructureEdit.C17]);IF([.B16]=[.B17];[.C16];[.B17]))" office:value-type="string" office:string-value="df_folder.ods" calcext:value-type="string">
            <text:p>df_folder.ods</text:p>
          </table:table-cell>
          <table:table-cell table:style-name="ce11" table:formula="of:=IF(LEN([StructureEdit.D17])&gt;0;COM.MICROSOFT.CONCAT([.C17];&quot;/&quot;;[StructureEdit.D17]);IF([.C16]=[.C17];[.D16];[.C17]))" office:value-type="string" office:string-value="df_folder.ods" calcext:value-type="string">
            <text:p>df_folder.ods</text:p>
          </table:table-cell>
          <table:table-cell table:style-name="ce11" table:formula="of:=IF(LEN([StructureEdit.E17])&gt;0;COM.MICROSOFT.CONCAT([.D17];&quot;/&quot;;[StructureEdit.E17]);IF([.D16]=[.D17];[.E16];[.D17]))" office:value-type="string" office:string-value="df_folder.ods" calcext:value-type="string">
            <text:p>df_folder.ods</text:p>
          </table:table-cell>
          <table:table-cell table:style-name="ce11" table:formula="of:=IF(LEN([StructureEdit.F17])&gt;0;COM.MICROSOFT.CONCAT([.E17];&quot;/&quot;;[StructureEdit.F17]);IF([.E16]=[.E17];[.F16];[.E17]))" office:value-type="string" office:string-value="df_folder.ods" calcext:value-type="string">
            <text:p>df_folder.ods</text:p>
          </table:table-cell>
          <table:table-cell table:style-name="ce11" table:formula="of:=IF(LEN([StructureEdit.G17])&gt;0;COM.MICROSOFT.CONCAT([.F17];&quot;/&quot;;[StructureEdit.G17]);IF([.F16]=[.F17];[.G16];[.F17]))" office:value-type="string" office:string-value="df_folder.ods" calcext:value-type="string">
            <text:p>df_folder.ods</text:p>
          </table:table-cell>
          <table:table-cell table:style-name="ce11" table:formula="of:=IF(LEN([StructureEdit.H17])&gt;0;COM.MICROSOFT.CONCAT([.G17];&quot;/&quot;;[StructureEdit.H17]);IF([.G16]=[.G17];[.H16];[.G17]))" office:value-type="string" office:string-value="df_folder.ods" calcext:value-type="string">
            <text:p>df_folder.ods</text:p>
          </table:table-cell>
          <table:table-cell table:style-name="ce11" table:formula="of:=IF(LEN([StructureEdit.I17])&gt;0;COM.MICROSOFT.CONCAT([.H17];&quot;/&quot;;[StructureEdit.I17]);IF([.H16]=[.H17];[.I16];[.H17]))" office:value-type="string" office:string-value="df_folder.ods" calcext:value-type="string">
            <text:p>df_folder.ods</text:p>
          </table:table-cell>
          <table:table-cell table:style-name="ce11" table:formula="of:=IF(LEN([StructureEdit.J17])&gt;0;COM.MICROSOFT.CONCAT([.I17];&quot;/&quot;;[StructureEdit.J17]);IF([.I16]=[.I17];[.J16];[.I17]))" office:value-type="string" office:string-value="df_folder.ods" calcext:value-type="string">
            <text:p>df_folder.ods</text:p>
          </table:table-cell>
          <table:table-cell table:style-name="ce11" table:formula="of:=IF(LEN([StructureEdit.K17])&gt;0;COM.MICROSOFT.CONCAT([.J17];&quot;/&quot;;[StructureEdit.K17]);IF([.J16]=[.J17];[.K16];[.J17]))" office:value-type="string" office:string-value="df_folder.ods" calcext:value-type="string">
            <text:p>df_folder.ods</text:p>
          </table:table-cell>
          <table:table-cell table:style-name="ce11" table:formula="of:=IF(LEN([StructureEdit.L17])&gt;0;COM.MICROSOFT.CONCAT([.K17];&quot;/&quot;;[StructureEdit.L17]);IF([.K16]=[.K17];[.L16];[.K17]))" office:value-type="string" office:string-value="df_folder.ods" calcext:value-type="string">
            <text:p>df_folder.ods</text:p>
          </table:table-cell>
          <table:table-cell table:style-name="ce11" table:formula="of:=IF(LEN([StructureEdit.M17])&gt;0;COM.MICROSOFT.CONCAT([.L17];&quot;/&quot;;[StructureEdit.M17]);IF([.L16]=[.L17];[.M16];[.L17]))" office:value-type="string" office:string-value="df_folder.ods" calcext:value-type="string">
            <text:p>df_folder.ods</text:p>
          </table:table-cell>
          <table:table-cell table:style-name="ce11" table:formula="of:=IF(LEN([StructureEdit.N17])&gt;0;COM.MICROSOFT.CONCAT([.M17];&quot;/&quot;;[StructureEdit.N17]);IF([.M16]=[.M17];[.N16];[.M17]))" office:value-type="string" office:string-value="df_folder.ods" calcext:value-type="string">
            <text:p>df_folder.ods</text:p>
          </table:table-cell>
          <table:table-cell table:style-name="ce11" table:formula="of:=IF(LEN([StructureEdit.O17])&gt;0;COM.MICROSOFT.CONCAT([.N17];&quot;/&quot;;[StructureEdit.O17]);IF([.N16]=[.N17];[.O16];[.N17]))" office:value-type="string" office:string-value="df_folder.ods" calcext:value-type="string">
            <text:p>df_folder.ods</text:p>
          </table:table-cell>
          <table:table-cell table:style-name="ce11" table:formula="of:=IF(LEN([StructureEdit.P17])&gt;0;COM.MICROSOFT.CONCAT([.O17];&quot;/&quot;;[StructureEdit.P17]);IF([.O16]=[.O17];[.P16];[.O17]))" office:value-type="string" office:string-value="df_folder.ods" calcext:value-type="string">
            <text:p>df_folder.ods</text:p>
          </table:table-cell>
          <table:table-cell table:style-name="ce11" table:formula="of:=IF(LEN([StructureEdit.Q17])&gt;0;COM.MICROSOFT.CONCAT([.P17];&quot;/&quot;;[StructureEdit.Q17]);IF([.P16]=[.P17];[.Q16];[.P1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7:.L17]))&gt;0;COM.MICROSOFT.CONCAT(&quot;/&quot;;IF(LEN([StructureEdit.R17])&gt;0;CONCATENATE([.Q17];&quot;/&quot;;[StructureEdit.R17]);[.Q17]));&quot;&quot;)">
            <text:p/>
          </table:table-cell>
          <table:table-cell table:style-name="ce14" table:formula="of:=IF(LEN([StructureEdit.T17])&gt;0;[StructureEdit.T17];&quot;&quot;)">
            <text:p/>
          </table:table-cell>
          <table:table-cell table:style-name="ce7" table:formula="of:=IF(LEN([StructureEdit.S17])&gt;0;[StructureEdit.S17];&quot;&quot;)">
            <text:p/>
          </table:table-cell>
          <table:table-cell table:style-name="ce7" table:formula="of:=IF(LEN([.T17])&gt;0;VLOOKUP([.T17];[$Templates.$A$2:.$H$100];7;0);&quot;&quot;)">
            <text:p/>
          </table:table-cell>
        </table:table-row>
        <table:table-row table:style-name="ro3">
          <table:table-cell table:style-name="ce11" table:formula="of:=IF(LEN([StructureEdit.A18])&gt;0;[StructureEdit.A18];[.A17])" office:value-type="string" office:string-value="df_folder.ods" calcext:value-type="string">
            <text:p>df_folder.ods</text:p>
          </table:table-cell>
          <table:table-cell table:style-name="ce11" table:formula="of:=IF(LEN([StructureEdit.B18])&gt;0;COM.MICROSOFT.CONCAT([.A18];&quot;/&quot;;[StructureEdit.B18]);IF([.A17]=[.A18];[.B17];[.A18]))" office:value-type="string" office:string-value="df_folder.ods" calcext:value-type="string">
            <text:p>df_folder.ods</text:p>
          </table:table-cell>
          <table:table-cell table:style-name="ce11" table:formula="of:=IF(LEN([StructureEdit.C18])&gt;0;COM.MICROSOFT.CONCAT([.B18];&quot;/&quot;;[StructureEdit.C18]);IF([.B17]=[.B18];[.C17];[.B18]))" office:value-type="string" office:string-value="df_folder.ods" calcext:value-type="string">
            <text:p>df_folder.ods</text:p>
          </table:table-cell>
          <table:table-cell table:style-name="ce11" table:formula="of:=IF(LEN([StructureEdit.D18])&gt;0;COM.MICROSOFT.CONCAT([.C18];&quot;/&quot;;[StructureEdit.D18]);IF([.C17]=[.C18];[.D17];[.C18]))" office:value-type="string" office:string-value="df_folder.ods" calcext:value-type="string">
            <text:p>df_folder.ods</text:p>
          </table:table-cell>
          <table:table-cell table:style-name="ce11" table:formula="of:=IF(LEN([StructureEdit.E18])&gt;0;COM.MICROSOFT.CONCAT([.D18];&quot;/&quot;;[StructureEdit.E18]);IF([.D17]=[.D18];[.E17];[.D18]))" office:value-type="string" office:string-value="df_folder.ods" calcext:value-type="string">
            <text:p>df_folder.ods</text:p>
          </table:table-cell>
          <table:table-cell table:style-name="ce11" table:formula="of:=IF(LEN([StructureEdit.F18])&gt;0;COM.MICROSOFT.CONCAT([.E18];&quot;/&quot;;[StructureEdit.F18]);IF([.E17]=[.E18];[.F17];[.E18]))" office:value-type="string" office:string-value="df_folder.ods" calcext:value-type="string">
            <text:p>df_folder.ods</text:p>
          </table:table-cell>
          <table:table-cell table:style-name="ce11" table:formula="of:=IF(LEN([StructureEdit.G18])&gt;0;COM.MICROSOFT.CONCAT([.F18];&quot;/&quot;;[StructureEdit.G18]);IF([.F17]=[.F18];[.G17];[.F18]))" office:value-type="string" office:string-value="df_folder.ods" calcext:value-type="string">
            <text:p>df_folder.ods</text:p>
          </table:table-cell>
          <table:table-cell table:style-name="ce11" table:formula="of:=IF(LEN([StructureEdit.H18])&gt;0;COM.MICROSOFT.CONCAT([.G18];&quot;/&quot;;[StructureEdit.H18]);IF([.G17]=[.G18];[.H17];[.G18]))" office:value-type="string" office:string-value="df_folder.ods" calcext:value-type="string">
            <text:p>df_folder.ods</text:p>
          </table:table-cell>
          <table:table-cell table:style-name="ce11" table:formula="of:=IF(LEN([StructureEdit.I18])&gt;0;COM.MICROSOFT.CONCAT([.H18];&quot;/&quot;;[StructureEdit.I18]);IF([.H17]=[.H18];[.I17];[.H18]))" office:value-type="string" office:string-value="df_folder.ods" calcext:value-type="string">
            <text:p>df_folder.ods</text:p>
          </table:table-cell>
          <table:table-cell table:style-name="ce11" table:formula="of:=IF(LEN([StructureEdit.J18])&gt;0;COM.MICROSOFT.CONCAT([.I18];&quot;/&quot;;[StructureEdit.J18]);IF([.I17]=[.I18];[.J17];[.I18]))" office:value-type="string" office:string-value="df_folder.ods" calcext:value-type="string">
            <text:p>df_folder.ods</text:p>
          </table:table-cell>
          <table:table-cell table:style-name="ce11" table:formula="of:=IF(LEN([StructureEdit.K18])&gt;0;COM.MICROSOFT.CONCAT([.J18];&quot;/&quot;;[StructureEdit.K18]);IF([.J17]=[.J18];[.K17];[.J18]))" office:value-type="string" office:string-value="df_folder.ods" calcext:value-type="string">
            <text:p>df_folder.ods</text:p>
          </table:table-cell>
          <table:table-cell table:style-name="ce11" table:formula="of:=IF(LEN([StructureEdit.L18])&gt;0;COM.MICROSOFT.CONCAT([.K18];&quot;/&quot;;[StructureEdit.L18]);IF([.K17]=[.K18];[.L17];[.K18]))" office:value-type="string" office:string-value="df_folder.ods" calcext:value-type="string">
            <text:p>df_folder.ods</text:p>
          </table:table-cell>
          <table:table-cell table:style-name="ce11" table:formula="of:=IF(LEN([StructureEdit.M18])&gt;0;COM.MICROSOFT.CONCAT([.L18];&quot;/&quot;;[StructureEdit.M18]);IF([.L17]=[.L18];[.M17];[.L18]))" office:value-type="string" office:string-value="df_folder.ods" calcext:value-type="string">
            <text:p>df_folder.ods</text:p>
          </table:table-cell>
          <table:table-cell table:style-name="ce11" table:formula="of:=IF(LEN([StructureEdit.N18])&gt;0;COM.MICROSOFT.CONCAT([.M18];&quot;/&quot;;[StructureEdit.N18]);IF([.M17]=[.M18];[.N17];[.M18]))" office:value-type="string" office:string-value="df_folder.ods" calcext:value-type="string">
            <text:p>df_folder.ods</text:p>
          </table:table-cell>
          <table:table-cell table:style-name="ce11" table:formula="of:=IF(LEN([StructureEdit.O18])&gt;0;COM.MICROSOFT.CONCAT([.N18];&quot;/&quot;;[StructureEdit.O18]);IF([.N17]=[.N18];[.O17];[.N18]))" office:value-type="string" office:string-value="df_folder.ods" calcext:value-type="string">
            <text:p>df_folder.ods</text:p>
          </table:table-cell>
          <table:table-cell table:style-name="ce11" table:formula="of:=IF(LEN([StructureEdit.P18])&gt;0;COM.MICROSOFT.CONCAT([.O18];&quot;/&quot;;[StructureEdit.P18]);IF([.O17]=[.O18];[.P17];[.O18]))" office:value-type="string" office:string-value="df_folder.ods" calcext:value-type="string">
            <text:p>df_folder.ods</text:p>
          </table:table-cell>
          <table:table-cell table:style-name="ce11" table:formula="of:=IF(LEN([StructureEdit.Q18])&gt;0;COM.MICROSOFT.CONCAT([.P18];&quot;/&quot;;[StructureEdit.Q18]);IF([.P17]=[.P18];[.Q17];[.P1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8:.L18]))&gt;0;COM.MICROSOFT.CONCAT(&quot;/&quot;;IF(LEN([StructureEdit.R18])&gt;0;CONCATENATE([.Q18];&quot;/&quot;;[StructureEdit.R18]);[.Q18]));&quot;&quot;)">
            <text:p/>
          </table:table-cell>
          <table:table-cell table:style-name="ce14" table:formula="of:=IF(LEN([StructureEdit.T18])&gt;0;[StructureEdit.T18];&quot;&quot;)">
            <text:p/>
          </table:table-cell>
          <table:table-cell table:style-name="ce7" table:formula="of:=IF(LEN([StructureEdit.S18])&gt;0;[StructureEdit.S18];&quot;&quot;)">
            <text:p/>
          </table:table-cell>
          <table:table-cell table:style-name="ce7" table:formula="of:=IF(LEN([.T18])&gt;0;VLOOKUP([.T18];[$Templates.$A$2:.$H$100];7;0);&quot;&quot;)">
            <text:p/>
          </table:table-cell>
        </table:table-row>
        <table:table-row table:style-name="ro3">
          <table:table-cell table:style-name="ce11" table:formula="of:=IF(LEN([StructureEdit.A19])&gt;0;[StructureEdit.A19];[.A18])" office:value-type="string" office:string-value="df_folder.ods" calcext:value-type="string">
            <text:p>df_folder.ods</text:p>
          </table:table-cell>
          <table:table-cell table:style-name="ce11" table:formula="of:=IF(LEN([StructureEdit.B19])&gt;0;COM.MICROSOFT.CONCAT([.A19];&quot;/&quot;;[StructureEdit.B19]);IF([.A18]=[.A19];[.B18];[.A19]))" office:value-type="string" office:string-value="df_folder.ods" calcext:value-type="string">
            <text:p>df_folder.ods</text:p>
          </table:table-cell>
          <table:table-cell table:style-name="ce11" table:formula="of:=IF(LEN([StructureEdit.C19])&gt;0;COM.MICROSOFT.CONCAT([.B19];&quot;/&quot;;[StructureEdit.C19]);IF([.B18]=[.B19];[.C18];[.B19]))" office:value-type="string" office:string-value="df_folder.ods" calcext:value-type="string">
            <text:p>df_folder.ods</text:p>
          </table:table-cell>
          <table:table-cell table:style-name="ce11" table:formula="of:=IF(LEN([StructureEdit.D19])&gt;0;COM.MICROSOFT.CONCAT([.C19];&quot;/&quot;;[StructureEdit.D19]);IF([.C18]=[.C19];[.D18];[.C19]))" office:value-type="string" office:string-value="df_folder.ods" calcext:value-type="string">
            <text:p>df_folder.ods</text:p>
          </table:table-cell>
          <table:table-cell table:style-name="ce11" table:formula="of:=IF(LEN([StructureEdit.E19])&gt;0;COM.MICROSOFT.CONCAT([.D19];&quot;/&quot;;[StructureEdit.E19]);IF([.D18]=[.D19];[.E18];[.D19]))" office:value-type="string" office:string-value="df_folder.ods" calcext:value-type="string">
            <text:p>df_folder.ods</text:p>
          </table:table-cell>
          <table:table-cell table:style-name="ce11" table:formula="of:=IF(LEN([StructureEdit.F19])&gt;0;COM.MICROSOFT.CONCAT([.E19];&quot;/&quot;;[StructureEdit.F19]);IF([.E18]=[.E19];[.F18];[.E19]))" office:value-type="string" office:string-value="df_folder.ods" calcext:value-type="string">
            <text:p>df_folder.ods</text:p>
          </table:table-cell>
          <table:table-cell table:style-name="ce11" table:formula="of:=IF(LEN([StructureEdit.G19])&gt;0;COM.MICROSOFT.CONCAT([.F19];&quot;/&quot;;[StructureEdit.G19]);IF([.F18]=[.F19];[.G18];[.F19]))" office:value-type="string" office:string-value="df_folder.ods" calcext:value-type="string">
            <text:p>df_folder.ods</text:p>
          </table:table-cell>
          <table:table-cell table:style-name="ce11" table:formula="of:=IF(LEN([StructureEdit.H19])&gt;0;COM.MICROSOFT.CONCAT([.G19];&quot;/&quot;;[StructureEdit.H19]);IF([.G18]=[.G19];[.H18];[.G19]))" office:value-type="string" office:string-value="df_folder.ods" calcext:value-type="string">
            <text:p>df_folder.ods</text:p>
          </table:table-cell>
          <table:table-cell table:style-name="ce11" table:formula="of:=IF(LEN([StructureEdit.I19])&gt;0;COM.MICROSOFT.CONCAT([.H19];&quot;/&quot;;[StructureEdit.I19]);IF([.H18]=[.H19];[.I18];[.H19]))" office:value-type="string" office:string-value="df_folder.ods" calcext:value-type="string">
            <text:p>df_folder.ods</text:p>
          </table:table-cell>
          <table:table-cell table:style-name="ce11" table:formula="of:=IF(LEN([StructureEdit.J19])&gt;0;COM.MICROSOFT.CONCAT([.I19];&quot;/&quot;;[StructureEdit.J19]);IF([.I18]=[.I19];[.J18];[.I19]))" office:value-type="string" office:string-value="df_folder.ods" calcext:value-type="string">
            <text:p>df_folder.ods</text:p>
          </table:table-cell>
          <table:table-cell table:style-name="ce11" table:formula="of:=IF(LEN([StructureEdit.K19])&gt;0;COM.MICROSOFT.CONCAT([.J19];&quot;/&quot;;[StructureEdit.K19]);IF([.J18]=[.J19];[.K18];[.J19]))" office:value-type="string" office:string-value="df_folder.ods" calcext:value-type="string">
            <text:p>df_folder.ods</text:p>
          </table:table-cell>
          <table:table-cell table:style-name="ce11" table:formula="of:=IF(LEN([StructureEdit.L19])&gt;0;COM.MICROSOFT.CONCAT([.K19];&quot;/&quot;;[StructureEdit.L19]);IF([.K18]=[.K19];[.L18];[.K19]))" office:value-type="string" office:string-value="df_folder.ods" calcext:value-type="string">
            <text:p>df_folder.ods</text:p>
          </table:table-cell>
          <table:table-cell table:style-name="ce11" table:formula="of:=IF(LEN([StructureEdit.M19])&gt;0;COM.MICROSOFT.CONCAT([.L19];&quot;/&quot;;[StructureEdit.M19]);IF([.L18]=[.L19];[.M18];[.L19]))" office:value-type="string" office:string-value="df_folder.ods" calcext:value-type="string">
            <text:p>df_folder.ods</text:p>
          </table:table-cell>
          <table:table-cell table:style-name="ce11" table:formula="of:=IF(LEN([StructureEdit.N19])&gt;0;COM.MICROSOFT.CONCAT([.M19];&quot;/&quot;;[StructureEdit.N19]);IF([.M18]=[.M19];[.N18];[.M19]))" office:value-type="string" office:string-value="df_folder.ods" calcext:value-type="string">
            <text:p>df_folder.ods</text:p>
          </table:table-cell>
          <table:table-cell table:style-name="ce11" table:formula="of:=IF(LEN([StructureEdit.O19])&gt;0;COM.MICROSOFT.CONCAT([.N19];&quot;/&quot;;[StructureEdit.O19]);IF([.N18]=[.N19];[.O18];[.N19]))" office:value-type="string" office:string-value="df_folder.ods" calcext:value-type="string">
            <text:p>df_folder.ods</text:p>
          </table:table-cell>
          <table:table-cell table:style-name="ce11" table:formula="of:=IF(LEN([StructureEdit.P19])&gt;0;COM.MICROSOFT.CONCAT([.O19];&quot;/&quot;;[StructureEdit.P19]);IF([.O18]=[.O19];[.P18];[.O19]))" office:value-type="string" office:string-value="df_folder.ods" calcext:value-type="string">
            <text:p>df_folder.ods</text:p>
          </table:table-cell>
          <table:table-cell table:style-name="ce11" table:formula="of:=IF(LEN([StructureEdit.Q19])&gt;0;COM.MICROSOFT.CONCAT([.P19];&quot;/&quot;;[StructureEdit.Q19]);IF([.P18]=[.P19];[.Q18];[.P1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9:.L19]))&gt;0;COM.MICROSOFT.CONCAT(&quot;/&quot;;IF(LEN([StructureEdit.R19])&gt;0;CONCATENATE([.Q19];&quot;/&quot;;[StructureEdit.R19]);[.Q19]));&quot;&quot;)">
            <text:p/>
          </table:table-cell>
          <table:table-cell table:style-name="ce14" table:formula="of:=IF(LEN([StructureEdit.T19])&gt;0;[StructureEdit.T19];&quot;&quot;)">
            <text:p/>
          </table:table-cell>
          <table:table-cell table:style-name="ce7" table:formula="of:=IF(LEN([StructureEdit.S19])&gt;0;[StructureEdit.S19];&quot;&quot;)">
            <text:p/>
          </table:table-cell>
          <table:table-cell table:style-name="ce7" table:formula="of:=IF(LEN([.T19])&gt;0;VLOOKUP([.T19];[$Templates.$A$2:.$H$100];7;0);&quot;&quot;)">
            <text:p/>
          </table:table-cell>
        </table:table-row>
        <table:table-row table:style-name="ro3">
          <table:table-cell table:style-name="ce11" table:formula="of:=IF(LEN([StructureEdit.A20])&gt;0;[StructureEdit.A20];[.A19])" office:value-type="string" office:string-value="df_folder.ods" calcext:value-type="string">
            <text:p>df_folder.ods</text:p>
          </table:table-cell>
          <table:table-cell table:style-name="ce11" table:formula="of:=IF(LEN([StructureEdit.B20])&gt;0;COM.MICROSOFT.CONCAT([.A20];&quot;/&quot;;[StructureEdit.B20]);IF([.A19]=[.A20];[.B19];[.A20]))" office:value-type="string" office:string-value="df_folder.ods" calcext:value-type="string">
            <text:p>df_folder.ods</text:p>
          </table:table-cell>
          <table:table-cell table:style-name="ce11" table:formula="of:=IF(LEN([StructureEdit.C20])&gt;0;COM.MICROSOFT.CONCAT([.B20];&quot;/&quot;;[StructureEdit.C20]);IF([.B19]=[.B20];[.C19];[.B20]))" office:value-type="string" office:string-value="df_folder.ods" calcext:value-type="string">
            <text:p>df_folder.ods</text:p>
          </table:table-cell>
          <table:table-cell table:style-name="ce11" table:formula="of:=IF(LEN([StructureEdit.D20])&gt;0;COM.MICROSOFT.CONCAT([.C20];&quot;/&quot;;[StructureEdit.D20]);IF([.C19]=[.C20];[.D19];[.C20]))" office:value-type="string" office:string-value="df_folder.ods" calcext:value-type="string">
            <text:p>df_folder.ods</text:p>
          </table:table-cell>
          <table:table-cell table:style-name="ce11" table:formula="of:=IF(LEN([StructureEdit.E20])&gt;0;COM.MICROSOFT.CONCAT([.D20];&quot;/&quot;;[StructureEdit.E20]);IF([.D19]=[.D20];[.E19];[.D20]))" office:value-type="string" office:string-value="df_folder.ods" calcext:value-type="string">
            <text:p>df_folder.ods</text:p>
          </table:table-cell>
          <table:table-cell table:style-name="ce11" table:formula="of:=IF(LEN([StructureEdit.F20])&gt;0;COM.MICROSOFT.CONCAT([.E20];&quot;/&quot;;[StructureEdit.F20]);IF([.E19]=[.E20];[.F19];[.E20]))" office:value-type="string" office:string-value="df_folder.ods" calcext:value-type="string">
            <text:p>df_folder.ods</text:p>
          </table:table-cell>
          <table:table-cell table:style-name="ce11" table:formula="of:=IF(LEN([StructureEdit.G20])&gt;0;COM.MICROSOFT.CONCAT([.F20];&quot;/&quot;;[StructureEdit.G20]);IF([.F19]=[.F20];[.G19];[.F20]))" office:value-type="string" office:string-value="df_folder.ods" calcext:value-type="string">
            <text:p>df_folder.ods</text:p>
          </table:table-cell>
          <table:table-cell table:style-name="ce11" table:formula="of:=IF(LEN([StructureEdit.H20])&gt;0;COM.MICROSOFT.CONCAT([.G20];&quot;/&quot;;[StructureEdit.H20]);IF([.G19]=[.G20];[.H19];[.G20]))" office:value-type="string" office:string-value="df_folder.ods" calcext:value-type="string">
            <text:p>df_folder.ods</text:p>
          </table:table-cell>
          <table:table-cell table:style-name="ce11" table:formula="of:=IF(LEN([StructureEdit.I20])&gt;0;COM.MICROSOFT.CONCAT([.H20];&quot;/&quot;;[StructureEdit.I20]);IF([.H19]=[.H20];[.I19];[.H20]))" office:value-type="string" office:string-value="df_folder.ods" calcext:value-type="string">
            <text:p>df_folder.ods</text:p>
          </table:table-cell>
          <table:table-cell table:style-name="ce11" table:formula="of:=IF(LEN([StructureEdit.J20])&gt;0;COM.MICROSOFT.CONCAT([.I20];&quot;/&quot;;[StructureEdit.J20]);IF([.I19]=[.I20];[.J19];[.I20]))" office:value-type="string" office:string-value="df_folder.ods" calcext:value-type="string">
            <text:p>df_folder.ods</text:p>
          </table:table-cell>
          <table:table-cell table:style-name="ce11" table:formula="of:=IF(LEN([StructureEdit.K20])&gt;0;COM.MICROSOFT.CONCAT([.J20];&quot;/&quot;;[StructureEdit.K20]);IF([.J19]=[.J20];[.K19];[.J20]))" office:value-type="string" office:string-value="df_folder.ods" calcext:value-type="string">
            <text:p>df_folder.ods</text:p>
          </table:table-cell>
          <table:table-cell table:style-name="ce11" table:formula="of:=IF(LEN([StructureEdit.L20])&gt;0;COM.MICROSOFT.CONCAT([.K20];&quot;/&quot;;[StructureEdit.L20]);IF([.K19]=[.K20];[.L19];[.K20]))" office:value-type="string" office:string-value="df_folder.ods" calcext:value-type="string">
            <text:p>df_folder.ods</text:p>
          </table:table-cell>
          <table:table-cell table:style-name="ce11" table:formula="of:=IF(LEN([StructureEdit.M20])&gt;0;COM.MICROSOFT.CONCAT([.L20];&quot;/&quot;;[StructureEdit.M20]);IF([.L19]=[.L20];[.M19];[.L20]))" office:value-type="string" office:string-value="df_folder.ods" calcext:value-type="string">
            <text:p>df_folder.ods</text:p>
          </table:table-cell>
          <table:table-cell table:style-name="ce11" table:formula="of:=IF(LEN([StructureEdit.N20])&gt;0;COM.MICROSOFT.CONCAT([.M20];&quot;/&quot;;[StructureEdit.N20]);IF([.M19]=[.M20];[.N19];[.M20]))" office:value-type="string" office:string-value="df_folder.ods" calcext:value-type="string">
            <text:p>df_folder.ods</text:p>
          </table:table-cell>
          <table:table-cell table:style-name="ce11" table:formula="of:=IF(LEN([StructureEdit.O20])&gt;0;COM.MICROSOFT.CONCAT([.N20];&quot;/&quot;;[StructureEdit.O20]);IF([.N19]=[.N20];[.O19];[.N20]))" office:value-type="string" office:string-value="df_folder.ods" calcext:value-type="string">
            <text:p>df_folder.ods</text:p>
          </table:table-cell>
          <table:table-cell table:style-name="ce11" table:formula="of:=IF(LEN([StructureEdit.P20])&gt;0;COM.MICROSOFT.CONCAT([.O20];&quot;/&quot;;[StructureEdit.P20]);IF([.O19]=[.O20];[.P19];[.O20]))" office:value-type="string" office:string-value="df_folder.ods" calcext:value-type="string">
            <text:p>df_folder.ods</text:p>
          </table:table-cell>
          <table:table-cell table:style-name="ce11" table:formula="of:=IF(LEN([StructureEdit.Q20])&gt;0;COM.MICROSOFT.CONCAT([.P20];&quot;/&quot;;[StructureEdit.Q20]);IF([.P19]=[.P20];[.Q19];[.P2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0:.L20]))&gt;0;COM.MICROSOFT.CONCAT(&quot;/&quot;;IF(LEN([StructureEdit.R20])&gt;0;CONCATENATE([.Q20];&quot;/&quot;;[StructureEdit.R20]);[.Q20]));&quot;&quot;)">
            <text:p/>
          </table:table-cell>
          <table:table-cell table:style-name="ce14" table:formula="of:=IF(LEN([StructureEdit.T20])&gt;0;[StructureEdit.T20];&quot;&quot;)">
            <text:p/>
          </table:table-cell>
          <table:table-cell table:style-name="ce7" table:formula="of:=IF(LEN([StructureEdit.S20])&gt;0;[StructureEdit.S20];&quot;&quot;)">
            <text:p/>
          </table:table-cell>
          <table:table-cell table:style-name="ce7" table:formula="of:=IF(LEN([.T20])&gt;0;VLOOKUP([.T20];[$Templates.$A$2:.$H$100];7;0);&quot;&quot;)">
            <text:p/>
          </table:table-cell>
        </table:table-row>
        <table:table-row table:style-name="ro3">
          <table:table-cell table:style-name="ce11" table:formula="of:=IF(LEN([StructureEdit.A21])&gt;0;[StructureEdit.A21];[.A20])" office:value-type="string" office:string-value="df_folder.ods" calcext:value-type="string">
            <text:p>df_folder.ods</text:p>
          </table:table-cell>
          <table:table-cell table:style-name="ce11" table:formula="of:=IF(LEN([StructureEdit.B21])&gt;0;COM.MICROSOFT.CONCAT([.A21];&quot;/&quot;;[StructureEdit.B21]);IF([.A20]=[.A21];[.B20];[.A21]))" office:value-type="string" office:string-value="df_folder.ods" calcext:value-type="string">
            <text:p>df_folder.ods</text:p>
          </table:table-cell>
          <table:table-cell table:style-name="ce11" table:formula="of:=IF(LEN([StructureEdit.C21])&gt;0;COM.MICROSOFT.CONCAT([.B21];&quot;/&quot;;[StructureEdit.C21]);IF([.B20]=[.B21];[.C20];[.B21]))" office:value-type="string" office:string-value="df_folder.ods" calcext:value-type="string">
            <text:p>df_folder.ods</text:p>
          </table:table-cell>
          <table:table-cell table:style-name="ce11" table:formula="of:=IF(LEN([StructureEdit.D21])&gt;0;COM.MICROSOFT.CONCAT([.C21];&quot;/&quot;;[StructureEdit.D21]);IF([.C20]=[.C21];[.D20];[.C21]))" office:value-type="string" office:string-value="df_folder.ods" calcext:value-type="string">
            <text:p>df_folder.ods</text:p>
          </table:table-cell>
          <table:table-cell table:style-name="ce11" table:formula="of:=IF(LEN([StructureEdit.E21])&gt;0;COM.MICROSOFT.CONCAT([.D21];&quot;/&quot;;[StructureEdit.E21]);IF([.D20]=[.D21];[.E20];[.D21]))" office:value-type="string" office:string-value="df_folder.ods" calcext:value-type="string">
            <text:p>df_folder.ods</text:p>
          </table:table-cell>
          <table:table-cell table:style-name="ce11" table:formula="of:=IF(LEN([StructureEdit.F21])&gt;0;COM.MICROSOFT.CONCAT([.E21];&quot;/&quot;;[StructureEdit.F21]);IF([.E20]=[.E21];[.F20];[.E21]))" office:value-type="string" office:string-value="df_folder.ods" calcext:value-type="string">
            <text:p>df_folder.ods</text:p>
          </table:table-cell>
          <table:table-cell table:style-name="ce11" table:formula="of:=IF(LEN([StructureEdit.G21])&gt;0;COM.MICROSOFT.CONCAT([.F21];&quot;/&quot;;[StructureEdit.G21]);IF([.F20]=[.F21];[.G20];[.F21]))" office:value-type="string" office:string-value="df_folder.ods" calcext:value-type="string">
            <text:p>df_folder.ods</text:p>
          </table:table-cell>
          <table:table-cell table:style-name="ce11" table:formula="of:=IF(LEN([StructureEdit.H21])&gt;0;COM.MICROSOFT.CONCAT([.G21];&quot;/&quot;;[StructureEdit.H21]);IF([.G20]=[.G21];[.H20];[.G21]))" office:value-type="string" office:string-value="df_folder.ods" calcext:value-type="string">
            <text:p>df_folder.ods</text:p>
          </table:table-cell>
          <table:table-cell table:style-name="ce11" table:formula="of:=IF(LEN([StructureEdit.I21])&gt;0;COM.MICROSOFT.CONCAT([.H21];&quot;/&quot;;[StructureEdit.I21]);IF([.H20]=[.H21];[.I20];[.H21]))" office:value-type="string" office:string-value="df_folder.ods" calcext:value-type="string">
            <text:p>df_folder.ods</text:p>
          </table:table-cell>
          <table:table-cell table:style-name="ce11" table:formula="of:=IF(LEN([StructureEdit.J21])&gt;0;COM.MICROSOFT.CONCAT([.I21];&quot;/&quot;;[StructureEdit.J21]);IF([.I20]=[.I21];[.J20];[.I21]))" office:value-type="string" office:string-value="df_folder.ods" calcext:value-type="string">
            <text:p>df_folder.ods</text:p>
          </table:table-cell>
          <table:table-cell table:style-name="ce11" table:formula="of:=IF(LEN([StructureEdit.K21])&gt;0;COM.MICROSOFT.CONCAT([.J21];&quot;/&quot;;[StructureEdit.K21]);IF([.J20]=[.J21];[.K20];[.J21]))" office:value-type="string" office:string-value="df_folder.ods" calcext:value-type="string">
            <text:p>df_folder.ods</text:p>
          </table:table-cell>
          <table:table-cell table:style-name="ce11" table:formula="of:=IF(LEN([StructureEdit.L21])&gt;0;COM.MICROSOFT.CONCAT([.K21];&quot;/&quot;;[StructureEdit.L21]);IF([.K20]=[.K21];[.L20];[.K21]))" office:value-type="string" office:string-value="df_folder.ods" calcext:value-type="string">
            <text:p>df_folder.ods</text:p>
          </table:table-cell>
          <table:table-cell table:style-name="ce11" table:formula="of:=IF(LEN([StructureEdit.M21])&gt;0;COM.MICROSOFT.CONCAT([.L21];&quot;/&quot;;[StructureEdit.M21]);IF([.L20]=[.L21];[.M20];[.L21]))" office:value-type="string" office:string-value="df_folder.ods" calcext:value-type="string">
            <text:p>df_folder.ods</text:p>
          </table:table-cell>
          <table:table-cell table:style-name="ce11" table:formula="of:=IF(LEN([StructureEdit.N21])&gt;0;COM.MICROSOFT.CONCAT([.M21];&quot;/&quot;;[StructureEdit.N21]);IF([.M20]=[.M21];[.N20];[.M21]))" office:value-type="string" office:string-value="df_folder.ods" calcext:value-type="string">
            <text:p>df_folder.ods</text:p>
          </table:table-cell>
          <table:table-cell table:style-name="ce11" table:formula="of:=IF(LEN([StructureEdit.O21])&gt;0;COM.MICROSOFT.CONCAT([.N21];&quot;/&quot;;[StructureEdit.O21]);IF([.N20]=[.N21];[.O20];[.N21]))" office:value-type="string" office:string-value="df_folder.ods" calcext:value-type="string">
            <text:p>df_folder.ods</text:p>
          </table:table-cell>
          <table:table-cell table:style-name="ce11" table:formula="of:=IF(LEN([StructureEdit.P21])&gt;0;COM.MICROSOFT.CONCAT([.O21];&quot;/&quot;;[StructureEdit.P21]);IF([.O20]=[.O21];[.P20];[.O21]))" office:value-type="string" office:string-value="df_folder.ods" calcext:value-type="string">
            <text:p>df_folder.ods</text:p>
          </table:table-cell>
          <table:table-cell table:style-name="ce11" table:formula="of:=IF(LEN([StructureEdit.Q21])&gt;0;COM.MICROSOFT.CONCAT([.P21];&quot;/&quot;;[StructureEdit.Q21]);IF([.P20]=[.P21];[.Q20];[.P2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1:.L21]))&gt;0;COM.MICROSOFT.CONCAT(&quot;/&quot;;IF(LEN([StructureEdit.R21])&gt;0;CONCATENATE([.Q21];&quot;/&quot;;[StructureEdit.R21]);[.Q21]));&quot;&quot;)">
            <text:p/>
          </table:table-cell>
          <table:table-cell table:style-name="ce14" table:formula="of:=IF(LEN([StructureEdit.T21])&gt;0;[StructureEdit.T21];&quot;&quot;)">
            <text:p/>
          </table:table-cell>
          <table:table-cell table:style-name="ce7" table:formula="of:=IF(LEN([StructureEdit.S21])&gt;0;[StructureEdit.S21];&quot;&quot;)">
            <text:p/>
          </table:table-cell>
          <table:table-cell table:style-name="ce7" table:formula="of:=IF(LEN([.T21])&gt;0;VLOOKUP([.T21];[$Templates.$A$2:.$H$100];7;0);&quot;&quot;)">
            <text:p/>
          </table:table-cell>
        </table:table-row>
        <table:table-row table:style-name="ro3">
          <table:table-cell table:style-name="ce11" table:formula="of:=IF(LEN([StructureEdit.A22])&gt;0;[StructureEdit.A22];[.A21])" office:value-type="string" office:string-value="df_folder.ods" calcext:value-type="string">
            <text:p>df_folder.ods</text:p>
          </table:table-cell>
          <table:table-cell table:style-name="ce11" table:formula="of:=IF(LEN([StructureEdit.B22])&gt;0;COM.MICROSOFT.CONCAT([.A22];&quot;/&quot;;[StructureEdit.B22]);IF([.A21]=[.A22];[.B21];[.A22]))" office:value-type="string" office:string-value="df_folder.ods" calcext:value-type="string">
            <text:p>df_folder.ods</text:p>
          </table:table-cell>
          <table:table-cell table:style-name="ce11" table:formula="of:=IF(LEN([StructureEdit.C22])&gt;0;COM.MICROSOFT.CONCAT([.B22];&quot;/&quot;;[StructureEdit.C22]);IF([.B21]=[.B22];[.C21];[.B22]))" office:value-type="string" office:string-value="df_folder.ods" calcext:value-type="string">
            <text:p>df_folder.ods</text:p>
          </table:table-cell>
          <table:table-cell table:style-name="ce11" table:formula="of:=IF(LEN([StructureEdit.D22])&gt;0;COM.MICROSOFT.CONCAT([.C22];&quot;/&quot;;[StructureEdit.D22]);IF([.C21]=[.C22];[.D21];[.C22]))" office:value-type="string" office:string-value="df_folder.ods" calcext:value-type="string">
            <text:p>df_folder.ods</text:p>
          </table:table-cell>
          <table:table-cell table:style-name="ce11" table:formula="of:=IF(LEN([StructureEdit.E22])&gt;0;COM.MICROSOFT.CONCAT([.D22];&quot;/&quot;;[StructureEdit.E22]);IF([.D21]=[.D22];[.E21];[.D22]))" office:value-type="string" office:string-value="df_folder.ods" calcext:value-type="string">
            <text:p>df_folder.ods</text:p>
          </table:table-cell>
          <table:table-cell table:style-name="ce11" table:formula="of:=IF(LEN([StructureEdit.F22])&gt;0;COM.MICROSOFT.CONCAT([.E22];&quot;/&quot;;[StructureEdit.F22]);IF([.E21]=[.E22];[.F21];[.E22]))" office:value-type="string" office:string-value="df_folder.ods" calcext:value-type="string">
            <text:p>df_folder.ods</text:p>
          </table:table-cell>
          <table:table-cell table:style-name="ce11" table:formula="of:=IF(LEN([StructureEdit.G22])&gt;0;COM.MICROSOFT.CONCAT([.F22];&quot;/&quot;;[StructureEdit.G22]);IF([.F21]=[.F22];[.G21];[.F22]))" office:value-type="string" office:string-value="df_folder.ods" calcext:value-type="string">
            <text:p>df_folder.ods</text:p>
          </table:table-cell>
          <table:table-cell table:style-name="ce11" table:formula="of:=IF(LEN([StructureEdit.H22])&gt;0;COM.MICROSOFT.CONCAT([.G22];&quot;/&quot;;[StructureEdit.H22]);IF([.G21]=[.G22];[.H21];[.G22]))" office:value-type="string" office:string-value="df_folder.ods" calcext:value-type="string">
            <text:p>df_folder.ods</text:p>
          </table:table-cell>
          <table:table-cell table:style-name="ce11" table:formula="of:=IF(LEN([StructureEdit.I22])&gt;0;COM.MICROSOFT.CONCAT([.H22];&quot;/&quot;;[StructureEdit.I22]);IF([.H21]=[.H22];[.I21];[.H22]))" office:value-type="string" office:string-value="df_folder.ods" calcext:value-type="string">
            <text:p>df_folder.ods</text:p>
          </table:table-cell>
          <table:table-cell table:style-name="ce11" table:formula="of:=IF(LEN([StructureEdit.J22])&gt;0;COM.MICROSOFT.CONCAT([.I22];&quot;/&quot;;[StructureEdit.J22]);IF([.I21]=[.I22];[.J21];[.I22]))" office:value-type="string" office:string-value="df_folder.ods" calcext:value-type="string">
            <text:p>df_folder.ods</text:p>
          </table:table-cell>
          <table:table-cell table:style-name="ce11" table:formula="of:=IF(LEN([StructureEdit.K22])&gt;0;COM.MICROSOFT.CONCAT([.J22];&quot;/&quot;;[StructureEdit.K22]);IF([.J21]=[.J22];[.K21];[.J22]))" office:value-type="string" office:string-value="df_folder.ods" calcext:value-type="string">
            <text:p>df_folder.ods</text:p>
          </table:table-cell>
          <table:table-cell table:style-name="ce11" table:formula="of:=IF(LEN([StructureEdit.L22])&gt;0;COM.MICROSOFT.CONCAT([.K22];&quot;/&quot;;[StructureEdit.L22]);IF([.K21]=[.K22];[.L21];[.K22]))" office:value-type="string" office:string-value="df_folder.ods" calcext:value-type="string">
            <text:p>df_folder.ods</text:p>
          </table:table-cell>
          <table:table-cell table:style-name="ce11" table:formula="of:=IF(LEN([StructureEdit.M22])&gt;0;COM.MICROSOFT.CONCAT([.L22];&quot;/&quot;;[StructureEdit.M22]);IF([.L21]=[.L22];[.M21];[.L22]))" office:value-type="string" office:string-value="df_folder.ods" calcext:value-type="string">
            <text:p>df_folder.ods</text:p>
          </table:table-cell>
          <table:table-cell table:style-name="ce11" table:formula="of:=IF(LEN([StructureEdit.N22])&gt;0;COM.MICROSOFT.CONCAT([.M22];&quot;/&quot;;[StructureEdit.N22]);IF([.M21]=[.M22];[.N21];[.M22]))" office:value-type="string" office:string-value="df_folder.ods" calcext:value-type="string">
            <text:p>df_folder.ods</text:p>
          </table:table-cell>
          <table:table-cell table:style-name="ce11" table:formula="of:=IF(LEN([StructureEdit.O22])&gt;0;COM.MICROSOFT.CONCAT([.N22];&quot;/&quot;;[StructureEdit.O22]);IF([.N21]=[.N22];[.O21];[.N22]))" office:value-type="string" office:string-value="df_folder.ods" calcext:value-type="string">
            <text:p>df_folder.ods</text:p>
          </table:table-cell>
          <table:table-cell table:style-name="ce11" table:formula="of:=IF(LEN([StructureEdit.P22])&gt;0;COM.MICROSOFT.CONCAT([.O22];&quot;/&quot;;[StructureEdit.P22]);IF([.O21]=[.O22];[.P21];[.O22]))" office:value-type="string" office:string-value="df_folder.ods" calcext:value-type="string">
            <text:p>df_folder.ods</text:p>
          </table:table-cell>
          <table:table-cell table:style-name="ce11" table:formula="of:=IF(LEN([StructureEdit.Q22])&gt;0;COM.MICROSOFT.CONCAT([.P22];&quot;/&quot;;[StructureEdit.Q22]);IF([.P21]=[.P22];[.Q21];[.P22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2:.L22]))&gt;0;COM.MICROSOFT.CONCAT(&quot;/&quot;;IF(LEN([StructureEdit.R22])&gt;0;CONCATENATE([.Q22];&quot;/&quot;;[StructureEdit.R22]);[.Q22]));&quot;&quot;)">
            <text:p/>
          </table:table-cell>
          <table:table-cell table:style-name="ce14" table:formula="of:=IF(LEN([StructureEdit.T22])&gt;0;[StructureEdit.T22];&quot;&quot;)">
            <text:p/>
          </table:table-cell>
          <table:table-cell table:style-name="ce7" table:formula="of:=IF(LEN([StructureEdit.S22])&gt;0;[StructureEdit.S22];&quot;&quot;)">
            <text:p/>
          </table:table-cell>
          <table:table-cell table:style-name="ce7" table:formula="of:=IF(LEN([.T22])&gt;0;VLOOKUP([.T22];[$Templates.$A$2:.$H$100];7;0);&quot;&quot;)">
            <text:p/>
          </table:table-cell>
        </table:table-row>
        <table:table-row table:style-name="ro3">
          <table:table-cell table:style-name="ce11" table:formula="of:=IF(LEN([StructureEdit.A23])&gt;0;[StructureEdit.A23];[.A22])" office:value-type="string" office:string-value="df_folder.ods" calcext:value-type="string">
            <text:p>df_folder.ods</text:p>
          </table:table-cell>
          <table:table-cell table:style-name="ce11" table:formula="of:=IF(LEN([StructureEdit.B23])&gt;0;COM.MICROSOFT.CONCAT([.A23];&quot;/&quot;;[StructureEdit.B23]);IF([.A22]=[.A23];[.B22];[.A23]))" office:value-type="string" office:string-value="df_folder.ods" calcext:value-type="string">
            <text:p>df_folder.ods</text:p>
          </table:table-cell>
          <table:table-cell table:style-name="ce11" table:formula="of:=IF(LEN([StructureEdit.C23])&gt;0;COM.MICROSOFT.CONCAT([.B23];&quot;/&quot;;[StructureEdit.C23]);IF([.B22]=[.B23];[.C22];[.B23]))" office:value-type="string" office:string-value="df_folder.ods" calcext:value-type="string">
            <text:p>df_folder.ods</text:p>
          </table:table-cell>
          <table:table-cell table:style-name="ce11" table:formula="of:=IF(LEN([StructureEdit.D23])&gt;0;COM.MICROSOFT.CONCAT([.C23];&quot;/&quot;;[StructureEdit.D23]);IF([.C22]=[.C23];[.D22];[.C23]))" office:value-type="string" office:string-value="df_folder.ods" calcext:value-type="string">
            <text:p>df_folder.ods</text:p>
          </table:table-cell>
          <table:table-cell table:style-name="ce11" table:formula="of:=IF(LEN([StructureEdit.E23])&gt;0;COM.MICROSOFT.CONCAT([.D23];&quot;/&quot;;[StructureEdit.E23]);IF([.D22]=[.D23];[.E22];[.D23]))" office:value-type="string" office:string-value="df_folder.ods" calcext:value-type="string">
            <text:p>df_folder.ods</text:p>
          </table:table-cell>
          <table:table-cell table:style-name="ce11" table:formula="of:=IF(LEN([StructureEdit.F23])&gt;0;COM.MICROSOFT.CONCAT([.E23];&quot;/&quot;;[StructureEdit.F23]);IF([.E22]=[.E23];[.F22];[.E23]))" office:value-type="string" office:string-value="df_folder.ods" calcext:value-type="string">
            <text:p>df_folder.ods</text:p>
          </table:table-cell>
          <table:table-cell table:style-name="ce11" table:formula="of:=IF(LEN([StructureEdit.G23])&gt;0;COM.MICROSOFT.CONCAT([.F23];&quot;/&quot;;[StructureEdit.G23]);IF([.F22]=[.F23];[.G22];[.F23]))" office:value-type="string" office:string-value="df_folder.ods" calcext:value-type="string">
            <text:p>df_folder.ods</text:p>
          </table:table-cell>
          <table:table-cell table:style-name="ce11" table:formula="of:=IF(LEN([StructureEdit.H23])&gt;0;COM.MICROSOFT.CONCAT([.G23];&quot;/&quot;;[StructureEdit.H23]);IF([.G22]=[.G23];[.H22];[.G23]))" office:value-type="string" office:string-value="df_folder.ods" calcext:value-type="string">
            <text:p>df_folder.ods</text:p>
          </table:table-cell>
          <table:table-cell table:style-name="ce11" table:formula="of:=IF(LEN([StructureEdit.I23])&gt;0;COM.MICROSOFT.CONCAT([.H23];&quot;/&quot;;[StructureEdit.I23]);IF([.H22]=[.H23];[.I22];[.H23]))" office:value-type="string" office:string-value="df_folder.ods" calcext:value-type="string">
            <text:p>df_folder.ods</text:p>
          </table:table-cell>
          <table:table-cell table:style-name="ce11" table:formula="of:=IF(LEN([StructureEdit.J23])&gt;0;COM.MICROSOFT.CONCAT([.I23];&quot;/&quot;;[StructureEdit.J23]);IF([.I22]=[.I23];[.J22];[.I23]))" office:value-type="string" office:string-value="df_folder.ods" calcext:value-type="string">
            <text:p>df_folder.ods</text:p>
          </table:table-cell>
          <table:table-cell table:style-name="ce11" table:formula="of:=IF(LEN([StructureEdit.K23])&gt;0;COM.MICROSOFT.CONCAT([.J23];&quot;/&quot;;[StructureEdit.K23]);IF([.J22]=[.J23];[.K22];[.J23]))" office:value-type="string" office:string-value="df_folder.ods" calcext:value-type="string">
            <text:p>df_folder.ods</text:p>
          </table:table-cell>
          <table:table-cell table:style-name="ce11" table:formula="of:=IF(LEN([StructureEdit.L23])&gt;0;COM.MICROSOFT.CONCAT([.K23];&quot;/&quot;;[StructureEdit.L23]);IF([.K22]=[.K23];[.L22];[.K23]))" office:value-type="string" office:string-value="df_folder.ods" calcext:value-type="string">
            <text:p>df_folder.ods</text:p>
          </table:table-cell>
          <table:table-cell table:style-name="ce11" table:formula="of:=IF(LEN([StructureEdit.M23])&gt;0;COM.MICROSOFT.CONCAT([.L23];&quot;/&quot;;[StructureEdit.M23]);IF([.L22]=[.L23];[.M22];[.L23]))" office:value-type="string" office:string-value="df_folder.ods" calcext:value-type="string">
            <text:p>df_folder.ods</text:p>
          </table:table-cell>
          <table:table-cell table:style-name="ce11" table:formula="of:=IF(LEN([StructureEdit.N23])&gt;0;COM.MICROSOFT.CONCAT([.M23];&quot;/&quot;;[StructureEdit.N23]);IF([.M22]=[.M23];[.N22];[.M23]))" office:value-type="string" office:string-value="df_folder.ods" calcext:value-type="string">
            <text:p>df_folder.ods</text:p>
          </table:table-cell>
          <table:table-cell table:style-name="ce11" table:formula="of:=IF(LEN([StructureEdit.O23])&gt;0;COM.MICROSOFT.CONCAT([.N23];&quot;/&quot;;[StructureEdit.O23]);IF([.N22]=[.N23];[.O22];[.N23]))" office:value-type="string" office:string-value="df_folder.ods" calcext:value-type="string">
            <text:p>df_folder.ods</text:p>
          </table:table-cell>
          <table:table-cell table:style-name="ce11" table:formula="of:=IF(LEN([StructureEdit.P23])&gt;0;COM.MICROSOFT.CONCAT([.O23];&quot;/&quot;;[StructureEdit.P23]);IF([.O22]=[.O23];[.P22];[.O23]))" office:value-type="string" office:string-value="df_folder.ods" calcext:value-type="string">
            <text:p>df_folder.ods</text:p>
          </table:table-cell>
          <table:table-cell table:style-name="ce11" table:formula="of:=IF(LEN([StructureEdit.Q23])&gt;0;COM.MICROSOFT.CONCAT([.P23];&quot;/&quot;;[StructureEdit.Q23]);IF([.P22]=[.P23];[.Q22];[.P2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3:.L23]))&gt;0;COM.MICROSOFT.CONCAT(&quot;/&quot;;IF(LEN([StructureEdit.R23])&gt;0;CONCATENATE([.Q23];&quot;/&quot;;[StructureEdit.R23]);[.Q23]));&quot;&quot;)">
            <text:p/>
          </table:table-cell>
          <table:table-cell table:style-name="ce14" table:formula="of:=IF(LEN([StructureEdit.T23])&gt;0;[StructureEdit.T23];&quot;&quot;)">
            <text:p/>
          </table:table-cell>
          <table:table-cell table:style-name="ce7" table:formula="of:=IF(LEN([StructureEdit.S23])&gt;0;[StructureEdit.S23];&quot;&quot;)">
            <text:p/>
          </table:table-cell>
          <table:table-cell table:style-name="ce7" table:formula="of:=IF(LEN([.T23])&gt;0;VLOOKUP([.T23];[$Templates.$A$2:.$H$100];7;0);&quot;&quot;)">
            <text:p/>
          </table:table-cell>
        </table:table-row>
        <table:table-row table:style-name="ro3">
          <table:table-cell table:style-name="ce11" table:formula="of:=IF(LEN([StructureEdit.A24])&gt;0;[StructureEdit.A24];[.A23])" office:value-type="string" office:string-value="df_folder.ods" calcext:value-type="string">
            <text:p>df_folder.ods</text:p>
          </table:table-cell>
          <table:table-cell table:style-name="ce11" table:formula="of:=IF(LEN([StructureEdit.B24])&gt;0;COM.MICROSOFT.CONCAT([.A24];&quot;/&quot;;[StructureEdit.B24]);IF([.A23]=[.A24];[.B23];[.A24]))" office:value-type="string" office:string-value="df_folder.ods" calcext:value-type="string">
            <text:p>df_folder.ods</text:p>
          </table:table-cell>
          <table:table-cell table:style-name="ce11" table:formula="of:=IF(LEN([StructureEdit.C24])&gt;0;COM.MICROSOFT.CONCAT([.B24];&quot;/&quot;;[StructureEdit.C24]);IF([.B23]=[.B24];[.C23];[.B24]))" office:value-type="string" office:string-value="df_folder.ods" calcext:value-type="string">
            <text:p>df_folder.ods</text:p>
          </table:table-cell>
          <table:table-cell table:style-name="ce11" table:formula="of:=IF(LEN([StructureEdit.D24])&gt;0;COM.MICROSOFT.CONCAT([.C24];&quot;/&quot;;[StructureEdit.D24]);IF([.C23]=[.C24];[.D23];[.C24]))" office:value-type="string" office:string-value="df_folder.ods" calcext:value-type="string">
            <text:p>df_folder.ods</text:p>
          </table:table-cell>
          <table:table-cell table:style-name="ce11" table:formula="of:=IF(LEN([StructureEdit.E24])&gt;0;COM.MICROSOFT.CONCAT([.D24];&quot;/&quot;;[StructureEdit.E24]);IF([.D23]=[.D24];[.E23];[.D24]))" office:value-type="string" office:string-value="df_folder.ods" calcext:value-type="string">
            <text:p>df_folder.ods</text:p>
          </table:table-cell>
          <table:table-cell table:style-name="ce11" table:formula="of:=IF(LEN([StructureEdit.F24])&gt;0;COM.MICROSOFT.CONCAT([.E24];&quot;/&quot;;[StructureEdit.F24]);IF([.E23]=[.E24];[.F23];[.E24]))" office:value-type="string" office:string-value="df_folder.ods" calcext:value-type="string">
            <text:p>df_folder.ods</text:p>
          </table:table-cell>
          <table:table-cell table:style-name="ce11" table:formula="of:=IF(LEN([StructureEdit.G24])&gt;0;COM.MICROSOFT.CONCAT([.F24];&quot;/&quot;;[StructureEdit.G24]);IF([.F23]=[.F24];[.G23];[.F24]))" office:value-type="string" office:string-value="df_folder.ods" calcext:value-type="string">
            <text:p>df_folder.ods</text:p>
          </table:table-cell>
          <table:table-cell table:style-name="ce11" table:formula="of:=IF(LEN([StructureEdit.H24])&gt;0;COM.MICROSOFT.CONCAT([.G24];&quot;/&quot;;[StructureEdit.H24]);IF([.G23]=[.G24];[.H23];[.G24]))" office:value-type="string" office:string-value="df_folder.ods" calcext:value-type="string">
            <text:p>df_folder.ods</text:p>
          </table:table-cell>
          <table:table-cell table:style-name="ce11" table:formula="of:=IF(LEN([StructureEdit.I24])&gt;0;COM.MICROSOFT.CONCAT([.H24];&quot;/&quot;;[StructureEdit.I24]);IF([.H23]=[.H24];[.I23];[.H24]))" office:value-type="string" office:string-value="df_folder.ods" calcext:value-type="string">
            <text:p>df_folder.ods</text:p>
          </table:table-cell>
          <table:table-cell table:style-name="ce11" table:formula="of:=IF(LEN([StructureEdit.J24])&gt;0;COM.MICROSOFT.CONCAT([.I24];&quot;/&quot;;[StructureEdit.J24]);IF([.I23]=[.I24];[.J23];[.I24]))" office:value-type="string" office:string-value="df_folder.ods" calcext:value-type="string">
            <text:p>df_folder.ods</text:p>
          </table:table-cell>
          <table:table-cell table:style-name="ce11" table:formula="of:=IF(LEN([StructureEdit.K24])&gt;0;COM.MICROSOFT.CONCAT([.J24];&quot;/&quot;;[StructureEdit.K24]);IF([.J23]=[.J24];[.K23];[.J24]))" office:value-type="string" office:string-value="df_folder.ods" calcext:value-type="string">
            <text:p>df_folder.ods</text:p>
          </table:table-cell>
          <table:table-cell table:style-name="ce11" table:formula="of:=IF(LEN([StructureEdit.L24])&gt;0;COM.MICROSOFT.CONCAT([.K24];&quot;/&quot;;[StructureEdit.L24]);IF([.K23]=[.K24];[.L23];[.K24]))" office:value-type="string" office:string-value="df_folder.ods" calcext:value-type="string">
            <text:p>df_folder.ods</text:p>
          </table:table-cell>
          <table:table-cell table:style-name="ce11" table:formula="of:=IF(LEN([StructureEdit.M24])&gt;0;COM.MICROSOFT.CONCAT([.L24];&quot;/&quot;;[StructureEdit.M24]);IF([.L23]=[.L24];[.M23];[.L24]))" office:value-type="string" office:string-value="df_folder.ods" calcext:value-type="string">
            <text:p>df_folder.ods</text:p>
          </table:table-cell>
          <table:table-cell table:style-name="ce11" table:formula="of:=IF(LEN([StructureEdit.N24])&gt;0;COM.MICROSOFT.CONCAT([.M24];&quot;/&quot;;[StructureEdit.N24]);IF([.M23]=[.M24];[.N23];[.M24]))" office:value-type="string" office:string-value="df_folder.ods" calcext:value-type="string">
            <text:p>df_folder.ods</text:p>
          </table:table-cell>
          <table:table-cell table:style-name="ce11" table:formula="of:=IF(LEN([StructureEdit.O24])&gt;0;COM.MICROSOFT.CONCAT([.N24];&quot;/&quot;;[StructureEdit.O24]);IF([.N23]=[.N24];[.O23];[.N24]))" office:value-type="string" office:string-value="df_folder.ods" calcext:value-type="string">
            <text:p>df_folder.ods</text:p>
          </table:table-cell>
          <table:table-cell table:style-name="ce11" table:formula="of:=IF(LEN([StructureEdit.P24])&gt;0;COM.MICROSOFT.CONCAT([.O24];&quot;/&quot;;[StructureEdit.P24]);IF([.O23]=[.O24];[.P23];[.O24]))" office:value-type="string" office:string-value="df_folder.ods" calcext:value-type="string">
            <text:p>df_folder.ods</text:p>
          </table:table-cell>
          <table:table-cell table:style-name="ce11" table:formula="of:=IF(LEN([StructureEdit.Q24])&gt;0;COM.MICROSOFT.CONCAT([.P24];&quot;/&quot;;[StructureEdit.Q24]);IF([.P23]=[.P24];[.Q23];[.P24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4:.L24]))&gt;0;COM.MICROSOFT.CONCAT(&quot;/&quot;;IF(LEN([StructureEdit.R24])&gt;0;CONCATENATE([.Q24];&quot;/&quot;;[StructureEdit.R24]);[.Q24]));&quot;&quot;)">
            <text:p/>
          </table:table-cell>
          <table:table-cell table:style-name="ce14" table:formula="of:=IF(LEN([StructureEdit.T24])&gt;0;[StructureEdit.T24];&quot;&quot;)">
            <text:p/>
          </table:table-cell>
          <table:table-cell table:style-name="ce7" table:formula="of:=IF(LEN([StructureEdit.S24])&gt;0;[StructureEdit.S24];&quot;&quot;)">
            <text:p/>
          </table:table-cell>
          <table:table-cell table:style-name="ce7" table:formula="of:=IF(LEN([.T24])&gt;0;VLOOKUP([.T24];[$Templates.$A$2:.$H$100];7;0);&quot;&quot;)">
            <text:p/>
          </table:table-cell>
        </table:table-row>
        <table:table-row table:style-name="ro3">
          <table:table-cell table:style-name="ce11" table:formula="of:=IF(LEN([StructureEdit.A25])&gt;0;[StructureEdit.A25];[.A24])" office:value-type="string" office:string-value="df_folder.ods" calcext:value-type="string">
            <text:p>df_folder.ods</text:p>
          </table:table-cell>
          <table:table-cell table:style-name="ce11" table:formula="of:=IF(LEN([StructureEdit.B25])&gt;0;COM.MICROSOFT.CONCAT([.A25];&quot;/&quot;;[StructureEdit.B25]);IF([.A24]=[.A25];[.B24];[.A25]))" office:value-type="string" office:string-value="df_folder.ods" calcext:value-type="string">
            <text:p>df_folder.ods</text:p>
          </table:table-cell>
          <table:table-cell table:style-name="ce11" table:formula="of:=IF(LEN([StructureEdit.C25])&gt;0;COM.MICROSOFT.CONCAT([.B25];&quot;/&quot;;[StructureEdit.C25]);IF([.B24]=[.B25];[.C24];[.B25]))" office:value-type="string" office:string-value="df_folder.ods" calcext:value-type="string">
            <text:p>df_folder.ods</text:p>
          </table:table-cell>
          <table:table-cell table:style-name="ce11" table:formula="of:=IF(LEN([StructureEdit.D25])&gt;0;COM.MICROSOFT.CONCAT([.C25];&quot;/&quot;;[StructureEdit.D25]);IF([.C24]=[.C25];[.D24];[.C25]))" office:value-type="string" office:string-value="df_folder.ods" calcext:value-type="string">
            <text:p>df_folder.ods</text:p>
          </table:table-cell>
          <table:table-cell table:style-name="ce11" table:formula="of:=IF(LEN([StructureEdit.E25])&gt;0;COM.MICROSOFT.CONCAT([.D25];&quot;/&quot;;[StructureEdit.E25]);IF([.D24]=[.D25];[.E24];[.D25]))" office:value-type="string" office:string-value="df_folder.ods" calcext:value-type="string">
            <text:p>df_folder.ods</text:p>
          </table:table-cell>
          <table:table-cell table:style-name="ce11" table:formula="of:=IF(LEN([StructureEdit.F25])&gt;0;COM.MICROSOFT.CONCAT([.E25];&quot;/&quot;;[StructureEdit.F25]);IF([.E24]=[.E25];[.F24];[.E25]))" office:value-type="string" office:string-value="df_folder.ods" calcext:value-type="string">
            <text:p>df_folder.ods</text:p>
          </table:table-cell>
          <table:table-cell table:style-name="ce11" table:formula="of:=IF(LEN([StructureEdit.G25])&gt;0;COM.MICROSOFT.CONCAT([.F25];&quot;/&quot;;[StructureEdit.G25]);IF([.F24]=[.F25];[.G24];[.F25]))" office:value-type="string" office:string-value="df_folder.ods" calcext:value-type="string">
            <text:p>df_folder.ods</text:p>
          </table:table-cell>
          <table:table-cell table:style-name="ce11" table:formula="of:=IF(LEN([StructureEdit.H25])&gt;0;COM.MICROSOFT.CONCAT([.G25];&quot;/&quot;;[StructureEdit.H25]);IF([.G24]=[.G25];[.H24];[.G25]))" office:value-type="string" office:string-value="df_folder.ods" calcext:value-type="string">
            <text:p>df_folder.ods</text:p>
          </table:table-cell>
          <table:table-cell table:style-name="ce11" table:formula="of:=IF(LEN([StructureEdit.I25])&gt;0;COM.MICROSOFT.CONCAT([.H25];&quot;/&quot;;[StructureEdit.I25]);IF([.H24]=[.H25];[.I24];[.H25]))" office:value-type="string" office:string-value="df_folder.ods" calcext:value-type="string">
            <text:p>df_folder.ods</text:p>
          </table:table-cell>
          <table:table-cell table:style-name="ce11" table:formula="of:=IF(LEN([StructureEdit.J25])&gt;0;COM.MICROSOFT.CONCAT([.I25];&quot;/&quot;;[StructureEdit.J25]);IF([.I24]=[.I25];[.J24];[.I25]))" office:value-type="string" office:string-value="df_folder.ods" calcext:value-type="string">
            <text:p>df_folder.ods</text:p>
          </table:table-cell>
          <table:table-cell table:style-name="ce11" table:formula="of:=IF(LEN([StructureEdit.K25])&gt;0;COM.MICROSOFT.CONCAT([.J25];&quot;/&quot;;[StructureEdit.K25]);IF([.J24]=[.J25];[.K24];[.J25]))" office:value-type="string" office:string-value="df_folder.ods" calcext:value-type="string">
            <text:p>df_folder.ods</text:p>
          </table:table-cell>
          <table:table-cell table:style-name="ce11" table:formula="of:=IF(LEN([StructureEdit.L25])&gt;0;COM.MICROSOFT.CONCAT([.K25];&quot;/&quot;;[StructureEdit.L25]);IF([.K24]=[.K25];[.L24];[.K25]))" office:value-type="string" office:string-value="df_folder.ods" calcext:value-type="string">
            <text:p>df_folder.ods</text:p>
          </table:table-cell>
          <table:table-cell table:style-name="ce11" table:formula="of:=IF(LEN([StructureEdit.M25])&gt;0;COM.MICROSOFT.CONCAT([.L25];&quot;/&quot;;[StructureEdit.M25]);IF([.L24]=[.L25];[.M24];[.L25]))" office:value-type="string" office:string-value="df_folder.ods" calcext:value-type="string">
            <text:p>df_folder.ods</text:p>
          </table:table-cell>
          <table:table-cell table:style-name="ce11" table:formula="of:=IF(LEN([StructureEdit.N25])&gt;0;COM.MICROSOFT.CONCAT([.M25];&quot;/&quot;;[StructureEdit.N25]);IF([.M24]=[.M25];[.N24];[.M25]))" office:value-type="string" office:string-value="df_folder.ods" calcext:value-type="string">
            <text:p>df_folder.ods</text:p>
          </table:table-cell>
          <table:table-cell table:style-name="ce11" table:formula="of:=IF(LEN([StructureEdit.O25])&gt;0;COM.MICROSOFT.CONCAT([.N25];&quot;/&quot;;[StructureEdit.O25]);IF([.N24]=[.N25];[.O24];[.N25]))" office:value-type="string" office:string-value="df_folder.ods" calcext:value-type="string">
            <text:p>df_folder.ods</text:p>
          </table:table-cell>
          <table:table-cell table:style-name="ce11" table:formula="of:=IF(LEN([StructureEdit.P25])&gt;0;COM.MICROSOFT.CONCAT([.O25];&quot;/&quot;;[StructureEdit.P25]);IF([.O24]=[.O25];[.P24];[.O25]))" office:value-type="string" office:string-value="df_folder.ods" calcext:value-type="string">
            <text:p>df_folder.ods</text:p>
          </table:table-cell>
          <table:table-cell table:style-name="ce11" table:formula="of:=IF(LEN([StructureEdit.Q25])&gt;0;COM.MICROSOFT.CONCAT([.P25];&quot;/&quot;;[StructureEdit.Q25]);IF([.P24]=[.P25];[.Q24];[.P25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5:.L25]))&gt;0;COM.MICROSOFT.CONCAT(&quot;/&quot;;IF(LEN([StructureEdit.R25])&gt;0;CONCATENATE([.Q25];&quot;/&quot;;[StructureEdit.R25]);[.Q25]));&quot;&quot;)">
            <text:p/>
          </table:table-cell>
          <table:table-cell table:style-name="ce14" table:formula="of:=IF(LEN([StructureEdit.T25])&gt;0;[StructureEdit.T25];&quot;&quot;)">
            <text:p/>
          </table:table-cell>
          <table:table-cell table:style-name="ce7" table:formula="of:=IF(LEN([StructureEdit.S25])&gt;0;[StructureEdit.S25];&quot;&quot;)">
            <text:p/>
          </table:table-cell>
          <table:table-cell table:style-name="ce7" table:formula="of:=IF(LEN([.T25])&gt;0;VLOOKUP([.T25];[$Templates.$A$2:.$H$100];7;0);&quot;&quot;)">
            <text:p/>
          </table:table-cell>
        </table:table-row>
        <table:table-row table:style-name="ro3">
          <table:table-cell table:style-name="ce11" table:formula="of:=IF(LEN([StructureEdit.A26])&gt;0;[StructureEdit.A26];[.A25])" office:value-type="string" office:string-value="df_folder.ods" calcext:value-type="string">
            <text:p>df_folder.ods</text:p>
          </table:table-cell>
          <table:table-cell table:style-name="ce11" table:formula="of:=IF(LEN([StructureEdit.B26])&gt;0;COM.MICROSOFT.CONCAT([.A26];&quot;/&quot;;[StructureEdit.B26]);IF([.A25]=[.A26];[.B25];[.A26]))" office:value-type="string" office:string-value="df_folder.ods" calcext:value-type="string">
            <text:p>df_folder.ods</text:p>
          </table:table-cell>
          <table:table-cell table:style-name="ce11" table:formula="of:=IF(LEN([StructureEdit.C26])&gt;0;COM.MICROSOFT.CONCAT([.B26];&quot;/&quot;;[StructureEdit.C26]);IF([.B25]=[.B26];[.C25];[.B26]))" office:value-type="string" office:string-value="df_folder.ods" calcext:value-type="string">
            <text:p>df_folder.ods</text:p>
          </table:table-cell>
          <table:table-cell table:style-name="ce11" table:formula="of:=IF(LEN([StructureEdit.D26])&gt;0;COM.MICROSOFT.CONCAT([.C26];&quot;/&quot;;[StructureEdit.D26]);IF([.C25]=[.C26];[.D25];[.C26]))" office:value-type="string" office:string-value="df_folder.ods" calcext:value-type="string">
            <text:p>df_folder.ods</text:p>
          </table:table-cell>
          <table:table-cell table:style-name="ce11" table:formula="of:=IF(LEN([StructureEdit.E26])&gt;0;COM.MICROSOFT.CONCAT([.D26];&quot;/&quot;;[StructureEdit.E26]);IF([.D25]=[.D26];[.E25];[.D26]))" office:value-type="string" office:string-value="df_folder.ods" calcext:value-type="string">
            <text:p>df_folder.ods</text:p>
          </table:table-cell>
          <table:table-cell table:style-name="ce11" table:formula="of:=IF(LEN([StructureEdit.F26])&gt;0;COM.MICROSOFT.CONCAT([.E26];&quot;/&quot;;[StructureEdit.F26]);IF([.E25]=[.E26];[.F25];[.E26]))" office:value-type="string" office:string-value="df_folder.ods" calcext:value-type="string">
            <text:p>df_folder.ods</text:p>
          </table:table-cell>
          <table:table-cell table:style-name="ce11" table:formula="of:=IF(LEN([StructureEdit.G26])&gt;0;COM.MICROSOFT.CONCAT([.F26];&quot;/&quot;;[StructureEdit.G26]);IF([.F25]=[.F26];[.G25];[.F26]))" office:value-type="string" office:string-value="df_folder.ods" calcext:value-type="string">
            <text:p>df_folder.ods</text:p>
          </table:table-cell>
          <table:table-cell table:style-name="ce11" table:formula="of:=IF(LEN([StructureEdit.H26])&gt;0;COM.MICROSOFT.CONCAT([.G26];&quot;/&quot;;[StructureEdit.H26]);IF([.G25]=[.G26];[.H25];[.G26]))" office:value-type="string" office:string-value="df_folder.ods" calcext:value-type="string">
            <text:p>df_folder.ods</text:p>
          </table:table-cell>
          <table:table-cell table:style-name="ce11" table:formula="of:=IF(LEN([StructureEdit.I26])&gt;0;COM.MICROSOFT.CONCAT([.H26];&quot;/&quot;;[StructureEdit.I26]);IF([.H25]=[.H26];[.I25];[.H26]))" office:value-type="string" office:string-value="df_folder.ods" calcext:value-type="string">
            <text:p>df_folder.ods</text:p>
          </table:table-cell>
          <table:table-cell table:style-name="ce11" table:formula="of:=IF(LEN([StructureEdit.J26])&gt;0;COM.MICROSOFT.CONCAT([.I26];&quot;/&quot;;[StructureEdit.J26]);IF([.I25]=[.I26];[.J25];[.I26]))" office:value-type="string" office:string-value="df_folder.ods" calcext:value-type="string">
            <text:p>df_folder.ods</text:p>
          </table:table-cell>
          <table:table-cell table:style-name="ce11" table:formula="of:=IF(LEN([StructureEdit.K26])&gt;0;COM.MICROSOFT.CONCAT([.J26];&quot;/&quot;;[StructureEdit.K26]);IF([.J25]=[.J26];[.K25];[.J26]))" office:value-type="string" office:string-value="df_folder.ods" calcext:value-type="string">
            <text:p>df_folder.ods</text:p>
          </table:table-cell>
          <table:table-cell table:style-name="ce11" table:formula="of:=IF(LEN([StructureEdit.L26])&gt;0;COM.MICROSOFT.CONCAT([.K26];&quot;/&quot;;[StructureEdit.L26]);IF([.K25]=[.K26];[.L25];[.K26]))" office:value-type="string" office:string-value="df_folder.ods" calcext:value-type="string">
            <text:p>df_folder.ods</text:p>
          </table:table-cell>
          <table:table-cell table:style-name="ce11" table:formula="of:=IF(LEN([StructureEdit.M26])&gt;0;COM.MICROSOFT.CONCAT([.L26];&quot;/&quot;;[StructureEdit.M26]);IF([.L25]=[.L26];[.M25];[.L26]))" office:value-type="string" office:string-value="df_folder.ods" calcext:value-type="string">
            <text:p>df_folder.ods</text:p>
          </table:table-cell>
          <table:table-cell table:style-name="ce11" table:formula="of:=IF(LEN([StructureEdit.N26])&gt;0;COM.MICROSOFT.CONCAT([.M26];&quot;/&quot;;[StructureEdit.N26]);IF([.M25]=[.M26];[.N25];[.M26]))" office:value-type="string" office:string-value="df_folder.ods" calcext:value-type="string">
            <text:p>df_folder.ods</text:p>
          </table:table-cell>
          <table:table-cell table:style-name="ce11" table:formula="of:=IF(LEN([StructureEdit.O26])&gt;0;COM.MICROSOFT.CONCAT([.N26];&quot;/&quot;;[StructureEdit.O26]);IF([.N25]=[.N26];[.O25];[.N26]))" office:value-type="string" office:string-value="df_folder.ods" calcext:value-type="string">
            <text:p>df_folder.ods</text:p>
          </table:table-cell>
          <table:table-cell table:style-name="ce11" table:formula="of:=IF(LEN([StructureEdit.P26])&gt;0;COM.MICROSOFT.CONCAT([.O26];&quot;/&quot;;[StructureEdit.P26]);IF([.O25]=[.O26];[.P25];[.O26]))" office:value-type="string" office:string-value="df_folder.ods" calcext:value-type="string">
            <text:p>df_folder.ods</text:p>
          </table:table-cell>
          <table:table-cell table:style-name="ce11" table:formula="of:=IF(LEN([StructureEdit.Q26])&gt;0;COM.MICROSOFT.CONCAT([.P26];&quot;/&quot;;[StructureEdit.Q26]);IF([.P25]=[.P26];[.Q25];[.P2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6:.L26]))&gt;0;COM.MICROSOFT.CONCAT(&quot;/&quot;;IF(LEN([StructureEdit.R26])&gt;0;CONCATENATE([.Q26];&quot;/&quot;;[StructureEdit.R26]);[.Q26]));&quot;&quot;)">
            <text:p/>
          </table:table-cell>
          <table:table-cell table:style-name="ce14" table:formula="of:=IF(LEN([StructureEdit.T26])&gt;0;[StructureEdit.T26];&quot;&quot;)">
            <text:p/>
          </table:table-cell>
          <table:table-cell table:style-name="ce7" table:formula="of:=IF(LEN([StructureEdit.S26])&gt;0;[StructureEdit.S26];&quot;&quot;)">
            <text:p/>
          </table:table-cell>
          <table:table-cell table:style-name="ce7" table:formula="of:=IF(LEN([.T26])&gt;0;VLOOKUP([.T26];[$Templates.$A$2:.$H$100];7;0);&quot;&quot;)">
            <text:p/>
          </table:table-cell>
        </table:table-row>
        <table:table-row table:style-name="ro3">
          <table:table-cell table:style-name="ce11" table:formula="of:=IF(LEN([StructureEdit.A27])&gt;0;[StructureEdit.A27];[.A26])" office:value-type="string" office:string-value="df_folder.ods" calcext:value-type="string">
            <text:p>df_folder.ods</text:p>
          </table:table-cell>
          <table:table-cell table:style-name="ce11" table:formula="of:=IF(LEN([StructureEdit.B27])&gt;0;COM.MICROSOFT.CONCAT([.A27];&quot;/&quot;;[StructureEdit.B27]);IF([.A26]=[.A27];[.B26];[.A27]))" office:value-type="string" office:string-value="df_folder.ods" calcext:value-type="string">
            <text:p>df_folder.ods</text:p>
          </table:table-cell>
          <table:table-cell table:style-name="ce11" table:formula="of:=IF(LEN([StructureEdit.C27])&gt;0;COM.MICROSOFT.CONCAT([.B27];&quot;/&quot;;[StructureEdit.C27]);IF([.B26]=[.B27];[.C26];[.B27]))" office:value-type="string" office:string-value="df_folder.ods" calcext:value-type="string">
            <text:p>df_folder.ods</text:p>
          </table:table-cell>
          <table:table-cell table:style-name="ce11" table:formula="of:=IF(LEN([StructureEdit.D27])&gt;0;COM.MICROSOFT.CONCAT([.C27];&quot;/&quot;;[StructureEdit.D27]);IF([.C26]=[.C27];[.D26];[.C27]))" office:value-type="string" office:string-value="df_folder.ods" calcext:value-type="string">
            <text:p>df_folder.ods</text:p>
          </table:table-cell>
          <table:table-cell table:style-name="ce11" table:formula="of:=IF(LEN([StructureEdit.E27])&gt;0;COM.MICROSOFT.CONCAT([.D27];&quot;/&quot;;[StructureEdit.E27]);IF([.D26]=[.D27];[.E26];[.D27]))" office:value-type="string" office:string-value="df_folder.ods" calcext:value-type="string">
            <text:p>df_folder.ods</text:p>
          </table:table-cell>
          <table:table-cell table:style-name="ce11" table:formula="of:=IF(LEN([StructureEdit.F27])&gt;0;COM.MICROSOFT.CONCAT([.E27];&quot;/&quot;;[StructureEdit.F27]);IF([.E26]=[.E27];[.F26];[.E27]))" office:value-type="string" office:string-value="df_folder.ods" calcext:value-type="string">
            <text:p>df_folder.ods</text:p>
          </table:table-cell>
          <table:table-cell table:style-name="ce11" table:formula="of:=IF(LEN([StructureEdit.G27])&gt;0;COM.MICROSOFT.CONCAT([.F27];&quot;/&quot;;[StructureEdit.G27]);IF([.F26]=[.F27];[.G26];[.F27]))" office:value-type="string" office:string-value="df_folder.ods" calcext:value-type="string">
            <text:p>df_folder.ods</text:p>
          </table:table-cell>
          <table:table-cell table:style-name="ce11" table:formula="of:=IF(LEN([StructureEdit.H27])&gt;0;COM.MICROSOFT.CONCAT([.G27];&quot;/&quot;;[StructureEdit.H27]);IF([.G26]=[.G27];[.H26];[.G27]))" office:value-type="string" office:string-value="df_folder.ods" calcext:value-type="string">
            <text:p>df_folder.ods</text:p>
          </table:table-cell>
          <table:table-cell table:style-name="ce11" table:formula="of:=IF(LEN([StructureEdit.I27])&gt;0;COM.MICROSOFT.CONCAT([.H27];&quot;/&quot;;[StructureEdit.I27]);IF([.H26]=[.H27];[.I26];[.H27]))" office:value-type="string" office:string-value="df_folder.ods" calcext:value-type="string">
            <text:p>df_folder.ods</text:p>
          </table:table-cell>
          <table:table-cell table:style-name="ce11" table:formula="of:=IF(LEN([StructureEdit.J27])&gt;0;COM.MICROSOFT.CONCAT([.I27];&quot;/&quot;;[StructureEdit.J27]);IF([.I26]=[.I27];[.J26];[.I27]))" office:value-type="string" office:string-value="df_folder.ods" calcext:value-type="string">
            <text:p>df_folder.ods</text:p>
          </table:table-cell>
          <table:table-cell table:style-name="ce11" table:formula="of:=IF(LEN([StructureEdit.K27])&gt;0;COM.MICROSOFT.CONCAT([.J27];&quot;/&quot;;[StructureEdit.K27]);IF([.J26]=[.J27];[.K26];[.J27]))" office:value-type="string" office:string-value="df_folder.ods" calcext:value-type="string">
            <text:p>df_folder.ods</text:p>
          </table:table-cell>
          <table:table-cell table:style-name="ce11" table:formula="of:=IF(LEN([StructureEdit.L27])&gt;0;COM.MICROSOFT.CONCAT([.K27];&quot;/&quot;;[StructureEdit.L27]);IF([.K26]=[.K27];[.L26];[.K27]))" office:value-type="string" office:string-value="df_folder.ods" calcext:value-type="string">
            <text:p>df_folder.ods</text:p>
          </table:table-cell>
          <table:table-cell table:style-name="ce11" table:formula="of:=IF(LEN([StructureEdit.M27])&gt;0;COM.MICROSOFT.CONCAT([.L27];&quot;/&quot;;[StructureEdit.M27]);IF([.L26]=[.L27];[.M26];[.L27]))" office:value-type="string" office:string-value="df_folder.ods" calcext:value-type="string">
            <text:p>df_folder.ods</text:p>
          </table:table-cell>
          <table:table-cell table:style-name="ce11" table:formula="of:=IF(LEN([StructureEdit.N27])&gt;0;COM.MICROSOFT.CONCAT([.M27];&quot;/&quot;;[StructureEdit.N27]);IF([.M26]=[.M27];[.N26];[.M27]))" office:value-type="string" office:string-value="df_folder.ods" calcext:value-type="string">
            <text:p>df_folder.ods</text:p>
          </table:table-cell>
          <table:table-cell table:style-name="ce11" table:formula="of:=IF(LEN([StructureEdit.O27])&gt;0;COM.MICROSOFT.CONCAT([.N27];&quot;/&quot;;[StructureEdit.O27]);IF([.N26]=[.N27];[.O26];[.N27]))" office:value-type="string" office:string-value="df_folder.ods" calcext:value-type="string">
            <text:p>df_folder.ods</text:p>
          </table:table-cell>
          <table:table-cell table:style-name="ce11" table:formula="of:=IF(LEN([StructureEdit.P27])&gt;0;COM.MICROSOFT.CONCAT([.O27];&quot;/&quot;;[StructureEdit.P27]);IF([.O26]=[.O27];[.P26];[.O27]))" office:value-type="string" office:string-value="df_folder.ods" calcext:value-type="string">
            <text:p>df_folder.ods</text:p>
          </table:table-cell>
          <table:table-cell table:style-name="ce11" table:formula="of:=IF(LEN([StructureEdit.Q27])&gt;0;COM.MICROSOFT.CONCAT([.P27];&quot;/&quot;;[StructureEdit.Q27]);IF([.P26]=[.P27];[.Q26];[.P2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4" table:formula="of:=IF(LEN([StructureEdit.T27])&gt;0;[StructureEdit.T27];&quot;&quot;)">
            <text:p/>
          </table:table-cell>
          <table:table-cell table:style-name="ce7" table:formula="of:=IF(LEN([StructureEdit.S27])&gt;0;[StructureEdit.S27];&quot;&quot;)">
            <text:p/>
          </table:table-cell>
          <table:table-cell table:style-name="ce7" table:formula="of:=IF(LEN([.T27])&gt;0;VLOOKUP([.T27];[$Templates.$A$2:.$H$100];7;0);&quot;&quot;)">
            <text:p/>
          </table:table-cell>
        </table:table-row>
        <table:table-row table:style-name="ro3">
          <table:table-cell table:style-name="ce11" table:formula="of:=IF(LEN([StructureEdit.A28])&gt;0;[StructureEdit.A28];[.A27])" office:value-type="string" office:string-value="df_folder.ods" calcext:value-type="string">
            <text:p>df_folder.ods</text:p>
          </table:table-cell>
          <table:table-cell table:style-name="ce11" table:formula="of:=IF(LEN([StructureEdit.B28])&gt;0;COM.MICROSOFT.CONCAT([.A28];&quot;/&quot;;[StructureEdit.B28]);IF([.A27]=[.A28];[.B27];[.A28]))" office:value-type="string" office:string-value="df_folder.ods" calcext:value-type="string">
            <text:p>df_folder.ods</text:p>
          </table:table-cell>
          <table:table-cell table:style-name="ce11" table:formula="of:=IF(LEN([StructureEdit.C28])&gt;0;COM.MICROSOFT.CONCAT([.B28];&quot;/&quot;;[StructureEdit.C28]);IF([.B27]=[.B28];[.C27];[.B28]))" office:value-type="string" office:string-value="df_folder.ods" calcext:value-type="string">
            <text:p>df_folder.ods</text:p>
          </table:table-cell>
          <table:table-cell table:style-name="ce11" table:formula="of:=IF(LEN([StructureEdit.D28])&gt;0;COM.MICROSOFT.CONCAT([.C28];&quot;/&quot;;[StructureEdit.D28]);IF([.C27]=[.C28];[.D27];[.C28]))" office:value-type="string" office:string-value="df_folder.ods" calcext:value-type="string">
            <text:p>df_folder.ods</text:p>
          </table:table-cell>
          <table:table-cell table:style-name="ce11" table:formula="of:=IF(LEN([StructureEdit.E28])&gt;0;COM.MICROSOFT.CONCAT([.D28];&quot;/&quot;;[StructureEdit.E28]);IF([.D27]=[.D28];[.E27];[.D28]))" office:value-type="string" office:string-value="df_folder.ods" calcext:value-type="string">
            <text:p>df_folder.ods</text:p>
          </table:table-cell>
          <table:table-cell table:style-name="ce11" table:formula="of:=IF(LEN([StructureEdit.F28])&gt;0;COM.MICROSOFT.CONCAT([.E28];&quot;/&quot;;[StructureEdit.F28]);IF([.E27]=[.E28];[.F27];[.E28]))" office:value-type="string" office:string-value="df_folder.ods" calcext:value-type="string">
            <text:p>df_folder.ods</text:p>
          </table:table-cell>
          <table:table-cell table:style-name="ce11" table:formula="of:=IF(LEN([StructureEdit.G28])&gt;0;COM.MICROSOFT.CONCAT([.F28];&quot;/&quot;;[StructureEdit.G28]);IF([.F27]=[.F28];[.G27];[.F28]))" office:value-type="string" office:string-value="df_folder.ods" calcext:value-type="string">
            <text:p>df_folder.ods</text:p>
          </table:table-cell>
          <table:table-cell table:style-name="ce11" table:formula="of:=IF(LEN([StructureEdit.H28])&gt;0;COM.MICROSOFT.CONCAT([.G28];&quot;/&quot;;[StructureEdit.H28]);IF([.G27]=[.G28];[.H27];[.G28]))" office:value-type="string" office:string-value="df_folder.ods" calcext:value-type="string">
            <text:p>df_folder.ods</text:p>
          </table:table-cell>
          <table:table-cell table:style-name="ce11" table:formula="of:=IF(LEN([StructureEdit.I28])&gt;0;COM.MICROSOFT.CONCAT([.H28];&quot;/&quot;;[StructureEdit.I28]);IF([.H27]=[.H28];[.I27];[.H28]))" office:value-type="string" office:string-value="df_folder.ods" calcext:value-type="string">
            <text:p>df_folder.ods</text:p>
          </table:table-cell>
          <table:table-cell table:style-name="ce11" table:formula="of:=IF(LEN([StructureEdit.J28])&gt;0;COM.MICROSOFT.CONCAT([.I28];&quot;/&quot;;[StructureEdit.J28]);IF([.I27]=[.I28];[.J27];[.I28]))" office:value-type="string" office:string-value="df_folder.ods" calcext:value-type="string">
            <text:p>df_folder.ods</text:p>
          </table:table-cell>
          <table:table-cell table:style-name="ce11" table:formula="of:=IF(LEN([StructureEdit.K28])&gt;0;COM.MICROSOFT.CONCAT([.J28];&quot;/&quot;;[StructureEdit.K28]);IF([.J27]=[.J28];[.K27];[.J28]))" office:value-type="string" office:string-value="df_folder.ods" calcext:value-type="string">
            <text:p>df_folder.ods</text:p>
          </table:table-cell>
          <table:table-cell table:style-name="ce11" table:formula="of:=IF(LEN([StructureEdit.L28])&gt;0;COM.MICROSOFT.CONCAT([.K28];&quot;/&quot;;[StructureEdit.L28]);IF([.K27]=[.K28];[.L27];[.K28]))" office:value-type="string" office:string-value="df_folder.ods" calcext:value-type="string">
            <text:p>df_folder.ods</text:p>
          </table:table-cell>
          <table:table-cell table:style-name="ce11" table:formula="of:=IF(LEN([StructureEdit.M28])&gt;0;COM.MICROSOFT.CONCAT([.L28];&quot;/&quot;;[StructureEdit.M28]);IF([.L27]=[.L28];[.M27];[.L28]))" office:value-type="string" office:string-value="df_folder.ods" calcext:value-type="string">
            <text:p>df_folder.ods</text:p>
          </table:table-cell>
          <table:table-cell table:style-name="ce11" table:formula="of:=IF(LEN([StructureEdit.N28])&gt;0;COM.MICROSOFT.CONCAT([.M28];&quot;/&quot;;[StructureEdit.N28]);IF([.M27]=[.M28];[.N27];[.M28]))" office:value-type="string" office:string-value="df_folder.ods" calcext:value-type="string">
            <text:p>df_folder.ods</text:p>
          </table:table-cell>
          <table:table-cell table:style-name="ce11" table:formula="of:=IF(LEN([StructureEdit.O28])&gt;0;COM.MICROSOFT.CONCAT([.N28];&quot;/&quot;;[StructureEdit.O28]);IF([.N27]=[.N28];[.O27];[.N28]))" office:value-type="string" office:string-value="df_folder.ods" calcext:value-type="string">
            <text:p>df_folder.ods</text:p>
          </table:table-cell>
          <table:table-cell table:style-name="ce11" table:formula="of:=IF(LEN([StructureEdit.P28])&gt;0;COM.MICROSOFT.CONCAT([.O28];&quot;/&quot;;[StructureEdit.P28]);IF([.O27]=[.O28];[.P27];[.O28]))" office:value-type="string" office:string-value="df_folder.ods" calcext:value-type="string">
            <text:p>df_folder.ods</text:p>
          </table:table-cell>
          <table:table-cell table:style-name="ce11" table:formula="of:=IF(LEN([StructureEdit.Q28])&gt;0;COM.MICROSOFT.CONCAT([.P28];&quot;/&quot;;[StructureEdit.Q28]);IF([.P27]=[.P28];[.Q27];[.P2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4" table:formula="of:=IF(LEN([StructureEdit.T28])&gt;0;[StructureEdit.T28];&quot;&quot;)">
            <text:p/>
          </table:table-cell>
          <table:table-cell table:style-name="ce7" table:formula="of:=IF(LEN([StructureEdit.S28])&gt;0;[StructureEdit.S28];&quot;&quot;)">
            <text:p/>
          </table:table-cell>
          <table:table-cell table:style-name="ce7" table:formula="of:=IF(LEN([.T28])&gt;0;VLOOKUP([.T28];[$Templates.$A$2:.$H$100];7;0);&quot;&quot;)">
            <text:p/>
          </table:table-cell>
        </table:table-row>
        <table:table-row table:style-name="ro3">
          <table:table-cell table:style-name="ce11" table:formula="of:=IF(LEN([StructureEdit.A29])&gt;0;[StructureEdit.A29];[.A28])" office:value-type="string" office:string-value="df_folder.ods" calcext:value-type="string">
            <text:p>df_folder.ods</text:p>
          </table:table-cell>
          <table:table-cell table:style-name="ce11" table:formula="of:=IF(LEN([StructureEdit.B29])&gt;0;COM.MICROSOFT.CONCAT([.A29];&quot;/&quot;;[StructureEdit.B29]);IF([.A28]=[.A29];[.B28];[.A29]))" office:value-type="string" office:string-value="df_folder.ods" calcext:value-type="string">
            <text:p>df_folder.ods</text:p>
          </table:table-cell>
          <table:table-cell table:style-name="ce11" table:formula="of:=IF(LEN([StructureEdit.C29])&gt;0;COM.MICROSOFT.CONCAT([.B29];&quot;/&quot;;[StructureEdit.C29]);IF([.B28]=[.B29];[.C28];[.B29]))" office:value-type="string" office:string-value="df_folder.ods" calcext:value-type="string">
            <text:p>df_folder.ods</text:p>
          </table:table-cell>
          <table:table-cell table:style-name="ce11" table:formula="of:=IF(LEN([StructureEdit.D29])&gt;0;COM.MICROSOFT.CONCAT([.C29];&quot;/&quot;;[StructureEdit.D29]);IF([.C28]=[.C29];[.D28];[.C29]))" office:value-type="string" office:string-value="df_folder.ods" calcext:value-type="string">
            <text:p>df_folder.ods</text:p>
          </table:table-cell>
          <table:table-cell table:style-name="ce11" table:formula="of:=IF(LEN([StructureEdit.E29])&gt;0;COM.MICROSOFT.CONCAT([.D29];&quot;/&quot;;[StructureEdit.E29]);IF([.D28]=[.D29];[.E28];[.D29]))" office:value-type="string" office:string-value="df_folder.ods" calcext:value-type="string">
            <text:p>df_folder.ods</text:p>
          </table:table-cell>
          <table:table-cell table:style-name="ce11" table:formula="of:=IF(LEN([StructureEdit.F29])&gt;0;COM.MICROSOFT.CONCAT([.E29];&quot;/&quot;;[StructureEdit.F29]);IF([.E28]=[.E29];[.F28];[.E29]))" office:value-type="string" office:string-value="df_folder.ods" calcext:value-type="string">
            <text:p>df_folder.ods</text:p>
          </table:table-cell>
          <table:table-cell table:style-name="ce11" table:formula="of:=IF(LEN([StructureEdit.G29])&gt;0;COM.MICROSOFT.CONCAT([.F29];&quot;/&quot;;[StructureEdit.G29]);IF([.F28]=[.F29];[.G28];[.F29]))" office:value-type="string" office:string-value="df_folder.ods" calcext:value-type="string">
            <text:p>df_folder.ods</text:p>
          </table:table-cell>
          <table:table-cell table:style-name="ce11" table:formula="of:=IF(LEN([StructureEdit.H29])&gt;0;COM.MICROSOFT.CONCAT([.G29];&quot;/&quot;;[StructureEdit.H29]);IF([.G28]=[.G29];[.H28];[.G29]))" office:value-type="string" office:string-value="df_folder.ods" calcext:value-type="string">
            <text:p>df_folder.ods</text:p>
          </table:table-cell>
          <table:table-cell table:style-name="ce11" table:formula="of:=IF(LEN([StructureEdit.I29])&gt;0;COM.MICROSOFT.CONCAT([.H29];&quot;/&quot;;[StructureEdit.I29]);IF([.H28]=[.H29];[.I28];[.H29]))" office:value-type="string" office:string-value="df_folder.ods" calcext:value-type="string">
            <text:p>df_folder.ods</text:p>
          </table:table-cell>
          <table:table-cell table:style-name="ce11" table:formula="of:=IF(LEN([StructureEdit.J29])&gt;0;COM.MICROSOFT.CONCAT([.I29];&quot;/&quot;;[StructureEdit.J29]);IF([.I28]=[.I29];[.J28];[.I29]))" office:value-type="string" office:string-value="df_folder.ods" calcext:value-type="string">
            <text:p>df_folder.ods</text:p>
          </table:table-cell>
          <table:table-cell table:style-name="ce11" table:formula="of:=IF(LEN([StructureEdit.K29])&gt;0;COM.MICROSOFT.CONCAT([.J29];&quot;/&quot;;[StructureEdit.K29]);IF([.J28]=[.J29];[.K28];[.J29]))" office:value-type="string" office:string-value="df_folder.ods" calcext:value-type="string">
            <text:p>df_folder.ods</text:p>
          </table:table-cell>
          <table:table-cell table:style-name="ce11" table:formula="of:=IF(LEN([StructureEdit.L29])&gt;0;COM.MICROSOFT.CONCAT([.K29];&quot;/&quot;;[StructureEdit.L29]);IF([.K28]=[.K29];[.L28];[.K29]))" office:value-type="string" office:string-value="df_folder.ods" calcext:value-type="string">
            <text:p>df_folder.ods</text:p>
          </table:table-cell>
          <table:table-cell table:style-name="ce11" table:formula="of:=IF(LEN([StructureEdit.M29])&gt;0;COM.MICROSOFT.CONCAT([.L29];&quot;/&quot;;[StructureEdit.M29]);IF([.L28]=[.L29];[.M28];[.L29]))" office:value-type="string" office:string-value="df_folder.ods" calcext:value-type="string">
            <text:p>df_folder.ods</text:p>
          </table:table-cell>
          <table:table-cell table:style-name="ce11" table:formula="of:=IF(LEN([StructureEdit.N29])&gt;0;COM.MICROSOFT.CONCAT([.M29];&quot;/&quot;;[StructureEdit.N29]);IF([.M28]=[.M29];[.N28];[.M29]))" office:value-type="string" office:string-value="df_folder.ods" calcext:value-type="string">
            <text:p>df_folder.ods</text:p>
          </table:table-cell>
          <table:table-cell table:style-name="ce11" table:formula="of:=IF(LEN([StructureEdit.O29])&gt;0;COM.MICROSOFT.CONCAT([.N29];&quot;/&quot;;[StructureEdit.O29]);IF([.N28]=[.N29];[.O28];[.N29]))" office:value-type="string" office:string-value="df_folder.ods" calcext:value-type="string">
            <text:p>df_folder.ods</text:p>
          </table:table-cell>
          <table:table-cell table:style-name="ce11" table:formula="of:=IF(LEN([StructureEdit.P29])&gt;0;COM.MICROSOFT.CONCAT([.O29];&quot;/&quot;;[StructureEdit.P29]);IF([.O28]=[.O29];[.P28];[.O29]))" office:value-type="string" office:string-value="df_folder.ods" calcext:value-type="string">
            <text:p>df_folder.ods</text:p>
          </table:table-cell>
          <table:table-cell table:style-name="ce11" table:formula="of:=IF(LEN([StructureEdit.Q29])&gt;0;COM.MICROSOFT.CONCAT([.P29];&quot;/&quot;;[StructureEdit.Q29]);IF([.P28]=[.P29];[.Q28];[.P2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4" table:formula="of:=IF(LEN([StructureEdit.T29])&gt;0;[StructureEdit.T29];&quot;&quot;)">
            <text:p/>
          </table:table-cell>
          <table:table-cell table:style-name="ce7" table:formula="of:=IF(LEN([StructureEdit.S29])&gt;0;[StructureEdit.S29];&quot;&quot;)">
            <text:p/>
          </table:table-cell>
          <table:table-cell table:style-name="ce7" table:formula="of:=IF(LEN([.T29])&gt;0;VLOOKUP([.T29];[$Templates.$A$2:.$H$100];7;0);&quot;&quot;)">
            <text:p/>
          </table:table-cell>
        </table:table-row>
        <table:table-row table:style-name="ro3">
          <table:table-cell table:style-name="ce11" table:formula="of:=IF(LEN([StructureEdit.A30])&gt;0;[StructureEdit.A30];[.A29])" office:value-type="string" office:string-value="df_folder.ods" calcext:value-type="string">
            <text:p>df_folder.ods</text:p>
          </table:table-cell>
          <table:table-cell table:style-name="ce11" table:formula="of:=IF(LEN([StructureEdit.B30])&gt;0;COM.MICROSOFT.CONCAT([.A30];&quot;/&quot;;[StructureEdit.B30]);IF([.A29]=[.A30];[.B29];[.A30]))" office:value-type="string" office:string-value="df_folder.ods" calcext:value-type="string">
            <text:p>df_folder.ods</text:p>
          </table:table-cell>
          <table:table-cell table:style-name="ce11" table:formula="of:=IF(LEN([StructureEdit.C30])&gt;0;COM.MICROSOFT.CONCAT([.B30];&quot;/&quot;;[StructureEdit.C30]);IF([.B29]=[.B30];[.C29];[.B30]))" office:value-type="string" office:string-value="df_folder.ods" calcext:value-type="string">
            <text:p>df_folder.ods</text:p>
          </table:table-cell>
          <table:table-cell table:style-name="ce11" table:formula="of:=IF(LEN([StructureEdit.D30])&gt;0;COM.MICROSOFT.CONCAT([.C30];&quot;/&quot;;[StructureEdit.D30]);IF([.C29]=[.C30];[.D29];[.C30]))" office:value-type="string" office:string-value="df_folder.ods" calcext:value-type="string">
            <text:p>df_folder.ods</text:p>
          </table:table-cell>
          <table:table-cell table:style-name="ce11" table:formula="of:=IF(LEN([StructureEdit.E30])&gt;0;COM.MICROSOFT.CONCAT([.D30];&quot;/&quot;;[StructureEdit.E30]);IF([.D29]=[.D30];[.E29];[.D30]))" office:value-type="string" office:string-value="df_folder.ods" calcext:value-type="string">
            <text:p>df_folder.ods</text:p>
          </table:table-cell>
          <table:table-cell table:style-name="ce11" table:formula="of:=IF(LEN([StructureEdit.F30])&gt;0;COM.MICROSOFT.CONCAT([.E30];&quot;/&quot;;[StructureEdit.F30]);IF([.E29]=[.E30];[.F29];[.E30]))" office:value-type="string" office:string-value="df_folder.ods" calcext:value-type="string">
            <text:p>df_folder.ods</text:p>
          </table:table-cell>
          <table:table-cell table:style-name="ce11" table:formula="of:=IF(LEN([StructureEdit.G30])&gt;0;COM.MICROSOFT.CONCAT([.F30];&quot;/&quot;;[StructureEdit.G30]);IF([.F29]=[.F30];[.G29];[.F30]))" office:value-type="string" office:string-value="df_folder.ods" calcext:value-type="string">
            <text:p>df_folder.ods</text:p>
          </table:table-cell>
          <table:table-cell table:style-name="ce11" table:formula="of:=IF(LEN([StructureEdit.H30])&gt;0;COM.MICROSOFT.CONCAT([.G30];&quot;/&quot;;[StructureEdit.H30]);IF([.G29]=[.G30];[.H29];[.G30]))" office:value-type="string" office:string-value="df_folder.ods" calcext:value-type="string">
            <text:p>df_folder.ods</text:p>
          </table:table-cell>
          <table:table-cell table:style-name="ce11" table:formula="of:=IF(LEN([StructureEdit.I30])&gt;0;COM.MICROSOFT.CONCAT([.H30];&quot;/&quot;;[StructureEdit.I30]);IF([.H29]=[.H30];[.I29];[.H30]))" office:value-type="string" office:string-value="df_folder.ods" calcext:value-type="string">
            <text:p>df_folder.ods</text:p>
          </table:table-cell>
          <table:table-cell table:style-name="ce11" table:formula="of:=IF(LEN([StructureEdit.J30])&gt;0;COM.MICROSOFT.CONCAT([.I30];&quot;/&quot;;[StructureEdit.J30]);IF([.I29]=[.I30];[.J29];[.I30]))" office:value-type="string" office:string-value="df_folder.ods" calcext:value-type="string">
            <text:p>df_folder.ods</text:p>
          </table:table-cell>
          <table:table-cell table:style-name="ce11" table:formula="of:=IF(LEN([StructureEdit.K30])&gt;0;COM.MICROSOFT.CONCAT([.J30];&quot;/&quot;;[StructureEdit.K30]);IF([.J29]=[.J30];[.K29];[.J30]))" office:value-type="string" office:string-value="df_folder.ods" calcext:value-type="string">
            <text:p>df_folder.ods</text:p>
          </table:table-cell>
          <table:table-cell table:style-name="ce11" table:formula="of:=IF(LEN([StructureEdit.L30])&gt;0;COM.MICROSOFT.CONCAT([.K30];&quot;/&quot;;[StructureEdit.L30]);IF([.K29]=[.K30];[.L29];[.K30]))" office:value-type="string" office:string-value="df_folder.ods" calcext:value-type="string">
            <text:p>df_folder.ods</text:p>
          </table:table-cell>
          <table:table-cell table:style-name="ce11" table:formula="of:=IF(LEN([StructureEdit.M30])&gt;0;COM.MICROSOFT.CONCAT([.L30];&quot;/&quot;;[StructureEdit.M30]);IF([.L29]=[.L30];[.M29];[.L30]))" office:value-type="string" office:string-value="df_folder.ods" calcext:value-type="string">
            <text:p>df_folder.ods</text:p>
          </table:table-cell>
          <table:table-cell table:style-name="ce11" table:formula="of:=IF(LEN([StructureEdit.N30])&gt;0;COM.MICROSOFT.CONCAT([.M30];&quot;/&quot;;[StructureEdit.N30]);IF([.M29]=[.M30];[.N29];[.M30]))" office:value-type="string" office:string-value="df_folder.ods" calcext:value-type="string">
            <text:p>df_folder.ods</text:p>
          </table:table-cell>
          <table:table-cell table:style-name="ce11" table:formula="of:=IF(LEN([StructureEdit.O30])&gt;0;COM.MICROSOFT.CONCAT([.N30];&quot;/&quot;;[StructureEdit.O30]);IF([.N29]=[.N30];[.O29];[.N30]))" office:value-type="string" office:string-value="df_folder.ods" calcext:value-type="string">
            <text:p>df_folder.ods</text:p>
          </table:table-cell>
          <table:table-cell table:style-name="ce11" table:formula="of:=IF(LEN([StructureEdit.P30])&gt;0;COM.MICROSOFT.CONCAT([.O30];&quot;/&quot;;[StructureEdit.P30]);IF([.O29]=[.O30];[.P29];[.O30]))" office:value-type="string" office:string-value="df_folder.ods" calcext:value-type="string">
            <text:p>df_folder.ods</text:p>
          </table:table-cell>
          <table:table-cell table:style-name="ce11" table:formula="of:=IF(LEN([StructureEdit.Q30])&gt;0;COM.MICROSOFT.CONCAT([.P30];&quot;/&quot;;[StructureEdit.Q30]);IF([.P29]=[.P30];[.Q29];[.P3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4" table:formula="of:=IF(LEN([StructureEdit.T30])&gt;0;[StructureEdit.T30];&quot;&quot;)">
            <text:p/>
          </table:table-cell>
          <table:table-cell table:style-name="ce7" table:formula="of:=IF(LEN([StructureEdit.S30])&gt;0;[StructureEdit.S30];&quot;&quot;)">
            <text:p/>
          </table:table-cell>
          <table:table-cell table:style-name="ce7" table:formula="of:=IF(LEN([.T30])&gt;0;VLOOKUP([.T30];[$Templates.$A$2:.$H$100];7;0);&quot;&quot;)">
            <text:p/>
          </table:table-cell>
        </table:table-row>
        <table:table-row table:style-name="ro3">
          <table:table-cell table:style-name="ce11" table:formula="of:=IF(LEN([StructureEdit.A31])&gt;0;[StructureEdit.A31];[.A30])" office:value-type="string" office:string-value="df_folder.ods" calcext:value-type="string">
            <text:p>df_folder.ods</text:p>
          </table:table-cell>
          <table:table-cell table:style-name="ce11" table:formula="of:=IF(LEN([StructureEdit.B31])&gt;0;COM.MICROSOFT.CONCAT([.A31];&quot;/&quot;;[StructureEdit.B31]);IF([.A30]=[.A31];[.B30];[.A31]))" office:value-type="string" office:string-value="df_folder.ods" calcext:value-type="string">
            <text:p>df_folder.ods</text:p>
          </table:table-cell>
          <table:table-cell table:style-name="ce11" table:formula="of:=IF(LEN([StructureEdit.C31])&gt;0;COM.MICROSOFT.CONCAT([.B31];&quot;/&quot;;[StructureEdit.C31]);IF([.B30]=[.B31];[.C30];[.B31]))" office:value-type="string" office:string-value="df_folder.ods" calcext:value-type="string">
            <text:p>df_folder.ods</text:p>
          </table:table-cell>
          <table:table-cell table:style-name="ce11" table:formula="of:=IF(LEN([StructureEdit.D31])&gt;0;COM.MICROSOFT.CONCAT([.C31];&quot;/&quot;;[StructureEdit.D31]);IF([.C30]=[.C31];[.D30];[.C31]))" office:value-type="string" office:string-value="df_folder.ods" calcext:value-type="string">
            <text:p>df_folder.ods</text:p>
          </table:table-cell>
          <table:table-cell table:style-name="ce11" table:formula="of:=IF(LEN([StructureEdit.E31])&gt;0;COM.MICROSOFT.CONCAT([.D31];&quot;/&quot;;[StructureEdit.E31]);IF([.D30]=[.D31];[.E30];[.D31]))" office:value-type="string" office:string-value="df_folder.ods" calcext:value-type="string">
            <text:p>df_folder.ods</text:p>
          </table:table-cell>
          <table:table-cell table:style-name="ce11" table:formula="of:=IF(LEN([StructureEdit.F31])&gt;0;COM.MICROSOFT.CONCAT([.E31];&quot;/&quot;;[StructureEdit.F31]);IF([.E30]=[.E31];[.F30];[.E31]))" office:value-type="string" office:string-value="df_folder.ods" calcext:value-type="string">
            <text:p>df_folder.ods</text:p>
          </table:table-cell>
          <table:table-cell table:style-name="ce11" table:formula="of:=IF(LEN([StructureEdit.G31])&gt;0;COM.MICROSOFT.CONCAT([.F31];&quot;/&quot;;[StructureEdit.G31]);IF([.F30]=[.F31];[.G30];[.F31]))" office:value-type="string" office:string-value="df_folder.ods" calcext:value-type="string">
            <text:p>df_folder.ods</text:p>
          </table:table-cell>
          <table:table-cell table:style-name="ce11" table:formula="of:=IF(LEN([StructureEdit.H31])&gt;0;COM.MICROSOFT.CONCAT([.G31];&quot;/&quot;;[StructureEdit.H31]);IF([.G30]=[.G31];[.H30];[.G31]))" office:value-type="string" office:string-value="df_folder.ods" calcext:value-type="string">
            <text:p>df_folder.ods</text:p>
          </table:table-cell>
          <table:table-cell table:style-name="ce11" table:formula="of:=IF(LEN([StructureEdit.I31])&gt;0;COM.MICROSOFT.CONCAT([.H31];&quot;/&quot;;[StructureEdit.I31]);IF([.H30]=[.H31];[.I30];[.H31]))" office:value-type="string" office:string-value="df_folder.ods" calcext:value-type="string">
            <text:p>df_folder.ods</text:p>
          </table:table-cell>
          <table:table-cell table:style-name="ce11" table:formula="of:=IF(LEN([StructureEdit.J31])&gt;0;COM.MICROSOFT.CONCAT([.I31];&quot;/&quot;;[StructureEdit.J31]);IF([.I30]=[.I31];[.J30];[.I31]))" office:value-type="string" office:string-value="df_folder.ods" calcext:value-type="string">
            <text:p>df_folder.ods</text:p>
          </table:table-cell>
          <table:table-cell table:style-name="ce11" table:formula="of:=IF(LEN([StructureEdit.K31])&gt;0;COM.MICROSOFT.CONCAT([.J31];&quot;/&quot;;[StructureEdit.K31]);IF([.J30]=[.J31];[.K30];[.J31]))" office:value-type="string" office:string-value="df_folder.ods" calcext:value-type="string">
            <text:p>df_folder.ods</text:p>
          </table:table-cell>
          <table:table-cell table:style-name="ce11" table:formula="of:=IF(LEN([StructureEdit.L31])&gt;0;COM.MICROSOFT.CONCAT([.K31];&quot;/&quot;;[StructureEdit.L31]);IF([.K30]=[.K31];[.L30];[.K31]))" office:value-type="string" office:string-value="df_folder.ods" calcext:value-type="string">
            <text:p>df_folder.ods</text:p>
          </table:table-cell>
          <table:table-cell table:style-name="ce11" table:formula="of:=IF(LEN([StructureEdit.M31])&gt;0;COM.MICROSOFT.CONCAT([.L31];&quot;/&quot;;[StructureEdit.M31]);IF([.L30]=[.L31];[.M30];[.L31]))" office:value-type="string" office:string-value="df_folder.ods" calcext:value-type="string">
            <text:p>df_folder.ods</text:p>
          </table:table-cell>
          <table:table-cell table:style-name="ce11" table:formula="of:=IF(LEN([StructureEdit.N31])&gt;0;COM.MICROSOFT.CONCAT([.M31];&quot;/&quot;;[StructureEdit.N31]);IF([.M30]=[.M31];[.N30];[.M31]))" office:value-type="string" office:string-value="df_folder.ods" calcext:value-type="string">
            <text:p>df_folder.ods</text:p>
          </table:table-cell>
          <table:table-cell table:style-name="ce11" table:formula="of:=IF(LEN([StructureEdit.O31])&gt;0;COM.MICROSOFT.CONCAT([.N31];&quot;/&quot;;[StructureEdit.O31]);IF([.N30]=[.N31];[.O30];[.N31]))" office:value-type="string" office:string-value="df_folder.ods" calcext:value-type="string">
            <text:p>df_folder.ods</text:p>
          </table:table-cell>
          <table:table-cell table:style-name="ce11" table:formula="of:=IF(LEN([StructureEdit.P31])&gt;0;COM.MICROSOFT.CONCAT([.O31];&quot;/&quot;;[StructureEdit.P31]);IF([.O30]=[.O31];[.P30];[.O31]))" office:value-type="string" office:string-value="df_folder.ods" calcext:value-type="string">
            <text:p>df_folder.ods</text:p>
          </table:table-cell>
          <table:table-cell table:style-name="ce11" table:formula="of:=IF(LEN([StructureEdit.Q31])&gt;0;COM.MICROSOFT.CONCAT([.P31];&quot;/&quot;;[StructureEdit.Q31]);IF([.P30]=[.P31];[.Q30];[.P3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4" table:formula="of:=IF(LEN([StructureEdit.T31])&gt;0;[StructureEdit.T31];&quot;&quot;)">
            <text:p/>
          </table:table-cell>
          <table:table-cell table:style-name="ce7" table:formula="of:=IF(LEN([StructureEdit.S31])&gt;0;[StructureEdit.S31];&quot;&quot;)">
            <text:p/>
          </table:table-cell>
          <table:table-cell table:style-name="ce7" table:formula="of:=IF(LEN([.T31])&gt;0;VLOOKUP([.T31];[$Templates.$A$2:.$H$100];7;0);&quot;&quot;)">
            <text:p/>
          </table:table-cell>
        </table:table-row>
        <table:table-row table:style-name="ro3">
          <table:table-cell table:style-name="ce11" table:formula="of:=IF(LEN([StructureEdit.A32])&gt;0;[StructureEdit.A32];[.A31])" office:value-type="string" office:string-value="df_folder.ods" calcext:value-type="string">
            <text:p>df_folder.ods</text:p>
          </table:table-cell>
          <table:table-cell table:style-name="ce11" table:formula="of:=IF(LEN([StructureEdit.B32])&gt;0;COM.MICROSOFT.CONCAT([.A32];&quot;/&quot;;[StructureEdit.B32]);IF([.A31]=[.A32];[.B31];[.A32]))" office:value-type="string" office:string-value="df_folder.ods" calcext:value-type="string">
            <text:p>df_folder.ods</text:p>
          </table:table-cell>
          <table:table-cell table:style-name="ce11" table:formula="of:=IF(LEN([StructureEdit.C32])&gt;0;COM.MICROSOFT.CONCAT([.B32];&quot;/&quot;;[StructureEdit.C32]);IF([.B31]=[.B32];[.C31];[.B32]))" office:value-type="string" office:string-value="df_folder.ods" calcext:value-type="string">
            <text:p>df_folder.ods</text:p>
          </table:table-cell>
          <table:table-cell table:style-name="ce11" table:formula="of:=IF(LEN([StructureEdit.D32])&gt;0;COM.MICROSOFT.CONCAT([.C32];&quot;/&quot;;[StructureEdit.D32]);IF([.C31]=[.C32];[.D31];[.C32]))" office:value-type="string" office:string-value="df_folder.ods" calcext:value-type="string">
            <text:p>df_folder.ods</text:p>
          </table:table-cell>
          <table:table-cell table:style-name="ce11" table:formula="of:=IF(LEN([StructureEdit.E32])&gt;0;COM.MICROSOFT.CONCAT([.D32];&quot;/&quot;;[StructureEdit.E32]);IF([.D31]=[.D32];[.E31];[.D32]))" office:value-type="string" office:string-value="df_folder.ods" calcext:value-type="string">
            <text:p>df_folder.ods</text:p>
          </table:table-cell>
          <table:table-cell table:style-name="ce11" table:formula="of:=IF(LEN([StructureEdit.F32])&gt;0;COM.MICROSOFT.CONCAT([.E32];&quot;/&quot;;[StructureEdit.F32]);IF([.E31]=[.E32];[.F31];[.E32]))" office:value-type="string" office:string-value="df_folder.ods" calcext:value-type="string">
            <text:p>df_folder.ods</text:p>
          </table:table-cell>
          <table:table-cell table:style-name="ce11" table:formula="of:=IF(LEN([StructureEdit.G32])&gt;0;COM.MICROSOFT.CONCAT([.F32];&quot;/&quot;;[StructureEdit.G32]);IF([.F31]=[.F32];[.G31];[.F32]))" office:value-type="string" office:string-value="df_folder.ods" calcext:value-type="string">
            <text:p>df_folder.ods</text:p>
          </table:table-cell>
          <table:table-cell table:style-name="ce11" table:formula="of:=IF(LEN([StructureEdit.H32])&gt;0;COM.MICROSOFT.CONCAT([.G32];&quot;/&quot;;[StructureEdit.H32]);IF([.G31]=[.G32];[.H31];[.G32]))" office:value-type="string" office:string-value="df_folder.ods" calcext:value-type="string">
            <text:p>df_folder.ods</text:p>
          </table:table-cell>
          <table:table-cell table:style-name="ce11" table:formula="of:=IF(LEN([StructureEdit.I32])&gt;0;COM.MICROSOFT.CONCAT([.H32];&quot;/&quot;;[StructureEdit.I32]);IF([.H31]=[.H32];[.I31];[.H32]))" office:value-type="string" office:string-value="df_folder.ods" calcext:value-type="string">
            <text:p>df_folder.ods</text:p>
          </table:table-cell>
          <table:table-cell table:style-name="ce11" table:formula="of:=IF(LEN([StructureEdit.J32])&gt;0;COM.MICROSOFT.CONCAT([.I32];&quot;/&quot;;[StructureEdit.J32]);IF([.I31]=[.I32];[.J31];[.I32]))" office:value-type="string" office:string-value="df_folder.ods" calcext:value-type="string">
            <text:p>df_folder.ods</text:p>
          </table:table-cell>
          <table:table-cell table:style-name="ce11" table:formula="of:=IF(LEN([StructureEdit.K32])&gt;0;COM.MICROSOFT.CONCAT([.J32];&quot;/&quot;;[StructureEdit.K32]);IF([.J31]=[.J32];[.K31];[.J32]))" office:value-type="string" office:string-value="df_folder.ods" calcext:value-type="string">
            <text:p>df_folder.ods</text:p>
          </table:table-cell>
          <table:table-cell table:style-name="ce11" table:formula="of:=IF(LEN([StructureEdit.L32])&gt;0;COM.MICROSOFT.CONCAT([.K32];&quot;/&quot;;[StructureEdit.L32]);IF([.K31]=[.K32];[.L31];[.K32]))" office:value-type="string" office:string-value="df_folder.ods" calcext:value-type="string">
            <text:p>df_folder.ods</text:p>
          </table:table-cell>
          <table:table-cell table:style-name="ce11" table:formula="of:=IF(LEN([StructureEdit.M32])&gt;0;COM.MICROSOFT.CONCAT([.L32];&quot;/&quot;;[StructureEdit.M32]);IF([.L31]=[.L32];[.M31];[.L32]))" office:value-type="string" office:string-value="df_folder.ods" calcext:value-type="string">
            <text:p>df_folder.ods</text:p>
          </table:table-cell>
          <table:table-cell table:style-name="ce11" table:formula="of:=IF(LEN([StructureEdit.N32])&gt;0;COM.MICROSOFT.CONCAT([.M32];&quot;/&quot;;[StructureEdit.N32]);IF([.M31]=[.M32];[.N31];[.M32]))" office:value-type="string" office:string-value="df_folder.ods" calcext:value-type="string">
            <text:p>df_folder.ods</text:p>
          </table:table-cell>
          <table:table-cell table:style-name="ce11" table:formula="of:=IF(LEN([StructureEdit.O32])&gt;0;COM.MICROSOFT.CONCAT([.N32];&quot;/&quot;;[StructureEdit.O32]);IF([.N31]=[.N32];[.O31];[.N32]))" office:value-type="string" office:string-value="df_folder.ods" calcext:value-type="string">
            <text:p>df_folder.ods</text:p>
          </table:table-cell>
          <table:table-cell table:style-name="ce11" table:formula="of:=IF(LEN([StructureEdit.P32])&gt;0;COM.MICROSOFT.CONCAT([.O32];&quot;/&quot;;[StructureEdit.P32]);IF([.O31]=[.O32];[.P31];[.O32]))" office:value-type="string" office:string-value="df_folder.ods" calcext:value-type="string">
            <text:p>df_folder.ods</text:p>
          </table:table-cell>
          <table:table-cell table:style-name="ce11" table:formula="of:=IF(LEN([StructureEdit.Q32])&gt;0;COM.MICROSOFT.CONCAT([.P32];&quot;/&quot;;[StructureEdit.Q32]);IF([.P31]=[.P32];[.Q31];[.P32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4" table:formula="of:=IF(LEN([StructureEdit.T32])&gt;0;[StructureEdit.T32];&quot;&quot;)">
            <text:p/>
          </table:table-cell>
          <table:table-cell table:style-name="ce7" table:formula="of:=IF(LEN([StructureEdit.S32])&gt;0;[StructureEdit.S32];&quot;&quot;)">
            <text:p/>
          </table:table-cell>
          <table:table-cell table:style-name="ce7" table:formula="of:=IF(LEN([.T32])&gt;0;VLOOKUP([.T32];[$Templates.$A$2:.$H$100];7;0);&quot;&quot;)">
            <text:p/>
          </table:table-cell>
        </table:table-row>
        <table:table-row table:style-name="ro3">
          <table:table-cell table:style-name="ce11" table:formula="of:=IF(LEN([StructureEdit.A33])&gt;0;[StructureEdit.A33];[.A32])" office:value-type="string" office:string-value="df_folder.ods" calcext:value-type="string">
            <text:p>df_folder.ods</text:p>
          </table:table-cell>
          <table:table-cell table:style-name="ce11" table:formula="of:=IF(LEN([StructureEdit.B33])&gt;0;COM.MICROSOFT.CONCAT([.A33];&quot;/&quot;;[StructureEdit.B33]);IF([.A32]=[.A33];[.B32];[.A33]))" office:value-type="string" office:string-value="df_folder.ods" calcext:value-type="string">
            <text:p>df_folder.ods</text:p>
          </table:table-cell>
          <table:table-cell table:style-name="ce11" table:formula="of:=IF(LEN([StructureEdit.C33])&gt;0;COM.MICROSOFT.CONCAT([.B33];&quot;/&quot;;[StructureEdit.C33]);IF([.B32]=[.B33];[.C32];[.B33]))" office:value-type="string" office:string-value="df_folder.ods" calcext:value-type="string">
            <text:p>df_folder.ods</text:p>
          </table:table-cell>
          <table:table-cell table:style-name="ce11" table:formula="of:=IF(LEN([StructureEdit.D33])&gt;0;COM.MICROSOFT.CONCAT([.C33];&quot;/&quot;;[StructureEdit.D33]);IF([.C32]=[.C33];[.D32];[.C33]))" office:value-type="string" office:string-value="df_folder.ods" calcext:value-type="string">
            <text:p>df_folder.ods</text:p>
          </table:table-cell>
          <table:table-cell table:style-name="ce11" table:formula="of:=IF(LEN([StructureEdit.E33])&gt;0;COM.MICROSOFT.CONCAT([.D33];&quot;/&quot;;[StructureEdit.E33]);IF([.D32]=[.D33];[.E32];[.D33]))" office:value-type="string" office:string-value="df_folder.ods" calcext:value-type="string">
            <text:p>df_folder.ods</text:p>
          </table:table-cell>
          <table:table-cell table:style-name="ce11" table:formula="of:=IF(LEN([StructureEdit.F33])&gt;0;COM.MICROSOFT.CONCAT([.E33];&quot;/&quot;;[StructureEdit.F33]);IF([.E32]=[.E33];[.F32];[.E33]))" office:value-type="string" office:string-value="df_folder.ods" calcext:value-type="string">
            <text:p>df_folder.ods</text:p>
          </table:table-cell>
          <table:table-cell table:style-name="ce11" table:formula="of:=IF(LEN([StructureEdit.G33])&gt;0;COM.MICROSOFT.CONCAT([.F33];&quot;/&quot;;[StructureEdit.G33]);IF([.F32]=[.F33];[.G32];[.F33]))" office:value-type="string" office:string-value="df_folder.ods" calcext:value-type="string">
            <text:p>df_folder.ods</text:p>
          </table:table-cell>
          <table:table-cell table:style-name="ce11" table:formula="of:=IF(LEN([StructureEdit.H33])&gt;0;COM.MICROSOFT.CONCAT([.G33];&quot;/&quot;;[StructureEdit.H33]);IF([.G32]=[.G33];[.H32];[.G33]))" office:value-type="string" office:string-value="df_folder.ods" calcext:value-type="string">
            <text:p>df_folder.ods</text:p>
          </table:table-cell>
          <table:table-cell table:style-name="ce11" table:formula="of:=IF(LEN([StructureEdit.I33])&gt;0;COM.MICROSOFT.CONCAT([.H33];&quot;/&quot;;[StructureEdit.I33]);IF([.H32]=[.H33];[.I32];[.H33]))" office:value-type="string" office:string-value="df_folder.ods" calcext:value-type="string">
            <text:p>df_folder.ods</text:p>
          </table:table-cell>
          <table:table-cell table:style-name="ce11" table:formula="of:=IF(LEN([StructureEdit.J33])&gt;0;COM.MICROSOFT.CONCAT([.I33];&quot;/&quot;;[StructureEdit.J33]);IF([.I32]=[.I33];[.J32];[.I33]))" office:value-type="string" office:string-value="df_folder.ods" calcext:value-type="string">
            <text:p>df_folder.ods</text:p>
          </table:table-cell>
          <table:table-cell table:style-name="ce11" table:formula="of:=IF(LEN([StructureEdit.K33])&gt;0;COM.MICROSOFT.CONCAT([.J33];&quot;/&quot;;[StructureEdit.K33]);IF([.J32]=[.J33];[.K32];[.J33]))" office:value-type="string" office:string-value="df_folder.ods" calcext:value-type="string">
            <text:p>df_folder.ods</text:p>
          </table:table-cell>
          <table:table-cell table:style-name="ce11" table:formula="of:=IF(LEN([StructureEdit.L33])&gt;0;COM.MICROSOFT.CONCAT([.K33];&quot;/&quot;;[StructureEdit.L33]);IF([.K32]=[.K33];[.L32];[.K33]))" office:value-type="string" office:string-value="df_folder.ods" calcext:value-type="string">
            <text:p>df_folder.ods</text:p>
          </table:table-cell>
          <table:table-cell table:style-name="ce11" table:formula="of:=IF(LEN([StructureEdit.M33])&gt;0;COM.MICROSOFT.CONCAT([.L33];&quot;/&quot;;[StructureEdit.M33]);IF([.L32]=[.L33];[.M32];[.L33]))" office:value-type="string" office:string-value="df_folder.ods" calcext:value-type="string">
            <text:p>df_folder.ods</text:p>
          </table:table-cell>
          <table:table-cell table:style-name="ce11" table:formula="of:=IF(LEN([StructureEdit.N33])&gt;0;COM.MICROSOFT.CONCAT([.M33];&quot;/&quot;;[StructureEdit.N33]);IF([.M32]=[.M33];[.N32];[.M33]))" office:value-type="string" office:string-value="df_folder.ods" calcext:value-type="string">
            <text:p>df_folder.ods</text:p>
          </table:table-cell>
          <table:table-cell table:style-name="ce11" table:formula="of:=IF(LEN([StructureEdit.O33])&gt;0;COM.MICROSOFT.CONCAT([.N33];&quot;/&quot;;[StructureEdit.O33]);IF([.N32]=[.N33];[.O32];[.N33]))" office:value-type="string" office:string-value="df_folder.ods" calcext:value-type="string">
            <text:p>df_folder.ods</text:p>
          </table:table-cell>
          <table:table-cell table:style-name="ce11" table:formula="of:=IF(LEN([StructureEdit.P33])&gt;0;COM.MICROSOFT.CONCAT([.O33];&quot;/&quot;;[StructureEdit.P33]);IF([.O32]=[.O33];[.P32];[.O33]))" office:value-type="string" office:string-value="df_folder.ods" calcext:value-type="string">
            <text:p>df_folder.ods</text:p>
          </table:table-cell>
          <table:table-cell table:style-name="ce11" table:formula="of:=IF(LEN([StructureEdit.Q33])&gt;0;COM.MICROSOFT.CONCAT([.P33];&quot;/&quot;;[StructureEdit.Q33]);IF([.P32]=[.P33];[.Q32];[.P3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4" table:formula="of:=IF(LEN([StructureEdit.T33])&gt;0;[StructureEdit.T33];&quot;&quot;)">
            <text:p/>
          </table:table-cell>
          <table:table-cell table:style-name="ce7" table:formula="of:=IF(LEN([StructureEdit.S33])&gt;0;[StructureEdit.S33];&quot;&quot;)">
            <text:p/>
          </table:table-cell>
          <table:table-cell table:style-name="ce7" table:formula="of:=IF(LEN([.T33])&gt;0;VLOOKUP([.T33];[$Templates.$A$2:.$H$100];7;0);&quot;&quot;)">
            <text:p/>
          </table:table-cell>
        </table:table-row>
        <table:table-row table:style-name="ro3">
          <table:table-cell table:style-name="ce11" table:formula="of:=IF(LEN([StructureEdit.A34])&gt;0;[StructureEdit.A34];[.A33])" office:value-type="string" office:string-value="df_folder.ods" calcext:value-type="string">
            <text:p>df_folder.ods</text:p>
          </table:table-cell>
          <table:table-cell table:style-name="ce11" table:formula="of:=IF(LEN([StructureEdit.B34])&gt;0;COM.MICROSOFT.CONCAT([.A34];&quot;/&quot;;[StructureEdit.B34]);IF([.A33]=[.A34];[.B33];[.A34]))" office:value-type="string" office:string-value="df_folder.ods" calcext:value-type="string">
            <text:p>df_folder.ods</text:p>
          </table:table-cell>
          <table:table-cell table:style-name="ce11" table:formula="of:=IF(LEN([StructureEdit.C34])&gt;0;COM.MICROSOFT.CONCAT([.B34];&quot;/&quot;;[StructureEdit.C34]);IF([.B33]=[.B34];[.C33];[.B34]))" office:value-type="string" office:string-value="df_folder.ods" calcext:value-type="string">
            <text:p>df_folder.ods</text:p>
          </table:table-cell>
          <table:table-cell table:style-name="ce11" table:formula="of:=IF(LEN([StructureEdit.D34])&gt;0;COM.MICROSOFT.CONCAT([.C34];&quot;/&quot;;[StructureEdit.D34]);IF([.C33]=[.C34];[.D33];[.C34]))" office:value-type="string" office:string-value="df_folder.ods" calcext:value-type="string">
            <text:p>df_folder.ods</text:p>
          </table:table-cell>
          <table:table-cell table:style-name="ce11" table:formula="of:=IF(LEN([StructureEdit.E34])&gt;0;COM.MICROSOFT.CONCAT([.D34];&quot;/&quot;;[StructureEdit.E34]);IF([.D33]=[.D34];[.E33];[.D34]))" office:value-type="string" office:string-value="df_folder.ods" calcext:value-type="string">
            <text:p>df_folder.ods</text:p>
          </table:table-cell>
          <table:table-cell table:style-name="ce11" table:formula="of:=IF(LEN([StructureEdit.F34])&gt;0;COM.MICROSOFT.CONCAT([.E34];&quot;/&quot;;[StructureEdit.F34]);IF([.E33]=[.E34];[.F33];[.E34]))" office:value-type="string" office:string-value="df_folder.ods" calcext:value-type="string">
            <text:p>df_folder.ods</text:p>
          </table:table-cell>
          <table:table-cell table:style-name="ce11" table:formula="of:=IF(LEN([StructureEdit.G34])&gt;0;COM.MICROSOFT.CONCAT([.F34];&quot;/&quot;;[StructureEdit.G34]);IF([.F33]=[.F34];[.G33];[.F34]))" office:value-type="string" office:string-value="df_folder.ods" calcext:value-type="string">
            <text:p>df_folder.ods</text:p>
          </table:table-cell>
          <table:table-cell table:style-name="ce11" table:formula="of:=IF(LEN([StructureEdit.H34])&gt;0;COM.MICROSOFT.CONCAT([.G34];&quot;/&quot;;[StructureEdit.H34]);IF([.G33]=[.G34];[.H33];[.G34]))" office:value-type="string" office:string-value="df_folder.ods" calcext:value-type="string">
            <text:p>df_folder.ods</text:p>
          </table:table-cell>
          <table:table-cell table:style-name="ce11" table:formula="of:=IF(LEN([StructureEdit.I34])&gt;0;COM.MICROSOFT.CONCAT([.H34];&quot;/&quot;;[StructureEdit.I34]);IF([.H33]=[.H34];[.I33];[.H34]))" office:value-type="string" office:string-value="df_folder.ods" calcext:value-type="string">
            <text:p>df_folder.ods</text:p>
          </table:table-cell>
          <table:table-cell table:style-name="ce11" table:formula="of:=IF(LEN([StructureEdit.J34])&gt;0;COM.MICROSOFT.CONCAT([.I34];&quot;/&quot;;[StructureEdit.J34]);IF([.I33]=[.I34];[.J33];[.I34]))" office:value-type="string" office:string-value="df_folder.ods" calcext:value-type="string">
            <text:p>df_folder.ods</text:p>
          </table:table-cell>
          <table:table-cell table:style-name="ce11" table:formula="of:=IF(LEN([StructureEdit.K34])&gt;0;COM.MICROSOFT.CONCAT([.J34];&quot;/&quot;;[StructureEdit.K34]);IF([.J33]=[.J34];[.K33];[.J34]))" office:value-type="string" office:string-value="df_folder.ods" calcext:value-type="string">
            <text:p>df_folder.ods</text:p>
          </table:table-cell>
          <table:table-cell table:style-name="ce11" table:formula="of:=IF(LEN([StructureEdit.L34])&gt;0;COM.MICROSOFT.CONCAT([.K34];&quot;/&quot;;[StructureEdit.L34]);IF([.K33]=[.K34];[.L33];[.K34]))" office:value-type="string" office:string-value="df_folder.ods" calcext:value-type="string">
            <text:p>df_folder.ods</text:p>
          </table:table-cell>
          <table:table-cell table:style-name="ce11" table:formula="of:=IF(LEN([StructureEdit.M34])&gt;0;COM.MICROSOFT.CONCAT([.L34];&quot;/&quot;;[StructureEdit.M34]);IF([.L33]=[.L34];[.M33];[.L34]))" office:value-type="string" office:string-value="df_folder.ods" calcext:value-type="string">
            <text:p>df_folder.ods</text:p>
          </table:table-cell>
          <table:table-cell table:style-name="ce11" table:formula="of:=IF(LEN([StructureEdit.N34])&gt;0;COM.MICROSOFT.CONCAT([.M34];&quot;/&quot;;[StructureEdit.N34]);IF([.M33]=[.M34];[.N33];[.M34]))" office:value-type="string" office:string-value="df_folder.ods" calcext:value-type="string">
            <text:p>df_folder.ods</text:p>
          </table:table-cell>
          <table:table-cell table:style-name="ce11" table:formula="of:=IF(LEN([StructureEdit.O34])&gt;0;COM.MICROSOFT.CONCAT([.N34];&quot;/&quot;;[StructureEdit.O34]);IF([.N33]=[.N34];[.O33];[.N34]))" office:value-type="string" office:string-value="df_folder.ods" calcext:value-type="string">
            <text:p>df_folder.ods</text:p>
          </table:table-cell>
          <table:table-cell table:style-name="ce11" table:formula="of:=IF(LEN([StructureEdit.P34])&gt;0;COM.MICROSOFT.CONCAT([.O34];&quot;/&quot;;[StructureEdit.P34]);IF([.O33]=[.O34];[.P33];[.O34]))" office:value-type="string" office:string-value="df_folder.ods" calcext:value-type="string">
            <text:p>df_folder.ods</text:p>
          </table:table-cell>
          <table:table-cell table:style-name="ce11" table:formula="of:=IF(LEN([StructureEdit.Q34])&gt;0;COM.MICROSOFT.CONCAT([.P34];&quot;/&quot;;[StructureEdit.Q34]);IF([.P33]=[.P34];[.Q33];[.P34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4" table:formula="of:=IF(LEN([StructureEdit.T34])&gt;0;[StructureEdit.T34];&quot;&quot;)">
            <text:p/>
          </table:table-cell>
          <table:table-cell table:style-name="ce7" table:formula="of:=IF(LEN([StructureEdit.S34])&gt;0;[StructureEdit.S34];&quot;&quot;)">
            <text:p/>
          </table:table-cell>
          <table:table-cell table:style-name="ce7" table:formula="of:=IF(LEN([.T34])&gt;0;VLOOKUP([.T34];[$Templates.$A$2:.$H$100];7;0);&quot;&quot;)">
            <text:p/>
          </table:table-cell>
        </table:table-row>
        <table:table-row table:style-name="ro3">
          <table:table-cell table:style-name="ce11" table:formula="of:=IF(LEN([StructureEdit.A35])&gt;0;[StructureEdit.A35];[.A34])" office:value-type="string" office:string-value="df_folder.ods" calcext:value-type="string">
            <text:p>df_folder.ods</text:p>
          </table:table-cell>
          <table:table-cell table:style-name="ce11" table:formula="of:=IF(LEN([StructureEdit.B35])&gt;0;COM.MICROSOFT.CONCAT([.A35];&quot;/&quot;;[StructureEdit.B35]);IF([.A34]=[.A35];[.B34];[.A35]))" office:value-type="string" office:string-value="df_folder.ods" calcext:value-type="string">
            <text:p>df_folder.ods</text:p>
          </table:table-cell>
          <table:table-cell table:style-name="ce11" table:formula="of:=IF(LEN([StructureEdit.C35])&gt;0;COM.MICROSOFT.CONCAT([.B35];&quot;/&quot;;[StructureEdit.C35]);IF([.B34]=[.B35];[.C34];[.B35]))" office:value-type="string" office:string-value="df_folder.ods" calcext:value-type="string">
            <text:p>df_folder.ods</text:p>
          </table:table-cell>
          <table:table-cell table:style-name="ce11" table:formula="of:=IF(LEN([StructureEdit.D35])&gt;0;COM.MICROSOFT.CONCAT([.C35];&quot;/&quot;;[StructureEdit.D35]);IF([.C34]=[.C35];[.D34];[.C35]))" office:value-type="string" office:string-value="df_folder.ods" calcext:value-type="string">
            <text:p>df_folder.ods</text:p>
          </table:table-cell>
          <table:table-cell table:style-name="ce11" table:formula="of:=IF(LEN([StructureEdit.E35])&gt;0;COM.MICROSOFT.CONCAT([.D35];&quot;/&quot;;[StructureEdit.E35]);IF([.D34]=[.D35];[.E34];[.D35]))" office:value-type="string" office:string-value="df_folder.ods" calcext:value-type="string">
            <text:p>df_folder.ods</text:p>
          </table:table-cell>
          <table:table-cell table:style-name="ce11" table:formula="of:=IF(LEN([StructureEdit.F35])&gt;0;COM.MICROSOFT.CONCAT([.E35];&quot;/&quot;;[StructureEdit.F35]);IF([.E34]=[.E35];[.F34];[.E35]))" office:value-type="string" office:string-value="df_folder.ods" calcext:value-type="string">
            <text:p>df_folder.ods</text:p>
          </table:table-cell>
          <table:table-cell table:style-name="ce11" table:formula="of:=IF(LEN([StructureEdit.G35])&gt;0;COM.MICROSOFT.CONCAT([.F35];&quot;/&quot;;[StructureEdit.G35]);IF([.F34]=[.F35];[.G34];[.F35]))" office:value-type="string" office:string-value="df_folder.ods" calcext:value-type="string">
            <text:p>df_folder.ods</text:p>
          </table:table-cell>
          <table:table-cell table:style-name="ce11" table:formula="of:=IF(LEN([StructureEdit.H35])&gt;0;COM.MICROSOFT.CONCAT([.G35];&quot;/&quot;;[StructureEdit.H35]);IF([.G34]=[.G35];[.H34];[.G35]))" office:value-type="string" office:string-value="df_folder.ods" calcext:value-type="string">
            <text:p>df_folder.ods</text:p>
          </table:table-cell>
          <table:table-cell table:style-name="ce11" table:formula="of:=IF(LEN([StructureEdit.I35])&gt;0;COM.MICROSOFT.CONCAT([.H35];&quot;/&quot;;[StructureEdit.I35]);IF([.H34]=[.H35];[.I34];[.H35]))" office:value-type="string" office:string-value="df_folder.ods" calcext:value-type="string">
            <text:p>df_folder.ods</text:p>
          </table:table-cell>
          <table:table-cell table:style-name="ce11" table:formula="of:=IF(LEN([StructureEdit.J35])&gt;0;COM.MICROSOFT.CONCAT([.I35];&quot;/&quot;;[StructureEdit.J35]);IF([.I34]=[.I35];[.J34];[.I35]))" office:value-type="string" office:string-value="df_folder.ods" calcext:value-type="string">
            <text:p>df_folder.ods</text:p>
          </table:table-cell>
          <table:table-cell table:style-name="ce11" table:formula="of:=IF(LEN([StructureEdit.K35])&gt;0;COM.MICROSOFT.CONCAT([.J35];&quot;/&quot;;[StructureEdit.K35]);IF([.J34]=[.J35];[.K34];[.J35]))" office:value-type="string" office:string-value="df_folder.ods" calcext:value-type="string">
            <text:p>df_folder.ods</text:p>
          </table:table-cell>
          <table:table-cell table:style-name="ce11" table:formula="of:=IF(LEN([StructureEdit.L35])&gt;0;COM.MICROSOFT.CONCAT([.K35];&quot;/&quot;;[StructureEdit.L35]);IF([.K34]=[.K35];[.L34];[.K35]))" office:value-type="string" office:string-value="df_folder.ods" calcext:value-type="string">
            <text:p>df_folder.ods</text:p>
          </table:table-cell>
          <table:table-cell table:style-name="ce11" table:formula="of:=IF(LEN([StructureEdit.M35])&gt;0;COM.MICROSOFT.CONCAT([.L35];&quot;/&quot;;[StructureEdit.M35]);IF([.L34]=[.L35];[.M34];[.L35]))" office:value-type="string" office:string-value="df_folder.ods" calcext:value-type="string">
            <text:p>df_folder.ods</text:p>
          </table:table-cell>
          <table:table-cell table:style-name="ce11" table:formula="of:=IF(LEN([StructureEdit.N35])&gt;0;COM.MICROSOFT.CONCAT([.M35];&quot;/&quot;;[StructureEdit.N35]);IF([.M34]=[.M35];[.N34];[.M35]))" office:value-type="string" office:string-value="df_folder.ods" calcext:value-type="string">
            <text:p>df_folder.ods</text:p>
          </table:table-cell>
          <table:table-cell table:style-name="ce11" table:formula="of:=IF(LEN([StructureEdit.O35])&gt;0;COM.MICROSOFT.CONCAT([.N35];&quot;/&quot;;[StructureEdit.O35]);IF([.N34]=[.N35];[.O34];[.N35]))" office:value-type="string" office:string-value="df_folder.ods" calcext:value-type="string">
            <text:p>df_folder.ods</text:p>
          </table:table-cell>
          <table:table-cell table:style-name="ce11" table:formula="of:=IF(LEN([StructureEdit.P35])&gt;0;COM.MICROSOFT.CONCAT([.O35];&quot;/&quot;;[StructureEdit.P35]);IF([.O34]=[.O35];[.P34];[.O35]))" office:value-type="string" office:string-value="df_folder.ods" calcext:value-type="string">
            <text:p>df_folder.ods</text:p>
          </table:table-cell>
          <table:table-cell table:style-name="ce11" table:formula="of:=IF(LEN([StructureEdit.Q35])&gt;0;COM.MICROSOFT.CONCAT([.P35];&quot;/&quot;;[StructureEdit.Q35]);IF([.P34]=[.P35];[.Q34];[.P35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4" table:formula="of:=IF(LEN([StructureEdit.T35])&gt;0;[StructureEdit.T35];&quot;&quot;)">
            <text:p/>
          </table:table-cell>
          <table:table-cell table:style-name="ce7" table:formula="of:=IF(LEN([StructureEdit.S35])&gt;0;[StructureEdit.S35];&quot;&quot;)">
            <text:p/>
          </table:table-cell>
          <table:table-cell table:style-name="ce7" table:formula="of:=IF(LEN([.T35])&gt;0;VLOOKUP([.T35];[$Templates.$A$2:.$H$100];7;0);&quot;&quot;)">
            <text:p/>
          </table:table-cell>
        </table:table-row>
        <table:table-row table:style-name="ro3">
          <table:table-cell table:style-name="ce11" table:formula="of:=IF(LEN([StructureEdit.A36])&gt;0;[StructureEdit.A36];[.A35])" office:value-type="string" office:string-value="df_folder.ods" calcext:value-type="string">
            <text:p>df_folder.ods</text:p>
          </table:table-cell>
          <table:table-cell table:style-name="ce11" table:formula="of:=IF(LEN([StructureEdit.B36])&gt;0;COM.MICROSOFT.CONCAT([.A36];&quot;/&quot;;[StructureEdit.B36]);IF([.A35]=[.A36];[.B35];[.A36]))" office:value-type="string" office:string-value="df_folder.ods" calcext:value-type="string">
            <text:p>df_folder.ods</text:p>
          </table:table-cell>
          <table:table-cell table:style-name="ce11" table:formula="of:=IF(LEN([StructureEdit.C36])&gt;0;COM.MICROSOFT.CONCAT([.B36];&quot;/&quot;;[StructureEdit.C36]);IF([.B35]=[.B36];[.C35];[.B36]))" office:value-type="string" office:string-value="df_folder.ods" calcext:value-type="string">
            <text:p>df_folder.ods</text:p>
          </table:table-cell>
          <table:table-cell table:style-name="ce11" table:formula="of:=IF(LEN([StructureEdit.D36])&gt;0;COM.MICROSOFT.CONCAT([.C36];&quot;/&quot;;[StructureEdit.D36]);IF([.C35]=[.C36];[.D35];[.C36]))" office:value-type="string" office:string-value="df_folder.ods" calcext:value-type="string">
            <text:p>df_folder.ods</text:p>
          </table:table-cell>
          <table:table-cell table:style-name="ce11" table:formula="of:=IF(LEN([StructureEdit.E36])&gt;0;COM.MICROSOFT.CONCAT([.D36];&quot;/&quot;;[StructureEdit.E36]);IF([.D35]=[.D36];[.E35];[.D36]))" office:value-type="string" office:string-value="df_folder.ods" calcext:value-type="string">
            <text:p>df_folder.ods</text:p>
          </table:table-cell>
          <table:table-cell table:style-name="ce11" table:formula="of:=IF(LEN([StructureEdit.F36])&gt;0;COM.MICROSOFT.CONCAT([.E36];&quot;/&quot;;[StructureEdit.F36]);IF([.E35]=[.E36];[.F35];[.E36]))" office:value-type="string" office:string-value="df_folder.ods" calcext:value-type="string">
            <text:p>df_folder.ods</text:p>
          </table:table-cell>
          <table:table-cell table:style-name="ce11" table:formula="of:=IF(LEN([StructureEdit.G36])&gt;0;COM.MICROSOFT.CONCAT([.F36];&quot;/&quot;;[StructureEdit.G36]);IF([.F35]=[.F36];[.G35];[.F36]))" office:value-type="string" office:string-value="df_folder.ods" calcext:value-type="string">
            <text:p>df_folder.ods</text:p>
          </table:table-cell>
          <table:table-cell table:style-name="ce11" table:formula="of:=IF(LEN([StructureEdit.H36])&gt;0;COM.MICROSOFT.CONCAT([.G36];&quot;/&quot;;[StructureEdit.H36]);IF([.G35]=[.G36];[.H35];[.G36]))" office:value-type="string" office:string-value="df_folder.ods" calcext:value-type="string">
            <text:p>df_folder.ods</text:p>
          </table:table-cell>
          <table:table-cell table:style-name="ce11" table:formula="of:=IF(LEN([StructureEdit.I36])&gt;0;COM.MICROSOFT.CONCAT([.H36];&quot;/&quot;;[StructureEdit.I36]);IF([.H35]=[.H36];[.I35];[.H36]))" office:value-type="string" office:string-value="df_folder.ods" calcext:value-type="string">
            <text:p>df_folder.ods</text:p>
          </table:table-cell>
          <table:table-cell table:style-name="ce11" table:formula="of:=IF(LEN([StructureEdit.J36])&gt;0;COM.MICROSOFT.CONCAT([.I36];&quot;/&quot;;[StructureEdit.J36]);IF([.I35]=[.I36];[.J35];[.I36]))" office:value-type="string" office:string-value="df_folder.ods" calcext:value-type="string">
            <text:p>df_folder.ods</text:p>
          </table:table-cell>
          <table:table-cell table:style-name="ce11" table:formula="of:=IF(LEN([StructureEdit.K36])&gt;0;COM.MICROSOFT.CONCAT([.J36];&quot;/&quot;;[StructureEdit.K36]);IF([.J35]=[.J36];[.K35];[.J36]))" office:value-type="string" office:string-value="df_folder.ods" calcext:value-type="string">
            <text:p>df_folder.ods</text:p>
          </table:table-cell>
          <table:table-cell table:style-name="ce11" table:formula="of:=IF(LEN([StructureEdit.L36])&gt;0;COM.MICROSOFT.CONCAT([.K36];&quot;/&quot;;[StructureEdit.L36]);IF([.K35]=[.K36];[.L35];[.K36]))" office:value-type="string" office:string-value="df_folder.ods" calcext:value-type="string">
            <text:p>df_folder.ods</text:p>
          </table:table-cell>
          <table:table-cell table:style-name="ce11" table:formula="of:=IF(LEN([StructureEdit.M36])&gt;0;COM.MICROSOFT.CONCAT([.L36];&quot;/&quot;;[StructureEdit.M36]);IF([.L35]=[.L36];[.M35];[.L36]))" office:value-type="string" office:string-value="df_folder.ods" calcext:value-type="string">
            <text:p>df_folder.ods</text:p>
          </table:table-cell>
          <table:table-cell table:style-name="ce11" table:formula="of:=IF(LEN([StructureEdit.N36])&gt;0;COM.MICROSOFT.CONCAT([.M36];&quot;/&quot;;[StructureEdit.N36]);IF([.M35]=[.M36];[.N35];[.M36]))" office:value-type="string" office:string-value="df_folder.ods" calcext:value-type="string">
            <text:p>df_folder.ods</text:p>
          </table:table-cell>
          <table:table-cell table:style-name="ce11" table:formula="of:=IF(LEN([StructureEdit.O36])&gt;0;COM.MICROSOFT.CONCAT([.N36];&quot;/&quot;;[StructureEdit.O36]);IF([.N35]=[.N36];[.O35];[.N36]))" office:value-type="string" office:string-value="df_folder.ods" calcext:value-type="string">
            <text:p>df_folder.ods</text:p>
          </table:table-cell>
          <table:table-cell table:style-name="ce11" table:formula="of:=IF(LEN([StructureEdit.P36])&gt;0;COM.MICROSOFT.CONCAT([.O36];&quot;/&quot;;[StructureEdit.P36]);IF([.O35]=[.O36];[.P35];[.O36]))" office:value-type="string" office:string-value="df_folder.ods" calcext:value-type="string">
            <text:p>df_folder.ods</text:p>
          </table:table-cell>
          <table:table-cell table:style-name="ce11" table:formula="of:=IF(LEN([StructureEdit.Q36])&gt;0;COM.MICROSOFT.CONCAT([.P36];&quot;/&quot;;[StructureEdit.Q36]);IF([.P35]=[.P36];[.Q35];[.P3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4" table:formula="of:=IF(LEN([StructureEdit.T36])&gt;0;[StructureEdit.T36];&quot;&quot;)">
            <text:p/>
          </table:table-cell>
          <table:table-cell table:style-name="ce7" table:formula="of:=IF(LEN([StructureEdit.S36])&gt;0;[StructureEdit.S36];&quot;&quot;)">
            <text:p/>
          </table:table-cell>
          <table:table-cell table:style-name="ce7" table:formula="of:=IF(LEN([.T36])&gt;0;VLOOKUP([.T36];[$Templates.$A$2:.$H$100];7;0);&quot;&quot;)">
            <text:p/>
          </table:table-cell>
        </table:table-row>
        <table:table-row table:style-name="ro3">
          <table:table-cell table:style-name="ce11" table:formula="of:=IF(LEN([StructureEdit.A37])&gt;0;[StructureEdit.A37];[.A36])" office:value-type="string" office:string-value="df_folder.ods" calcext:value-type="string">
            <text:p>df_folder.ods</text:p>
          </table:table-cell>
          <table:table-cell table:style-name="ce11" table:formula="of:=IF(LEN([StructureEdit.B37])&gt;0;COM.MICROSOFT.CONCAT([.A37];&quot;/&quot;;[StructureEdit.B37]);IF([.A36]=[.A37];[.B36];[.A37]))" office:value-type="string" office:string-value="df_folder.ods" calcext:value-type="string">
            <text:p>df_folder.ods</text:p>
          </table:table-cell>
          <table:table-cell table:style-name="ce11" table:formula="of:=IF(LEN([StructureEdit.C37])&gt;0;COM.MICROSOFT.CONCAT([.B37];&quot;/&quot;;[StructureEdit.C37]);IF([.B36]=[.B37];[.C36];[.B37]))" office:value-type="string" office:string-value="df_folder.ods" calcext:value-type="string">
            <text:p>df_folder.ods</text:p>
          </table:table-cell>
          <table:table-cell table:style-name="ce11" table:formula="of:=IF(LEN([StructureEdit.D37])&gt;0;COM.MICROSOFT.CONCAT([.C37];&quot;/&quot;;[StructureEdit.D37]);IF([.C36]=[.C37];[.D36];[.C37]))" office:value-type="string" office:string-value="df_folder.ods" calcext:value-type="string">
            <text:p>df_folder.ods</text:p>
          </table:table-cell>
          <table:table-cell table:style-name="ce11" table:formula="of:=IF(LEN([StructureEdit.E37])&gt;0;COM.MICROSOFT.CONCAT([.D37];&quot;/&quot;;[StructureEdit.E37]);IF([.D36]=[.D37];[.E36];[.D37]))" office:value-type="string" office:string-value="df_folder.ods" calcext:value-type="string">
            <text:p>df_folder.ods</text:p>
          </table:table-cell>
          <table:table-cell table:style-name="ce11" table:formula="of:=IF(LEN([StructureEdit.F37])&gt;0;COM.MICROSOFT.CONCAT([.E37];&quot;/&quot;;[StructureEdit.F37]);IF([.E36]=[.E37];[.F36];[.E37]))" office:value-type="string" office:string-value="df_folder.ods" calcext:value-type="string">
            <text:p>df_folder.ods</text:p>
          </table:table-cell>
          <table:table-cell table:style-name="ce11" table:formula="of:=IF(LEN([StructureEdit.G37])&gt;0;COM.MICROSOFT.CONCAT([.F37];&quot;/&quot;;[StructureEdit.G37]);IF([.F36]=[.F37];[.G36];[.F37]))" office:value-type="string" office:string-value="df_folder.ods" calcext:value-type="string">
            <text:p>df_folder.ods</text:p>
          </table:table-cell>
          <table:table-cell table:style-name="ce11" table:formula="of:=IF(LEN([StructureEdit.H37])&gt;0;COM.MICROSOFT.CONCAT([.G37];&quot;/&quot;;[StructureEdit.H37]);IF([.G36]=[.G37];[.H36];[.G37]))" office:value-type="string" office:string-value="df_folder.ods" calcext:value-type="string">
            <text:p>df_folder.ods</text:p>
          </table:table-cell>
          <table:table-cell table:style-name="ce11" table:formula="of:=IF(LEN([StructureEdit.I37])&gt;0;COM.MICROSOFT.CONCAT([.H37];&quot;/&quot;;[StructureEdit.I37]);IF([.H36]=[.H37];[.I36];[.H37]))" office:value-type="string" office:string-value="df_folder.ods" calcext:value-type="string">
            <text:p>df_folder.ods</text:p>
          </table:table-cell>
          <table:table-cell table:style-name="ce11" table:formula="of:=IF(LEN([StructureEdit.J37])&gt;0;COM.MICROSOFT.CONCAT([.I37];&quot;/&quot;;[StructureEdit.J37]);IF([.I36]=[.I37];[.J36];[.I37]))" office:value-type="string" office:string-value="df_folder.ods" calcext:value-type="string">
            <text:p>df_folder.ods</text:p>
          </table:table-cell>
          <table:table-cell table:style-name="ce11" table:formula="of:=IF(LEN([StructureEdit.K37])&gt;0;COM.MICROSOFT.CONCAT([.J37];&quot;/&quot;;[StructureEdit.K37]);IF([.J36]=[.J37];[.K36];[.J37]))" office:value-type="string" office:string-value="df_folder.ods" calcext:value-type="string">
            <text:p>df_folder.ods</text:p>
          </table:table-cell>
          <table:table-cell table:style-name="ce11" table:formula="of:=IF(LEN([StructureEdit.L37])&gt;0;COM.MICROSOFT.CONCAT([.K37];&quot;/&quot;;[StructureEdit.L37]);IF([.K36]=[.K37];[.L36];[.K37]))" office:value-type="string" office:string-value="df_folder.ods" calcext:value-type="string">
            <text:p>df_folder.ods</text:p>
          </table:table-cell>
          <table:table-cell table:style-name="ce11" table:formula="of:=IF(LEN([StructureEdit.M37])&gt;0;COM.MICROSOFT.CONCAT([.L37];&quot;/&quot;;[StructureEdit.M37]);IF([.L36]=[.L37];[.M36];[.L37]))" office:value-type="string" office:string-value="df_folder.ods" calcext:value-type="string">
            <text:p>df_folder.ods</text:p>
          </table:table-cell>
          <table:table-cell table:style-name="ce11" table:formula="of:=IF(LEN([StructureEdit.N37])&gt;0;COM.MICROSOFT.CONCAT([.M37];&quot;/&quot;;[StructureEdit.N37]);IF([.M36]=[.M37];[.N36];[.M37]))" office:value-type="string" office:string-value="df_folder.ods" calcext:value-type="string">
            <text:p>df_folder.ods</text:p>
          </table:table-cell>
          <table:table-cell table:style-name="ce11" table:formula="of:=IF(LEN([StructureEdit.O37])&gt;0;COM.MICROSOFT.CONCAT([.N37];&quot;/&quot;;[StructureEdit.O37]);IF([.N36]=[.N37];[.O36];[.N37]))" office:value-type="string" office:string-value="df_folder.ods" calcext:value-type="string">
            <text:p>df_folder.ods</text:p>
          </table:table-cell>
          <table:table-cell table:style-name="ce11" table:formula="of:=IF(LEN([StructureEdit.P37])&gt;0;COM.MICROSOFT.CONCAT([.O37];&quot;/&quot;;[StructureEdit.P37]);IF([.O36]=[.O37];[.P36];[.O37]))" office:value-type="string" office:string-value="df_folder.ods" calcext:value-type="string">
            <text:p>df_folder.ods</text:p>
          </table:table-cell>
          <table:table-cell table:style-name="ce11" table:formula="of:=IF(LEN([StructureEdit.Q37])&gt;0;COM.MICROSOFT.CONCAT([.P37];&quot;/&quot;;[StructureEdit.Q37]);IF([.P36]=[.P37];[.Q36];[.P3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4" table:formula="of:=IF(LEN([StructureEdit.T37])&gt;0;[StructureEdit.T37];&quot;&quot;)">
            <text:p/>
          </table:table-cell>
          <table:table-cell table:style-name="ce7" table:formula="of:=IF(LEN([StructureEdit.S37])&gt;0;[StructureEdit.S37];&quot;&quot;)">
            <text:p/>
          </table:table-cell>
          <table:table-cell table:style-name="ce7" table:formula="of:=IF(LEN([.T37])&gt;0;VLOOKUP([.T37];[$Templates.$A$2:.$H$100];7;0);&quot;&quot;)">
            <text:p/>
          </table:table-cell>
        </table:table-row>
        <table:table-row table:style-name="ro3">
          <table:table-cell table:style-name="ce11" table:formula="of:=IF(LEN([StructureEdit.A38])&gt;0;[StructureEdit.A38];[.A37])" office:value-type="string" office:string-value="df_folder.ods" calcext:value-type="string">
            <text:p>df_folder.ods</text:p>
          </table:table-cell>
          <table:table-cell table:style-name="ce11" table:formula="of:=IF(LEN([StructureEdit.B38])&gt;0;COM.MICROSOFT.CONCAT([.A38];&quot;/&quot;;[StructureEdit.B38]);IF([.A37]=[.A38];[.B37];[.A38]))" office:value-type="string" office:string-value="df_folder.ods" calcext:value-type="string">
            <text:p>df_folder.ods</text:p>
          </table:table-cell>
          <table:table-cell table:style-name="ce11" table:formula="of:=IF(LEN([StructureEdit.C38])&gt;0;COM.MICROSOFT.CONCAT([.B38];&quot;/&quot;;[StructureEdit.C38]);IF([.B37]=[.B38];[.C37];[.B38]))" office:value-type="string" office:string-value="df_folder.ods" calcext:value-type="string">
            <text:p>df_folder.ods</text:p>
          </table:table-cell>
          <table:table-cell table:style-name="ce11" table:formula="of:=IF(LEN([StructureEdit.D38])&gt;0;COM.MICROSOFT.CONCAT([.C38];&quot;/&quot;;[StructureEdit.D38]);IF([.C37]=[.C38];[.D37];[.C38]))" office:value-type="string" office:string-value="df_folder.ods" calcext:value-type="string">
            <text:p>df_folder.ods</text:p>
          </table:table-cell>
          <table:table-cell table:style-name="ce11" table:formula="of:=IF(LEN([StructureEdit.E38])&gt;0;COM.MICROSOFT.CONCAT([.D38];&quot;/&quot;;[StructureEdit.E38]);IF([.D37]=[.D38];[.E37];[.D38]))" office:value-type="string" office:string-value="df_folder.ods" calcext:value-type="string">
            <text:p>df_folder.ods</text:p>
          </table:table-cell>
          <table:table-cell table:style-name="ce11" table:formula="of:=IF(LEN([StructureEdit.F38])&gt;0;COM.MICROSOFT.CONCAT([.E38];&quot;/&quot;;[StructureEdit.F38]);IF([.E37]=[.E38];[.F37];[.E38]))" office:value-type="string" office:string-value="df_folder.ods" calcext:value-type="string">
            <text:p>df_folder.ods</text:p>
          </table:table-cell>
          <table:table-cell table:style-name="ce11" table:formula="of:=IF(LEN([StructureEdit.G38])&gt;0;COM.MICROSOFT.CONCAT([.F38];&quot;/&quot;;[StructureEdit.G38]);IF([.F37]=[.F38];[.G37];[.F38]))" office:value-type="string" office:string-value="df_folder.ods" calcext:value-type="string">
            <text:p>df_folder.ods</text:p>
          </table:table-cell>
          <table:table-cell table:style-name="ce11" table:formula="of:=IF(LEN([StructureEdit.H38])&gt;0;COM.MICROSOFT.CONCAT([.G38];&quot;/&quot;;[StructureEdit.H38]);IF([.G37]=[.G38];[.H37];[.G38]))" office:value-type="string" office:string-value="df_folder.ods" calcext:value-type="string">
            <text:p>df_folder.ods</text:p>
          </table:table-cell>
          <table:table-cell table:style-name="ce11" table:formula="of:=IF(LEN([StructureEdit.I38])&gt;0;COM.MICROSOFT.CONCAT([.H38];&quot;/&quot;;[StructureEdit.I38]);IF([.H37]=[.H38];[.I37];[.H38]))" office:value-type="string" office:string-value="df_folder.ods" calcext:value-type="string">
            <text:p>df_folder.ods</text:p>
          </table:table-cell>
          <table:table-cell table:style-name="ce11" table:formula="of:=IF(LEN([StructureEdit.J38])&gt;0;COM.MICROSOFT.CONCAT([.I38];&quot;/&quot;;[StructureEdit.J38]);IF([.I37]=[.I38];[.J37];[.I38]))" office:value-type="string" office:string-value="df_folder.ods" calcext:value-type="string">
            <text:p>df_folder.ods</text:p>
          </table:table-cell>
          <table:table-cell table:style-name="ce11" table:formula="of:=IF(LEN([StructureEdit.K38])&gt;0;COM.MICROSOFT.CONCAT([.J38];&quot;/&quot;;[StructureEdit.K38]);IF([.J37]=[.J38];[.K37];[.J38]))" office:value-type="string" office:string-value="df_folder.ods" calcext:value-type="string">
            <text:p>df_folder.ods</text:p>
          </table:table-cell>
          <table:table-cell table:style-name="ce11" table:formula="of:=IF(LEN([StructureEdit.L38])&gt;0;COM.MICROSOFT.CONCAT([.K38];&quot;/&quot;;[StructureEdit.L38]);IF([.K37]=[.K38];[.L37];[.K38]))" office:value-type="string" office:string-value="df_folder.ods" calcext:value-type="string">
            <text:p>df_folder.ods</text:p>
          </table:table-cell>
          <table:table-cell table:style-name="ce11" table:formula="of:=IF(LEN([StructureEdit.M38])&gt;0;COM.MICROSOFT.CONCAT([.L38];&quot;/&quot;;[StructureEdit.M38]);IF([.L37]=[.L38];[.M37];[.L38]))" office:value-type="string" office:string-value="df_folder.ods" calcext:value-type="string">
            <text:p>df_folder.ods</text:p>
          </table:table-cell>
          <table:table-cell table:style-name="ce11" table:formula="of:=IF(LEN([StructureEdit.N38])&gt;0;COM.MICROSOFT.CONCAT([.M38];&quot;/&quot;;[StructureEdit.N38]);IF([.M37]=[.M38];[.N37];[.M38]))" office:value-type="string" office:string-value="df_folder.ods" calcext:value-type="string">
            <text:p>df_folder.ods</text:p>
          </table:table-cell>
          <table:table-cell table:style-name="ce11" table:formula="of:=IF(LEN([StructureEdit.O38])&gt;0;COM.MICROSOFT.CONCAT([.N38];&quot;/&quot;;[StructureEdit.O38]);IF([.N37]=[.N38];[.O37];[.N38]))" office:value-type="string" office:string-value="df_folder.ods" calcext:value-type="string">
            <text:p>df_folder.ods</text:p>
          </table:table-cell>
          <table:table-cell table:style-name="ce11" table:formula="of:=IF(LEN([StructureEdit.P38])&gt;0;COM.MICROSOFT.CONCAT([.O38];&quot;/&quot;;[StructureEdit.P38]);IF([.O37]=[.O38];[.P37];[.O38]))" office:value-type="string" office:string-value="df_folder.ods" calcext:value-type="string">
            <text:p>df_folder.ods</text:p>
          </table:table-cell>
          <table:table-cell table:style-name="ce11" table:formula="of:=IF(LEN([StructureEdit.Q38])&gt;0;COM.MICROSOFT.CONCAT([.P38];&quot;/&quot;;[StructureEdit.Q38]);IF([.P37]=[.P38];[.Q37];[.P3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4" table:formula="of:=IF(LEN([StructureEdit.T38])&gt;0;[StructureEdit.T38];&quot;&quot;)">
            <text:p/>
          </table:table-cell>
          <table:table-cell table:style-name="ce7" table:formula="of:=IF(LEN([StructureEdit.S38])&gt;0;[StructureEdit.S38];&quot;&quot;)">
            <text:p/>
          </table:table-cell>
          <table:table-cell table:style-name="ce7" table:formula="of:=IF(LEN([.T38])&gt;0;VLOOKUP([.T38];[$Templates.$A$2:.$H$100];7;0);&quot;&quot;)">
            <text:p/>
          </table:table-cell>
        </table:table-row>
        <table:table-row table:style-name="ro3">
          <table:table-cell table:style-name="ce11" table:formula="of:=IF(LEN([StructureEdit.A39])&gt;0;[StructureEdit.A39];[.A38])" office:value-type="string" office:string-value="df_folder.ods" calcext:value-type="string">
            <text:p>df_folder.ods</text:p>
          </table:table-cell>
          <table:table-cell table:style-name="ce11" table:formula="of:=IF(LEN([StructureEdit.B39])&gt;0;COM.MICROSOFT.CONCAT([.A39];&quot;/&quot;;[StructureEdit.B39]);IF([.A38]=[.A39];[.B38];[.A39]))" office:value-type="string" office:string-value="df_folder.ods" calcext:value-type="string">
            <text:p>df_folder.ods</text:p>
          </table:table-cell>
          <table:table-cell table:style-name="ce11" table:formula="of:=IF(LEN([StructureEdit.C39])&gt;0;COM.MICROSOFT.CONCAT([.B39];&quot;/&quot;;[StructureEdit.C39]);IF([.B38]=[.B39];[.C38];[.B39]))" office:value-type="string" office:string-value="df_folder.ods" calcext:value-type="string">
            <text:p>df_folder.ods</text:p>
          </table:table-cell>
          <table:table-cell table:style-name="ce11" table:formula="of:=IF(LEN([StructureEdit.D39])&gt;0;COM.MICROSOFT.CONCAT([.C39];&quot;/&quot;;[StructureEdit.D39]);IF([.C38]=[.C39];[.D38];[.C39]))" office:value-type="string" office:string-value="df_folder.ods" calcext:value-type="string">
            <text:p>df_folder.ods</text:p>
          </table:table-cell>
          <table:table-cell table:style-name="ce11" table:formula="of:=IF(LEN([StructureEdit.E39])&gt;0;COM.MICROSOFT.CONCAT([.D39];&quot;/&quot;;[StructureEdit.E39]);IF([.D38]=[.D39];[.E38];[.D39]))" office:value-type="string" office:string-value="df_folder.ods" calcext:value-type="string">
            <text:p>df_folder.ods</text:p>
          </table:table-cell>
          <table:table-cell table:style-name="ce11" table:formula="of:=IF(LEN([StructureEdit.F39])&gt;0;COM.MICROSOFT.CONCAT([.E39];&quot;/&quot;;[StructureEdit.F39]);IF([.E38]=[.E39];[.F38];[.E39]))" office:value-type="string" office:string-value="df_folder.ods" calcext:value-type="string">
            <text:p>df_folder.ods</text:p>
          </table:table-cell>
          <table:table-cell table:style-name="ce11" table:formula="of:=IF(LEN([StructureEdit.G39])&gt;0;COM.MICROSOFT.CONCAT([.F39];&quot;/&quot;;[StructureEdit.G39]);IF([.F38]=[.F39];[.G38];[.F39]))" office:value-type="string" office:string-value="df_folder.ods" calcext:value-type="string">
            <text:p>df_folder.ods</text:p>
          </table:table-cell>
          <table:table-cell table:style-name="ce11" table:formula="of:=IF(LEN([StructureEdit.H39])&gt;0;COM.MICROSOFT.CONCAT([.G39];&quot;/&quot;;[StructureEdit.H39]);IF([.G38]=[.G39];[.H38];[.G39]))" office:value-type="string" office:string-value="df_folder.ods" calcext:value-type="string">
            <text:p>df_folder.ods</text:p>
          </table:table-cell>
          <table:table-cell table:style-name="ce11" table:formula="of:=IF(LEN([StructureEdit.I39])&gt;0;COM.MICROSOFT.CONCAT([.H39];&quot;/&quot;;[StructureEdit.I39]);IF([.H38]=[.H39];[.I38];[.H39]))" office:value-type="string" office:string-value="df_folder.ods" calcext:value-type="string">
            <text:p>df_folder.ods</text:p>
          </table:table-cell>
          <table:table-cell table:style-name="ce11" table:formula="of:=IF(LEN([StructureEdit.J39])&gt;0;COM.MICROSOFT.CONCAT([.I39];&quot;/&quot;;[StructureEdit.J39]);IF([.I38]=[.I39];[.J38];[.I39]))" office:value-type="string" office:string-value="df_folder.ods" calcext:value-type="string">
            <text:p>df_folder.ods</text:p>
          </table:table-cell>
          <table:table-cell table:style-name="ce11" table:formula="of:=IF(LEN([StructureEdit.K39])&gt;0;COM.MICROSOFT.CONCAT([.J39];&quot;/&quot;;[StructureEdit.K39]);IF([.J38]=[.J39];[.K38];[.J39]))" office:value-type="string" office:string-value="df_folder.ods" calcext:value-type="string">
            <text:p>df_folder.ods</text:p>
          </table:table-cell>
          <table:table-cell table:style-name="ce11" table:formula="of:=IF(LEN([StructureEdit.L39])&gt;0;COM.MICROSOFT.CONCAT([.K39];&quot;/&quot;;[StructureEdit.L39]);IF([.K38]=[.K39];[.L38];[.K39]))" office:value-type="string" office:string-value="df_folder.ods" calcext:value-type="string">
            <text:p>df_folder.ods</text:p>
          </table:table-cell>
          <table:table-cell table:style-name="ce11" table:formula="of:=IF(LEN([StructureEdit.M39])&gt;0;COM.MICROSOFT.CONCAT([.L39];&quot;/&quot;;[StructureEdit.M39]);IF([.L38]=[.L39];[.M38];[.L39]))" office:value-type="string" office:string-value="df_folder.ods" calcext:value-type="string">
            <text:p>df_folder.ods</text:p>
          </table:table-cell>
          <table:table-cell table:style-name="ce11" table:formula="of:=IF(LEN([StructureEdit.N39])&gt;0;COM.MICROSOFT.CONCAT([.M39];&quot;/&quot;;[StructureEdit.N39]);IF([.M38]=[.M39];[.N38];[.M39]))" office:value-type="string" office:string-value="df_folder.ods" calcext:value-type="string">
            <text:p>df_folder.ods</text:p>
          </table:table-cell>
          <table:table-cell table:style-name="ce11" table:formula="of:=IF(LEN([StructureEdit.O39])&gt;0;COM.MICROSOFT.CONCAT([.N39];&quot;/&quot;;[StructureEdit.O39]);IF([.N38]=[.N39];[.O38];[.N39]))" office:value-type="string" office:string-value="df_folder.ods" calcext:value-type="string">
            <text:p>df_folder.ods</text:p>
          </table:table-cell>
          <table:table-cell table:style-name="ce11" table:formula="of:=IF(LEN([StructureEdit.P39])&gt;0;COM.MICROSOFT.CONCAT([.O39];&quot;/&quot;;[StructureEdit.P39]);IF([.O38]=[.O39];[.P38];[.O39]))" office:value-type="string" office:string-value="df_folder.ods" calcext:value-type="string">
            <text:p>df_folder.ods</text:p>
          </table:table-cell>
          <table:table-cell table:style-name="ce11" table:formula="of:=IF(LEN([StructureEdit.Q39])&gt;0;COM.MICROSOFT.CONCAT([.P39];&quot;/&quot;;[StructureEdit.Q39]);IF([.P38]=[.P39];[.Q38];[.P3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4" table:formula="of:=IF(LEN([StructureEdit.T39])&gt;0;[StructureEdit.T39];&quot;&quot;)">
            <text:p/>
          </table:table-cell>
          <table:table-cell table:style-name="ce7" table:formula="of:=IF(LEN([StructureEdit.S39])&gt;0;[StructureEdit.S39];&quot;&quot;)">
            <text:p/>
          </table:table-cell>
          <table:table-cell table:style-name="ce7" table:formula="of:=IF(LEN([.T39])&gt;0;VLOOKUP([.T39];[$Templates.$A$2:.$H$100];7;0);&quot;&quot;)">
            <text:p/>
          </table:table-cell>
        </table:table-row>
        <table:table-row table:style-name="ro3">
          <table:table-cell table:style-name="ce11" table:formula="of:=IF(LEN([StructureEdit.A40])&gt;0;[StructureEdit.A40];[.A39])" office:value-type="string" office:string-value="df_folder.ods" calcext:value-type="string">
            <text:p>df_folder.ods</text:p>
          </table:table-cell>
          <table:table-cell table:style-name="ce11" table:formula="of:=IF(LEN([StructureEdit.B40])&gt;0;COM.MICROSOFT.CONCAT([.A40];&quot;/&quot;;[StructureEdit.B40]);IF([.A39]=[.A40];[.B39];[.A40]))" office:value-type="string" office:string-value="df_folder.ods" calcext:value-type="string">
            <text:p>df_folder.ods</text:p>
          </table:table-cell>
          <table:table-cell table:style-name="ce11" table:formula="of:=IF(LEN([StructureEdit.C40])&gt;0;COM.MICROSOFT.CONCAT([.B40];&quot;/&quot;;[StructureEdit.C40]);IF([.B39]=[.B40];[.C39];[.B40]))" office:value-type="string" office:string-value="df_folder.ods" calcext:value-type="string">
            <text:p>df_folder.ods</text:p>
          </table:table-cell>
          <table:table-cell table:style-name="ce11" table:formula="of:=IF(LEN([StructureEdit.D40])&gt;0;COM.MICROSOFT.CONCAT([.C40];&quot;/&quot;;[StructureEdit.D40]);IF([.C39]=[.C40];[.D39];[.C40]))" office:value-type="string" office:string-value="df_folder.ods" calcext:value-type="string">
            <text:p>df_folder.ods</text:p>
          </table:table-cell>
          <table:table-cell table:style-name="ce11" table:formula="of:=IF(LEN([StructureEdit.E40])&gt;0;COM.MICROSOFT.CONCAT([.D40];&quot;/&quot;;[StructureEdit.E40]);IF([.D39]=[.D40];[.E39];[.D40]))" office:value-type="string" office:string-value="df_folder.ods" calcext:value-type="string">
            <text:p>df_folder.ods</text:p>
          </table:table-cell>
          <table:table-cell table:style-name="ce11" table:formula="of:=IF(LEN([StructureEdit.F40])&gt;0;COM.MICROSOFT.CONCAT([.E40];&quot;/&quot;;[StructureEdit.F40]);IF([.E39]=[.E40];[.F39];[.E40]))" office:value-type="string" office:string-value="df_folder.ods" calcext:value-type="string">
            <text:p>df_folder.ods</text:p>
          </table:table-cell>
          <table:table-cell table:style-name="ce11" table:formula="of:=IF(LEN([StructureEdit.G40])&gt;0;COM.MICROSOFT.CONCAT([.F40];&quot;/&quot;;[StructureEdit.G40]);IF([.F39]=[.F40];[.G39];[.F40]))" office:value-type="string" office:string-value="df_folder.ods" calcext:value-type="string">
            <text:p>df_folder.ods</text:p>
          </table:table-cell>
          <table:table-cell table:style-name="ce11" table:formula="of:=IF(LEN([StructureEdit.H40])&gt;0;COM.MICROSOFT.CONCAT([.G40];&quot;/&quot;;[StructureEdit.H40]);IF([.G39]=[.G40];[.H39];[.G40]))" office:value-type="string" office:string-value="df_folder.ods" calcext:value-type="string">
            <text:p>df_folder.ods</text:p>
          </table:table-cell>
          <table:table-cell table:style-name="ce11" table:formula="of:=IF(LEN([StructureEdit.I40])&gt;0;COM.MICROSOFT.CONCAT([.H40];&quot;/&quot;;[StructureEdit.I40]);IF([.H39]=[.H40];[.I39];[.H40]))" office:value-type="string" office:string-value="df_folder.ods" calcext:value-type="string">
            <text:p>df_folder.ods</text:p>
          </table:table-cell>
          <table:table-cell table:style-name="ce11" table:formula="of:=IF(LEN([StructureEdit.J40])&gt;0;COM.MICROSOFT.CONCAT([.I40];&quot;/&quot;;[StructureEdit.J40]);IF([.I39]=[.I40];[.J39];[.I40]))" office:value-type="string" office:string-value="df_folder.ods" calcext:value-type="string">
            <text:p>df_folder.ods</text:p>
          </table:table-cell>
          <table:table-cell table:style-name="ce11" table:formula="of:=IF(LEN([StructureEdit.K40])&gt;0;COM.MICROSOFT.CONCAT([.J40];&quot;/&quot;;[StructureEdit.K40]);IF([.J39]=[.J40];[.K39];[.J40]))" office:value-type="string" office:string-value="df_folder.ods" calcext:value-type="string">
            <text:p>df_folder.ods</text:p>
          </table:table-cell>
          <table:table-cell table:style-name="ce11" table:formula="of:=IF(LEN([StructureEdit.L40])&gt;0;COM.MICROSOFT.CONCAT([.K40];&quot;/&quot;;[StructureEdit.L40]);IF([.K39]=[.K40];[.L39];[.K40]))" office:value-type="string" office:string-value="df_folder.ods" calcext:value-type="string">
            <text:p>df_folder.ods</text:p>
          </table:table-cell>
          <table:table-cell table:style-name="ce11" table:formula="of:=IF(LEN([StructureEdit.M40])&gt;0;COM.MICROSOFT.CONCAT([.L40];&quot;/&quot;;[StructureEdit.M40]);IF([.L39]=[.L40];[.M39];[.L40]))" office:value-type="string" office:string-value="df_folder.ods" calcext:value-type="string">
            <text:p>df_folder.ods</text:p>
          </table:table-cell>
          <table:table-cell table:style-name="ce11" table:formula="of:=IF(LEN([StructureEdit.N40])&gt;0;COM.MICROSOFT.CONCAT([.M40];&quot;/&quot;;[StructureEdit.N40]);IF([.M39]=[.M40];[.N39];[.M40]))" office:value-type="string" office:string-value="df_folder.ods" calcext:value-type="string">
            <text:p>df_folder.ods</text:p>
          </table:table-cell>
          <table:table-cell table:style-name="ce11" table:formula="of:=IF(LEN([StructureEdit.O40])&gt;0;COM.MICROSOFT.CONCAT([.N40];&quot;/&quot;;[StructureEdit.O40]);IF([.N39]=[.N40];[.O39];[.N40]))" office:value-type="string" office:string-value="df_folder.ods" calcext:value-type="string">
            <text:p>df_folder.ods</text:p>
          </table:table-cell>
          <table:table-cell table:style-name="ce11" table:formula="of:=IF(LEN([StructureEdit.P40])&gt;0;COM.MICROSOFT.CONCAT([.O40];&quot;/&quot;;[StructureEdit.P40]);IF([.O39]=[.O40];[.P39];[.O40]))" office:value-type="string" office:string-value="df_folder.ods" calcext:value-type="string">
            <text:p>df_folder.ods</text:p>
          </table:table-cell>
          <table:table-cell table:style-name="ce11" table:formula="of:=IF(LEN([StructureEdit.Q40])&gt;0;COM.MICROSOFT.CONCAT([.P40];&quot;/&quot;;[StructureEdit.Q40]);IF([.P39]=[.P40];[.Q39];[.P4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4" table:formula="of:=IF(LEN([StructureEdit.T40])&gt;0;[StructureEdit.T40];&quot;&quot;)">
            <text:p/>
          </table:table-cell>
          <table:table-cell table:style-name="ce7" table:formula="of:=IF(LEN([StructureEdit.S40])&gt;0;[StructureEdit.S40];&quot;&quot;)">
            <text:p/>
          </table:table-cell>
          <table:table-cell table:style-name="ce7" table:formula="of:=IF(LEN([.T40])&gt;0;VLOOKUP([.T40];[$Templates.$A$2:.$H$100];7;0);&quot;&quot;)">
            <text:p/>
          </table:table-cell>
        </table:table-row>
        <table:table-row table:style-name="ro3">
          <table:table-cell table:style-name="ce11" table:formula="of:=IF(LEN([StructureEdit.A41])&gt;0;[StructureEdit.A41];[.A40])" office:value-type="string" office:string-value="df_folder.ods" calcext:value-type="string">
            <text:p>df_folder.ods</text:p>
          </table:table-cell>
          <table:table-cell table:style-name="ce11" table:formula="of:=IF(LEN([StructureEdit.B41])&gt;0;COM.MICROSOFT.CONCAT([.A41];&quot;/&quot;;[StructureEdit.B41]);IF([.A40]=[.A41];[.B40];[.A41]))" office:value-type="string" office:string-value="df_folder.ods" calcext:value-type="string">
            <text:p>df_folder.ods</text:p>
          </table:table-cell>
          <table:table-cell table:style-name="ce11" table:formula="of:=IF(LEN([StructureEdit.C41])&gt;0;COM.MICROSOFT.CONCAT([.B41];&quot;/&quot;;[StructureEdit.C41]);IF([.B40]=[.B41];[.C40];[.B41]))" office:value-type="string" office:string-value="df_folder.ods" calcext:value-type="string">
            <text:p>df_folder.ods</text:p>
          </table:table-cell>
          <table:table-cell table:style-name="ce11" table:formula="of:=IF(LEN([StructureEdit.D41])&gt;0;COM.MICROSOFT.CONCAT([.C41];&quot;/&quot;;[StructureEdit.D41]);IF([.C40]=[.C41];[.D40];[.C41]))" office:value-type="string" office:string-value="df_folder.ods" calcext:value-type="string">
            <text:p>df_folder.ods</text:p>
          </table:table-cell>
          <table:table-cell table:style-name="ce11" table:formula="of:=IF(LEN([StructureEdit.E41])&gt;0;COM.MICROSOFT.CONCAT([.D41];&quot;/&quot;;[StructureEdit.E41]);IF([.D40]=[.D41];[.E40];[.D41]))" office:value-type="string" office:string-value="df_folder.ods" calcext:value-type="string">
            <text:p>df_folder.ods</text:p>
          </table:table-cell>
          <table:table-cell table:style-name="ce11" table:formula="of:=IF(LEN([StructureEdit.F41])&gt;0;COM.MICROSOFT.CONCAT([.E41];&quot;/&quot;;[StructureEdit.F41]);IF([.E40]=[.E41];[.F40];[.E41]))" office:value-type="string" office:string-value="df_folder.ods" calcext:value-type="string">
            <text:p>df_folder.ods</text:p>
          </table:table-cell>
          <table:table-cell table:style-name="ce11" table:formula="of:=IF(LEN([StructureEdit.G41])&gt;0;COM.MICROSOFT.CONCAT([.F41];&quot;/&quot;;[StructureEdit.G41]);IF([.F40]=[.F41];[.G40];[.F41]))" office:value-type="string" office:string-value="df_folder.ods" calcext:value-type="string">
            <text:p>df_folder.ods</text:p>
          </table:table-cell>
          <table:table-cell table:style-name="ce11" table:formula="of:=IF(LEN([StructureEdit.H41])&gt;0;COM.MICROSOFT.CONCAT([.G41];&quot;/&quot;;[StructureEdit.H41]);IF([.G40]=[.G41];[.H40];[.G41]))" office:value-type="string" office:string-value="df_folder.ods" calcext:value-type="string">
            <text:p>df_folder.ods</text:p>
          </table:table-cell>
          <table:table-cell table:style-name="ce11" table:formula="of:=IF(LEN([StructureEdit.I41])&gt;0;COM.MICROSOFT.CONCAT([.H41];&quot;/&quot;;[StructureEdit.I41]);IF([.H40]=[.H41];[.I40];[.H41]))" office:value-type="string" office:string-value="df_folder.ods" calcext:value-type="string">
            <text:p>df_folder.ods</text:p>
          </table:table-cell>
          <table:table-cell table:style-name="ce11" table:formula="of:=IF(LEN([StructureEdit.J41])&gt;0;COM.MICROSOFT.CONCAT([.I41];&quot;/&quot;;[StructureEdit.J41]);IF([.I40]=[.I41];[.J40];[.I41]))" office:value-type="string" office:string-value="df_folder.ods" calcext:value-type="string">
            <text:p>df_folder.ods</text:p>
          </table:table-cell>
          <table:table-cell table:style-name="ce11" table:formula="of:=IF(LEN([StructureEdit.K41])&gt;0;COM.MICROSOFT.CONCAT([.J41];&quot;/&quot;;[StructureEdit.K41]);IF([.J40]=[.J41];[.K40];[.J41]))" office:value-type="string" office:string-value="df_folder.ods" calcext:value-type="string">
            <text:p>df_folder.ods</text:p>
          </table:table-cell>
          <table:table-cell table:style-name="ce11" table:formula="of:=IF(LEN([StructureEdit.L41])&gt;0;COM.MICROSOFT.CONCAT([.K41];&quot;/&quot;;[StructureEdit.L41]);IF([.K40]=[.K41];[.L40];[.K41]))" office:value-type="string" office:string-value="df_folder.ods" calcext:value-type="string">
            <text:p>df_folder.ods</text:p>
          </table:table-cell>
          <table:table-cell table:style-name="ce11" table:formula="of:=IF(LEN([StructureEdit.M41])&gt;0;COM.MICROSOFT.CONCAT([.L41];&quot;/&quot;;[StructureEdit.M41]);IF([.L40]=[.L41];[.M40];[.L41]))" office:value-type="string" office:string-value="df_folder.ods" calcext:value-type="string">
            <text:p>df_folder.ods</text:p>
          </table:table-cell>
          <table:table-cell table:style-name="ce11" table:formula="of:=IF(LEN([StructureEdit.N41])&gt;0;COM.MICROSOFT.CONCAT([.M41];&quot;/&quot;;[StructureEdit.N41]);IF([.M40]=[.M41];[.N40];[.M41]))" office:value-type="string" office:string-value="df_folder.ods" calcext:value-type="string">
            <text:p>df_folder.ods</text:p>
          </table:table-cell>
          <table:table-cell table:style-name="ce11" table:formula="of:=IF(LEN([StructureEdit.O41])&gt;0;COM.MICROSOFT.CONCAT([.N41];&quot;/&quot;;[StructureEdit.O41]);IF([.N40]=[.N41];[.O40];[.N41]))" office:value-type="string" office:string-value="df_folder.ods" calcext:value-type="string">
            <text:p>df_folder.ods</text:p>
          </table:table-cell>
          <table:table-cell table:style-name="ce11" table:formula="of:=IF(LEN([StructureEdit.P41])&gt;0;COM.MICROSOFT.CONCAT([.O41];&quot;/&quot;;[StructureEdit.P41]);IF([.O40]=[.O41];[.P40];[.O41]))" office:value-type="string" office:string-value="df_folder.ods" calcext:value-type="string">
            <text:p>df_folder.ods</text:p>
          </table:table-cell>
          <table:table-cell table:style-name="ce11" table:formula="of:=IF(LEN([StructureEdit.Q41])&gt;0;COM.MICROSOFT.CONCAT([.P41];&quot;/&quot;;[StructureEdit.Q41]);IF([.P40]=[.P41];[.Q40];[.P4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4" table:formula="of:=IF(LEN([StructureEdit.T41])&gt;0;[StructureEdit.T41];&quot;&quot;)">
            <text:p/>
          </table:table-cell>
          <table:table-cell table:style-name="ce7" table:formula="of:=IF(LEN([StructureEdit.S41])&gt;0;[StructureEdit.S41];&quot;&quot;)">
            <text:p/>
          </table:table-cell>
          <table:table-cell table:style-name="ce7" table:formula="of:=IF(LEN([.T41])&gt;0;VLOOKUP([.T41];[$Templates.$A$2:.$H$100];7;0);&quot;&quot;)">
            <text:p/>
          </table:table-cell>
        </table:table-row>
        <table:table-row table:style-name="ro3">
          <table:table-cell table:style-name="ce11" table:formula="of:=IF(LEN([StructureEdit.A42])&gt;0;[StructureEdit.A42];[.A41])" office:value-type="string" office:string-value="df_folder.ods" calcext:value-type="string">
            <text:p>df_folder.ods</text:p>
          </table:table-cell>
          <table:table-cell table:style-name="ce11" table:formula="of:=IF(LEN([StructureEdit.B42])&gt;0;COM.MICROSOFT.CONCAT([.A42];&quot;/&quot;;[StructureEdit.B42]);IF([.A41]=[.A42];[.B41];[.A42]))" office:value-type="string" office:string-value="df_folder.ods" calcext:value-type="string">
            <text:p>df_folder.ods</text:p>
          </table:table-cell>
          <table:table-cell table:style-name="ce11" table:formula="of:=IF(LEN([StructureEdit.C42])&gt;0;COM.MICROSOFT.CONCAT([.B42];&quot;/&quot;;[StructureEdit.C42]);IF([.B41]=[.B42];[.C41];[.B42]))" office:value-type="string" office:string-value="df_folder.ods" calcext:value-type="string">
            <text:p>df_folder.ods</text:p>
          </table:table-cell>
          <table:table-cell table:style-name="ce11" table:formula="of:=IF(LEN([StructureEdit.D42])&gt;0;COM.MICROSOFT.CONCAT([.C42];&quot;/&quot;;[StructureEdit.D42]);IF([.C41]=[.C42];[.D41];[.C42]))" office:value-type="string" office:string-value="df_folder.ods" calcext:value-type="string">
            <text:p>df_folder.ods</text:p>
          </table:table-cell>
          <table:table-cell table:style-name="ce11" table:formula="of:=IF(LEN([StructureEdit.E42])&gt;0;COM.MICROSOFT.CONCAT([.D42];&quot;/&quot;;[StructureEdit.E42]);IF([.D41]=[.D42];[.E41];[.D42]))" office:value-type="string" office:string-value="df_folder.ods" calcext:value-type="string">
            <text:p>df_folder.ods</text:p>
          </table:table-cell>
          <table:table-cell table:style-name="ce11" table:formula="of:=IF(LEN([StructureEdit.F42])&gt;0;COM.MICROSOFT.CONCAT([.E42];&quot;/&quot;;[StructureEdit.F42]);IF([.E41]=[.E42];[.F41];[.E42]))" office:value-type="string" office:string-value="df_folder.ods" calcext:value-type="string">
            <text:p>df_folder.ods</text:p>
          </table:table-cell>
          <table:table-cell table:style-name="ce11" table:formula="of:=IF(LEN([StructureEdit.G42])&gt;0;COM.MICROSOFT.CONCAT([.F42];&quot;/&quot;;[StructureEdit.G42]);IF([.F41]=[.F42];[.G41];[.F42]))" office:value-type="string" office:string-value="df_folder.ods" calcext:value-type="string">
            <text:p>df_folder.ods</text:p>
          </table:table-cell>
          <table:table-cell table:style-name="ce11" table:formula="of:=IF(LEN([StructureEdit.H42])&gt;0;COM.MICROSOFT.CONCAT([.G42];&quot;/&quot;;[StructureEdit.H42]);IF([.G41]=[.G42];[.H41];[.G42]))" office:value-type="string" office:string-value="df_folder.ods" calcext:value-type="string">
            <text:p>df_folder.ods</text:p>
          </table:table-cell>
          <table:table-cell table:style-name="ce11" table:formula="of:=IF(LEN([StructureEdit.I42])&gt;0;COM.MICROSOFT.CONCAT([.H42];&quot;/&quot;;[StructureEdit.I42]);IF([.H41]=[.H42];[.I41];[.H42]))" office:value-type="string" office:string-value="df_folder.ods" calcext:value-type="string">
            <text:p>df_folder.ods</text:p>
          </table:table-cell>
          <table:table-cell table:style-name="ce11" table:formula="of:=IF(LEN([StructureEdit.J42])&gt;0;COM.MICROSOFT.CONCAT([.I42];&quot;/&quot;;[StructureEdit.J42]);IF([.I41]=[.I42];[.J41];[.I42]))" office:value-type="string" office:string-value="df_folder.ods" calcext:value-type="string">
            <text:p>df_folder.ods</text:p>
          </table:table-cell>
          <table:table-cell table:style-name="ce11" table:formula="of:=IF(LEN([StructureEdit.K42])&gt;0;COM.MICROSOFT.CONCAT([.J42];&quot;/&quot;;[StructureEdit.K42]);IF([.J41]=[.J42];[.K41];[.J42]))" office:value-type="string" office:string-value="df_folder.ods" calcext:value-type="string">
            <text:p>df_folder.ods</text:p>
          </table:table-cell>
          <table:table-cell table:style-name="ce11" table:formula="of:=IF(LEN([StructureEdit.L42])&gt;0;COM.MICROSOFT.CONCAT([.K42];&quot;/&quot;;[StructureEdit.L42]);IF([.K41]=[.K42];[.L41];[.K42]))" office:value-type="string" office:string-value="df_folder.ods" calcext:value-type="string">
            <text:p>df_folder.ods</text:p>
          </table:table-cell>
          <table:table-cell table:style-name="ce11" table:formula="of:=IF(LEN([StructureEdit.M42])&gt;0;COM.MICROSOFT.CONCAT([.L42];&quot;/&quot;;[StructureEdit.M42]);IF([.L41]=[.L42];[.M41];[.L42]))" office:value-type="string" office:string-value="df_folder.ods" calcext:value-type="string">
            <text:p>df_folder.ods</text:p>
          </table:table-cell>
          <table:table-cell table:style-name="ce11" table:formula="of:=IF(LEN([StructureEdit.N42])&gt;0;COM.MICROSOFT.CONCAT([.M42];&quot;/&quot;;[StructureEdit.N42]);IF([.M41]=[.M42];[.N41];[.M42]))" office:value-type="string" office:string-value="df_folder.ods" calcext:value-type="string">
            <text:p>df_folder.ods</text:p>
          </table:table-cell>
          <table:table-cell table:style-name="ce11" table:formula="of:=IF(LEN([StructureEdit.O42])&gt;0;COM.MICROSOFT.CONCAT([.N42];&quot;/&quot;;[StructureEdit.O42]);IF([.N41]=[.N42];[.O41];[.N42]))" office:value-type="string" office:string-value="df_folder.ods" calcext:value-type="string">
            <text:p>df_folder.ods</text:p>
          </table:table-cell>
          <table:table-cell table:style-name="ce11" table:formula="of:=IF(LEN([StructureEdit.P42])&gt;0;COM.MICROSOFT.CONCAT([.O42];&quot;/&quot;;[StructureEdit.P42]);IF([.O41]=[.O42];[.P41];[.O42]))" office:value-type="string" office:string-value="df_folder.ods" calcext:value-type="string">
            <text:p>df_folder.ods</text:p>
          </table:table-cell>
          <table:table-cell table:style-name="ce11" table:formula="of:=IF(LEN([StructureEdit.Q42])&gt;0;COM.MICROSOFT.CONCAT([.P42];&quot;/&quot;;[StructureEdit.Q42]);IF([.P41]=[.P42];[.Q41];[.P42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4" table:formula="of:=IF(LEN([StructureEdit.T42])&gt;0;[StructureEdit.T42];&quot;&quot;)">
            <text:p/>
          </table:table-cell>
          <table:table-cell table:style-name="ce7" table:formula="of:=IF(LEN([StructureEdit.S42])&gt;0;[StructureEdit.S42];&quot;&quot;)">
            <text:p/>
          </table:table-cell>
          <table:table-cell table:style-name="ce7" table:formula="of:=IF(LEN([.T42])&gt;0;VLOOKUP([.T42];[$Templates.$A$2:.$H$100];7;0);&quot;&quot;)">
            <text:p/>
          </table:table-cell>
        </table:table-row>
        <table:table-row table:style-name="ro3">
          <table:table-cell table:style-name="ce11" table:formula="of:=IF(LEN([StructureEdit.A43])&gt;0;[StructureEdit.A43];[.A42])" office:value-type="string" office:string-value="df_folder.ods" calcext:value-type="string">
            <text:p>df_folder.ods</text:p>
          </table:table-cell>
          <table:table-cell table:style-name="ce11" table:formula="of:=IF(LEN([StructureEdit.B43])&gt;0;COM.MICROSOFT.CONCAT([.A43];&quot;/&quot;;[StructureEdit.B43]);IF([.A42]=[.A43];[.B42];[.A43]))" office:value-type="string" office:string-value="df_folder.ods" calcext:value-type="string">
            <text:p>df_folder.ods</text:p>
          </table:table-cell>
          <table:table-cell table:style-name="ce11" table:formula="of:=IF(LEN([StructureEdit.C43])&gt;0;COM.MICROSOFT.CONCAT([.B43];&quot;/&quot;;[StructureEdit.C43]);IF([.B42]=[.B43];[.C42];[.B43]))" office:value-type="string" office:string-value="df_folder.ods" calcext:value-type="string">
            <text:p>df_folder.ods</text:p>
          </table:table-cell>
          <table:table-cell table:style-name="ce11" table:formula="of:=IF(LEN([StructureEdit.D43])&gt;0;COM.MICROSOFT.CONCAT([.C43];&quot;/&quot;;[StructureEdit.D43]);IF([.C42]=[.C43];[.D42];[.C43]))" office:value-type="string" office:string-value="df_folder.ods" calcext:value-type="string">
            <text:p>df_folder.ods</text:p>
          </table:table-cell>
          <table:table-cell table:style-name="ce11" table:formula="of:=IF(LEN([StructureEdit.E43])&gt;0;COM.MICROSOFT.CONCAT([.D43];&quot;/&quot;;[StructureEdit.E43]);IF([.D42]=[.D43];[.E42];[.D43]))" office:value-type="string" office:string-value="df_folder.ods" calcext:value-type="string">
            <text:p>df_folder.ods</text:p>
          </table:table-cell>
          <table:table-cell table:style-name="ce11" table:formula="of:=IF(LEN([StructureEdit.F43])&gt;0;COM.MICROSOFT.CONCAT([.E43];&quot;/&quot;;[StructureEdit.F43]);IF([.E42]=[.E43];[.F42];[.E43]))" office:value-type="string" office:string-value="df_folder.ods" calcext:value-type="string">
            <text:p>df_folder.ods</text:p>
          </table:table-cell>
          <table:table-cell table:style-name="ce11" table:formula="of:=IF(LEN([StructureEdit.G43])&gt;0;COM.MICROSOFT.CONCAT([.F43];&quot;/&quot;;[StructureEdit.G43]);IF([.F42]=[.F43];[.G42];[.F43]))" office:value-type="string" office:string-value="df_folder.ods" calcext:value-type="string">
            <text:p>df_folder.ods</text:p>
          </table:table-cell>
          <table:table-cell table:style-name="ce11" table:formula="of:=IF(LEN([StructureEdit.H43])&gt;0;COM.MICROSOFT.CONCAT([.G43];&quot;/&quot;;[StructureEdit.H43]);IF([.G42]=[.G43];[.H42];[.G43]))" office:value-type="string" office:string-value="df_folder.ods" calcext:value-type="string">
            <text:p>df_folder.ods</text:p>
          </table:table-cell>
          <table:table-cell table:style-name="ce11" table:formula="of:=IF(LEN([StructureEdit.I43])&gt;0;COM.MICROSOFT.CONCAT([.H43];&quot;/&quot;;[StructureEdit.I43]);IF([.H42]=[.H43];[.I42];[.H43]))" office:value-type="string" office:string-value="df_folder.ods" calcext:value-type="string">
            <text:p>df_folder.ods</text:p>
          </table:table-cell>
          <table:table-cell table:style-name="ce11" table:formula="of:=IF(LEN([StructureEdit.J43])&gt;0;COM.MICROSOFT.CONCAT([.I43];&quot;/&quot;;[StructureEdit.J43]);IF([.I42]=[.I43];[.J42];[.I43]))" office:value-type="string" office:string-value="df_folder.ods" calcext:value-type="string">
            <text:p>df_folder.ods</text:p>
          </table:table-cell>
          <table:table-cell table:style-name="ce11" table:formula="of:=IF(LEN([StructureEdit.K43])&gt;0;COM.MICROSOFT.CONCAT([.J43];&quot;/&quot;;[StructureEdit.K43]);IF([.J42]=[.J43];[.K42];[.J43]))" office:value-type="string" office:string-value="df_folder.ods" calcext:value-type="string">
            <text:p>df_folder.ods</text:p>
          </table:table-cell>
          <table:table-cell table:style-name="ce11" table:formula="of:=IF(LEN([StructureEdit.L43])&gt;0;COM.MICROSOFT.CONCAT([.K43];&quot;/&quot;;[StructureEdit.L43]);IF([.K42]=[.K43];[.L42];[.K43]))" office:value-type="string" office:string-value="df_folder.ods" calcext:value-type="string">
            <text:p>df_folder.ods</text:p>
          </table:table-cell>
          <table:table-cell table:style-name="ce11" table:formula="of:=IF(LEN([StructureEdit.M43])&gt;0;COM.MICROSOFT.CONCAT([.L43];&quot;/&quot;;[StructureEdit.M43]);IF([.L42]=[.L43];[.M42];[.L43]))" office:value-type="string" office:string-value="df_folder.ods" calcext:value-type="string">
            <text:p>df_folder.ods</text:p>
          </table:table-cell>
          <table:table-cell table:style-name="ce11" table:formula="of:=IF(LEN([StructureEdit.N43])&gt;0;COM.MICROSOFT.CONCAT([.M43];&quot;/&quot;;[StructureEdit.N43]);IF([.M42]=[.M43];[.N42];[.M43]))" office:value-type="string" office:string-value="df_folder.ods" calcext:value-type="string">
            <text:p>df_folder.ods</text:p>
          </table:table-cell>
          <table:table-cell table:style-name="ce11" table:formula="of:=IF(LEN([StructureEdit.O43])&gt;0;COM.MICROSOFT.CONCAT([.N43];&quot;/&quot;;[StructureEdit.O43]);IF([.N42]=[.N43];[.O42];[.N43]))" office:value-type="string" office:string-value="df_folder.ods" calcext:value-type="string">
            <text:p>df_folder.ods</text:p>
          </table:table-cell>
          <table:table-cell table:style-name="ce11" table:formula="of:=IF(LEN([StructureEdit.P43])&gt;0;COM.MICROSOFT.CONCAT([.O43];&quot;/&quot;;[StructureEdit.P43]);IF([.O42]=[.O43];[.P42];[.O43]))" office:value-type="string" office:string-value="df_folder.ods" calcext:value-type="string">
            <text:p>df_folder.ods</text:p>
          </table:table-cell>
          <table:table-cell table:style-name="ce11" table:formula="of:=IF(LEN([StructureEdit.Q43])&gt;0;COM.MICROSOFT.CONCAT([.P43];&quot;/&quot;;[StructureEdit.Q43]);IF([.P42]=[.P43];[.Q42];[.P4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4" table:formula="of:=IF(LEN([StructureEdit.T43])&gt;0;[StructureEdit.T43];&quot;&quot;)">
            <text:p/>
          </table:table-cell>
          <table:table-cell table:style-name="ce7" table:formula="of:=IF(LEN([StructureEdit.S43])&gt;0;[StructureEdit.S43];&quot;&quot;)">
            <text:p/>
          </table:table-cell>
          <table:table-cell table:style-name="ce7" table:formula="of:=IF(LEN([.T43])&gt;0;VLOOKUP([.T43];[$Templates.$A$2:.$H$100];7;0);&quot;&quot;)">
            <text:p/>
          </table:table-cell>
        </table:table-row>
        <table:table-row table:style-name="ro3">
          <table:table-cell table:style-name="ce11" table:formula="of:=IF(LEN([StructureEdit.A44])&gt;0;[StructureEdit.A44];[.A43])" office:value-type="string" office:string-value="df_folder.ods" calcext:value-type="string">
            <text:p>df_folder.ods</text:p>
          </table:table-cell>
          <table:table-cell table:style-name="ce11" table:formula="of:=IF(LEN([StructureEdit.B44])&gt;0;COM.MICROSOFT.CONCAT([.A44];&quot;/&quot;;[StructureEdit.B44]);IF([.A43]=[.A44];[.B43];[.A44]))" office:value-type="string" office:string-value="df_folder.ods" calcext:value-type="string">
            <text:p>df_folder.ods</text:p>
          </table:table-cell>
          <table:table-cell table:style-name="ce11" table:formula="of:=IF(LEN([StructureEdit.C44])&gt;0;COM.MICROSOFT.CONCAT([.B44];&quot;/&quot;;[StructureEdit.C44]);IF([.B43]=[.B44];[.C43];[.B44]))" office:value-type="string" office:string-value="df_folder.ods" calcext:value-type="string">
            <text:p>df_folder.ods</text:p>
          </table:table-cell>
          <table:table-cell table:style-name="ce11" table:formula="of:=IF(LEN([StructureEdit.D44])&gt;0;COM.MICROSOFT.CONCAT([.C44];&quot;/&quot;;[StructureEdit.D44]);IF([.C43]=[.C44];[.D43];[.C44]))" office:value-type="string" office:string-value="df_folder.ods" calcext:value-type="string">
            <text:p>df_folder.ods</text:p>
          </table:table-cell>
          <table:table-cell table:style-name="ce11" table:formula="of:=IF(LEN([StructureEdit.E44])&gt;0;COM.MICROSOFT.CONCAT([.D44];&quot;/&quot;;[StructureEdit.E44]);IF([.D43]=[.D44];[.E43];[.D44]))" office:value-type="string" office:string-value="df_folder.ods" calcext:value-type="string">
            <text:p>df_folder.ods</text:p>
          </table:table-cell>
          <table:table-cell table:style-name="ce11" table:formula="of:=IF(LEN([StructureEdit.F44])&gt;0;COM.MICROSOFT.CONCAT([.E44];&quot;/&quot;;[StructureEdit.F44]);IF([.E43]=[.E44];[.F43];[.E44]))" office:value-type="string" office:string-value="df_folder.ods" calcext:value-type="string">
            <text:p>df_folder.ods</text:p>
          </table:table-cell>
          <table:table-cell table:style-name="ce11" table:formula="of:=IF(LEN([StructureEdit.G44])&gt;0;COM.MICROSOFT.CONCAT([.F44];&quot;/&quot;;[StructureEdit.G44]);IF([.F43]=[.F44];[.G43];[.F44]))" office:value-type="string" office:string-value="df_folder.ods" calcext:value-type="string">
            <text:p>df_folder.ods</text:p>
          </table:table-cell>
          <table:table-cell table:style-name="ce11" table:formula="of:=IF(LEN([StructureEdit.H44])&gt;0;COM.MICROSOFT.CONCAT([.G44];&quot;/&quot;;[StructureEdit.H44]);IF([.G43]=[.G44];[.H43];[.G44]))" office:value-type="string" office:string-value="df_folder.ods" calcext:value-type="string">
            <text:p>df_folder.ods</text:p>
          </table:table-cell>
          <table:table-cell table:style-name="ce11" table:formula="of:=IF(LEN([StructureEdit.I44])&gt;0;COM.MICROSOFT.CONCAT([.H44];&quot;/&quot;;[StructureEdit.I44]);IF([.H43]=[.H44];[.I43];[.H44]))" office:value-type="string" office:string-value="df_folder.ods" calcext:value-type="string">
            <text:p>df_folder.ods</text:p>
          </table:table-cell>
          <table:table-cell table:style-name="ce11" table:formula="of:=IF(LEN([StructureEdit.J44])&gt;0;COM.MICROSOFT.CONCAT([.I44];&quot;/&quot;;[StructureEdit.J44]);IF([.I43]=[.I44];[.J43];[.I44]))" office:value-type="string" office:string-value="df_folder.ods" calcext:value-type="string">
            <text:p>df_folder.ods</text:p>
          </table:table-cell>
          <table:table-cell table:style-name="ce11" table:formula="of:=IF(LEN([StructureEdit.K44])&gt;0;COM.MICROSOFT.CONCAT([.J44];&quot;/&quot;;[StructureEdit.K44]);IF([.J43]=[.J44];[.K43];[.J44]))" office:value-type="string" office:string-value="df_folder.ods" calcext:value-type="string">
            <text:p>df_folder.ods</text:p>
          </table:table-cell>
          <table:table-cell table:style-name="ce11" table:formula="of:=IF(LEN([StructureEdit.L44])&gt;0;COM.MICROSOFT.CONCAT([.K44];&quot;/&quot;;[StructureEdit.L44]);IF([.K43]=[.K44];[.L43];[.K44]))" office:value-type="string" office:string-value="df_folder.ods" calcext:value-type="string">
            <text:p>df_folder.ods</text:p>
          </table:table-cell>
          <table:table-cell table:style-name="ce11" table:formula="of:=IF(LEN([StructureEdit.M44])&gt;0;COM.MICROSOFT.CONCAT([.L44];&quot;/&quot;;[StructureEdit.M44]);IF([.L43]=[.L44];[.M43];[.L44]))" office:value-type="string" office:string-value="df_folder.ods" calcext:value-type="string">
            <text:p>df_folder.ods</text:p>
          </table:table-cell>
          <table:table-cell table:style-name="ce11" table:formula="of:=IF(LEN([StructureEdit.N44])&gt;0;COM.MICROSOFT.CONCAT([.M44];&quot;/&quot;;[StructureEdit.N44]);IF([.M43]=[.M44];[.N43];[.M44]))" office:value-type="string" office:string-value="df_folder.ods" calcext:value-type="string">
            <text:p>df_folder.ods</text:p>
          </table:table-cell>
          <table:table-cell table:style-name="ce11" table:formula="of:=IF(LEN([StructureEdit.O44])&gt;0;COM.MICROSOFT.CONCAT([.N44];&quot;/&quot;;[StructureEdit.O44]);IF([.N43]=[.N44];[.O43];[.N44]))" office:value-type="string" office:string-value="df_folder.ods" calcext:value-type="string">
            <text:p>df_folder.ods</text:p>
          </table:table-cell>
          <table:table-cell table:style-name="ce11" table:formula="of:=IF(LEN([StructureEdit.P44])&gt;0;COM.MICROSOFT.CONCAT([.O44];&quot;/&quot;;[StructureEdit.P44]);IF([.O43]=[.O44];[.P43];[.O44]))" office:value-type="string" office:string-value="df_folder.ods" calcext:value-type="string">
            <text:p>df_folder.ods</text:p>
          </table:table-cell>
          <table:table-cell table:style-name="ce11" table:formula="of:=IF(LEN([StructureEdit.Q44])&gt;0;COM.MICROSOFT.CONCAT([.P44];&quot;/&quot;;[StructureEdit.Q44]);IF([.P43]=[.P44];[.Q43];[.P44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4" table:formula="of:=IF(LEN([StructureEdit.T44])&gt;0;[StructureEdit.T44];&quot;&quot;)">
            <text:p/>
          </table:table-cell>
          <table:table-cell table:style-name="ce7" table:formula="of:=IF(LEN([StructureEdit.S44])&gt;0;[StructureEdit.S44];&quot;&quot;)">
            <text:p/>
          </table:table-cell>
          <table:table-cell table:style-name="ce7" table:formula="of:=IF(LEN([.T44])&gt;0;VLOOKUP([.T44];[$Templates.$A$2:.$H$100];7;0);&quot;&quot;)">
            <text:p/>
          </table:table-cell>
        </table:table-row>
        <table:table-row table:style-name="ro3">
          <table:table-cell table:style-name="ce11" table:formula="of:=IF(LEN([StructureEdit.A45])&gt;0;[StructureEdit.A45];[.A44])" office:value-type="string" office:string-value="df_folder.ods" calcext:value-type="string">
            <text:p>df_folder.ods</text:p>
          </table:table-cell>
          <table:table-cell table:style-name="ce11" table:formula="of:=IF(LEN([StructureEdit.B45])&gt;0;COM.MICROSOFT.CONCAT([.A45];&quot;/&quot;;[StructureEdit.B45]);IF([.A44]=[.A45];[.B44];[.A45]))" office:value-type="string" office:string-value="df_folder.ods" calcext:value-type="string">
            <text:p>df_folder.ods</text:p>
          </table:table-cell>
          <table:table-cell table:style-name="ce11" table:formula="of:=IF(LEN([StructureEdit.C45])&gt;0;COM.MICROSOFT.CONCAT([.B45];&quot;/&quot;;[StructureEdit.C45]);IF([.B44]=[.B45];[.C44];[.B45]))" office:value-type="string" office:string-value="df_folder.ods" calcext:value-type="string">
            <text:p>df_folder.ods</text:p>
          </table:table-cell>
          <table:table-cell table:style-name="ce11" table:formula="of:=IF(LEN([StructureEdit.D45])&gt;0;COM.MICROSOFT.CONCAT([.C45];&quot;/&quot;;[StructureEdit.D45]);IF([.C44]=[.C45];[.D44];[.C45]))" office:value-type="string" office:string-value="df_folder.ods" calcext:value-type="string">
            <text:p>df_folder.ods</text:p>
          </table:table-cell>
          <table:table-cell table:style-name="ce11" table:formula="of:=IF(LEN([StructureEdit.E45])&gt;0;COM.MICROSOFT.CONCAT([.D45];&quot;/&quot;;[StructureEdit.E45]);IF([.D44]=[.D45];[.E44];[.D45]))" office:value-type="string" office:string-value="df_folder.ods" calcext:value-type="string">
            <text:p>df_folder.ods</text:p>
          </table:table-cell>
          <table:table-cell table:style-name="ce11" table:formula="of:=IF(LEN([StructureEdit.F45])&gt;0;COM.MICROSOFT.CONCAT([.E45];&quot;/&quot;;[StructureEdit.F45]);IF([.E44]=[.E45];[.F44];[.E45]))" office:value-type="string" office:string-value="df_folder.ods" calcext:value-type="string">
            <text:p>df_folder.ods</text:p>
          </table:table-cell>
          <table:table-cell table:style-name="ce11" table:formula="of:=IF(LEN([StructureEdit.G45])&gt;0;COM.MICROSOFT.CONCAT([.F45];&quot;/&quot;;[StructureEdit.G45]);IF([.F44]=[.F45];[.G44];[.F45]))" office:value-type="string" office:string-value="df_folder.ods" calcext:value-type="string">
            <text:p>df_folder.ods</text:p>
          </table:table-cell>
          <table:table-cell table:style-name="ce11" table:formula="of:=IF(LEN([StructureEdit.H45])&gt;0;COM.MICROSOFT.CONCAT([.G45];&quot;/&quot;;[StructureEdit.H45]);IF([.G44]=[.G45];[.H44];[.G45]))" office:value-type="string" office:string-value="df_folder.ods" calcext:value-type="string">
            <text:p>df_folder.ods</text:p>
          </table:table-cell>
          <table:table-cell table:style-name="ce11" table:formula="of:=IF(LEN([StructureEdit.I45])&gt;0;COM.MICROSOFT.CONCAT([.H45];&quot;/&quot;;[StructureEdit.I45]);IF([.H44]=[.H45];[.I44];[.H45]))" office:value-type="string" office:string-value="df_folder.ods" calcext:value-type="string">
            <text:p>df_folder.ods</text:p>
          </table:table-cell>
          <table:table-cell table:style-name="ce11" table:formula="of:=IF(LEN([StructureEdit.J45])&gt;0;COM.MICROSOFT.CONCAT([.I45];&quot;/&quot;;[StructureEdit.J45]);IF([.I44]=[.I45];[.J44];[.I45]))" office:value-type="string" office:string-value="df_folder.ods" calcext:value-type="string">
            <text:p>df_folder.ods</text:p>
          </table:table-cell>
          <table:table-cell table:style-name="ce11" table:formula="of:=IF(LEN([StructureEdit.K45])&gt;0;COM.MICROSOFT.CONCAT([.J45];&quot;/&quot;;[StructureEdit.K45]);IF([.J44]=[.J45];[.K44];[.J45]))" office:value-type="string" office:string-value="df_folder.ods" calcext:value-type="string">
            <text:p>df_folder.ods</text:p>
          </table:table-cell>
          <table:table-cell table:style-name="ce11" table:formula="of:=IF(LEN([StructureEdit.L45])&gt;0;COM.MICROSOFT.CONCAT([.K45];&quot;/&quot;;[StructureEdit.L45]);IF([.K44]=[.K45];[.L44];[.K45]))" office:value-type="string" office:string-value="df_folder.ods" calcext:value-type="string">
            <text:p>df_folder.ods</text:p>
          </table:table-cell>
          <table:table-cell table:style-name="ce11" table:formula="of:=IF(LEN([StructureEdit.M45])&gt;0;COM.MICROSOFT.CONCAT([.L45];&quot;/&quot;;[StructureEdit.M45]);IF([.L44]=[.L45];[.M44];[.L45]))" office:value-type="string" office:string-value="df_folder.ods" calcext:value-type="string">
            <text:p>df_folder.ods</text:p>
          </table:table-cell>
          <table:table-cell table:style-name="ce11" table:formula="of:=IF(LEN([StructureEdit.N45])&gt;0;COM.MICROSOFT.CONCAT([.M45];&quot;/&quot;;[StructureEdit.N45]);IF([.M44]=[.M45];[.N44];[.M45]))" office:value-type="string" office:string-value="df_folder.ods" calcext:value-type="string">
            <text:p>df_folder.ods</text:p>
          </table:table-cell>
          <table:table-cell table:style-name="ce11" table:formula="of:=IF(LEN([StructureEdit.O45])&gt;0;COM.MICROSOFT.CONCAT([.N45];&quot;/&quot;;[StructureEdit.O45]);IF([.N44]=[.N45];[.O44];[.N45]))" office:value-type="string" office:string-value="df_folder.ods" calcext:value-type="string">
            <text:p>df_folder.ods</text:p>
          </table:table-cell>
          <table:table-cell table:style-name="ce11" table:formula="of:=IF(LEN([StructureEdit.P45])&gt;0;COM.MICROSOFT.CONCAT([.O45];&quot;/&quot;;[StructureEdit.P45]);IF([.O44]=[.O45];[.P44];[.O45]))" office:value-type="string" office:string-value="df_folder.ods" calcext:value-type="string">
            <text:p>df_folder.ods</text:p>
          </table:table-cell>
          <table:table-cell table:style-name="ce11" table:formula="of:=IF(LEN([StructureEdit.Q45])&gt;0;COM.MICROSOFT.CONCAT([.P45];&quot;/&quot;;[StructureEdit.Q45]);IF([.P44]=[.P45];[.Q44];[.P45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4" table:formula="of:=IF(LEN([StructureEdit.T45])&gt;0;[StructureEdit.T45];&quot;&quot;)">
            <text:p/>
          </table:table-cell>
          <table:table-cell table:style-name="ce7" table:formula="of:=IF(LEN([StructureEdit.S45])&gt;0;[StructureEdit.S45];&quot;&quot;)">
            <text:p/>
          </table:table-cell>
          <table:table-cell table:style-name="ce7" table:formula="of:=IF(LEN([.T45])&gt;0;VLOOKUP([.T45];[$Templates.$A$2:.$H$100];7;0);&quot;&quot;)">
            <text:p/>
          </table:table-cell>
        </table:table-row>
        <table:table-row table:style-name="ro3">
          <table:table-cell table:style-name="ce11" table:formula="of:=IF(LEN([StructureEdit.A46])&gt;0;[StructureEdit.A46];[.A45])" office:value-type="string" office:string-value="df_folder.ods" calcext:value-type="string">
            <text:p>df_folder.ods</text:p>
          </table:table-cell>
          <table:table-cell table:style-name="ce11" table:formula="of:=IF(LEN([StructureEdit.B46])&gt;0;COM.MICROSOFT.CONCAT([.A46];&quot;/&quot;;[StructureEdit.B46]);IF([.A45]=[.A46];[.B45];[.A46]))" office:value-type="string" office:string-value="df_folder.ods" calcext:value-type="string">
            <text:p>df_folder.ods</text:p>
          </table:table-cell>
          <table:table-cell table:style-name="ce11" table:formula="of:=IF(LEN([StructureEdit.C46])&gt;0;COM.MICROSOFT.CONCAT([.B46];&quot;/&quot;;[StructureEdit.C46]);IF([.B45]=[.B46];[.C45];[.B46]))" office:value-type="string" office:string-value="df_folder.ods" calcext:value-type="string">
            <text:p>df_folder.ods</text:p>
          </table:table-cell>
          <table:table-cell table:style-name="ce11" table:formula="of:=IF(LEN([StructureEdit.D46])&gt;0;COM.MICROSOFT.CONCAT([.C46];&quot;/&quot;;[StructureEdit.D46]);IF([.C45]=[.C46];[.D45];[.C46]))" office:value-type="string" office:string-value="df_folder.ods" calcext:value-type="string">
            <text:p>df_folder.ods</text:p>
          </table:table-cell>
          <table:table-cell table:style-name="ce11" table:formula="of:=IF(LEN([StructureEdit.E46])&gt;0;COM.MICROSOFT.CONCAT([.D46];&quot;/&quot;;[StructureEdit.E46]);IF([.D45]=[.D46];[.E45];[.D46]))" office:value-type="string" office:string-value="df_folder.ods" calcext:value-type="string">
            <text:p>df_folder.ods</text:p>
          </table:table-cell>
          <table:table-cell table:style-name="ce11" table:formula="of:=IF(LEN([StructureEdit.F46])&gt;0;COM.MICROSOFT.CONCAT([.E46];&quot;/&quot;;[StructureEdit.F46]);IF([.E45]=[.E46];[.F45];[.E46]))" office:value-type="string" office:string-value="df_folder.ods" calcext:value-type="string">
            <text:p>df_folder.ods</text:p>
          </table:table-cell>
          <table:table-cell table:style-name="ce11" table:formula="of:=IF(LEN([StructureEdit.G46])&gt;0;COM.MICROSOFT.CONCAT([.F46];&quot;/&quot;;[StructureEdit.G46]);IF([.F45]=[.F46];[.G45];[.F46]))" office:value-type="string" office:string-value="df_folder.ods" calcext:value-type="string">
            <text:p>df_folder.ods</text:p>
          </table:table-cell>
          <table:table-cell table:style-name="ce11" table:formula="of:=IF(LEN([StructureEdit.H46])&gt;0;COM.MICROSOFT.CONCAT([.G46];&quot;/&quot;;[StructureEdit.H46]);IF([.G45]=[.G46];[.H45];[.G46]))" office:value-type="string" office:string-value="df_folder.ods" calcext:value-type="string">
            <text:p>df_folder.ods</text:p>
          </table:table-cell>
          <table:table-cell table:style-name="ce11" table:formula="of:=IF(LEN([StructureEdit.I46])&gt;0;COM.MICROSOFT.CONCAT([.H46];&quot;/&quot;;[StructureEdit.I46]);IF([.H45]=[.H46];[.I45];[.H46]))" office:value-type="string" office:string-value="df_folder.ods" calcext:value-type="string">
            <text:p>df_folder.ods</text:p>
          </table:table-cell>
          <table:table-cell table:style-name="ce11" table:formula="of:=IF(LEN([StructureEdit.J46])&gt;0;COM.MICROSOFT.CONCAT([.I46];&quot;/&quot;;[StructureEdit.J46]);IF([.I45]=[.I46];[.J45];[.I46]))" office:value-type="string" office:string-value="df_folder.ods" calcext:value-type="string">
            <text:p>df_folder.ods</text:p>
          </table:table-cell>
          <table:table-cell table:style-name="ce11" table:formula="of:=IF(LEN([StructureEdit.K46])&gt;0;COM.MICROSOFT.CONCAT([.J46];&quot;/&quot;;[StructureEdit.K46]);IF([.J45]=[.J46];[.K45];[.J46]))" office:value-type="string" office:string-value="df_folder.ods" calcext:value-type="string">
            <text:p>df_folder.ods</text:p>
          </table:table-cell>
          <table:table-cell table:style-name="ce11" table:formula="of:=IF(LEN([StructureEdit.L46])&gt;0;COM.MICROSOFT.CONCAT([.K46];&quot;/&quot;;[StructureEdit.L46]);IF([.K45]=[.K46];[.L45];[.K46]))" office:value-type="string" office:string-value="df_folder.ods" calcext:value-type="string">
            <text:p>df_folder.ods</text:p>
          </table:table-cell>
          <table:table-cell table:style-name="ce11" table:formula="of:=IF(LEN([StructureEdit.M46])&gt;0;COM.MICROSOFT.CONCAT([.L46];&quot;/&quot;;[StructureEdit.M46]);IF([.L45]=[.L46];[.M45];[.L46]))" office:value-type="string" office:string-value="df_folder.ods" calcext:value-type="string">
            <text:p>df_folder.ods</text:p>
          </table:table-cell>
          <table:table-cell table:style-name="ce11" table:formula="of:=IF(LEN([StructureEdit.N46])&gt;0;COM.MICROSOFT.CONCAT([.M46];&quot;/&quot;;[StructureEdit.N46]);IF([.M45]=[.M46];[.N45];[.M46]))" office:value-type="string" office:string-value="df_folder.ods" calcext:value-type="string">
            <text:p>df_folder.ods</text:p>
          </table:table-cell>
          <table:table-cell table:style-name="ce11" table:formula="of:=IF(LEN([StructureEdit.O46])&gt;0;COM.MICROSOFT.CONCAT([.N46];&quot;/&quot;;[StructureEdit.O46]);IF([.N45]=[.N46];[.O45];[.N46]))" office:value-type="string" office:string-value="df_folder.ods" calcext:value-type="string">
            <text:p>df_folder.ods</text:p>
          </table:table-cell>
          <table:table-cell table:style-name="ce11" table:formula="of:=IF(LEN([StructureEdit.P46])&gt;0;COM.MICROSOFT.CONCAT([.O46];&quot;/&quot;;[StructureEdit.P46]);IF([.O45]=[.O46];[.P45];[.O46]))" office:value-type="string" office:string-value="df_folder.ods" calcext:value-type="string">
            <text:p>df_folder.ods</text:p>
          </table:table-cell>
          <table:table-cell table:style-name="ce11" table:formula="of:=IF(LEN([StructureEdit.Q46])&gt;0;COM.MICROSOFT.CONCAT([.P46];&quot;/&quot;;[StructureEdit.Q46]);IF([.P45]=[.P46];[.Q45];[.P4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4" table:formula="of:=IF(LEN([StructureEdit.T46])&gt;0;[StructureEdit.T46];&quot;&quot;)">
            <text:p/>
          </table:table-cell>
          <table:table-cell table:style-name="ce7" table:formula="of:=IF(LEN([StructureEdit.S46])&gt;0;[StructureEdit.S46];&quot;&quot;)">
            <text:p/>
          </table:table-cell>
          <table:table-cell table:style-name="ce7" table:formula="of:=IF(LEN([.T46])&gt;0;VLOOKUP([.T46];[$Templates.$A$2:.$H$100];7;0);&quot;&quot;)">
            <text:p/>
          </table:table-cell>
        </table:table-row>
        <table:table-row table:style-name="ro3">
          <table:table-cell table:style-name="ce11" table:formula="of:=IF(LEN([StructureEdit.A47])&gt;0;[StructureEdit.A47];[.A46])" office:value-type="string" office:string-value="df_folder.ods" calcext:value-type="string">
            <text:p>df_folder.ods</text:p>
          </table:table-cell>
          <table:table-cell table:style-name="ce11" table:formula="of:=IF(LEN([StructureEdit.B47])&gt;0;COM.MICROSOFT.CONCAT([.A47];&quot;/&quot;;[StructureEdit.B47]);IF([.A46]=[.A47];[.B46];[.A47]))" office:value-type="string" office:string-value="df_folder.ods" calcext:value-type="string">
            <text:p>df_folder.ods</text:p>
          </table:table-cell>
          <table:table-cell table:style-name="ce11" table:formula="of:=IF(LEN([StructureEdit.C47])&gt;0;COM.MICROSOFT.CONCAT([.B47];&quot;/&quot;;[StructureEdit.C47]);IF([.B46]=[.B47];[.C46];[.B47]))" office:value-type="string" office:string-value="df_folder.ods" calcext:value-type="string">
            <text:p>df_folder.ods</text:p>
          </table:table-cell>
          <table:table-cell table:style-name="ce11" table:formula="of:=IF(LEN([StructureEdit.D47])&gt;0;COM.MICROSOFT.CONCAT([.C47];&quot;/&quot;;[StructureEdit.D47]);IF([.C46]=[.C47];[.D46];[.C47]))" office:value-type="string" office:string-value="df_folder.ods" calcext:value-type="string">
            <text:p>df_folder.ods</text:p>
          </table:table-cell>
          <table:table-cell table:style-name="ce11" table:formula="of:=IF(LEN([StructureEdit.E47])&gt;0;COM.MICROSOFT.CONCAT([.D47];&quot;/&quot;;[StructureEdit.E47]);IF([.D46]=[.D47];[.E46];[.D47]))" office:value-type="string" office:string-value="df_folder.ods" calcext:value-type="string">
            <text:p>df_folder.ods</text:p>
          </table:table-cell>
          <table:table-cell table:style-name="ce11" table:formula="of:=IF(LEN([StructureEdit.F47])&gt;0;COM.MICROSOFT.CONCAT([.E47];&quot;/&quot;;[StructureEdit.F47]);IF([.E46]=[.E47];[.F46];[.E47]))" office:value-type="string" office:string-value="df_folder.ods" calcext:value-type="string">
            <text:p>df_folder.ods</text:p>
          </table:table-cell>
          <table:table-cell table:style-name="ce11" table:formula="of:=IF(LEN([StructureEdit.G47])&gt;0;COM.MICROSOFT.CONCAT([.F47];&quot;/&quot;;[StructureEdit.G47]);IF([.F46]=[.F47];[.G46];[.F47]))" office:value-type="string" office:string-value="df_folder.ods" calcext:value-type="string">
            <text:p>df_folder.ods</text:p>
          </table:table-cell>
          <table:table-cell table:style-name="ce11" table:formula="of:=IF(LEN([StructureEdit.H47])&gt;0;COM.MICROSOFT.CONCAT([.G47];&quot;/&quot;;[StructureEdit.H47]);IF([.G46]=[.G47];[.H46];[.G47]))" office:value-type="string" office:string-value="df_folder.ods" calcext:value-type="string">
            <text:p>df_folder.ods</text:p>
          </table:table-cell>
          <table:table-cell table:style-name="ce11" table:formula="of:=IF(LEN([StructureEdit.I47])&gt;0;COM.MICROSOFT.CONCAT([.H47];&quot;/&quot;;[StructureEdit.I47]);IF([.H46]=[.H47];[.I46];[.H47]))" office:value-type="string" office:string-value="df_folder.ods" calcext:value-type="string">
            <text:p>df_folder.ods</text:p>
          </table:table-cell>
          <table:table-cell table:style-name="ce11" table:formula="of:=IF(LEN([StructureEdit.J47])&gt;0;COM.MICROSOFT.CONCAT([.I47];&quot;/&quot;;[StructureEdit.J47]);IF([.I46]=[.I47];[.J46];[.I47]))" office:value-type="string" office:string-value="df_folder.ods" calcext:value-type="string">
            <text:p>df_folder.ods</text:p>
          </table:table-cell>
          <table:table-cell table:style-name="ce11" table:formula="of:=IF(LEN([StructureEdit.K47])&gt;0;COM.MICROSOFT.CONCAT([.J47];&quot;/&quot;;[StructureEdit.K47]);IF([.J46]=[.J47];[.K46];[.J47]))" office:value-type="string" office:string-value="df_folder.ods" calcext:value-type="string">
            <text:p>df_folder.ods</text:p>
          </table:table-cell>
          <table:table-cell table:style-name="ce11" table:formula="of:=IF(LEN([StructureEdit.L47])&gt;0;COM.MICROSOFT.CONCAT([.K47];&quot;/&quot;;[StructureEdit.L47]);IF([.K46]=[.K47];[.L46];[.K47]))" office:value-type="string" office:string-value="df_folder.ods" calcext:value-type="string">
            <text:p>df_folder.ods</text:p>
          </table:table-cell>
          <table:table-cell table:style-name="ce11" table:formula="of:=IF(LEN([StructureEdit.M47])&gt;0;COM.MICROSOFT.CONCAT([.L47];&quot;/&quot;;[StructureEdit.M47]);IF([.L46]=[.L47];[.M46];[.L47]))" office:value-type="string" office:string-value="df_folder.ods" calcext:value-type="string">
            <text:p>df_folder.ods</text:p>
          </table:table-cell>
          <table:table-cell table:style-name="ce11" table:formula="of:=IF(LEN([StructureEdit.N47])&gt;0;COM.MICROSOFT.CONCAT([.M47];&quot;/&quot;;[StructureEdit.N47]);IF([.M46]=[.M47];[.N46];[.M47]))" office:value-type="string" office:string-value="df_folder.ods" calcext:value-type="string">
            <text:p>df_folder.ods</text:p>
          </table:table-cell>
          <table:table-cell table:style-name="ce11" table:formula="of:=IF(LEN([StructureEdit.O47])&gt;0;COM.MICROSOFT.CONCAT([.N47];&quot;/&quot;;[StructureEdit.O47]);IF([.N46]=[.N47];[.O46];[.N47]))" office:value-type="string" office:string-value="df_folder.ods" calcext:value-type="string">
            <text:p>df_folder.ods</text:p>
          </table:table-cell>
          <table:table-cell table:style-name="ce11" table:formula="of:=IF(LEN([StructureEdit.P47])&gt;0;COM.MICROSOFT.CONCAT([.O47];&quot;/&quot;;[StructureEdit.P47]);IF([.O46]=[.O47];[.P46];[.O47]))" office:value-type="string" office:string-value="df_folder.ods" calcext:value-type="string">
            <text:p>df_folder.ods</text:p>
          </table:table-cell>
          <table:table-cell table:style-name="ce11" table:formula="of:=IF(LEN([StructureEdit.Q47])&gt;0;COM.MICROSOFT.CONCAT([.P47];&quot;/&quot;;[StructureEdit.Q47]);IF([.P46]=[.P47];[.Q46];[.P4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4" table:formula="of:=IF(LEN([StructureEdit.T47])&gt;0;[StructureEdit.T47];&quot;&quot;)">
            <text:p/>
          </table:table-cell>
          <table:table-cell table:style-name="ce7" table:formula="of:=IF(LEN([StructureEdit.S47])&gt;0;[StructureEdit.S47];&quot;&quot;)">
            <text:p/>
          </table:table-cell>
          <table:table-cell table:style-name="ce7" table:formula="of:=IF(LEN([.T47])&gt;0;VLOOKUP([.T47];[$Templates.$A$2:.$H$100];7;0);&quot;&quot;)">
            <text:p/>
          </table:table-cell>
        </table:table-row>
        <table:table-row table:style-name="ro3">
          <table:table-cell table:style-name="ce11" table:formula="of:=IF(LEN([StructureEdit.A48])&gt;0;[StructureEdit.A48];[.A47])" office:value-type="string" office:string-value="df_folder.ods" calcext:value-type="string">
            <text:p>df_folder.ods</text:p>
          </table:table-cell>
          <table:table-cell table:style-name="ce11" table:formula="of:=IF(LEN([StructureEdit.B48])&gt;0;COM.MICROSOFT.CONCAT([.A48];&quot;/&quot;;[StructureEdit.B48]);IF([.A47]=[.A48];[.B47];[.A48]))" office:value-type="string" office:string-value="df_folder.ods" calcext:value-type="string">
            <text:p>df_folder.ods</text:p>
          </table:table-cell>
          <table:table-cell table:style-name="ce11" table:formula="of:=IF(LEN([StructureEdit.C48])&gt;0;COM.MICROSOFT.CONCAT([.B48];&quot;/&quot;;[StructureEdit.C48]);IF([.B47]=[.B48];[.C47];[.B48]))" office:value-type="string" office:string-value="df_folder.ods" calcext:value-type="string">
            <text:p>df_folder.ods</text:p>
          </table:table-cell>
          <table:table-cell table:style-name="ce11" table:formula="of:=IF(LEN([StructureEdit.D48])&gt;0;COM.MICROSOFT.CONCAT([.C48];&quot;/&quot;;[StructureEdit.D48]);IF([.C47]=[.C48];[.D47];[.C48]))" office:value-type="string" office:string-value="df_folder.ods" calcext:value-type="string">
            <text:p>df_folder.ods</text:p>
          </table:table-cell>
          <table:table-cell table:style-name="ce11" table:formula="of:=IF(LEN([StructureEdit.E48])&gt;0;COM.MICROSOFT.CONCAT([.D48];&quot;/&quot;;[StructureEdit.E48]);IF([.D47]=[.D48];[.E47];[.D48]))" office:value-type="string" office:string-value="df_folder.ods" calcext:value-type="string">
            <text:p>df_folder.ods</text:p>
          </table:table-cell>
          <table:table-cell table:style-name="ce11" table:formula="of:=IF(LEN([StructureEdit.F48])&gt;0;COM.MICROSOFT.CONCAT([.E48];&quot;/&quot;;[StructureEdit.F48]);IF([.E47]=[.E48];[.F47];[.E48]))" office:value-type="string" office:string-value="df_folder.ods" calcext:value-type="string">
            <text:p>df_folder.ods</text:p>
          </table:table-cell>
          <table:table-cell table:style-name="ce11" table:formula="of:=IF(LEN([StructureEdit.G48])&gt;0;COM.MICROSOFT.CONCAT([.F48];&quot;/&quot;;[StructureEdit.G48]);IF([.F47]=[.F48];[.G47];[.F48]))" office:value-type="string" office:string-value="df_folder.ods" calcext:value-type="string">
            <text:p>df_folder.ods</text:p>
          </table:table-cell>
          <table:table-cell table:style-name="ce11" table:formula="of:=IF(LEN([StructureEdit.H48])&gt;0;COM.MICROSOFT.CONCAT([.G48];&quot;/&quot;;[StructureEdit.H48]);IF([.G47]=[.G48];[.H47];[.G48]))" office:value-type="string" office:string-value="df_folder.ods" calcext:value-type="string">
            <text:p>df_folder.ods</text:p>
          </table:table-cell>
          <table:table-cell table:style-name="ce11" table:formula="of:=IF(LEN([StructureEdit.I48])&gt;0;COM.MICROSOFT.CONCAT([.H48];&quot;/&quot;;[StructureEdit.I48]);IF([.H47]=[.H48];[.I47];[.H48]))" office:value-type="string" office:string-value="df_folder.ods" calcext:value-type="string">
            <text:p>df_folder.ods</text:p>
          </table:table-cell>
          <table:table-cell table:style-name="ce11" table:formula="of:=IF(LEN([StructureEdit.J48])&gt;0;COM.MICROSOFT.CONCAT([.I48];&quot;/&quot;;[StructureEdit.J48]);IF([.I47]=[.I48];[.J47];[.I48]))" office:value-type="string" office:string-value="df_folder.ods" calcext:value-type="string">
            <text:p>df_folder.ods</text:p>
          </table:table-cell>
          <table:table-cell table:style-name="ce11" table:formula="of:=IF(LEN([StructureEdit.K48])&gt;0;COM.MICROSOFT.CONCAT([.J48];&quot;/&quot;;[StructureEdit.K48]);IF([.J47]=[.J48];[.K47];[.J48]))" office:value-type="string" office:string-value="df_folder.ods" calcext:value-type="string">
            <text:p>df_folder.ods</text:p>
          </table:table-cell>
          <table:table-cell table:style-name="ce11" table:formula="of:=IF(LEN([StructureEdit.L48])&gt;0;COM.MICROSOFT.CONCAT([.K48];&quot;/&quot;;[StructureEdit.L48]);IF([.K47]=[.K48];[.L47];[.K48]))" office:value-type="string" office:string-value="df_folder.ods" calcext:value-type="string">
            <text:p>df_folder.ods</text:p>
          </table:table-cell>
          <table:table-cell table:style-name="ce11" table:formula="of:=IF(LEN([StructureEdit.M48])&gt;0;COM.MICROSOFT.CONCAT([.L48];&quot;/&quot;;[StructureEdit.M48]);IF([.L47]=[.L48];[.M47];[.L48]))" office:value-type="string" office:string-value="df_folder.ods" calcext:value-type="string">
            <text:p>df_folder.ods</text:p>
          </table:table-cell>
          <table:table-cell table:style-name="ce11" table:formula="of:=IF(LEN([StructureEdit.N48])&gt;0;COM.MICROSOFT.CONCAT([.M48];&quot;/&quot;;[StructureEdit.N48]);IF([.M47]=[.M48];[.N47];[.M48]))" office:value-type="string" office:string-value="df_folder.ods" calcext:value-type="string">
            <text:p>df_folder.ods</text:p>
          </table:table-cell>
          <table:table-cell table:style-name="ce11" table:formula="of:=IF(LEN([StructureEdit.O48])&gt;0;COM.MICROSOFT.CONCAT([.N48];&quot;/&quot;;[StructureEdit.O48]);IF([.N47]=[.N48];[.O47];[.N48]))" office:value-type="string" office:string-value="df_folder.ods" calcext:value-type="string">
            <text:p>df_folder.ods</text:p>
          </table:table-cell>
          <table:table-cell table:style-name="ce11" table:formula="of:=IF(LEN([StructureEdit.P48])&gt;0;COM.MICROSOFT.CONCAT([.O48];&quot;/&quot;;[StructureEdit.P48]);IF([.O47]=[.O48];[.P47];[.O48]))" office:value-type="string" office:string-value="df_folder.ods" calcext:value-type="string">
            <text:p>df_folder.ods</text:p>
          </table:table-cell>
          <table:table-cell table:style-name="ce11" table:formula="of:=IF(LEN([StructureEdit.Q48])&gt;0;COM.MICROSOFT.CONCAT([.P48];&quot;/&quot;;[StructureEdit.Q48]);IF([.P47]=[.P48];[.Q47];[.P4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4" table:formula="of:=IF(LEN([StructureEdit.T48])&gt;0;[StructureEdit.T48];&quot;&quot;)">
            <text:p/>
          </table:table-cell>
          <table:table-cell table:style-name="ce7" table:formula="of:=IF(LEN([StructureEdit.S48])&gt;0;[StructureEdit.S48];&quot;&quot;)">
            <text:p/>
          </table:table-cell>
          <table:table-cell table:style-name="ce7" table:formula="of:=IF(LEN([.T48])&gt;0;VLOOKUP([.T48];[$Templates.$A$2:.$H$100];7;0);&quot;&quot;)">
            <text:p/>
          </table:table-cell>
        </table:table-row>
        <table:table-row table:style-name="ro3">
          <table:table-cell table:style-name="ce11" table:formula="of:=IF(LEN([StructureEdit.A49])&gt;0;[StructureEdit.A49];[.A48])" office:value-type="string" office:string-value="df_folder.ods" calcext:value-type="string">
            <text:p>df_folder.ods</text:p>
          </table:table-cell>
          <table:table-cell table:style-name="ce11" table:formula="of:=IF(LEN([StructureEdit.B49])&gt;0;COM.MICROSOFT.CONCAT([.A49];&quot;/&quot;;[StructureEdit.B49]);IF([.A48]=[.A49];[.B48];[.A49]))" office:value-type="string" office:string-value="df_folder.ods" calcext:value-type="string">
            <text:p>df_folder.ods</text:p>
          </table:table-cell>
          <table:table-cell table:style-name="ce11" table:formula="of:=IF(LEN([StructureEdit.C49])&gt;0;COM.MICROSOFT.CONCAT([.B49];&quot;/&quot;;[StructureEdit.C49]);IF([.B48]=[.B49];[.C48];[.B49]))" office:value-type="string" office:string-value="df_folder.ods" calcext:value-type="string">
            <text:p>df_folder.ods</text:p>
          </table:table-cell>
          <table:table-cell table:style-name="ce11" table:formula="of:=IF(LEN([StructureEdit.D49])&gt;0;COM.MICROSOFT.CONCAT([.C49];&quot;/&quot;;[StructureEdit.D49]);IF([.C48]=[.C49];[.D48];[.C49]))" office:value-type="string" office:string-value="df_folder.ods" calcext:value-type="string">
            <text:p>df_folder.ods</text:p>
          </table:table-cell>
          <table:table-cell table:style-name="ce11" table:formula="of:=IF(LEN([StructureEdit.E49])&gt;0;COM.MICROSOFT.CONCAT([.D49];&quot;/&quot;;[StructureEdit.E49]);IF([.D48]=[.D49];[.E48];[.D49]))" office:value-type="string" office:string-value="df_folder.ods" calcext:value-type="string">
            <text:p>df_folder.ods</text:p>
          </table:table-cell>
          <table:table-cell table:style-name="ce11" table:formula="of:=IF(LEN([StructureEdit.F49])&gt;0;COM.MICROSOFT.CONCAT([.E49];&quot;/&quot;;[StructureEdit.F49]);IF([.E48]=[.E49];[.F48];[.E49]))" office:value-type="string" office:string-value="df_folder.ods" calcext:value-type="string">
            <text:p>df_folder.ods</text:p>
          </table:table-cell>
          <table:table-cell table:style-name="ce11" table:formula="of:=IF(LEN([StructureEdit.G49])&gt;0;COM.MICROSOFT.CONCAT([.F49];&quot;/&quot;;[StructureEdit.G49]);IF([.F48]=[.F49];[.G48];[.F49]))" office:value-type="string" office:string-value="df_folder.ods" calcext:value-type="string">
            <text:p>df_folder.ods</text:p>
          </table:table-cell>
          <table:table-cell table:style-name="ce11" table:formula="of:=IF(LEN([StructureEdit.H49])&gt;0;COM.MICROSOFT.CONCAT([.G49];&quot;/&quot;;[StructureEdit.H49]);IF([.G48]=[.G49];[.H48];[.G49]))" office:value-type="string" office:string-value="df_folder.ods" calcext:value-type="string">
            <text:p>df_folder.ods</text:p>
          </table:table-cell>
          <table:table-cell table:style-name="ce11" table:formula="of:=IF(LEN([StructureEdit.I49])&gt;0;COM.MICROSOFT.CONCAT([.H49];&quot;/&quot;;[StructureEdit.I49]);IF([.H48]=[.H49];[.I48];[.H49]))" office:value-type="string" office:string-value="df_folder.ods" calcext:value-type="string">
            <text:p>df_folder.ods</text:p>
          </table:table-cell>
          <table:table-cell table:style-name="ce11" table:formula="of:=IF(LEN([StructureEdit.J49])&gt;0;COM.MICROSOFT.CONCAT([.I49];&quot;/&quot;;[StructureEdit.J49]);IF([.I48]=[.I49];[.J48];[.I49]))" office:value-type="string" office:string-value="df_folder.ods" calcext:value-type="string">
            <text:p>df_folder.ods</text:p>
          </table:table-cell>
          <table:table-cell table:style-name="ce11" table:formula="of:=IF(LEN([StructureEdit.K49])&gt;0;COM.MICROSOFT.CONCAT([.J49];&quot;/&quot;;[StructureEdit.K49]);IF([.J48]=[.J49];[.K48];[.J49]))" office:value-type="string" office:string-value="df_folder.ods" calcext:value-type="string">
            <text:p>df_folder.ods</text:p>
          </table:table-cell>
          <table:table-cell table:style-name="ce11" table:formula="of:=IF(LEN([StructureEdit.L49])&gt;0;COM.MICROSOFT.CONCAT([.K49];&quot;/&quot;;[StructureEdit.L49]);IF([.K48]=[.K49];[.L48];[.K49]))" office:value-type="string" office:string-value="df_folder.ods" calcext:value-type="string">
            <text:p>df_folder.ods</text:p>
          </table:table-cell>
          <table:table-cell table:style-name="ce11" table:formula="of:=IF(LEN([StructureEdit.M49])&gt;0;COM.MICROSOFT.CONCAT([.L49];&quot;/&quot;;[StructureEdit.M49]);IF([.L48]=[.L49];[.M48];[.L49]))" office:value-type="string" office:string-value="df_folder.ods" calcext:value-type="string">
            <text:p>df_folder.ods</text:p>
          </table:table-cell>
          <table:table-cell table:style-name="ce11" table:formula="of:=IF(LEN([StructureEdit.N49])&gt;0;COM.MICROSOFT.CONCAT([.M49];&quot;/&quot;;[StructureEdit.N49]);IF([.M48]=[.M49];[.N48];[.M49]))" office:value-type="string" office:string-value="df_folder.ods" calcext:value-type="string">
            <text:p>df_folder.ods</text:p>
          </table:table-cell>
          <table:table-cell table:style-name="ce11" table:formula="of:=IF(LEN([StructureEdit.O49])&gt;0;COM.MICROSOFT.CONCAT([.N49];&quot;/&quot;;[StructureEdit.O49]);IF([.N48]=[.N49];[.O48];[.N49]))" office:value-type="string" office:string-value="df_folder.ods" calcext:value-type="string">
            <text:p>df_folder.ods</text:p>
          </table:table-cell>
          <table:table-cell table:style-name="ce11" table:formula="of:=IF(LEN([StructureEdit.P49])&gt;0;COM.MICROSOFT.CONCAT([.O49];&quot;/&quot;;[StructureEdit.P49]);IF([.O48]=[.O49];[.P48];[.O49]))" office:value-type="string" office:string-value="df_folder.ods" calcext:value-type="string">
            <text:p>df_folder.ods</text:p>
          </table:table-cell>
          <table:table-cell table:style-name="ce11" table:formula="of:=IF(LEN([StructureEdit.Q49])&gt;0;COM.MICROSOFT.CONCAT([.P49];&quot;/&quot;;[StructureEdit.Q49]);IF([.P48]=[.P49];[.Q48];[.P4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4" table:formula="of:=IF(LEN([StructureEdit.T49])&gt;0;[StructureEdit.T49];&quot;&quot;)">
            <text:p/>
          </table:table-cell>
          <table:table-cell table:style-name="ce7" table:formula="of:=IF(LEN([StructureEdit.S49])&gt;0;[StructureEdit.S49];&quot;&quot;)">
            <text:p/>
          </table:table-cell>
          <table:table-cell table:style-name="ce7" table:formula="of:=IF(LEN([.T49])&gt;0;VLOOKUP([.T49];[$Templates.$A$2:.$H$100];7;0);&quot;&quot;)">
            <text:p/>
          </table:table-cell>
        </table:table-row>
        <table:table-row table:style-name="ro3">
          <table:table-cell table:style-name="ce11" table:formula="of:=IF(LEN([StructureEdit.A50])&gt;0;[StructureEdit.A50];[.A49])" office:value-type="string" office:string-value="df_folder.ods" calcext:value-type="string">
            <text:p>df_folder.ods</text:p>
          </table:table-cell>
          <table:table-cell table:style-name="ce11" table:formula="of:=IF(LEN([StructureEdit.B50])&gt;0;COM.MICROSOFT.CONCAT([.A50];&quot;/&quot;;[StructureEdit.B50]);IF([.A49]=[.A50];[.B49];[.A50]))" office:value-type="string" office:string-value="df_folder.ods" calcext:value-type="string">
            <text:p>df_folder.ods</text:p>
          </table:table-cell>
          <table:table-cell table:style-name="ce11" table:formula="of:=IF(LEN([StructureEdit.C50])&gt;0;COM.MICROSOFT.CONCAT([.B50];&quot;/&quot;;[StructureEdit.C50]);IF([.B49]=[.B50];[.C49];[.B50]))" office:value-type="string" office:string-value="df_folder.ods" calcext:value-type="string">
            <text:p>df_folder.ods</text:p>
          </table:table-cell>
          <table:table-cell table:style-name="ce11" table:formula="of:=IF(LEN([StructureEdit.D50])&gt;0;COM.MICROSOFT.CONCAT([.C50];&quot;/&quot;;[StructureEdit.D50]);IF([.C49]=[.C50];[.D49];[.C50]))" office:value-type="string" office:string-value="df_folder.ods" calcext:value-type="string">
            <text:p>df_folder.ods</text:p>
          </table:table-cell>
          <table:table-cell table:style-name="ce11" table:formula="of:=IF(LEN([StructureEdit.E50])&gt;0;COM.MICROSOFT.CONCAT([.D50];&quot;/&quot;;[StructureEdit.E50]);IF([.D49]=[.D50];[.E49];[.D50]))" office:value-type="string" office:string-value="df_folder.ods" calcext:value-type="string">
            <text:p>df_folder.ods</text:p>
          </table:table-cell>
          <table:table-cell table:style-name="ce11" table:formula="of:=IF(LEN([StructureEdit.F50])&gt;0;COM.MICROSOFT.CONCAT([.E50];&quot;/&quot;;[StructureEdit.F50]);IF([.E49]=[.E50];[.F49];[.E50]))" office:value-type="string" office:string-value="df_folder.ods" calcext:value-type="string">
            <text:p>df_folder.ods</text:p>
          </table:table-cell>
          <table:table-cell table:style-name="ce11" table:formula="of:=IF(LEN([StructureEdit.G50])&gt;0;COM.MICROSOFT.CONCAT([.F50];&quot;/&quot;;[StructureEdit.G50]);IF([.F49]=[.F50];[.G49];[.F50]))" office:value-type="string" office:string-value="df_folder.ods" calcext:value-type="string">
            <text:p>df_folder.ods</text:p>
          </table:table-cell>
          <table:table-cell table:style-name="ce11" table:formula="of:=IF(LEN([StructureEdit.H50])&gt;0;COM.MICROSOFT.CONCAT([.G50];&quot;/&quot;;[StructureEdit.H50]);IF([.G49]=[.G50];[.H49];[.G50]))" office:value-type="string" office:string-value="df_folder.ods" calcext:value-type="string">
            <text:p>df_folder.ods</text:p>
          </table:table-cell>
          <table:table-cell table:style-name="ce11" table:formula="of:=IF(LEN([StructureEdit.I50])&gt;0;COM.MICROSOFT.CONCAT([.H50];&quot;/&quot;;[StructureEdit.I50]);IF([.H49]=[.H50];[.I49];[.H50]))" office:value-type="string" office:string-value="df_folder.ods" calcext:value-type="string">
            <text:p>df_folder.ods</text:p>
          </table:table-cell>
          <table:table-cell table:style-name="ce11" table:formula="of:=IF(LEN([StructureEdit.J50])&gt;0;COM.MICROSOFT.CONCAT([.I50];&quot;/&quot;;[StructureEdit.J50]);IF([.I49]=[.I50];[.J49];[.I50]))" office:value-type="string" office:string-value="df_folder.ods" calcext:value-type="string">
            <text:p>df_folder.ods</text:p>
          </table:table-cell>
          <table:table-cell table:style-name="ce11" table:formula="of:=IF(LEN([StructureEdit.K50])&gt;0;COM.MICROSOFT.CONCAT([.J50];&quot;/&quot;;[StructureEdit.K50]);IF([.J49]=[.J50];[.K49];[.J50]))" office:value-type="string" office:string-value="df_folder.ods" calcext:value-type="string">
            <text:p>df_folder.ods</text:p>
          </table:table-cell>
          <table:table-cell table:style-name="ce11" table:formula="of:=IF(LEN([StructureEdit.L50])&gt;0;COM.MICROSOFT.CONCAT([.K50];&quot;/&quot;;[StructureEdit.L50]);IF([.K49]=[.K50];[.L49];[.K50]))" office:value-type="string" office:string-value="df_folder.ods" calcext:value-type="string">
            <text:p>df_folder.ods</text:p>
          </table:table-cell>
          <table:table-cell table:style-name="ce11" table:formula="of:=IF(LEN([StructureEdit.M50])&gt;0;COM.MICROSOFT.CONCAT([.L50];&quot;/&quot;;[StructureEdit.M50]);IF([.L49]=[.L50];[.M49];[.L50]))" office:value-type="string" office:string-value="df_folder.ods" calcext:value-type="string">
            <text:p>df_folder.ods</text:p>
          </table:table-cell>
          <table:table-cell table:style-name="ce11" table:formula="of:=IF(LEN([StructureEdit.N50])&gt;0;COM.MICROSOFT.CONCAT([.M50];&quot;/&quot;;[StructureEdit.N50]);IF([.M49]=[.M50];[.N49];[.M50]))" office:value-type="string" office:string-value="df_folder.ods" calcext:value-type="string">
            <text:p>df_folder.ods</text:p>
          </table:table-cell>
          <table:table-cell table:style-name="ce11" table:formula="of:=IF(LEN([StructureEdit.O50])&gt;0;COM.MICROSOFT.CONCAT([.N50];&quot;/&quot;;[StructureEdit.O50]);IF([.N49]=[.N50];[.O49];[.N50]))" office:value-type="string" office:string-value="df_folder.ods" calcext:value-type="string">
            <text:p>df_folder.ods</text:p>
          </table:table-cell>
          <table:table-cell table:style-name="ce11" table:formula="of:=IF(LEN([StructureEdit.P50])&gt;0;COM.MICROSOFT.CONCAT([.O50];&quot;/&quot;;[StructureEdit.P50]);IF([.O49]=[.O50];[.P49];[.O50]))" office:value-type="string" office:string-value="df_folder.ods" calcext:value-type="string">
            <text:p>df_folder.ods</text:p>
          </table:table-cell>
          <table:table-cell table:style-name="ce11" table:formula="of:=IF(LEN([StructureEdit.Q50])&gt;0;COM.MICROSOFT.CONCAT([.P50];&quot;/&quot;;[StructureEdit.Q50]);IF([.P49]=[.P50];[.Q49];[.P5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4" table:formula="of:=IF(LEN([StructureEdit.T50])&gt;0;[StructureEdit.T50];&quot;&quot;)">
            <text:p/>
          </table:table-cell>
          <table:table-cell table:style-name="ce7" table:formula="of:=IF(LEN([StructureEdit.S50])&gt;0;[StructureEdit.S50];&quot;&quot;)">
            <text:p/>
          </table:table-cell>
          <table:table-cell table:style-name="ce7" table:formula="of:=IF(LEN([.T50])&gt;0;VLOOKUP([.T50];[$Templates.$A$2:.$H$100];7;0);&quot;&quot;)">
            <text:p/>
          </table:table-cell>
        </table:table-row>
        <table:table-row table:style-name="ro3">
          <table:table-cell table:style-name="ce11" table:formula="of:=IF(LEN([StructureEdit.A51])&gt;0;[StructureEdit.A51];[.A50])" office:value-type="string" office:string-value="df_folder.ods" calcext:value-type="string">
            <text:p>df_folder.ods</text:p>
          </table:table-cell>
          <table:table-cell table:style-name="ce11" table:formula="of:=IF(LEN([StructureEdit.B51])&gt;0;COM.MICROSOFT.CONCAT([.A51];&quot;/&quot;;[StructureEdit.B51]);IF([.A50]=[.A51];[.B50];[.A51]))" office:value-type="string" office:string-value="df_folder.ods" calcext:value-type="string">
            <text:p>df_folder.ods</text:p>
          </table:table-cell>
          <table:table-cell table:style-name="ce11" table:formula="of:=IF(LEN([StructureEdit.C51])&gt;0;COM.MICROSOFT.CONCAT([.B51];&quot;/&quot;;[StructureEdit.C51]);IF([.B50]=[.B51];[.C50];[.B51]))" office:value-type="string" office:string-value="df_folder.ods" calcext:value-type="string">
            <text:p>df_folder.ods</text:p>
          </table:table-cell>
          <table:table-cell table:style-name="ce11" table:formula="of:=IF(LEN([StructureEdit.D51])&gt;0;COM.MICROSOFT.CONCAT([.C51];&quot;/&quot;;[StructureEdit.D51]);IF([.C50]=[.C51];[.D50];[.C51]))" office:value-type="string" office:string-value="df_folder.ods" calcext:value-type="string">
            <text:p>df_folder.ods</text:p>
          </table:table-cell>
          <table:table-cell table:style-name="ce11" table:formula="of:=IF(LEN([StructureEdit.E51])&gt;0;COM.MICROSOFT.CONCAT([.D51];&quot;/&quot;;[StructureEdit.E51]);IF([.D50]=[.D51];[.E50];[.D51]))" office:value-type="string" office:string-value="df_folder.ods" calcext:value-type="string">
            <text:p>df_folder.ods</text:p>
          </table:table-cell>
          <table:table-cell table:style-name="ce11" table:formula="of:=IF(LEN([StructureEdit.F51])&gt;0;COM.MICROSOFT.CONCAT([.E51];&quot;/&quot;;[StructureEdit.F51]);IF([.E50]=[.E51];[.F50];[.E51]))" office:value-type="string" office:string-value="df_folder.ods" calcext:value-type="string">
            <text:p>df_folder.ods</text:p>
          </table:table-cell>
          <table:table-cell table:style-name="ce11" table:formula="of:=IF(LEN([StructureEdit.G51])&gt;0;COM.MICROSOFT.CONCAT([.F51];&quot;/&quot;;[StructureEdit.G51]);IF([.F50]=[.F51];[.G50];[.F51]))" office:value-type="string" office:string-value="df_folder.ods" calcext:value-type="string">
            <text:p>df_folder.ods</text:p>
          </table:table-cell>
          <table:table-cell table:style-name="ce11" table:formula="of:=IF(LEN([StructureEdit.H51])&gt;0;COM.MICROSOFT.CONCAT([.G51];&quot;/&quot;;[StructureEdit.H51]);IF([.G50]=[.G51];[.H50];[.G51]))" office:value-type="string" office:string-value="df_folder.ods" calcext:value-type="string">
            <text:p>df_folder.ods</text:p>
          </table:table-cell>
          <table:table-cell table:style-name="ce11" table:formula="of:=IF(LEN([StructureEdit.I51])&gt;0;COM.MICROSOFT.CONCAT([.H51];&quot;/&quot;;[StructureEdit.I51]);IF([.H50]=[.H51];[.I50];[.H51]))" office:value-type="string" office:string-value="df_folder.ods" calcext:value-type="string">
            <text:p>df_folder.ods</text:p>
          </table:table-cell>
          <table:table-cell table:style-name="ce11" table:formula="of:=IF(LEN([StructureEdit.J51])&gt;0;COM.MICROSOFT.CONCAT([.I51];&quot;/&quot;;[StructureEdit.J51]);IF([.I50]=[.I51];[.J50];[.I51]))" office:value-type="string" office:string-value="df_folder.ods" calcext:value-type="string">
            <text:p>df_folder.ods</text:p>
          </table:table-cell>
          <table:table-cell table:style-name="ce11" table:formula="of:=IF(LEN([StructureEdit.K51])&gt;0;COM.MICROSOFT.CONCAT([.J51];&quot;/&quot;;[StructureEdit.K51]);IF([.J50]=[.J51];[.K50];[.J51]))" office:value-type="string" office:string-value="df_folder.ods" calcext:value-type="string">
            <text:p>df_folder.ods</text:p>
          </table:table-cell>
          <table:table-cell table:style-name="ce11" table:formula="of:=IF(LEN([StructureEdit.L51])&gt;0;COM.MICROSOFT.CONCAT([.K51];&quot;/&quot;;[StructureEdit.L51]);IF([.K50]=[.K51];[.L50];[.K51]))" office:value-type="string" office:string-value="df_folder.ods" calcext:value-type="string">
            <text:p>df_folder.ods</text:p>
          </table:table-cell>
          <table:table-cell table:style-name="ce11" table:formula="of:=IF(LEN([StructureEdit.M51])&gt;0;COM.MICROSOFT.CONCAT([.L51];&quot;/&quot;;[StructureEdit.M51]);IF([.L50]=[.L51];[.M50];[.L51]))" office:value-type="string" office:string-value="df_folder.ods" calcext:value-type="string">
            <text:p>df_folder.ods</text:p>
          </table:table-cell>
          <table:table-cell table:style-name="ce11" table:formula="of:=IF(LEN([StructureEdit.N51])&gt;0;COM.MICROSOFT.CONCAT([.M51];&quot;/&quot;;[StructureEdit.N51]);IF([.M50]=[.M51];[.N50];[.M51]))" office:value-type="string" office:string-value="df_folder.ods" calcext:value-type="string">
            <text:p>df_folder.ods</text:p>
          </table:table-cell>
          <table:table-cell table:style-name="ce11" table:formula="of:=IF(LEN([StructureEdit.O51])&gt;0;COM.MICROSOFT.CONCAT([.N51];&quot;/&quot;;[StructureEdit.O51]);IF([.N50]=[.N51];[.O50];[.N51]))" office:value-type="string" office:string-value="df_folder.ods" calcext:value-type="string">
            <text:p>df_folder.ods</text:p>
          </table:table-cell>
          <table:table-cell table:style-name="ce11" table:formula="of:=IF(LEN([StructureEdit.P51])&gt;0;COM.MICROSOFT.CONCAT([.O51];&quot;/&quot;;[StructureEdit.P51]);IF([.O50]=[.O51];[.P50];[.O51]))" office:value-type="string" office:string-value="df_folder.ods" calcext:value-type="string">
            <text:p>df_folder.ods</text:p>
          </table:table-cell>
          <table:table-cell table:style-name="ce11" table:formula="of:=IF(LEN([StructureEdit.Q51])&gt;0;COM.MICROSOFT.CONCAT([.P51];&quot;/&quot;;[StructureEdit.Q51]);IF([.P50]=[.P51];[.Q50];[.P5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4" table:formula="of:=IF(LEN([StructureEdit.T51])&gt;0;[StructureEdit.T51];&quot;&quot;)">
            <text:p/>
          </table:table-cell>
          <table:table-cell table:style-name="ce7" table:formula="of:=IF(LEN([StructureEdit.S51])&gt;0;[StructureEdit.S51];&quot;&quot;)">
            <text:p/>
          </table:table-cell>
          <table:table-cell table:style-name="ce7" table:formula="of:=IF(LEN([.T51])&gt;0;VLOOKUP([.T51];[$Templates.$A$2:.$H$100];7;0);&quot;&quot;)">
            <text:p/>
          </table:table-cell>
        </table:table-row>
        <table:table-row table:style-name="ro3">
          <table:table-cell table:style-name="ce11" table:formula="of:=IF(LEN([StructureEdit.A52])&gt;0;[StructureEdit.A52];[.A51])" office:value-type="string" office:string-value="df_folder.ods" calcext:value-type="string">
            <text:p>df_folder.ods</text:p>
          </table:table-cell>
          <table:table-cell table:style-name="ce11" table:formula="of:=IF(LEN([StructureEdit.B52])&gt;0;COM.MICROSOFT.CONCAT([.A52];&quot;/&quot;;[StructureEdit.B52]);IF([.A51]=[.A52];[.B51];[.A52]))" office:value-type="string" office:string-value="df_folder.ods" calcext:value-type="string">
            <text:p>df_folder.ods</text:p>
          </table:table-cell>
          <table:table-cell table:style-name="ce11" table:formula="of:=IF(LEN([StructureEdit.C52])&gt;0;COM.MICROSOFT.CONCAT([.B52];&quot;/&quot;;[StructureEdit.C52]);IF([.B51]=[.B52];[.C51];[.B52]))" office:value-type="string" office:string-value="df_folder.ods" calcext:value-type="string">
            <text:p>df_folder.ods</text:p>
          </table:table-cell>
          <table:table-cell table:style-name="ce11" table:formula="of:=IF(LEN([StructureEdit.D52])&gt;0;COM.MICROSOFT.CONCAT([.C52];&quot;/&quot;;[StructureEdit.D52]);IF([.C51]=[.C52];[.D51];[.C52]))" office:value-type="string" office:string-value="df_folder.ods" calcext:value-type="string">
            <text:p>df_folder.ods</text:p>
          </table:table-cell>
          <table:table-cell table:style-name="ce11" table:formula="of:=IF(LEN([StructureEdit.E52])&gt;0;COM.MICROSOFT.CONCAT([.D52];&quot;/&quot;;[StructureEdit.E52]);IF([.D51]=[.D52];[.E51];[.D52]))" office:value-type="string" office:string-value="df_folder.ods" calcext:value-type="string">
            <text:p>df_folder.ods</text:p>
          </table:table-cell>
          <table:table-cell table:style-name="ce11" table:formula="of:=IF(LEN([StructureEdit.F52])&gt;0;COM.MICROSOFT.CONCAT([.E52];&quot;/&quot;;[StructureEdit.F52]);IF([.E51]=[.E52];[.F51];[.E52]))" office:value-type="string" office:string-value="df_folder.ods" calcext:value-type="string">
            <text:p>df_folder.ods</text:p>
          </table:table-cell>
          <table:table-cell table:style-name="ce11" table:formula="of:=IF(LEN([StructureEdit.G52])&gt;0;COM.MICROSOFT.CONCAT([.F52];&quot;/&quot;;[StructureEdit.G52]);IF([.F51]=[.F52];[.G51];[.F52]))" office:value-type="string" office:string-value="df_folder.ods" calcext:value-type="string">
            <text:p>df_folder.ods</text:p>
          </table:table-cell>
          <table:table-cell table:style-name="ce11" table:formula="of:=IF(LEN([StructureEdit.H52])&gt;0;COM.MICROSOFT.CONCAT([.G52];&quot;/&quot;;[StructureEdit.H52]);IF([.G51]=[.G52];[.H51];[.G52]))" office:value-type="string" office:string-value="df_folder.ods" calcext:value-type="string">
            <text:p>df_folder.ods</text:p>
          </table:table-cell>
          <table:table-cell table:style-name="ce11" table:formula="of:=IF(LEN([StructureEdit.I52])&gt;0;COM.MICROSOFT.CONCAT([.H52];&quot;/&quot;;[StructureEdit.I52]);IF([.H51]=[.H52];[.I51];[.H52]))" office:value-type="string" office:string-value="df_folder.ods" calcext:value-type="string">
            <text:p>df_folder.ods</text:p>
          </table:table-cell>
          <table:table-cell table:style-name="ce11" table:formula="of:=IF(LEN([StructureEdit.J52])&gt;0;COM.MICROSOFT.CONCAT([.I52];&quot;/&quot;;[StructureEdit.J52]);IF([.I51]=[.I52];[.J51];[.I52]))" office:value-type="string" office:string-value="df_folder.ods" calcext:value-type="string">
            <text:p>df_folder.ods</text:p>
          </table:table-cell>
          <table:table-cell table:style-name="ce11" table:formula="of:=IF(LEN([StructureEdit.K52])&gt;0;COM.MICROSOFT.CONCAT([.J52];&quot;/&quot;;[StructureEdit.K52]);IF([.J51]=[.J52];[.K51];[.J52]))" office:value-type="string" office:string-value="df_folder.ods" calcext:value-type="string">
            <text:p>df_folder.ods</text:p>
          </table:table-cell>
          <table:table-cell table:style-name="ce11" table:formula="of:=IF(LEN([StructureEdit.L52])&gt;0;COM.MICROSOFT.CONCAT([.K52];&quot;/&quot;;[StructureEdit.L52]);IF([.K51]=[.K52];[.L51];[.K52]))" office:value-type="string" office:string-value="df_folder.ods" calcext:value-type="string">
            <text:p>df_folder.ods</text:p>
          </table:table-cell>
          <table:table-cell table:style-name="ce11" table:formula="of:=IF(LEN([StructureEdit.M52])&gt;0;COM.MICROSOFT.CONCAT([.L52];&quot;/&quot;;[StructureEdit.M52]);IF([.L51]=[.L52];[.M51];[.L52]))" office:value-type="string" office:string-value="df_folder.ods" calcext:value-type="string">
            <text:p>df_folder.ods</text:p>
          </table:table-cell>
          <table:table-cell table:style-name="ce11" table:formula="of:=IF(LEN([StructureEdit.N52])&gt;0;COM.MICROSOFT.CONCAT([.M52];&quot;/&quot;;[StructureEdit.N52]);IF([.M51]=[.M52];[.N51];[.M52]))" office:value-type="string" office:string-value="df_folder.ods" calcext:value-type="string">
            <text:p>df_folder.ods</text:p>
          </table:table-cell>
          <table:table-cell table:style-name="ce11" table:formula="of:=IF(LEN([StructureEdit.O52])&gt;0;COM.MICROSOFT.CONCAT([.N52];&quot;/&quot;;[StructureEdit.O52]);IF([.N51]=[.N52];[.O51];[.N52]))" office:value-type="string" office:string-value="df_folder.ods" calcext:value-type="string">
            <text:p>df_folder.ods</text:p>
          </table:table-cell>
          <table:table-cell table:style-name="ce11" table:formula="of:=IF(LEN([StructureEdit.P52])&gt;0;COM.MICROSOFT.CONCAT([.O52];&quot;/&quot;;[StructureEdit.P52]);IF([.O51]=[.O52];[.P51];[.O52]))" office:value-type="string" office:string-value="df_folder.ods" calcext:value-type="string">
            <text:p>df_folder.ods</text:p>
          </table:table-cell>
          <table:table-cell table:style-name="ce11" table:formula="of:=IF(LEN([StructureEdit.Q52])&gt;0;COM.MICROSOFT.CONCAT([.P52];&quot;/&quot;;[StructureEdit.Q52]);IF([.P51]=[.P52];[.Q51];[.P52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4" table:formula="of:=IF(LEN([StructureEdit.T52])&gt;0;[StructureEdit.T52];&quot;&quot;)">
            <text:p/>
          </table:table-cell>
          <table:table-cell table:style-name="ce7" table:formula="of:=IF(LEN([StructureEdit.S52])&gt;0;[StructureEdit.S52];&quot;&quot;)">
            <text:p/>
          </table:table-cell>
          <table:table-cell table:style-name="ce7" table:formula="of:=IF(LEN([.T52])&gt;0;VLOOKUP([.T52];[$Templates.$A$2:.$H$100];7;0);&quot;&quot;)">
            <text:p/>
          </table:table-cell>
        </table:table-row>
        <table:table-row table:style-name="ro3">
          <table:table-cell table:style-name="ce11" table:formula="of:=IF(LEN([StructureEdit.A53])&gt;0;[StructureEdit.A53];[.A52])" office:value-type="string" office:string-value="df_folder.ods" calcext:value-type="string">
            <text:p>df_folder.ods</text:p>
          </table:table-cell>
          <table:table-cell table:style-name="ce11" table:formula="of:=IF(LEN([StructureEdit.B53])&gt;0;COM.MICROSOFT.CONCAT([.A53];&quot;/&quot;;[StructureEdit.B53]);IF([.A52]=[.A53];[.B52];[.A53]))" office:value-type="string" office:string-value="df_folder.ods" calcext:value-type="string">
            <text:p>df_folder.ods</text:p>
          </table:table-cell>
          <table:table-cell table:style-name="ce11" table:formula="of:=IF(LEN([StructureEdit.C53])&gt;0;COM.MICROSOFT.CONCAT([.B53];&quot;/&quot;;[StructureEdit.C53]);IF([.B52]=[.B53];[.C52];[.B53]))" office:value-type="string" office:string-value="df_folder.ods" calcext:value-type="string">
            <text:p>df_folder.ods</text:p>
          </table:table-cell>
          <table:table-cell table:style-name="ce11" table:formula="of:=IF(LEN([StructureEdit.D53])&gt;0;COM.MICROSOFT.CONCAT([.C53];&quot;/&quot;;[StructureEdit.D53]);IF([.C52]=[.C53];[.D52];[.C53]))" office:value-type="string" office:string-value="df_folder.ods" calcext:value-type="string">
            <text:p>df_folder.ods</text:p>
          </table:table-cell>
          <table:table-cell table:style-name="ce11" table:formula="of:=IF(LEN([StructureEdit.E53])&gt;0;COM.MICROSOFT.CONCAT([.D53];&quot;/&quot;;[StructureEdit.E53]);IF([.D52]=[.D53];[.E52];[.D53]))" office:value-type="string" office:string-value="df_folder.ods" calcext:value-type="string">
            <text:p>df_folder.ods</text:p>
          </table:table-cell>
          <table:table-cell table:style-name="ce11" table:formula="of:=IF(LEN([StructureEdit.F53])&gt;0;COM.MICROSOFT.CONCAT([.E53];&quot;/&quot;;[StructureEdit.F53]);IF([.E52]=[.E53];[.F52];[.E53]))" office:value-type="string" office:string-value="df_folder.ods" calcext:value-type="string">
            <text:p>df_folder.ods</text:p>
          </table:table-cell>
          <table:table-cell table:style-name="ce11" table:formula="of:=IF(LEN([StructureEdit.G53])&gt;0;COM.MICROSOFT.CONCAT([.F53];&quot;/&quot;;[StructureEdit.G53]);IF([.F52]=[.F53];[.G52];[.F53]))" office:value-type="string" office:string-value="df_folder.ods" calcext:value-type="string">
            <text:p>df_folder.ods</text:p>
          </table:table-cell>
          <table:table-cell table:style-name="ce11" table:formula="of:=IF(LEN([StructureEdit.H53])&gt;0;COM.MICROSOFT.CONCAT([.G53];&quot;/&quot;;[StructureEdit.H53]);IF([.G52]=[.G53];[.H52];[.G53]))" office:value-type="string" office:string-value="df_folder.ods" calcext:value-type="string">
            <text:p>df_folder.ods</text:p>
          </table:table-cell>
          <table:table-cell table:style-name="ce11" table:formula="of:=IF(LEN([StructureEdit.I53])&gt;0;COM.MICROSOFT.CONCAT([.H53];&quot;/&quot;;[StructureEdit.I53]);IF([.H52]=[.H53];[.I52];[.H53]))" office:value-type="string" office:string-value="df_folder.ods" calcext:value-type="string">
            <text:p>df_folder.ods</text:p>
          </table:table-cell>
          <table:table-cell table:style-name="ce11" table:formula="of:=IF(LEN([StructureEdit.J53])&gt;0;COM.MICROSOFT.CONCAT([.I53];&quot;/&quot;;[StructureEdit.J53]);IF([.I52]=[.I53];[.J52];[.I53]))" office:value-type="string" office:string-value="df_folder.ods" calcext:value-type="string">
            <text:p>df_folder.ods</text:p>
          </table:table-cell>
          <table:table-cell table:style-name="ce11" table:formula="of:=IF(LEN([StructureEdit.K53])&gt;0;COM.MICROSOFT.CONCAT([.J53];&quot;/&quot;;[StructureEdit.K53]);IF([.J52]=[.J53];[.K52];[.J53]))" office:value-type="string" office:string-value="df_folder.ods" calcext:value-type="string">
            <text:p>df_folder.ods</text:p>
          </table:table-cell>
          <table:table-cell table:style-name="ce11" table:formula="of:=IF(LEN([StructureEdit.L53])&gt;0;COM.MICROSOFT.CONCAT([.K53];&quot;/&quot;;[StructureEdit.L53]);IF([.K52]=[.K53];[.L52];[.K53]))" office:value-type="string" office:string-value="df_folder.ods" calcext:value-type="string">
            <text:p>df_folder.ods</text:p>
          </table:table-cell>
          <table:table-cell table:style-name="ce11" table:formula="of:=IF(LEN([StructureEdit.M53])&gt;0;COM.MICROSOFT.CONCAT([.L53];&quot;/&quot;;[StructureEdit.M53]);IF([.L52]=[.L53];[.M52];[.L53]))" office:value-type="string" office:string-value="df_folder.ods" calcext:value-type="string">
            <text:p>df_folder.ods</text:p>
          </table:table-cell>
          <table:table-cell table:style-name="ce11" table:formula="of:=IF(LEN([StructureEdit.N53])&gt;0;COM.MICROSOFT.CONCAT([.M53];&quot;/&quot;;[StructureEdit.N53]);IF([.M52]=[.M53];[.N52];[.M53]))" office:value-type="string" office:string-value="df_folder.ods" calcext:value-type="string">
            <text:p>df_folder.ods</text:p>
          </table:table-cell>
          <table:table-cell table:style-name="ce11" table:formula="of:=IF(LEN([StructureEdit.O53])&gt;0;COM.MICROSOFT.CONCAT([.N53];&quot;/&quot;;[StructureEdit.O53]);IF([.N52]=[.N53];[.O52];[.N53]))" office:value-type="string" office:string-value="df_folder.ods" calcext:value-type="string">
            <text:p>df_folder.ods</text:p>
          </table:table-cell>
          <table:table-cell table:style-name="ce11" table:formula="of:=IF(LEN([StructureEdit.P53])&gt;0;COM.MICROSOFT.CONCAT([.O53];&quot;/&quot;;[StructureEdit.P53]);IF([.O52]=[.O53];[.P52];[.O53]))" office:value-type="string" office:string-value="df_folder.ods" calcext:value-type="string">
            <text:p>df_folder.ods</text:p>
          </table:table-cell>
          <table:table-cell table:style-name="ce11" table:formula="of:=IF(LEN([StructureEdit.Q53])&gt;0;COM.MICROSOFT.CONCAT([.P53];&quot;/&quot;;[StructureEdit.Q53]);IF([.P52]=[.P53];[.Q52];[.P5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4" table:formula="of:=IF(LEN([StructureEdit.T53])&gt;0;[StructureEdit.T53];&quot;&quot;)">
            <text:p/>
          </table:table-cell>
          <table:table-cell table:style-name="ce7" table:formula="of:=IF(LEN([StructureEdit.S53])&gt;0;[StructureEdit.S53];&quot;&quot;)">
            <text:p/>
          </table:table-cell>
          <table:table-cell table:style-name="ce7" table:formula="of:=IF(LEN([.T53])&gt;0;VLOOKUP([.T53];[$Templates.$A$2:.$H$100];7;0);&quot;&quot;)">
            <text:p/>
          </table:table-cell>
        </table:table-row>
        <table:table-row table:style-name="ro3">
          <table:table-cell table:style-name="ce11" table:formula="of:=IF(LEN([StructureEdit.A54])&gt;0;[StructureEdit.A54];[.A53])" office:value-type="string" office:string-value="df_folder.ods" calcext:value-type="string">
            <text:p>df_folder.ods</text:p>
          </table:table-cell>
          <table:table-cell table:style-name="ce11" table:formula="of:=IF(LEN([StructureEdit.B54])&gt;0;COM.MICROSOFT.CONCAT([.A54];&quot;/&quot;;[StructureEdit.B54]);IF([.A53]=[.A54];[.B53];[.A54]))" office:value-type="string" office:string-value="df_folder.ods" calcext:value-type="string">
            <text:p>df_folder.ods</text:p>
          </table:table-cell>
          <table:table-cell table:style-name="ce11" table:formula="of:=IF(LEN([StructureEdit.C54])&gt;0;COM.MICROSOFT.CONCAT([.B54];&quot;/&quot;;[StructureEdit.C54]);IF([.B53]=[.B54];[.C53];[.B54]))" office:value-type="string" office:string-value="df_folder.ods" calcext:value-type="string">
            <text:p>df_folder.ods</text:p>
          </table:table-cell>
          <table:table-cell table:style-name="ce11" table:formula="of:=IF(LEN([StructureEdit.D54])&gt;0;COM.MICROSOFT.CONCAT([.C54];&quot;/&quot;;[StructureEdit.D54]);IF([.C53]=[.C54];[.D53];[.C54]))" office:value-type="string" office:string-value="df_folder.ods" calcext:value-type="string">
            <text:p>df_folder.ods</text:p>
          </table:table-cell>
          <table:table-cell table:style-name="ce11" table:formula="of:=IF(LEN([StructureEdit.E54])&gt;0;COM.MICROSOFT.CONCAT([.D54];&quot;/&quot;;[StructureEdit.E54]);IF([.D53]=[.D54];[.E53];[.D54]))" office:value-type="string" office:string-value="df_folder.ods" calcext:value-type="string">
            <text:p>df_folder.ods</text:p>
          </table:table-cell>
          <table:table-cell table:style-name="ce11" table:formula="of:=IF(LEN([StructureEdit.F54])&gt;0;COM.MICROSOFT.CONCAT([.E54];&quot;/&quot;;[StructureEdit.F54]);IF([.E53]=[.E54];[.F53];[.E54]))" office:value-type="string" office:string-value="df_folder.ods" calcext:value-type="string">
            <text:p>df_folder.ods</text:p>
          </table:table-cell>
          <table:table-cell table:style-name="ce11" table:formula="of:=IF(LEN([StructureEdit.G54])&gt;0;COM.MICROSOFT.CONCAT([.F54];&quot;/&quot;;[StructureEdit.G54]);IF([.F53]=[.F54];[.G53];[.F54]))" office:value-type="string" office:string-value="df_folder.ods" calcext:value-type="string">
            <text:p>df_folder.ods</text:p>
          </table:table-cell>
          <table:table-cell table:style-name="ce11" table:formula="of:=IF(LEN([StructureEdit.H54])&gt;0;COM.MICROSOFT.CONCAT([.G54];&quot;/&quot;;[StructureEdit.H54]);IF([.G53]=[.G54];[.H53];[.G54]))" office:value-type="string" office:string-value="df_folder.ods" calcext:value-type="string">
            <text:p>df_folder.ods</text:p>
          </table:table-cell>
          <table:table-cell table:style-name="ce11" table:formula="of:=IF(LEN([StructureEdit.I54])&gt;0;COM.MICROSOFT.CONCAT([.H54];&quot;/&quot;;[StructureEdit.I54]);IF([.H53]=[.H54];[.I53];[.H54]))" office:value-type="string" office:string-value="df_folder.ods" calcext:value-type="string">
            <text:p>df_folder.ods</text:p>
          </table:table-cell>
          <table:table-cell table:style-name="ce11" table:formula="of:=IF(LEN([StructureEdit.J54])&gt;0;COM.MICROSOFT.CONCAT([.I54];&quot;/&quot;;[StructureEdit.J54]);IF([.I53]=[.I54];[.J53];[.I54]))" office:value-type="string" office:string-value="df_folder.ods" calcext:value-type="string">
            <text:p>df_folder.ods</text:p>
          </table:table-cell>
          <table:table-cell table:style-name="ce11" table:formula="of:=IF(LEN([StructureEdit.K54])&gt;0;COM.MICROSOFT.CONCAT([.J54];&quot;/&quot;;[StructureEdit.K54]);IF([.J53]=[.J54];[.K53];[.J54]))" office:value-type="string" office:string-value="df_folder.ods" calcext:value-type="string">
            <text:p>df_folder.ods</text:p>
          </table:table-cell>
          <table:table-cell table:style-name="ce11" table:formula="of:=IF(LEN([StructureEdit.L54])&gt;0;COM.MICROSOFT.CONCAT([.K54];&quot;/&quot;;[StructureEdit.L54]);IF([.K53]=[.K54];[.L53];[.K54]))" office:value-type="string" office:string-value="df_folder.ods" calcext:value-type="string">
            <text:p>df_folder.ods</text:p>
          </table:table-cell>
          <table:table-cell table:style-name="ce11" table:formula="of:=IF(LEN([StructureEdit.M54])&gt;0;COM.MICROSOFT.CONCAT([.L54];&quot;/&quot;;[StructureEdit.M54]);IF([.L53]=[.L54];[.M53];[.L54]))" office:value-type="string" office:string-value="df_folder.ods" calcext:value-type="string">
            <text:p>df_folder.ods</text:p>
          </table:table-cell>
          <table:table-cell table:style-name="ce11" table:formula="of:=IF(LEN([StructureEdit.N54])&gt;0;COM.MICROSOFT.CONCAT([.M54];&quot;/&quot;;[StructureEdit.N54]);IF([.M53]=[.M54];[.N53];[.M54]))" office:value-type="string" office:string-value="df_folder.ods" calcext:value-type="string">
            <text:p>df_folder.ods</text:p>
          </table:table-cell>
          <table:table-cell table:style-name="ce11" table:formula="of:=IF(LEN([StructureEdit.O54])&gt;0;COM.MICROSOFT.CONCAT([.N54];&quot;/&quot;;[StructureEdit.O54]);IF([.N53]=[.N54];[.O53];[.N54]))" office:value-type="string" office:string-value="df_folder.ods" calcext:value-type="string">
            <text:p>df_folder.ods</text:p>
          </table:table-cell>
          <table:table-cell table:style-name="ce11" table:formula="of:=IF(LEN([StructureEdit.P54])&gt;0;COM.MICROSOFT.CONCAT([.O54];&quot;/&quot;;[StructureEdit.P54]);IF([.O53]=[.O54];[.P53];[.O54]))" office:value-type="string" office:string-value="df_folder.ods" calcext:value-type="string">
            <text:p>df_folder.ods</text:p>
          </table:table-cell>
          <table:table-cell table:style-name="ce11" table:formula="of:=IF(LEN([StructureEdit.Q54])&gt;0;COM.MICROSOFT.CONCAT([.P54];&quot;/&quot;;[StructureEdit.Q54]);IF([.P53]=[.P54];[.Q53];[.P54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4" table:formula="of:=IF(LEN([StructureEdit.T54])&gt;0;[StructureEdit.T54];&quot;&quot;)">
            <text:p/>
          </table:table-cell>
          <table:table-cell table:style-name="ce7" table:formula="of:=IF(LEN([StructureEdit.S54])&gt;0;[StructureEdit.S54];&quot;&quot;)">
            <text:p/>
          </table:table-cell>
          <table:table-cell table:style-name="ce7" table:formula="of:=IF(LEN([.T54])&gt;0;VLOOKUP([.T54];[$Templates.$A$2:.$H$100];7;0);&quot;&quot;)">
            <text:p/>
          </table:table-cell>
        </table:table-row>
        <table:table-row table:style-name="ro3">
          <table:table-cell table:style-name="ce11" table:formula="of:=IF(LEN([StructureEdit.A55])&gt;0;[StructureEdit.A55];[.A54])" office:value-type="string" office:string-value="df_folder.ods" calcext:value-type="string">
            <text:p>df_folder.ods</text:p>
          </table:table-cell>
          <table:table-cell table:style-name="ce11" table:formula="of:=IF(LEN([StructureEdit.B55])&gt;0;COM.MICROSOFT.CONCAT([.A55];&quot;/&quot;;[StructureEdit.B55]);IF([.A54]=[.A55];[.B54];[.A55]))" office:value-type="string" office:string-value="df_folder.ods" calcext:value-type="string">
            <text:p>df_folder.ods</text:p>
          </table:table-cell>
          <table:table-cell table:style-name="ce11" table:formula="of:=IF(LEN([StructureEdit.C55])&gt;0;COM.MICROSOFT.CONCAT([.B55];&quot;/&quot;;[StructureEdit.C55]);IF([.B54]=[.B55];[.C54];[.B55]))" office:value-type="string" office:string-value="df_folder.ods" calcext:value-type="string">
            <text:p>df_folder.ods</text:p>
          </table:table-cell>
          <table:table-cell table:style-name="ce11" table:formula="of:=IF(LEN([StructureEdit.D55])&gt;0;COM.MICROSOFT.CONCAT([.C55];&quot;/&quot;;[StructureEdit.D55]);IF([.C54]=[.C55];[.D54];[.C55]))" office:value-type="string" office:string-value="df_folder.ods" calcext:value-type="string">
            <text:p>df_folder.ods</text:p>
          </table:table-cell>
          <table:table-cell table:style-name="ce11" table:formula="of:=IF(LEN([StructureEdit.E55])&gt;0;COM.MICROSOFT.CONCAT([.D55];&quot;/&quot;;[StructureEdit.E55]);IF([.D54]=[.D55];[.E54];[.D55]))" office:value-type="string" office:string-value="df_folder.ods" calcext:value-type="string">
            <text:p>df_folder.ods</text:p>
          </table:table-cell>
          <table:table-cell table:style-name="ce11" table:formula="of:=IF(LEN([StructureEdit.F55])&gt;0;COM.MICROSOFT.CONCAT([.E55];&quot;/&quot;;[StructureEdit.F55]);IF([.E54]=[.E55];[.F54];[.E55]))" office:value-type="string" office:string-value="df_folder.ods" calcext:value-type="string">
            <text:p>df_folder.ods</text:p>
          </table:table-cell>
          <table:table-cell table:style-name="ce11" table:formula="of:=IF(LEN([StructureEdit.G55])&gt;0;COM.MICROSOFT.CONCAT([.F55];&quot;/&quot;;[StructureEdit.G55]);IF([.F54]=[.F55];[.G54];[.F55]))" office:value-type="string" office:string-value="df_folder.ods" calcext:value-type="string">
            <text:p>df_folder.ods</text:p>
          </table:table-cell>
          <table:table-cell table:style-name="ce11" table:formula="of:=IF(LEN([StructureEdit.H55])&gt;0;COM.MICROSOFT.CONCAT([.G55];&quot;/&quot;;[StructureEdit.H55]);IF([.G54]=[.G55];[.H54];[.G55]))" office:value-type="string" office:string-value="df_folder.ods" calcext:value-type="string">
            <text:p>df_folder.ods</text:p>
          </table:table-cell>
          <table:table-cell table:style-name="ce11" table:formula="of:=IF(LEN([StructureEdit.I55])&gt;0;COM.MICROSOFT.CONCAT([.H55];&quot;/&quot;;[StructureEdit.I55]);IF([.H54]=[.H55];[.I54];[.H55]))" office:value-type="string" office:string-value="df_folder.ods" calcext:value-type="string">
            <text:p>df_folder.ods</text:p>
          </table:table-cell>
          <table:table-cell table:style-name="ce11" table:formula="of:=IF(LEN([StructureEdit.J55])&gt;0;COM.MICROSOFT.CONCAT([.I55];&quot;/&quot;;[StructureEdit.J55]);IF([.I54]=[.I55];[.J54];[.I55]))" office:value-type="string" office:string-value="df_folder.ods" calcext:value-type="string">
            <text:p>df_folder.ods</text:p>
          </table:table-cell>
          <table:table-cell table:style-name="ce11" table:formula="of:=IF(LEN([StructureEdit.K55])&gt;0;COM.MICROSOFT.CONCAT([.J55];&quot;/&quot;;[StructureEdit.K55]);IF([.J54]=[.J55];[.K54];[.J55]))" office:value-type="string" office:string-value="df_folder.ods" calcext:value-type="string">
            <text:p>df_folder.ods</text:p>
          </table:table-cell>
          <table:table-cell table:style-name="ce11" table:formula="of:=IF(LEN([StructureEdit.L55])&gt;0;COM.MICROSOFT.CONCAT([.K55];&quot;/&quot;;[StructureEdit.L55]);IF([.K54]=[.K55];[.L54];[.K55]))" office:value-type="string" office:string-value="df_folder.ods" calcext:value-type="string">
            <text:p>df_folder.ods</text:p>
          </table:table-cell>
          <table:table-cell table:style-name="ce11" table:formula="of:=IF(LEN([StructureEdit.M55])&gt;0;COM.MICROSOFT.CONCAT([.L55];&quot;/&quot;;[StructureEdit.M55]);IF([.L54]=[.L55];[.M54];[.L55]))" office:value-type="string" office:string-value="df_folder.ods" calcext:value-type="string">
            <text:p>df_folder.ods</text:p>
          </table:table-cell>
          <table:table-cell table:style-name="ce11" table:formula="of:=IF(LEN([StructureEdit.N55])&gt;0;COM.MICROSOFT.CONCAT([.M55];&quot;/&quot;;[StructureEdit.N55]);IF([.M54]=[.M55];[.N54];[.M55]))" office:value-type="string" office:string-value="df_folder.ods" calcext:value-type="string">
            <text:p>df_folder.ods</text:p>
          </table:table-cell>
          <table:table-cell table:style-name="ce11" table:formula="of:=IF(LEN([StructureEdit.O55])&gt;0;COM.MICROSOFT.CONCAT([.N55];&quot;/&quot;;[StructureEdit.O55]);IF([.N54]=[.N55];[.O54];[.N55]))" office:value-type="string" office:string-value="df_folder.ods" calcext:value-type="string">
            <text:p>df_folder.ods</text:p>
          </table:table-cell>
          <table:table-cell table:style-name="ce11" table:formula="of:=IF(LEN([StructureEdit.P55])&gt;0;COM.MICROSOFT.CONCAT([.O55];&quot;/&quot;;[StructureEdit.P55]);IF([.O54]=[.O55];[.P54];[.O55]))" office:value-type="string" office:string-value="df_folder.ods" calcext:value-type="string">
            <text:p>df_folder.ods</text:p>
          </table:table-cell>
          <table:table-cell table:style-name="ce11" table:formula="of:=IF(LEN([StructureEdit.Q55])&gt;0;COM.MICROSOFT.CONCAT([.P55];&quot;/&quot;;[StructureEdit.Q55]);IF([.P54]=[.P55];[.Q54];[.P55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4" table:formula="of:=IF(LEN([StructureEdit.T55])&gt;0;[StructureEdit.T55];&quot;&quot;)">
            <text:p/>
          </table:table-cell>
          <table:table-cell table:style-name="ce7" table:formula="of:=IF(LEN([StructureEdit.S55])&gt;0;[StructureEdit.S55];&quot;&quot;)">
            <text:p/>
          </table:table-cell>
          <table:table-cell table:style-name="ce7" table:formula="of:=IF(LEN([.T55])&gt;0;VLOOKUP([.T55];[$Templates.$A$2:.$H$100];7;0);&quot;&quot;)">
            <text:p/>
          </table:table-cell>
        </table:table-row>
        <table:table-row table:style-name="ro3">
          <table:table-cell table:style-name="ce11" table:formula="of:=IF(LEN([StructureEdit.A56])&gt;0;[StructureEdit.A56];[.A55])" office:value-type="string" office:string-value="df_folder.ods" calcext:value-type="string">
            <text:p>df_folder.ods</text:p>
          </table:table-cell>
          <table:table-cell table:style-name="ce11" table:formula="of:=IF(LEN([StructureEdit.B56])&gt;0;COM.MICROSOFT.CONCAT([.A56];&quot;/&quot;;[StructureEdit.B56]);IF([.A55]=[.A56];[.B55];[.A56]))" office:value-type="string" office:string-value="df_folder.ods" calcext:value-type="string">
            <text:p>df_folder.ods</text:p>
          </table:table-cell>
          <table:table-cell table:style-name="ce11" table:formula="of:=IF(LEN([StructureEdit.C56])&gt;0;COM.MICROSOFT.CONCAT([.B56];&quot;/&quot;;[StructureEdit.C56]);IF([.B55]=[.B56];[.C55];[.B56]))" office:value-type="string" office:string-value="df_folder.ods" calcext:value-type="string">
            <text:p>df_folder.ods</text:p>
          </table:table-cell>
          <table:table-cell table:style-name="ce11" table:formula="of:=IF(LEN([StructureEdit.D56])&gt;0;COM.MICROSOFT.CONCAT([.C56];&quot;/&quot;;[StructureEdit.D56]);IF([.C55]=[.C56];[.D55];[.C56]))" office:value-type="string" office:string-value="df_folder.ods" calcext:value-type="string">
            <text:p>df_folder.ods</text:p>
          </table:table-cell>
          <table:table-cell table:style-name="ce11" table:formula="of:=IF(LEN([StructureEdit.E56])&gt;0;COM.MICROSOFT.CONCAT([.D56];&quot;/&quot;;[StructureEdit.E56]);IF([.D55]=[.D56];[.E55];[.D56]))" office:value-type="string" office:string-value="df_folder.ods" calcext:value-type="string">
            <text:p>df_folder.ods</text:p>
          </table:table-cell>
          <table:table-cell table:style-name="ce11" table:formula="of:=IF(LEN([StructureEdit.F56])&gt;0;COM.MICROSOFT.CONCAT([.E56];&quot;/&quot;;[StructureEdit.F56]);IF([.E55]=[.E56];[.F55];[.E56]))" office:value-type="string" office:string-value="df_folder.ods" calcext:value-type="string">
            <text:p>df_folder.ods</text:p>
          </table:table-cell>
          <table:table-cell table:style-name="ce11" table:formula="of:=IF(LEN([StructureEdit.G56])&gt;0;COM.MICROSOFT.CONCAT([.F56];&quot;/&quot;;[StructureEdit.G56]);IF([.F55]=[.F56];[.G55];[.F56]))" office:value-type="string" office:string-value="df_folder.ods" calcext:value-type="string">
            <text:p>df_folder.ods</text:p>
          </table:table-cell>
          <table:table-cell table:style-name="ce11" table:formula="of:=IF(LEN([StructureEdit.H56])&gt;0;COM.MICROSOFT.CONCAT([.G56];&quot;/&quot;;[StructureEdit.H56]);IF([.G55]=[.G56];[.H55];[.G56]))" office:value-type="string" office:string-value="df_folder.ods" calcext:value-type="string">
            <text:p>df_folder.ods</text:p>
          </table:table-cell>
          <table:table-cell table:style-name="ce11" table:formula="of:=IF(LEN([StructureEdit.I56])&gt;0;COM.MICROSOFT.CONCAT([.H56];&quot;/&quot;;[StructureEdit.I56]);IF([.H55]=[.H56];[.I55];[.H56]))" office:value-type="string" office:string-value="df_folder.ods" calcext:value-type="string">
            <text:p>df_folder.ods</text:p>
          </table:table-cell>
          <table:table-cell table:style-name="ce11" table:formula="of:=IF(LEN([StructureEdit.J56])&gt;0;COM.MICROSOFT.CONCAT([.I56];&quot;/&quot;;[StructureEdit.J56]);IF([.I55]=[.I56];[.J55];[.I56]))" office:value-type="string" office:string-value="df_folder.ods" calcext:value-type="string">
            <text:p>df_folder.ods</text:p>
          </table:table-cell>
          <table:table-cell table:style-name="ce11" table:formula="of:=IF(LEN([StructureEdit.K56])&gt;0;COM.MICROSOFT.CONCAT([.J56];&quot;/&quot;;[StructureEdit.K56]);IF([.J55]=[.J56];[.K55];[.J56]))" office:value-type="string" office:string-value="df_folder.ods" calcext:value-type="string">
            <text:p>df_folder.ods</text:p>
          </table:table-cell>
          <table:table-cell table:style-name="ce11" table:formula="of:=IF(LEN([StructureEdit.L56])&gt;0;COM.MICROSOFT.CONCAT([.K56];&quot;/&quot;;[StructureEdit.L56]);IF([.K55]=[.K56];[.L55];[.K56]))" office:value-type="string" office:string-value="df_folder.ods" calcext:value-type="string">
            <text:p>df_folder.ods</text:p>
          </table:table-cell>
          <table:table-cell table:style-name="ce11" table:formula="of:=IF(LEN([StructureEdit.M56])&gt;0;COM.MICROSOFT.CONCAT([.L56];&quot;/&quot;;[StructureEdit.M56]);IF([.L55]=[.L56];[.M55];[.L56]))" office:value-type="string" office:string-value="df_folder.ods" calcext:value-type="string">
            <text:p>df_folder.ods</text:p>
          </table:table-cell>
          <table:table-cell table:style-name="ce11" table:formula="of:=IF(LEN([StructureEdit.N56])&gt;0;COM.MICROSOFT.CONCAT([.M56];&quot;/&quot;;[StructureEdit.N56]);IF([.M55]=[.M56];[.N55];[.M56]))" office:value-type="string" office:string-value="df_folder.ods" calcext:value-type="string">
            <text:p>df_folder.ods</text:p>
          </table:table-cell>
          <table:table-cell table:style-name="ce11" table:formula="of:=IF(LEN([StructureEdit.O56])&gt;0;COM.MICROSOFT.CONCAT([.N56];&quot;/&quot;;[StructureEdit.O56]);IF([.N55]=[.N56];[.O55];[.N56]))" office:value-type="string" office:string-value="df_folder.ods" calcext:value-type="string">
            <text:p>df_folder.ods</text:p>
          </table:table-cell>
          <table:table-cell table:style-name="ce11" table:formula="of:=IF(LEN([StructureEdit.P56])&gt;0;COM.MICROSOFT.CONCAT([.O56];&quot;/&quot;;[StructureEdit.P56]);IF([.O55]=[.O56];[.P55];[.O56]))" office:value-type="string" office:string-value="df_folder.ods" calcext:value-type="string">
            <text:p>df_folder.ods</text:p>
          </table:table-cell>
          <table:table-cell table:style-name="ce11" table:formula="of:=IF(LEN([StructureEdit.Q56])&gt;0;COM.MICROSOFT.CONCAT([.P56];&quot;/&quot;;[StructureEdit.Q56]);IF([.P55]=[.P56];[.Q55];[.P5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4" table:formula="of:=IF(LEN([StructureEdit.T56])&gt;0;[StructureEdit.T56];&quot;&quot;)">
            <text:p/>
          </table:table-cell>
          <table:table-cell table:style-name="ce7" table:formula="of:=IF(LEN([StructureEdit.S56])&gt;0;[StructureEdit.S56];&quot;&quot;)">
            <text:p/>
          </table:table-cell>
          <table:table-cell table:style-name="ce7" table:formula="of:=IF(LEN([.T56])&gt;0;VLOOKUP([.T56];[$Templates.$A$2:.$H$100];7;0);&quot;&quot;)">
            <text:p/>
          </table:table-cell>
        </table:table-row>
        <table:table-row table:style-name="ro3">
          <table:table-cell table:style-name="ce11" table:formula="of:=IF(LEN([StructureEdit.A57])&gt;0;[StructureEdit.A57];[.A56])" office:value-type="string" office:string-value="df_folder.ods" calcext:value-type="string">
            <text:p>df_folder.ods</text:p>
          </table:table-cell>
          <table:table-cell table:style-name="ce11" table:formula="of:=IF(LEN([StructureEdit.B57])&gt;0;COM.MICROSOFT.CONCAT([.A57];&quot;/&quot;;[StructureEdit.B57]);IF([.A56]=[.A57];[.B56];[.A57]))" office:value-type="string" office:string-value="df_folder.ods" calcext:value-type="string">
            <text:p>df_folder.ods</text:p>
          </table:table-cell>
          <table:table-cell table:style-name="ce11" table:formula="of:=IF(LEN([StructureEdit.C57])&gt;0;COM.MICROSOFT.CONCAT([.B57];&quot;/&quot;;[StructureEdit.C57]);IF([.B56]=[.B57];[.C56];[.B57]))" office:value-type="string" office:string-value="df_folder.ods" calcext:value-type="string">
            <text:p>df_folder.ods</text:p>
          </table:table-cell>
          <table:table-cell table:style-name="ce11" table:formula="of:=IF(LEN([StructureEdit.D57])&gt;0;COM.MICROSOFT.CONCAT([.C57];&quot;/&quot;;[StructureEdit.D57]);IF([.C56]=[.C57];[.D56];[.C57]))" office:value-type="string" office:string-value="df_folder.ods" calcext:value-type="string">
            <text:p>df_folder.ods</text:p>
          </table:table-cell>
          <table:table-cell table:style-name="ce11" table:formula="of:=IF(LEN([StructureEdit.E57])&gt;0;COM.MICROSOFT.CONCAT([.D57];&quot;/&quot;;[StructureEdit.E57]);IF([.D56]=[.D57];[.E56];[.D57]))" office:value-type="string" office:string-value="df_folder.ods" calcext:value-type="string">
            <text:p>df_folder.ods</text:p>
          </table:table-cell>
          <table:table-cell table:style-name="ce11" table:formula="of:=IF(LEN([StructureEdit.F57])&gt;0;COM.MICROSOFT.CONCAT([.E57];&quot;/&quot;;[StructureEdit.F57]);IF([.E56]=[.E57];[.F56];[.E57]))" office:value-type="string" office:string-value="df_folder.ods" calcext:value-type="string">
            <text:p>df_folder.ods</text:p>
          </table:table-cell>
          <table:table-cell table:style-name="ce11" table:formula="of:=IF(LEN([StructureEdit.G57])&gt;0;COM.MICROSOFT.CONCAT([.F57];&quot;/&quot;;[StructureEdit.G57]);IF([.F56]=[.F57];[.G56];[.F57]))" office:value-type="string" office:string-value="df_folder.ods" calcext:value-type="string">
            <text:p>df_folder.ods</text:p>
          </table:table-cell>
          <table:table-cell table:style-name="ce11" table:formula="of:=IF(LEN([StructureEdit.H57])&gt;0;COM.MICROSOFT.CONCAT([.G57];&quot;/&quot;;[StructureEdit.H57]);IF([.G56]=[.G57];[.H56];[.G57]))" office:value-type="string" office:string-value="df_folder.ods" calcext:value-type="string">
            <text:p>df_folder.ods</text:p>
          </table:table-cell>
          <table:table-cell table:style-name="ce11" table:formula="of:=IF(LEN([StructureEdit.I57])&gt;0;COM.MICROSOFT.CONCAT([.H57];&quot;/&quot;;[StructureEdit.I57]);IF([.H56]=[.H57];[.I56];[.H57]))" office:value-type="string" office:string-value="df_folder.ods" calcext:value-type="string">
            <text:p>df_folder.ods</text:p>
          </table:table-cell>
          <table:table-cell table:style-name="ce11" table:formula="of:=IF(LEN([StructureEdit.J57])&gt;0;COM.MICROSOFT.CONCAT([.I57];&quot;/&quot;;[StructureEdit.J57]);IF([.I56]=[.I57];[.J56];[.I57]))" office:value-type="string" office:string-value="df_folder.ods" calcext:value-type="string">
            <text:p>df_folder.ods</text:p>
          </table:table-cell>
          <table:table-cell table:style-name="ce11" table:formula="of:=IF(LEN([StructureEdit.K57])&gt;0;COM.MICROSOFT.CONCAT([.J57];&quot;/&quot;;[StructureEdit.K57]);IF([.J56]=[.J57];[.K56];[.J57]))" office:value-type="string" office:string-value="df_folder.ods" calcext:value-type="string">
            <text:p>df_folder.ods</text:p>
          </table:table-cell>
          <table:table-cell table:style-name="ce11" table:formula="of:=IF(LEN([StructureEdit.L57])&gt;0;COM.MICROSOFT.CONCAT([.K57];&quot;/&quot;;[StructureEdit.L57]);IF([.K56]=[.K57];[.L56];[.K57]))" office:value-type="string" office:string-value="df_folder.ods" calcext:value-type="string">
            <text:p>df_folder.ods</text:p>
          </table:table-cell>
          <table:table-cell table:style-name="ce11" table:formula="of:=IF(LEN([StructureEdit.M57])&gt;0;COM.MICROSOFT.CONCAT([.L57];&quot;/&quot;;[StructureEdit.M57]);IF([.L56]=[.L57];[.M56];[.L57]))" office:value-type="string" office:string-value="df_folder.ods" calcext:value-type="string">
            <text:p>df_folder.ods</text:p>
          </table:table-cell>
          <table:table-cell table:style-name="ce11" table:formula="of:=IF(LEN([StructureEdit.N57])&gt;0;COM.MICROSOFT.CONCAT([.M57];&quot;/&quot;;[StructureEdit.N57]);IF([.M56]=[.M57];[.N56];[.M57]))" office:value-type="string" office:string-value="df_folder.ods" calcext:value-type="string">
            <text:p>df_folder.ods</text:p>
          </table:table-cell>
          <table:table-cell table:style-name="ce11" table:formula="of:=IF(LEN([StructureEdit.O57])&gt;0;COM.MICROSOFT.CONCAT([.N57];&quot;/&quot;;[StructureEdit.O57]);IF([.N56]=[.N57];[.O56];[.N57]))" office:value-type="string" office:string-value="df_folder.ods" calcext:value-type="string">
            <text:p>df_folder.ods</text:p>
          </table:table-cell>
          <table:table-cell table:style-name="ce11" table:formula="of:=IF(LEN([StructureEdit.P57])&gt;0;COM.MICROSOFT.CONCAT([.O57];&quot;/&quot;;[StructureEdit.P57]);IF([.O56]=[.O57];[.P56];[.O57]))" office:value-type="string" office:string-value="df_folder.ods" calcext:value-type="string">
            <text:p>df_folder.ods</text:p>
          </table:table-cell>
          <table:table-cell table:style-name="ce11" table:formula="of:=IF(LEN([StructureEdit.Q57])&gt;0;COM.MICROSOFT.CONCAT([.P57];&quot;/&quot;;[StructureEdit.Q57]);IF([.P56]=[.P57];[.Q56];[.P5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4" table:formula="of:=IF(LEN([StructureEdit.T57])&gt;0;[StructureEdit.T57];&quot;&quot;)">
            <text:p/>
          </table:table-cell>
          <table:table-cell table:style-name="ce7" table:formula="of:=IF(LEN([StructureEdit.S57])&gt;0;[StructureEdit.S57];&quot;&quot;)">
            <text:p/>
          </table:table-cell>
          <table:table-cell table:style-name="ce7" table:formula="of:=IF(LEN([.T57])&gt;0;VLOOKUP([.T57];[$Templates.$A$2:.$H$100];7;0);&quot;&quot;)">
            <text:p/>
          </table:table-cell>
        </table:table-row>
        <table:table-row table:style-name="ro3">
          <table:table-cell table:style-name="ce11" table:formula="of:=IF(LEN([StructureEdit.A58])&gt;0;[StructureEdit.A58];[.A57])" office:value-type="string" office:string-value="df_folder.ods" calcext:value-type="string">
            <text:p>df_folder.ods</text:p>
          </table:table-cell>
          <table:table-cell table:style-name="ce11" table:formula="of:=IF(LEN([StructureEdit.B58])&gt;0;COM.MICROSOFT.CONCAT([.A58];&quot;/&quot;;[StructureEdit.B58]);IF([.A57]=[.A58];[.B57];[.A58]))" office:value-type="string" office:string-value="df_folder.ods" calcext:value-type="string">
            <text:p>df_folder.ods</text:p>
          </table:table-cell>
          <table:table-cell table:style-name="ce11" table:formula="of:=IF(LEN([StructureEdit.C58])&gt;0;COM.MICROSOFT.CONCAT([.B58];&quot;/&quot;;[StructureEdit.C58]);IF([.B57]=[.B58];[.C57];[.B58]))" office:value-type="string" office:string-value="df_folder.ods" calcext:value-type="string">
            <text:p>df_folder.ods</text:p>
          </table:table-cell>
          <table:table-cell table:style-name="ce11" table:formula="of:=IF(LEN([StructureEdit.D58])&gt;0;COM.MICROSOFT.CONCAT([.C58];&quot;/&quot;;[StructureEdit.D58]);IF([.C57]=[.C58];[.D57];[.C58]))" office:value-type="string" office:string-value="df_folder.ods" calcext:value-type="string">
            <text:p>df_folder.ods</text:p>
          </table:table-cell>
          <table:table-cell table:style-name="ce11" table:formula="of:=IF(LEN([StructureEdit.E58])&gt;0;COM.MICROSOFT.CONCAT([.D58];&quot;/&quot;;[StructureEdit.E58]);IF([.D57]=[.D58];[.E57];[.D58]))" office:value-type="string" office:string-value="df_folder.ods" calcext:value-type="string">
            <text:p>df_folder.ods</text:p>
          </table:table-cell>
          <table:table-cell table:style-name="ce11" table:formula="of:=IF(LEN([StructureEdit.F58])&gt;0;COM.MICROSOFT.CONCAT([.E58];&quot;/&quot;;[StructureEdit.F58]);IF([.E57]=[.E58];[.F57];[.E58]))" office:value-type="string" office:string-value="df_folder.ods" calcext:value-type="string">
            <text:p>df_folder.ods</text:p>
          </table:table-cell>
          <table:table-cell table:style-name="ce11" table:formula="of:=IF(LEN([StructureEdit.G58])&gt;0;COM.MICROSOFT.CONCAT([.F58];&quot;/&quot;;[StructureEdit.G58]);IF([.F57]=[.F58];[.G57];[.F58]))" office:value-type="string" office:string-value="df_folder.ods" calcext:value-type="string">
            <text:p>df_folder.ods</text:p>
          </table:table-cell>
          <table:table-cell table:style-name="ce11" table:formula="of:=IF(LEN([StructureEdit.H58])&gt;0;COM.MICROSOFT.CONCAT([.G58];&quot;/&quot;;[StructureEdit.H58]);IF([.G57]=[.G58];[.H57];[.G58]))" office:value-type="string" office:string-value="df_folder.ods" calcext:value-type="string">
            <text:p>df_folder.ods</text:p>
          </table:table-cell>
          <table:table-cell table:style-name="ce11" table:formula="of:=IF(LEN([StructureEdit.I58])&gt;0;COM.MICROSOFT.CONCAT([.H58];&quot;/&quot;;[StructureEdit.I58]);IF([.H57]=[.H58];[.I57];[.H58]))" office:value-type="string" office:string-value="df_folder.ods" calcext:value-type="string">
            <text:p>df_folder.ods</text:p>
          </table:table-cell>
          <table:table-cell table:style-name="ce11" table:formula="of:=IF(LEN([StructureEdit.J58])&gt;0;COM.MICROSOFT.CONCAT([.I58];&quot;/&quot;;[StructureEdit.J58]);IF([.I57]=[.I58];[.J57];[.I58]))" office:value-type="string" office:string-value="df_folder.ods" calcext:value-type="string">
            <text:p>df_folder.ods</text:p>
          </table:table-cell>
          <table:table-cell table:style-name="ce11" table:formula="of:=IF(LEN([StructureEdit.K58])&gt;0;COM.MICROSOFT.CONCAT([.J58];&quot;/&quot;;[StructureEdit.K58]);IF([.J57]=[.J58];[.K57];[.J58]))" office:value-type="string" office:string-value="df_folder.ods" calcext:value-type="string">
            <text:p>df_folder.ods</text:p>
          </table:table-cell>
          <table:table-cell table:style-name="ce11" table:formula="of:=IF(LEN([StructureEdit.L58])&gt;0;COM.MICROSOFT.CONCAT([.K58];&quot;/&quot;;[StructureEdit.L58]);IF([.K57]=[.K58];[.L57];[.K58]))" office:value-type="string" office:string-value="df_folder.ods" calcext:value-type="string">
            <text:p>df_folder.ods</text:p>
          </table:table-cell>
          <table:table-cell table:style-name="ce11" table:formula="of:=IF(LEN([StructureEdit.M58])&gt;0;COM.MICROSOFT.CONCAT([.L58];&quot;/&quot;;[StructureEdit.M58]);IF([.L57]=[.L58];[.M57];[.L58]))" office:value-type="string" office:string-value="df_folder.ods" calcext:value-type="string">
            <text:p>df_folder.ods</text:p>
          </table:table-cell>
          <table:table-cell table:style-name="ce11" table:formula="of:=IF(LEN([StructureEdit.N58])&gt;0;COM.MICROSOFT.CONCAT([.M58];&quot;/&quot;;[StructureEdit.N58]);IF([.M57]=[.M58];[.N57];[.M58]))" office:value-type="string" office:string-value="df_folder.ods" calcext:value-type="string">
            <text:p>df_folder.ods</text:p>
          </table:table-cell>
          <table:table-cell table:style-name="ce11" table:formula="of:=IF(LEN([StructureEdit.O58])&gt;0;COM.MICROSOFT.CONCAT([.N58];&quot;/&quot;;[StructureEdit.O58]);IF([.N57]=[.N58];[.O57];[.N58]))" office:value-type="string" office:string-value="df_folder.ods" calcext:value-type="string">
            <text:p>df_folder.ods</text:p>
          </table:table-cell>
          <table:table-cell table:style-name="ce11" table:formula="of:=IF(LEN([StructureEdit.P58])&gt;0;COM.MICROSOFT.CONCAT([.O58];&quot;/&quot;;[StructureEdit.P58]);IF([.O57]=[.O58];[.P57];[.O58]))" office:value-type="string" office:string-value="df_folder.ods" calcext:value-type="string">
            <text:p>df_folder.ods</text:p>
          </table:table-cell>
          <table:table-cell table:style-name="ce11" table:formula="of:=IF(LEN([StructureEdit.Q58])&gt;0;COM.MICROSOFT.CONCAT([.P58];&quot;/&quot;;[StructureEdit.Q58]);IF([.P57]=[.P58];[.Q57];[.P5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4" table:formula="of:=IF(LEN([StructureEdit.T58])&gt;0;[StructureEdit.T58];&quot;&quot;)">
            <text:p/>
          </table:table-cell>
          <table:table-cell table:style-name="ce7" table:formula="of:=IF(LEN([StructureEdit.S58])&gt;0;[StructureEdit.S58];&quot;&quot;)">
            <text:p/>
          </table:table-cell>
          <table:table-cell table:style-name="ce7" table:formula="of:=IF(LEN([.T58])&gt;0;VLOOKUP([.T58];[$Templates.$A$2:.$H$100];7;0);&quot;&quot;)">
            <text:p/>
          </table:table-cell>
        </table:table-row>
        <table:table-row table:style-name="ro3">
          <table:table-cell table:style-name="ce11" table:formula="of:=IF(LEN([StructureEdit.A59])&gt;0;[StructureEdit.A59];[.A58])" office:value-type="string" office:string-value="df_folder.ods" calcext:value-type="string">
            <text:p>df_folder.ods</text:p>
          </table:table-cell>
          <table:table-cell table:style-name="ce11" table:formula="of:=IF(LEN([StructureEdit.B59])&gt;0;COM.MICROSOFT.CONCAT([.A59];&quot;/&quot;;[StructureEdit.B59]);IF([.A58]=[.A59];[.B58];[.A59]))" office:value-type="string" office:string-value="df_folder.ods" calcext:value-type="string">
            <text:p>df_folder.ods</text:p>
          </table:table-cell>
          <table:table-cell table:style-name="ce11" table:formula="of:=IF(LEN([StructureEdit.C59])&gt;0;COM.MICROSOFT.CONCAT([.B59];&quot;/&quot;;[StructureEdit.C59]);IF([.B58]=[.B59];[.C58];[.B59]))" office:value-type="string" office:string-value="df_folder.ods" calcext:value-type="string">
            <text:p>df_folder.ods</text:p>
          </table:table-cell>
          <table:table-cell table:style-name="ce11" table:formula="of:=IF(LEN([StructureEdit.D59])&gt;0;COM.MICROSOFT.CONCAT([.C59];&quot;/&quot;;[StructureEdit.D59]);IF([.C58]=[.C59];[.D58];[.C59]))" office:value-type="string" office:string-value="df_folder.ods" calcext:value-type="string">
            <text:p>df_folder.ods</text:p>
          </table:table-cell>
          <table:table-cell table:style-name="ce11" table:formula="of:=IF(LEN([StructureEdit.E59])&gt;0;COM.MICROSOFT.CONCAT([.D59];&quot;/&quot;;[StructureEdit.E59]);IF([.D58]=[.D59];[.E58];[.D59]))" office:value-type="string" office:string-value="df_folder.ods" calcext:value-type="string">
            <text:p>df_folder.ods</text:p>
          </table:table-cell>
          <table:table-cell table:style-name="ce11" table:formula="of:=IF(LEN([StructureEdit.F59])&gt;0;COM.MICROSOFT.CONCAT([.E59];&quot;/&quot;;[StructureEdit.F59]);IF([.E58]=[.E59];[.F58];[.E59]))" office:value-type="string" office:string-value="df_folder.ods" calcext:value-type="string">
            <text:p>df_folder.ods</text:p>
          </table:table-cell>
          <table:table-cell table:style-name="ce11" table:formula="of:=IF(LEN([StructureEdit.G59])&gt;0;COM.MICROSOFT.CONCAT([.F59];&quot;/&quot;;[StructureEdit.G59]);IF([.F58]=[.F59];[.G58];[.F59]))" office:value-type="string" office:string-value="df_folder.ods" calcext:value-type="string">
            <text:p>df_folder.ods</text:p>
          </table:table-cell>
          <table:table-cell table:style-name="ce11" table:formula="of:=IF(LEN([StructureEdit.H59])&gt;0;COM.MICROSOFT.CONCAT([.G59];&quot;/&quot;;[StructureEdit.H59]);IF([.G58]=[.G59];[.H58];[.G59]))" office:value-type="string" office:string-value="df_folder.ods" calcext:value-type="string">
            <text:p>df_folder.ods</text:p>
          </table:table-cell>
          <table:table-cell table:style-name="ce11" table:formula="of:=IF(LEN([StructureEdit.I59])&gt;0;COM.MICROSOFT.CONCAT([.H59];&quot;/&quot;;[StructureEdit.I59]);IF([.H58]=[.H59];[.I58];[.H59]))" office:value-type="string" office:string-value="df_folder.ods" calcext:value-type="string">
            <text:p>df_folder.ods</text:p>
          </table:table-cell>
          <table:table-cell table:style-name="ce11" table:formula="of:=IF(LEN([StructureEdit.J59])&gt;0;COM.MICROSOFT.CONCAT([.I59];&quot;/&quot;;[StructureEdit.J59]);IF([.I58]=[.I59];[.J58];[.I59]))" office:value-type="string" office:string-value="df_folder.ods" calcext:value-type="string">
            <text:p>df_folder.ods</text:p>
          </table:table-cell>
          <table:table-cell table:style-name="ce11" table:formula="of:=IF(LEN([StructureEdit.K59])&gt;0;COM.MICROSOFT.CONCAT([.J59];&quot;/&quot;;[StructureEdit.K59]);IF([.J58]=[.J59];[.K58];[.J59]))" office:value-type="string" office:string-value="df_folder.ods" calcext:value-type="string">
            <text:p>df_folder.ods</text:p>
          </table:table-cell>
          <table:table-cell table:style-name="ce11" table:formula="of:=IF(LEN([StructureEdit.L59])&gt;0;COM.MICROSOFT.CONCAT([.K59];&quot;/&quot;;[StructureEdit.L59]);IF([.K58]=[.K59];[.L58];[.K59]))" office:value-type="string" office:string-value="df_folder.ods" calcext:value-type="string">
            <text:p>df_folder.ods</text:p>
          </table:table-cell>
          <table:table-cell table:style-name="ce11" table:formula="of:=IF(LEN([StructureEdit.M59])&gt;0;COM.MICROSOFT.CONCAT([.L59];&quot;/&quot;;[StructureEdit.M59]);IF([.L58]=[.L59];[.M58];[.L59]))" office:value-type="string" office:string-value="df_folder.ods" calcext:value-type="string">
            <text:p>df_folder.ods</text:p>
          </table:table-cell>
          <table:table-cell table:style-name="ce11" table:formula="of:=IF(LEN([StructureEdit.N59])&gt;0;COM.MICROSOFT.CONCAT([.M59];&quot;/&quot;;[StructureEdit.N59]);IF([.M58]=[.M59];[.N58];[.M59]))" office:value-type="string" office:string-value="df_folder.ods" calcext:value-type="string">
            <text:p>df_folder.ods</text:p>
          </table:table-cell>
          <table:table-cell table:style-name="ce11" table:formula="of:=IF(LEN([StructureEdit.O59])&gt;0;COM.MICROSOFT.CONCAT([.N59];&quot;/&quot;;[StructureEdit.O59]);IF([.N58]=[.N59];[.O58];[.N59]))" office:value-type="string" office:string-value="df_folder.ods" calcext:value-type="string">
            <text:p>df_folder.ods</text:p>
          </table:table-cell>
          <table:table-cell table:style-name="ce11" table:formula="of:=IF(LEN([StructureEdit.P59])&gt;0;COM.MICROSOFT.CONCAT([.O59];&quot;/&quot;;[StructureEdit.P59]);IF([.O58]=[.O59];[.P58];[.O59]))" office:value-type="string" office:string-value="df_folder.ods" calcext:value-type="string">
            <text:p>df_folder.ods</text:p>
          </table:table-cell>
          <table:table-cell table:style-name="ce11" table:formula="of:=IF(LEN([StructureEdit.Q59])&gt;0;COM.MICROSOFT.CONCAT([.P59];&quot;/&quot;;[StructureEdit.Q59]);IF([.P58]=[.P59];[.Q58];[.P5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4" table:formula="of:=IF(LEN([StructureEdit.T59])&gt;0;[StructureEdit.T59];&quot;&quot;)">
            <text:p/>
          </table:table-cell>
          <table:table-cell table:style-name="ce7" table:formula="of:=IF(LEN([StructureEdit.S59])&gt;0;[StructureEdit.S59];&quot;&quot;)">
            <text:p/>
          </table:table-cell>
          <table:table-cell table:style-name="ce7" table:formula="of:=IF(LEN([.T59])&gt;0;VLOOKUP([.T59];[$Templates.$A$2:.$H$100];7;0);&quot;&quot;)">
            <text:p/>
          </table:table-cell>
        </table:table-row>
        <table:table-row table:style-name="ro3">
          <table:table-cell table:style-name="ce11" table:formula="of:=IF(LEN([StructureEdit.A60])&gt;0;[StructureEdit.A60];[.A59])" office:value-type="string" office:string-value="df_folder.ods" calcext:value-type="string">
            <text:p>df_folder.ods</text:p>
          </table:table-cell>
          <table:table-cell table:style-name="ce11" table:formula="of:=IF(LEN([StructureEdit.B60])&gt;0;COM.MICROSOFT.CONCAT([.A60];&quot;/&quot;;[StructureEdit.B60]);IF([.A59]=[.A60];[.B59];[.A60]))" office:value-type="string" office:string-value="df_folder.ods" calcext:value-type="string">
            <text:p>df_folder.ods</text:p>
          </table:table-cell>
          <table:table-cell table:style-name="ce11" table:formula="of:=IF(LEN([StructureEdit.C60])&gt;0;COM.MICROSOFT.CONCAT([.B60];&quot;/&quot;;[StructureEdit.C60]);IF([.B59]=[.B60];[.C59];[.B60]))" office:value-type="string" office:string-value="df_folder.ods" calcext:value-type="string">
            <text:p>df_folder.ods</text:p>
          </table:table-cell>
          <table:table-cell table:style-name="ce11" table:formula="of:=IF(LEN([StructureEdit.D60])&gt;0;COM.MICROSOFT.CONCAT([.C60];&quot;/&quot;;[StructureEdit.D60]);IF([.C59]=[.C60];[.D59];[.C60]))" office:value-type="string" office:string-value="df_folder.ods" calcext:value-type="string">
            <text:p>df_folder.ods</text:p>
          </table:table-cell>
          <table:table-cell table:style-name="ce11" table:formula="of:=IF(LEN([StructureEdit.E60])&gt;0;COM.MICROSOFT.CONCAT([.D60];&quot;/&quot;;[StructureEdit.E60]);IF([.D59]=[.D60];[.E59];[.D60]))" office:value-type="string" office:string-value="df_folder.ods" calcext:value-type="string">
            <text:p>df_folder.ods</text:p>
          </table:table-cell>
          <table:table-cell table:style-name="ce11" table:formula="of:=IF(LEN([StructureEdit.F60])&gt;0;COM.MICROSOFT.CONCAT([.E60];&quot;/&quot;;[StructureEdit.F60]);IF([.E59]=[.E60];[.F59];[.E60]))" office:value-type="string" office:string-value="df_folder.ods" calcext:value-type="string">
            <text:p>df_folder.ods</text:p>
          </table:table-cell>
          <table:table-cell table:style-name="ce11" table:formula="of:=IF(LEN([StructureEdit.G60])&gt;0;COM.MICROSOFT.CONCAT([.F60];&quot;/&quot;;[StructureEdit.G60]);IF([.F59]=[.F60];[.G59];[.F60]))" office:value-type="string" office:string-value="df_folder.ods" calcext:value-type="string">
            <text:p>df_folder.ods</text:p>
          </table:table-cell>
          <table:table-cell table:style-name="ce11" table:formula="of:=IF(LEN([StructureEdit.H60])&gt;0;COM.MICROSOFT.CONCAT([.G60];&quot;/&quot;;[StructureEdit.H60]);IF([.G59]=[.G60];[.H59];[.G60]))" office:value-type="string" office:string-value="df_folder.ods" calcext:value-type="string">
            <text:p>df_folder.ods</text:p>
          </table:table-cell>
          <table:table-cell table:style-name="ce11" table:formula="of:=IF(LEN([StructureEdit.I60])&gt;0;COM.MICROSOFT.CONCAT([.H60];&quot;/&quot;;[StructureEdit.I60]);IF([.H59]=[.H60];[.I59];[.H60]))" office:value-type="string" office:string-value="df_folder.ods" calcext:value-type="string">
            <text:p>df_folder.ods</text:p>
          </table:table-cell>
          <table:table-cell table:style-name="ce11" table:formula="of:=IF(LEN([StructureEdit.J60])&gt;0;COM.MICROSOFT.CONCAT([.I60];&quot;/&quot;;[StructureEdit.J60]);IF([.I59]=[.I60];[.J59];[.I60]))" office:value-type="string" office:string-value="df_folder.ods" calcext:value-type="string">
            <text:p>df_folder.ods</text:p>
          </table:table-cell>
          <table:table-cell table:style-name="ce11" table:formula="of:=IF(LEN([StructureEdit.K60])&gt;0;COM.MICROSOFT.CONCAT([.J60];&quot;/&quot;;[StructureEdit.K60]);IF([.J59]=[.J60];[.K59];[.J60]))" office:value-type="string" office:string-value="df_folder.ods" calcext:value-type="string">
            <text:p>df_folder.ods</text:p>
          </table:table-cell>
          <table:table-cell table:style-name="ce11" table:formula="of:=IF(LEN([StructureEdit.L60])&gt;0;COM.MICROSOFT.CONCAT([.K60];&quot;/&quot;;[StructureEdit.L60]);IF([.K59]=[.K60];[.L59];[.K60]))" office:value-type="string" office:string-value="df_folder.ods" calcext:value-type="string">
            <text:p>df_folder.ods</text:p>
          </table:table-cell>
          <table:table-cell table:style-name="ce11" table:formula="of:=IF(LEN([StructureEdit.M60])&gt;0;COM.MICROSOFT.CONCAT([.L60];&quot;/&quot;;[StructureEdit.M60]);IF([.L59]=[.L60];[.M59];[.L60]))" office:value-type="string" office:string-value="df_folder.ods" calcext:value-type="string">
            <text:p>df_folder.ods</text:p>
          </table:table-cell>
          <table:table-cell table:style-name="ce11" table:formula="of:=IF(LEN([StructureEdit.N60])&gt;0;COM.MICROSOFT.CONCAT([.M60];&quot;/&quot;;[StructureEdit.N60]);IF([.M59]=[.M60];[.N59];[.M60]))" office:value-type="string" office:string-value="df_folder.ods" calcext:value-type="string">
            <text:p>df_folder.ods</text:p>
          </table:table-cell>
          <table:table-cell table:style-name="ce11" table:formula="of:=IF(LEN([StructureEdit.O60])&gt;0;COM.MICROSOFT.CONCAT([.N60];&quot;/&quot;;[StructureEdit.O60]);IF([.N59]=[.N60];[.O59];[.N60]))" office:value-type="string" office:string-value="df_folder.ods" calcext:value-type="string">
            <text:p>df_folder.ods</text:p>
          </table:table-cell>
          <table:table-cell table:style-name="ce11" table:formula="of:=IF(LEN([StructureEdit.P60])&gt;0;COM.MICROSOFT.CONCAT([.O60];&quot;/&quot;;[StructureEdit.P60]);IF([.O59]=[.O60];[.P59];[.O60]))" office:value-type="string" office:string-value="df_folder.ods" calcext:value-type="string">
            <text:p>df_folder.ods</text:p>
          </table:table-cell>
          <table:table-cell table:style-name="ce11" table:formula="of:=IF(LEN([StructureEdit.Q60])&gt;0;COM.MICROSOFT.CONCAT([.P60];&quot;/&quot;;[StructureEdit.Q60]);IF([.P59]=[.P60];[.Q59];[.P6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4" table:formula="of:=IF(LEN([StructureEdit.T60])&gt;0;[StructureEdit.T60];&quot;&quot;)">
            <text:p/>
          </table:table-cell>
          <table:table-cell table:style-name="ce7" table:formula="of:=IF(LEN([StructureEdit.S60])&gt;0;[StructureEdit.S60];&quot;&quot;)">
            <text:p/>
          </table:table-cell>
          <table:table-cell table:style-name="ce7" table:formula="of:=IF(LEN([.T60])&gt;0;VLOOKUP([.T60];[$Templates.$A$2:.$H$100];7;0);&quot;&quot;)">
            <text:p/>
          </table:table-cell>
        </table:table-row>
        <table:table-row table:style-name="ro3">
          <table:table-cell table:style-name="ce11" table:formula="of:=IF(LEN([StructureEdit.A61])&gt;0;[StructureEdit.A61];[.A60])" office:value-type="string" office:string-value="df_folder.ods" calcext:value-type="string">
            <text:p>df_folder.ods</text:p>
          </table:table-cell>
          <table:table-cell table:style-name="ce11" table:formula="of:=IF(LEN([StructureEdit.B61])&gt;0;COM.MICROSOFT.CONCAT([.A61];&quot;/&quot;;[StructureEdit.B61]);IF([.A60]=[.A61];[.B60];[.A61]))" office:value-type="string" office:string-value="df_folder.ods" calcext:value-type="string">
            <text:p>df_folder.ods</text:p>
          </table:table-cell>
          <table:table-cell table:style-name="ce11" table:formula="of:=IF(LEN([StructureEdit.C61])&gt;0;COM.MICROSOFT.CONCAT([.B61];&quot;/&quot;;[StructureEdit.C61]);IF([.B60]=[.B61];[.C60];[.B61]))" office:value-type="string" office:string-value="df_folder.ods" calcext:value-type="string">
            <text:p>df_folder.ods</text:p>
          </table:table-cell>
          <table:table-cell table:style-name="ce11" table:formula="of:=IF(LEN([StructureEdit.D61])&gt;0;COM.MICROSOFT.CONCAT([.C61];&quot;/&quot;;[StructureEdit.D61]);IF([.C60]=[.C61];[.D60];[.C61]))" office:value-type="string" office:string-value="df_folder.ods" calcext:value-type="string">
            <text:p>df_folder.ods</text:p>
          </table:table-cell>
          <table:table-cell table:style-name="ce11" table:formula="of:=IF(LEN([StructureEdit.E61])&gt;0;COM.MICROSOFT.CONCAT([.D61];&quot;/&quot;;[StructureEdit.E61]);IF([.D60]=[.D61];[.E60];[.D61]))" office:value-type="string" office:string-value="df_folder.ods" calcext:value-type="string">
            <text:p>df_folder.ods</text:p>
          </table:table-cell>
          <table:table-cell table:style-name="ce11" table:formula="of:=IF(LEN([StructureEdit.F61])&gt;0;COM.MICROSOFT.CONCAT([.E61];&quot;/&quot;;[StructureEdit.F61]);IF([.E60]=[.E61];[.F60];[.E61]))" office:value-type="string" office:string-value="df_folder.ods" calcext:value-type="string">
            <text:p>df_folder.ods</text:p>
          </table:table-cell>
          <table:table-cell table:style-name="ce11" table:formula="of:=IF(LEN([StructureEdit.G61])&gt;0;COM.MICROSOFT.CONCAT([.F61];&quot;/&quot;;[StructureEdit.G61]);IF([.F60]=[.F61];[.G60];[.F61]))" office:value-type="string" office:string-value="df_folder.ods" calcext:value-type="string">
            <text:p>df_folder.ods</text:p>
          </table:table-cell>
          <table:table-cell table:style-name="ce11" table:formula="of:=IF(LEN([StructureEdit.H61])&gt;0;COM.MICROSOFT.CONCAT([.G61];&quot;/&quot;;[StructureEdit.H61]);IF([.G60]=[.G61];[.H60];[.G61]))" office:value-type="string" office:string-value="df_folder.ods" calcext:value-type="string">
            <text:p>df_folder.ods</text:p>
          </table:table-cell>
          <table:table-cell table:style-name="ce11" table:formula="of:=IF(LEN([StructureEdit.I61])&gt;0;COM.MICROSOFT.CONCAT([.H61];&quot;/&quot;;[StructureEdit.I61]);IF([.H60]=[.H61];[.I60];[.H61]))" office:value-type="string" office:string-value="df_folder.ods" calcext:value-type="string">
            <text:p>df_folder.ods</text:p>
          </table:table-cell>
          <table:table-cell table:style-name="ce11" table:formula="of:=IF(LEN([StructureEdit.J61])&gt;0;COM.MICROSOFT.CONCAT([.I61];&quot;/&quot;;[StructureEdit.J61]);IF([.I60]=[.I61];[.J60];[.I61]))" office:value-type="string" office:string-value="df_folder.ods" calcext:value-type="string">
            <text:p>df_folder.ods</text:p>
          </table:table-cell>
          <table:table-cell table:style-name="ce11" table:formula="of:=IF(LEN([StructureEdit.K61])&gt;0;COM.MICROSOFT.CONCAT([.J61];&quot;/&quot;;[StructureEdit.K61]);IF([.J60]=[.J61];[.K60];[.J61]))" office:value-type="string" office:string-value="df_folder.ods" calcext:value-type="string">
            <text:p>df_folder.ods</text:p>
          </table:table-cell>
          <table:table-cell table:style-name="ce11" table:formula="of:=IF(LEN([StructureEdit.L61])&gt;0;COM.MICROSOFT.CONCAT([.K61];&quot;/&quot;;[StructureEdit.L61]);IF([.K60]=[.K61];[.L60];[.K61]))" office:value-type="string" office:string-value="df_folder.ods" calcext:value-type="string">
            <text:p>df_folder.ods</text:p>
          </table:table-cell>
          <table:table-cell table:style-name="ce11" table:formula="of:=IF(LEN([StructureEdit.M61])&gt;0;COM.MICROSOFT.CONCAT([.L61];&quot;/&quot;;[StructureEdit.M61]);IF([.L60]=[.L61];[.M60];[.L61]))" office:value-type="string" office:string-value="df_folder.ods" calcext:value-type="string">
            <text:p>df_folder.ods</text:p>
          </table:table-cell>
          <table:table-cell table:style-name="ce11" table:formula="of:=IF(LEN([StructureEdit.N61])&gt;0;COM.MICROSOFT.CONCAT([.M61];&quot;/&quot;;[StructureEdit.N61]);IF([.M60]=[.M61];[.N60];[.M61]))" office:value-type="string" office:string-value="df_folder.ods" calcext:value-type="string">
            <text:p>df_folder.ods</text:p>
          </table:table-cell>
          <table:table-cell table:style-name="ce11" table:formula="of:=IF(LEN([StructureEdit.O61])&gt;0;COM.MICROSOFT.CONCAT([.N61];&quot;/&quot;;[StructureEdit.O61]);IF([.N60]=[.N61];[.O60];[.N61]))" office:value-type="string" office:string-value="df_folder.ods" calcext:value-type="string">
            <text:p>df_folder.ods</text:p>
          </table:table-cell>
          <table:table-cell table:style-name="ce11" table:formula="of:=IF(LEN([StructureEdit.P61])&gt;0;COM.MICROSOFT.CONCAT([.O61];&quot;/&quot;;[StructureEdit.P61]);IF([.O60]=[.O61];[.P60];[.O61]))" office:value-type="string" office:string-value="df_folder.ods" calcext:value-type="string">
            <text:p>df_folder.ods</text:p>
          </table:table-cell>
          <table:table-cell table:style-name="ce11" table:formula="of:=IF(LEN([StructureEdit.Q61])&gt;0;COM.MICROSOFT.CONCAT([.P61];&quot;/&quot;;[StructureEdit.Q61]);IF([.P60]=[.P61];[.Q60];[.P6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4" table:formula="of:=IF(LEN([StructureEdit.T61])&gt;0;[StructureEdit.T61];&quot;&quot;)">
            <text:p/>
          </table:table-cell>
          <table:table-cell table:style-name="ce7" table:formula="of:=IF(LEN([StructureEdit.S61])&gt;0;[StructureEdit.S61];&quot;&quot;)">
            <text:p/>
          </table:table-cell>
          <table:table-cell table:style-name="ce7" table:formula="of:=IF(LEN([.T61])&gt;0;VLOOKUP([.T61];[$Templates.$A$2:.$H$100];7;0);&quot;&quot;)">
            <text:p/>
          </table:table-cell>
        </table:table-row>
        <table:table-row table:style-name="ro3">
          <table:table-cell table:style-name="ce11" table:formula="of:=IF(LEN([StructureEdit.A62])&gt;0;[StructureEdit.A62];[.A61])" office:value-type="string" office:string-value="df_folder.ods" calcext:value-type="string">
            <text:p>df_folder.ods</text:p>
          </table:table-cell>
          <table:table-cell table:style-name="ce11" table:formula="of:=IF(LEN([StructureEdit.B62])&gt;0;COM.MICROSOFT.CONCAT([.A62];&quot;/&quot;;[StructureEdit.B62]);IF([.A61]=[.A62];[.B61];[.A62]))" office:value-type="string" office:string-value="df_folder.ods" calcext:value-type="string">
            <text:p>df_folder.ods</text:p>
          </table:table-cell>
          <table:table-cell table:style-name="ce11" table:formula="of:=IF(LEN([StructureEdit.C62])&gt;0;COM.MICROSOFT.CONCAT([.B62];&quot;/&quot;;[StructureEdit.C62]);IF([.B61]=[.B62];[.C61];[.B62]))" office:value-type="string" office:string-value="df_folder.ods" calcext:value-type="string">
            <text:p>df_folder.ods</text:p>
          </table:table-cell>
          <table:table-cell table:style-name="ce11" table:formula="of:=IF(LEN([StructureEdit.D62])&gt;0;COM.MICROSOFT.CONCAT([.C62];&quot;/&quot;;[StructureEdit.D62]);IF([.C61]=[.C62];[.D61];[.C62]))" office:value-type="string" office:string-value="df_folder.ods" calcext:value-type="string">
            <text:p>df_folder.ods</text:p>
          </table:table-cell>
          <table:table-cell table:style-name="ce11" table:formula="of:=IF(LEN([StructureEdit.E62])&gt;0;COM.MICROSOFT.CONCAT([.D62];&quot;/&quot;;[StructureEdit.E62]);IF([.D61]=[.D62];[.E61];[.D62]))" office:value-type="string" office:string-value="df_folder.ods" calcext:value-type="string">
            <text:p>df_folder.ods</text:p>
          </table:table-cell>
          <table:table-cell table:style-name="ce11" table:formula="of:=IF(LEN([StructureEdit.F62])&gt;0;COM.MICROSOFT.CONCAT([.E62];&quot;/&quot;;[StructureEdit.F62]);IF([.E61]=[.E62];[.F61];[.E62]))" office:value-type="string" office:string-value="df_folder.ods" calcext:value-type="string">
            <text:p>df_folder.ods</text:p>
          </table:table-cell>
          <table:table-cell table:style-name="ce11" table:formula="of:=IF(LEN([StructureEdit.G62])&gt;0;COM.MICROSOFT.CONCAT([.F62];&quot;/&quot;;[StructureEdit.G62]);IF([.F61]=[.F62];[.G61];[.F62]))" office:value-type="string" office:string-value="df_folder.ods" calcext:value-type="string">
            <text:p>df_folder.ods</text:p>
          </table:table-cell>
          <table:table-cell table:style-name="ce11" table:formula="of:=IF(LEN([StructureEdit.H62])&gt;0;COM.MICROSOFT.CONCAT([.G62];&quot;/&quot;;[StructureEdit.H62]);IF([.G61]=[.G62];[.H61];[.G62]))" office:value-type="string" office:string-value="df_folder.ods" calcext:value-type="string">
            <text:p>df_folder.ods</text:p>
          </table:table-cell>
          <table:table-cell table:style-name="ce11" table:formula="of:=IF(LEN([StructureEdit.I62])&gt;0;COM.MICROSOFT.CONCAT([.H62];&quot;/&quot;;[StructureEdit.I62]);IF([.H61]=[.H62];[.I61];[.H62]))" office:value-type="string" office:string-value="df_folder.ods" calcext:value-type="string">
            <text:p>df_folder.ods</text:p>
          </table:table-cell>
          <table:table-cell table:style-name="ce11" table:formula="of:=IF(LEN([StructureEdit.J62])&gt;0;COM.MICROSOFT.CONCAT([.I62];&quot;/&quot;;[StructureEdit.J62]);IF([.I61]=[.I62];[.J61];[.I62]))" office:value-type="string" office:string-value="df_folder.ods" calcext:value-type="string">
            <text:p>df_folder.ods</text:p>
          </table:table-cell>
          <table:table-cell table:style-name="ce11" table:formula="of:=IF(LEN([StructureEdit.K62])&gt;0;COM.MICROSOFT.CONCAT([.J62];&quot;/&quot;;[StructureEdit.K62]);IF([.J61]=[.J62];[.K61];[.J62]))" office:value-type="string" office:string-value="df_folder.ods" calcext:value-type="string">
            <text:p>df_folder.ods</text:p>
          </table:table-cell>
          <table:table-cell table:style-name="ce11" table:formula="of:=IF(LEN([StructureEdit.L62])&gt;0;COM.MICROSOFT.CONCAT([.K62];&quot;/&quot;;[StructureEdit.L62]);IF([.K61]=[.K62];[.L61];[.K62]))" office:value-type="string" office:string-value="df_folder.ods" calcext:value-type="string">
            <text:p>df_folder.ods</text:p>
          </table:table-cell>
          <table:table-cell table:style-name="ce11" table:formula="of:=IF(LEN([StructureEdit.M62])&gt;0;COM.MICROSOFT.CONCAT([.L62];&quot;/&quot;;[StructureEdit.M62]);IF([.L61]=[.L62];[.M61];[.L62]))" office:value-type="string" office:string-value="df_folder.ods" calcext:value-type="string">
            <text:p>df_folder.ods</text:p>
          </table:table-cell>
          <table:table-cell table:style-name="ce11" table:formula="of:=IF(LEN([StructureEdit.N62])&gt;0;COM.MICROSOFT.CONCAT([.M62];&quot;/&quot;;[StructureEdit.N62]);IF([.M61]=[.M62];[.N61];[.M62]))" office:value-type="string" office:string-value="df_folder.ods" calcext:value-type="string">
            <text:p>df_folder.ods</text:p>
          </table:table-cell>
          <table:table-cell table:style-name="ce11" table:formula="of:=IF(LEN([StructureEdit.O62])&gt;0;COM.MICROSOFT.CONCAT([.N62];&quot;/&quot;;[StructureEdit.O62]);IF([.N61]=[.N62];[.O61];[.N62]))" office:value-type="string" office:string-value="df_folder.ods" calcext:value-type="string">
            <text:p>df_folder.ods</text:p>
          </table:table-cell>
          <table:table-cell table:style-name="ce11" table:formula="of:=IF(LEN([StructureEdit.P62])&gt;0;COM.MICROSOFT.CONCAT([.O62];&quot;/&quot;;[StructureEdit.P62]);IF([.O61]=[.O62];[.P61];[.O62]))" office:value-type="string" office:string-value="df_folder.ods" calcext:value-type="string">
            <text:p>df_folder.ods</text:p>
          </table:table-cell>
          <table:table-cell table:style-name="ce11" table:formula="of:=IF(LEN([StructureEdit.Q62])&gt;0;COM.MICROSOFT.CONCAT([.P62];&quot;/&quot;;[StructureEdit.Q62]);IF([.P61]=[.P62];[.Q61];[.P62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4" table:formula="of:=IF(LEN([StructureEdit.T62])&gt;0;[StructureEdit.T62];&quot;&quot;)">
            <text:p/>
          </table:table-cell>
          <table:table-cell table:style-name="ce7" table:formula="of:=IF(LEN([StructureEdit.S62])&gt;0;[StructureEdit.S62];&quot;&quot;)">
            <text:p/>
          </table:table-cell>
          <table:table-cell table:style-name="ce7" table:formula="of:=IF(LEN([.T62])&gt;0;VLOOKUP([.T62];[$Templates.$A$2:.$H$100];7;0);&quot;&quot;)">
            <text:p/>
          </table:table-cell>
        </table:table-row>
        <table:table-row table:style-name="ro3">
          <table:table-cell table:style-name="ce11" table:formula="of:=IF(LEN([StructureEdit.A63])&gt;0;[StructureEdit.A63];[.A62])" office:value-type="string" office:string-value="df_folder.ods" calcext:value-type="string">
            <text:p>df_folder.ods</text:p>
          </table:table-cell>
          <table:table-cell table:style-name="ce11" table:formula="of:=IF(LEN([StructureEdit.B63])&gt;0;COM.MICROSOFT.CONCAT([.A63];&quot;/&quot;;[StructureEdit.B63]);IF([.A62]=[.A63];[.B62];[.A63]))" office:value-type="string" office:string-value="df_folder.ods" calcext:value-type="string">
            <text:p>df_folder.ods</text:p>
          </table:table-cell>
          <table:table-cell table:style-name="ce11" table:formula="of:=IF(LEN([StructureEdit.C63])&gt;0;COM.MICROSOFT.CONCAT([.B63];&quot;/&quot;;[StructureEdit.C63]);IF([.B62]=[.B63];[.C62];[.B63]))" office:value-type="string" office:string-value="df_folder.ods" calcext:value-type="string">
            <text:p>df_folder.ods</text:p>
          </table:table-cell>
          <table:table-cell table:style-name="ce11" table:formula="of:=IF(LEN([StructureEdit.D63])&gt;0;COM.MICROSOFT.CONCAT([.C63];&quot;/&quot;;[StructureEdit.D63]);IF([.C62]=[.C63];[.D62];[.C63]))" office:value-type="string" office:string-value="df_folder.ods" calcext:value-type="string">
            <text:p>df_folder.ods</text:p>
          </table:table-cell>
          <table:table-cell table:style-name="ce11" table:formula="of:=IF(LEN([StructureEdit.E63])&gt;0;COM.MICROSOFT.CONCAT([.D63];&quot;/&quot;;[StructureEdit.E63]);IF([.D62]=[.D63];[.E62];[.D63]))" office:value-type="string" office:string-value="df_folder.ods" calcext:value-type="string">
            <text:p>df_folder.ods</text:p>
          </table:table-cell>
          <table:table-cell table:style-name="ce11" table:formula="of:=IF(LEN([StructureEdit.F63])&gt;0;COM.MICROSOFT.CONCAT([.E63];&quot;/&quot;;[StructureEdit.F63]);IF([.E62]=[.E63];[.F62];[.E63]))" office:value-type="string" office:string-value="df_folder.ods" calcext:value-type="string">
            <text:p>df_folder.ods</text:p>
          </table:table-cell>
          <table:table-cell table:style-name="ce11" table:formula="of:=IF(LEN([StructureEdit.G63])&gt;0;COM.MICROSOFT.CONCAT([.F63];&quot;/&quot;;[StructureEdit.G63]);IF([.F62]=[.F63];[.G62];[.F63]))" office:value-type="string" office:string-value="df_folder.ods" calcext:value-type="string">
            <text:p>df_folder.ods</text:p>
          </table:table-cell>
          <table:table-cell table:style-name="ce11" table:formula="of:=IF(LEN([StructureEdit.H63])&gt;0;COM.MICROSOFT.CONCAT([.G63];&quot;/&quot;;[StructureEdit.H63]);IF([.G62]=[.G63];[.H62];[.G63]))" office:value-type="string" office:string-value="df_folder.ods" calcext:value-type="string">
            <text:p>df_folder.ods</text:p>
          </table:table-cell>
          <table:table-cell table:style-name="ce11" table:formula="of:=IF(LEN([StructureEdit.I63])&gt;0;COM.MICROSOFT.CONCAT([.H63];&quot;/&quot;;[StructureEdit.I63]);IF([.H62]=[.H63];[.I62];[.H63]))" office:value-type="string" office:string-value="df_folder.ods" calcext:value-type="string">
            <text:p>df_folder.ods</text:p>
          </table:table-cell>
          <table:table-cell table:style-name="ce11" table:formula="of:=IF(LEN([StructureEdit.J63])&gt;0;COM.MICROSOFT.CONCAT([.I63];&quot;/&quot;;[StructureEdit.J63]);IF([.I62]=[.I63];[.J62];[.I63]))" office:value-type="string" office:string-value="df_folder.ods" calcext:value-type="string">
            <text:p>df_folder.ods</text:p>
          </table:table-cell>
          <table:table-cell table:style-name="ce11" table:formula="of:=IF(LEN([StructureEdit.K63])&gt;0;COM.MICROSOFT.CONCAT([.J63];&quot;/&quot;;[StructureEdit.K63]);IF([.J62]=[.J63];[.K62];[.J63]))" office:value-type="string" office:string-value="df_folder.ods" calcext:value-type="string">
            <text:p>df_folder.ods</text:p>
          </table:table-cell>
          <table:table-cell table:style-name="ce11" table:formula="of:=IF(LEN([StructureEdit.L63])&gt;0;COM.MICROSOFT.CONCAT([.K63];&quot;/&quot;;[StructureEdit.L63]);IF([.K62]=[.K63];[.L62];[.K63]))" office:value-type="string" office:string-value="df_folder.ods" calcext:value-type="string">
            <text:p>df_folder.ods</text:p>
          </table:table-cell>
          <table:table-cell table:style-name="ce11" table:formula="of:=IF(LEN([StructureEdit.M63])&gt;0;COM.MICROSOFT.CONCAT([.L63];&quot;/&quot;;[StructureEdit.M63]);IF([.L62]=[.L63];[.M62];[.L63]))" office:value-type="string" office:string-value="df_folder.ods" calcext:value-type="string">
            <text:p>df_folder.ods</text:p>
          </table:table-cell>
          <table:table-cell table:style-name="ce11" table:formula="of:=IF(LEN([StructureEdit.N63])&gt;0;COM.MICROSOFT.CONCAT([.M63];&quot;/&quot;;[StructureEdit.N63]);IF([.M62]=[.M63];[.N62];[.M63]))" office:value-type="string" office:string-value="df_folder.ods" calcext:value-type="string">
            <text:p>df_folder.ods</text:p>
          </table:table-cell>
          <table:table-cell table:style-name="ce11" table:formula="of:=IF(LEN([StructureEdit.O63])&gt;0;COM.MICROSOFT.CONCAT([.N63];&quot;/&quot;;[StructureEdit.O63]);IF([.N62]=[.N63];[.O62];[.N63]))" office:value-type="string" office:string-value="df_folder.ods" calcext:value-type="string">
            <text:p>df_folder.ods</text:p>
          </table:table-cell>
          <table:table-cell table:style-name="ce11" table:formula="of:=IF(LEN([StructureEdit.P63])&gt;0;COM.MICROSOFT.CONCAT([.O63];&quot;/&quot;;[StructureEdit.P63]);IF([.O62]=[.O63];[.P62];[.O63]))" office:value-type="string" office:string-value="df_folder.ods" calcext:value-type="string">
            <text:p>df_folder.ods</text:p>
          </table:table-cell>
          <table:table-cell table:style-name="ce11" table:formula="of:=IF(LEN([StructureEdit.Q63])&gt;0;COM.MICROSOFT.CONCAT([.P63];&quot;/&quot;;[StructureEdit.Q63]);IF([.P62]=[.P63];[.Q62];[.P6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4" table:formula="of:=IF(LEN([StructureEdit.T63])&gt;0;[StructureEdit.T63];&quot;&quot;)">
            <text:p/>
          </table:table-cell>
          <table:table-cell table:style-name="ce7" table:formula="of:=IF(LEN([StructureEdit.S63])&gt;0;[StructureEdit.S63];&quot;&quot;)">
            <text:p/>
          </table:table-cell>
          <table:table-cell table:style-name="ce7" table:formula="of:=IF(LEN([.T63])&gt;0;VLOOKUP([.T63];[$Templates.$A$2:.$H$100];7;0);&quot;&quot;)">
            <text:p/>
          </table:table-cell>
        </table:table-row>
        <table:table-row table:style-name="ro3">
          <table:table-cell table:style-name="ce11" table:formula="of:=IF(LEN([StructureEdit.A64])&gt;0;[StructureEdit.A64];[.A63])" office:value-type="string" office:string-value="df_folder.ods" calcext:value-type="string">
            <text:p>df_folder.ods</text:p>
          </table:table-cell>
          <table:table-cell table:style-name="ce11" table:formula="of:=IF(LEN([StructureEdit.B64])&gt;0;COM.MICROSOFT.CONCAT([.A64];&quot;/&quot;;[StructureEdit.B64]);IF([.A63]=[.A64];[.B63];[.A64]))" office:value-type="string" office:string-value="df_folder.ods" calcext:value-type="string">
            <text:p>df_folder.ods</text:p>
          </table:table-cell>
          <table:table-cell table:style-name="ce11" table:formula="of:=IF(LEN([StructureEdit.C64])&gt;0;COM.MICROSOFT.CONCAT([.B64];&quot;/&quot;;[StructureEdit.C64]);IF([.B63]=[.B64];[.C63];[.B64]))" office:value-type="string" office:string-value="df_folder.ods" calcext:value-type="string">
            <text:p>df_folder.ods</text:p>
          </table:table-cell>
          <table:table-cell table:style-name="ce11" table:formula="of:=IF(LEN([StructureEdit.D64])&gt;0;COM.MICROSOFT.CONCAT([.C64];&quot;/&quot;;[StructureEdit.D64]);IF([.C63]=[.C64];[.D63];[.C64]))" office:value-type="string" office:string-value="df_folder.ods" calcext:value-type="string">
            <text:p>df_folder.ods</text:p>
          </table:table-cell>
          <table:table-cell table:style-name="ce11" table:formula="of:=IF(LEN([StructureEdit.E64])&gt;0;COM.MICROSOFT.CONCAT([.D64];&quot;/&quot;;[StructureEdit.E64]);IF([.D63]=[.D64];[.E63];[.D64]))" office:value-type="string" office:string-value="df_folder.ods" calcext:value-type="string">
            <text:p>df_folder.ods</text:p>
          </table:table-cell>
          <table:table-cell table:style-name="ce11" table:formula="of:=IF(LEN([StructureEdit.F64])&gt;0;COM.MICROSOFT.CONCAT([.E64];&quot;/&quot;;[StructureEdit.F64]);IF([.E63]=[.E64];[.F63];[.E64]))" office:value-type="string" office:string-value="df_folder.ods" calcext:value-type="string">
            <text:p>df_folder.ods</text:p>
          </table:table-cell>
          <table:table-cell table:style-name="ce11" table:formula="of:=IF(LEN([StructureEdit.G64])&gt;0;COM.MICROSOFT.CONCAT([.F64];&quot;/&quot;;[StructureEdit.G64]);IF([.F63]=[.F64];[.G63];[.F64]))" office:value-type="string" office:string-value="df_folder.ods" calcext:value-type="string">
            <text:p>df_folder.ods</text:p>
          </table:table-cell>
          <table:table-cell table:style-name="ce11" table:formula="of:=IF(LEN([StructureEdit.H64])&gt;0;COM.MICROSOFT.CONCAT([.G64];&quot;/&quot;;[StructureEdit.H64]);IF([.G63]=[.G64];[.H63];[.G64]))" office:value-type="string" office:string-value="df_folder.ods" calcext:value-type="string">
            <text:p>df_folder.ods</text:p>
          </table:table-cell>
          <table:table-cell table:style-name="ce11" table:formula="of:=IF(LEN([StructureEdit.I64])&gt;0;COM.MICROSOFT.CONCAT([.H64];&quot;/&quot;;[StructureEdit.I64]);IF([.H63]=[.H64];[.I63];[.H64]))" office:value-type="string" office:string-value="df_folder.ods" calcext:value-type="string">
            <text:p>df_folder.ods</text:p>
          </table:table-cell>
          <table:table-cell table:style-name="ce11" table:formula="of:=IF(LEN([StructureEdit.J64])&gt;0;COM.MICROSOFT.CONCAT([.I64];&quot;/&quot;;[StructureEdit.J64]);IF([.I63]=[.I64];[.J63];[.I64]))" office:value-type="string" office:string-value="df_folder.ods" calcext:value-type="string">
            <text:p>df_folder.ods</text:p>
          </table:table-cell>
          <table:table-cell table:style-name="ce11" table:formula="of:=IF(LEN([StructureEdit.K64])&gt;0;COM.MICROSOFT.CONCAT([.J64];&quot;/&quot;;[StructureEdit.K64]);IF([.J63]=[.J64];[.K63];[.J64]))" office:value-type="string" office:string-value="df_folder.ods" calcext:value-type="string">
            <text:p>df_folder.ods</text:p>
          </table:table-cell>
          <table:table-cell table:style-name="ce11" table:formula="of:=IF(LEN([StructureEdit.L64])&gt;0;COM.MICROSOFT.CONCAT([.K64];&quot;/&quot;;[StructureEdit.L64]);IF([.K63]=[.K64];[.L63];[.K64]))" office:value-type="string" office:string-value="df_folder.ods" calcext:value-type="string">
            <text:p>df_folder.ods</text:p>
          </table:table-cell>
          <table:table-cell table:style-name="ce11" table:formula="of:=IF(LEN([StructureEdit.M64])&gt;0;COM.MICROSOFT.CONCAT([.L64];&quot;/&quot;;[StructureEdit.M64]);IF([.L63]=[.L64];[.M63];[.L64]))" office:value-type="string" office:string-value="df_folder.ods" calcext:value-type="string">
            <text:p>df_folder.ods</text:p>
          </table:table-cell>
          <table:table-cell table:style-name="ce11" table:formula="of:=IF(LEN([StructureEdit.N64])&gt;0;COM.MICROSOFT.CONCAT([.M64];&quot;/&quot;;[StructureEdit.N64]);IF([.M63]=[.M64];[.N63];[.M64]))" office:value-type="string" office:string-value="df_folder.ods" calcext:value-type="string">
            <text:p>df_folder.ods</text:p>
          </table:table-cell>
          <table:table-cell table:style-name="ce11" table:formula="of:=IF(LEN([StructureEdit.O64])&gt;0;COM.MICROSOFT.CONCAT([.N64];&quot;/&quot;;[StructureEdit.O64]);IF([.N63]=[.N64];[.O63];[.N64]))" office:value-type="string" office:string-value="df_folder.ods" calcext:value-type="string">
            <text:p>df_folder.ods</text:p>
          </table:table-cell>
          <table:table-cell table:style-name="ce11" table:formula="of:=IF(LEN([StructureEdit.P64])&gt;0;COM.MICROSOFT.CONCAT([.O64];&quot;/&quot;;[StructureEdit.P64]);IF([.O63]=[.O64];[.P63];[.O64]))" office:value-type="string" office:string-value="df_folder.ods" calcext:value-type="string">
            <text:p>df_folder.ods</text:p>
          </table:table-cell>
          <table:table-cell table:style-name="ce11" table:formula="of:=IF(LEN([StructureEdit.Q64])&gt;0;COM.MICROSOFT.CONCAT([.P64];&quot;/&quot;;[StructureEdit.Q64]);IF([.P63]=[.P64];[.Q63];[.P64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4" table:formula="of:=IF(LEN([StructureEdit.T64])&gt;0;[StructureEdit.T64];&quot;&quot;)">
            <text:p/>
          </table:table-cell>
          <table:table-cell table:style-name="ce7" table:formula="of:=IF(LEN([StructureEdit.S64])&gt;0;[StructureEdit.S64];&quot;&quot;)">
            <text:p/>
          </table:table-cell>
          <table:table-cell table:style-name="ce7" table:formula="of:=IF(LEN([.T64])&gt;0;VLOOKUP([.T64];[$Templates.$A$2:.$H$100];7;0);&quot;&quot;)">
            <text:p/>
          </table:table-cell>
        </table:table-row>
        <table:table-row table:style-name="ro3">
          <table:table-cell table:style-name="ce11" table:formula="of:=IF(LEN([StructureEdit.A65])&gt;0;[StructureEdit.A65];[.A64])" office:value-type="string" office:string-value="df_folder.ods" calcext:value-type="string">
            <text:p>df_folder.ods</text:p>
          </table:table-cell>
          <table:table-cell table:style-name="ce11" table:formula="of:=IF(LEN([StructureEdit.B65])&gt;0;COM.MICROSOFT.CONCAT([.A65];&quot;/&quot;;[StructureEdit.B65]);IF([.A64]=[.A65];[.B64];[.A65]))" office:value-type="string" office:string-value="df_folder.ods" calcext:value-type="string">
            <text:p>df_folder.ods</text:p>
          </table:table-cell>
          <table:table-cell table:style-name="ce11" table:formula="of:=IF(LEN([StructureEdit.C65])&gt;0;COM.MICROSOFT.CONCAT([.B65];&quot;/&quot;;[StructureEdit.C65]);IF([.B64]=[.B65];[.C64];[.B65]))" office:value-type="string" office:string-value="df_folder.ods" calcext:value-type="string">
            <text:p>df_folder.ods</text:p>
          </table:table-cell>
          <table:table-cell table:style-name="ce11" table:formula="of:=IF(LEN([StructureEdit.D65])&gt;0;COM.MICROSOFT.CONCAT([.C65];&quot;/&quot;;[StructureEdit.D65]);IF([.C64]=[.C65];[.D64];[.C65]))" office:value-type="string" office:string-value="df_folder.ods" calcext:value-type="string">
            <text:p>df_folder.ods</text:p>
          </table:table-cell>
          <table:table-cell table:style-name="ce11" table:formula="of:=IF(LEN([StructureEdit.E65])&gt;0;COM.MICROSOFT.CONCAT([.D65];&quot;/&quot;;[StructureEdit.E65]);IF([.D64]=[.D65];[.E64];[.D65]))" office:value-type="string" office:string-value="df_folder.ods" calcext:value-type="string">
            <text:p>df_folder.ods</text:p>
          </table:table-cell>
          <table:table-cell table:style-name="ce11" table:formula="of:=IF(LEN([StructureEdit.F65])&gt;0;COM.MICROSOFT.CONCAT([.E65];&quot;/&quot;;[StructureEdit.F65]);IF([.E64]=[.E65];[.F64];[.E65]))" office:value-type="string" office:string-value="df_folder.ods" calcext:value-type="string">
            <text:p>df_folder.ods</text:p>
          </table:table-cell>
          <table:table-cell table:style-name="ce11" table:formula="of:=IF(LEN([StructureEdit.G65])&gt;0;COM.MICROSOFT.CONCAT([.F65];&quot;/&quot;;[StructureEdit.G65]);IF([.F64]=[.F65];[.G64];[.F65]))" office:value-type="string" office:string-value="df_folder.ods" calcext:value-type="string">
            <text:p>df_folder.ods</text:p>
          </table:table-cell>
          <table:table-cell table:style-name="ce11" table:formula="of:=IF(LEN([StructureEdit.H65])&gt;0;COM.MICROSOFT.CONCAT([.G65];&quot;/&quot;;[StructureEdit.H65]);IF([.G64]=[.G65];[.H64];[.G65]))" office:value-type="string" office:string-value="df_folder.ods" calcext:value-type="string">
            <text:p>df_folder.ods</text:p>
          </table:table-cell>
          <table:table-cell table:style-name="ce11" table:formula="of:=IF(LEN([StructureEdit.I65])&gt;0;COM.MICROSOFT.CONCAT([.H65];&quot;/&quot;;[StructureEdit.I65]);IF([.H64]=[.H65];[.I64];[.H65]))" office:value-type="string" office:string-value="df_folder.ods" calcext:value-type="string">
            <text:p>df_folder.ods</text:p>
          </table:table-cell>
          <table:table-cell table:style-name="ce11" table:formula="of:=IF(LEN([StructureEdit.J65])&gt;0;COM.MICROSOFT.CONCAT([.I65];&quot;/&quot;;[StructureEdit.J65]);IF([.I64]=[.I65];[.J64];[.I65]))" office:value-type="string" office:string-value="df_folder.ods" calcext:value-type="string">
            <text:p>df_folder.ods</text:p>
          </table:table-cell>
          <table:table-cell table:style-name="ce11" table:formula="of:=IF(LEN([StructureEdit.K65])&gt;0;COM.MICROSOFT.CONCAT([.J65];&quot;/&quot;;[StructureEdit.K65]);IF([.J64]=[.J65];[.K64];[.J65]))" office:value-type="string" office:string-value="df_folder.ods" calcext:value-type="string">
            <text:p>df_folder.ods</text:p>
          </table:table-cell>
          <table:table-cell table:style-name="ce11" table:formula="of:=IF(LEN([StructureEdit.L65])&gt;0;COM.MICROSOFT.CONCAT([.K65];&quot;/&quot;;[StructureEdit.L65]);IF([.K64]=[.K65];[.L64];[.K65]))" office:value-type="string" office:string-value="df_folder.ods" calcext:value-type="string">
            <text:p>df_folder.ods</text:p>
          </table:table-cell>
          <table:table-cell table:style-name="ce11" table:formula="of:=IF(LEN([StructureEdit.M65])&gt;0;COM.MICROSOFT.CONCAT([.L65];&quot;/&quot;;[StructureEdit.M65]);IF([.L64]=[.L65];[.M64];[.L65]))" office:value-type="string" office:string-value="df_folder.ods" calcext:value-type="string">
            <text:p>df_folder.ods</text:p>
          </table:table-cell>
          <table:table-cell table:style-name="ce11" table:formula="of:=IF(LEN([StructureEdit.N65])&gt;0;COM.MICROSOFT.CONCAT([.M65];&quot;/&quot;;[StructureEdit.N65]);IF([.M64]=[.M65];[.N64];[.M65]))" office:value-type="string" office:string-value="df_folder.ods" calcext:value-type="string">
            <text:p>df_folder.ods</text:p>
          </table:table-cell>
          <table:table-cell table:style-name="ce11" table:formula="of:=IF(LEN([StructureEdit.O65])&gt;0;COM.MICROSOFT.CONCAT([.N65];&quot;/&quot;;[StructureEdit.O65]);IF([.N64]=[.N65];[.O64];[.N65]))" office:value-type="string" office:string-value="df_folder.ods" calcext:value-type="string">
            <text:p>df_folder.ods</text:p>
          </table:table-cell>
          <table:table-cell table:style-name="ce11" table:formula="of:=IF(LEN([StructureEdit.P65])&gt;0;COM.MICROSOFT.CONCAT([.O65];&quot;/&quot;;[StructureEdit.P65]);IF([.O64]=[.O65];[.P64];[.O65]))" office:value-type="string" office:string-value="df_folder.ods" calcext:value-type="string">
            <text:p>df_folder.ods</text:p>
          </table:table-cell>
          <table:table-cell table:style-name="ce11" table:formula="of:=IF(LEN([StructureEdit.Q65])&gt;0;COM.MICROSOFT.CONCAT([.P65];&quot;/&quot;;[StructureEdit.Q65]);IF([.P64]=[.P65];[.Q64];[.P65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4" table:formula="of:=IF(LEN([StructureEdit.T65])&gt;0;[StructureEdit.T65];&quot;&quot;)">
            <text:p/>
          </table:table-cell>
          <table:table-cell table:style-name="ce7" table:formula="of:=IF(LEN([StructureEdit.S65])&gt;0;[StructureEdit.S65];&quot;&quot;)">
            <text:p/>
          </table:table-cell>
          <table:table-cell table:style-name="ce7" table:formula="of:=IF(LEN([.T65])&gt;0;VLOOKUP([.T65];[$Templates.$A$2:.$H$100];7;0);&quot;&quot;)">
            <text:p/>
          </table:table-cell>
        </table:table-row>
        <table:table-row table:style-name="ro3">
          <table:table-cell table:style-name="ce11" table:formula="of:=IF(LEN([StructureEdit.A66])&gt;0;[StructureEdit.A66];[.A65])" office:value-type="string" office:string-value="df_folder.ods" calcext:value-type="string">
            <text:p>df_folder.ods</text:p>
          </table:table-cell>
          <table:table-cell table:style-name="ce11" table:formula="of:=IF(LEN([StructureEdit.B66])&gt;0;COM.MICROSOFT.CONCAT([.A66];&quot;/&quot;;[StructureEdit.B66]);IF([.A65]=[.A66];[.B65];[.A66]))" office:value-type="string" office:string-value="df_folder.ods" calcext:value-type="string">
            <text:p>df_folder.ods</text:p>
          </table:table-cell>
          <table:table-cell table:style-name="ce11" table:formula="of:=IF(LEN([StructureEdit.C66])&gt;0;COM.MICROSOFT.CONCAT([.B66];&quot;/&quot;;[StructureEdit.C66]);IF([.B65]=[.B66];[.C65];[.B66]))" office:value-type="string" office:string-value="df_folder.ods" calcext:value-type="string">
            <text:p>df_folder.ods</text:p>
          </table:table-cell>
          <table:table-cell table:style-name="ce11" table:formula="of:=IF(LEN([StructureEdit.D66])&gt;0;COM.MICROSOFT.CONCAT([.C66];&quot;/&quot;;[StructureEdit.D66]);IF([.C65]=[.C66];[.D65];[.C66]))" office:value-type="string" office:string-value="df_folder.ods" calcext:value-type="string">
            <text:p>df_folder.ods</text:p>
          </table:table-cell>
          <table:table-cell table:style-name="ce11" table:formula="of:=IF(LEN([StructureEdit.E66])&gt;0;COM.MICROSOFT.CONCAT([.D66];&quot;/&quot;;[StructureEdit.E66]);IF([.D65]=[.D66];[.E65];[.D66]))" office:value-type="string" office:string-value="df_folder.ods" calcext:value-type="string">
            <text:p>df_folder.ods</text:p>
          </table:table-cell>
          <table:table-cell table:style-name="ce11" table:formula="of:=IF(LEN([StructureEdit.F66])&gt;0;COM.MICROSOFT.CONCAT([.E66];&quot;/&quot;;[StructureEdit.F66]);IF([.E65]=[.E66];[.F65];[.E66]))" office:value-type="string" office:string-value="df_folder.ods" calcext:value-type="string">
            <text:p>df_folder.ods</text:p>
          </table:table-cell>
          <table:table-cell table:style-name="ce11" table:formula="of:=IF(LEN([StructureEdit.G66])&gt;0;COM.MICROSOFT.CONCAT([.F66];&quot;/&quot;;[StructureEdit.G66]);IF([.F65]=[.F66];[.G65];[.F66]))" office:value-type="string" office:string-value="df_folder.ods" calcext:value-type="string">
            <text:p>df_folder.ods</text:p>
          </table:table-cell>
          <table:table-cell table:style-name="ce11" table:formula="of:=IF(LEN([StructureEdit.H66])&gt;0;COM.MICROSOFT.CONCAT([.G66];&quot;/&quot;;[StructureEdit.H66]);IF([.G65]=[.G66];[.H65];[.G66]))" office:value-type="string" office:string-value="df_folder.ods" calcext:value-type="string">
            <text:p>df_folder.ods</text:p>
          </table:table-cell>
          <table:table-cell table:style-name="ce11" table:formula="of:=IF(LEN([StructureEdit.I66])&gt;0;COM.MICROSOFT.CONCAT([.H66];&quot;/&quot;;[StructureEdit.I66]);IF([.H65]=[.H66];[.I65];[.H66]))" office:value-type="string" office:string-value="df_folder.ods" calcext:value-type="string">
            <text:p>df_folder.ods</text:p>
          </table:table-cell>
          <table:table-cell table:style-name="ce11" table:formula="of:=IF(LEN([StructureEdit.J66])&gt;0;COM.MICROSOFT.CONCAT([.I66];&quot;/&quot;;[StructureEdit.J66]);IF([.I65]=[.I66];[.J65];[.I66]))" office:value-type="string" office:string-value="df_folder.ods" calcext:value-type="string">
            <text:p>df_folder.ods</text:p>
          </table:table-cell>
          <table:table-cell table:style-name="ce11" table:formula="of:=IF(LEN([StructureEdit.K66])&gt;0;COM.MICROSOFT.CONCAT([.J66];&quot;/&quot;;[StructureEdit.K66]);IF([.J65]=[.J66];[.K65];[.J66]))" office:value-type="string" office:string-value="df_folder.ods" calcext:value-type="string">
            <text:p>df_folder.ods</text:p>
          </table:table-cell>
          <table:table-cell table:style-name="ce11" table:formula="of:=IF(LEN([StructureEdit.L66])&gt;0;COM.MICROSOFT.CONCAT([.K66];&quot;/&quot;;[StructureEdit.L66]);IF([.K65]=[.K66];[.L65];[.K66]))" office:value-type="string" office:string-value="df_folder.ods" calcext:value-type="string">
            <text:p>df_folder.ods</text:p>
          </table:table-cell>
          <table:table-cell table:style-name="ce11" table:formula="of:=IF(LEN([StructureEdit.M66])&gt;0;COM.MICROSOFT.CONCAT([.L66];&quot;/&quot;;[StructureEdit.M66]);IF([.L65]=[.L66];[.M65];[.L66]))" office:value-type="string" office:string-value="df_folder.ods" calcext:value-type="string">
            <text:p>df_folder.ods</text:p>
          </table:table-cell>
          <table:table-cell table:style-name="ce11" table:formula="of:=IF(LEN([StructureEdit.N66])&gt;0;COM.MICROSOFT.CONCAT([.M66];&quot;/&quot;;[StructureEdit.N66]);IF([.M65]=[.M66];[.N65];[.M66]))" office:value-type="string" office:string-value="df_folder.ods" calcext:value-type="string">
            <text:p>df_folder.ods</text:p>
          </table:table-cell>
          <table:table-cell table:style-name="ce11" table:formula="of:=IF(LEN([StructureEdit.O66])&gt;0;COM.MICROSOFT.CONCAT([.N66];&quot;/&quot;;[StructureEdit.O66]);IF([.N65]=[.N66];[.O65];[.N66]))" office:value-type="string" office:string-value="df_folder.ods" calcext:value-type="string">
            <text:p>df_folder.ods</text:p>
          </table:table-cell>
          <table:table-cell table:style-name="ce11" table:formula="of:=IF(LEN([StructureEdit.P66])&gt;0;COM.MICROSOFT.CONCAT([.O66];&quot;/&quot;;[StructureEdit.P66]);IF([.O65]=[.O66];[.P65];[.O66]))" office:value-type="string" office:string-value="df_folder.ods" calcext:value-type="string">
            <text:p>df_folder.ods</text:p>
          </table:table-cell>
          <table:table-cell table:style-name="ce11" table:formula="of:=IF(LEN([StructureEdit.Q66])&gt;0;COM.MICROSOFT.CONCAT([.P66];&quot;/&quot;;[StructureEdit.Q66]);IF([.P65]=[.P66];[.Q65];[.P6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4" table:formula="of:=IF(LEN([StructureEdit.T66])&gt;0;[StructureEdit.T66];&quot;&quot;)">
            <text:p/>
          </table:table-cell>
          <table:table-cell table:style-name="ce7" table:formula="of:=IF(LEN([StructureEdit.S66])&gt;0;[StructureEdit.S66];&quot;&quot;)">
            <text:p/>
          </table:table-cell>
          <table:table-cell table:style-name="ce7" table:formula="of:=IF(LEN([.T66])&gt;0;VLOOKUP([.T66];[$Templates.$A$2:.$H$100];7;0);&quot;&quot;)">
            <text:p/>
          </table:table-cell>
        </table:table-row>
        <table:table-row table:style-name="ro3">
          <table:table-cell table:style-name="ce11" table:formula="of:=IF(LEN([StructureEdit.A67])&gt;0;[StructureEdit.A67];[.A66])" office:value-type="string" office:string-value="df_folder.ods" calcext:value-type="string">
            <text:p>df_folder.ods</text:p>
          </table:table-cell>
          <table:table-cell table:style-name="ce11" table:formula="of:=IF(LEN([StructureEdit.B67])&gt;0;COM.MICROSOFT.CONCAT([.A67];&quot;/&quot;;[StructureEdit.B67]);IF([.A66]=[.A67];[.B66];[.A67]))" office:value-type="string" office:string-value="df_folder.ods" calcext:value-type="string">
            <text:p>df_folder.ods</text:p>
          </table:table-cell>
          <table:table-cell table:style-name="ce11" table:formula="of:=IF(LEN([StructureEdit.C67])&gt;0;COM.MICROSOFT.CONCAT([.B67];&quot;/&quot;;[StructureEdit.C67]);IF([.B66]=[.B67];[.C66];[.B67]))" office:value-type="string" office:string-value="df_folder.ods" calcext:value-type="string">
            <text:p>df_folder.ods</text:p>
          </table:table-cell>
          <table:table-cell table:style-name="ce11" table:formula="of:=IF(LEN([StructureEdit.D67])&gt;0;COM.MICROSOFT.CONCAT([.C67];&quot;/&quot;;[StructureEdit.D67]);IF([.C66]=[.C67];[.D66];[.C67]))" office:value-type="string" office:string-value="df_folder.ods" calcext:value-type="string">
            <text:p>df_folder.ods</text:p>
          </table:table-cell>
          <table:table-cell table:style-name="ce11" table:formula="of:=IF(LEN([StructureEdit.E67])&gt;0;COM.MICROSOFT.CONCAT([.D67];&quot;/&quot;;[StructureEdit.E67]);IF([.D66]=[.D67];[.E66];[.D67]))" office:value-type="string" office:string-value="df_folder.ods" calcext:value-type="string">
            <text:p>df_folder.ods</text:p>
          </table:table-cell>
          <table:table-cell table:style-name="ce11" table:formula="of:=IF(LEN([StructureEdit.F67])&gt;0;COM.MICROSOFT.CONCAT([.E67];&quot;/&quot;;[StructureEdit.F67]);IF([.E66]=[.E67];[.F66];[.E67]))" office:value-type="string" office:string-value="df_folder.ods" calcext:value-type="string">
            <text:p>df_folder.ods</text:p>
          </table:table-cell>
          <table:table-cell table:style-name="ce11" table:formula="of:=IF(LEN([StructureEdit.G67])&gt;0;COM.MICROSOFT.CONCAT([.F67];&quot;/&quot;;[StructureEdit.G67]);IF([.F66]=[.F67];[.G66];[.F67]))" office:value-type="string" office:string-value="df_folder.ods" calcext:value-type="string">
            <text:p>df_folder.ods</text:p>
          </table:table-cell>
          <table:table-cell table:style-name="ce11" table:formula="of:=IF(LEN([StructureEdit.H67])&gt;0;COM.MICROSOFT.CONCAT([.G67];&quot;/&quot;;[StructureEdit.H67]);IF([.G66]=[.G67];[.H66];[.G67]))" office:value-type="string" office:string-value="df_folder.ods" calcext:value-type="string">
            <text:p>df_folder.ods</text:p>
          </table:table-cell>
          <table:table-cell table:style-name="ce11" table:formula="of:=IF(LEN([StructureEdit.I67])&gt;0;COM.MICROSOFT.CONCAT([.H67];&quot;/&quot;;[StructureEdit.I67]);IF([.H66]=[.H67];[.I66];[.H67]))" office:value-type="string" office:string-value="df_folder.ods" calcext:value-type="string">
            <text:p>df_folder.ods</text:p>
          </table:table-cell>
          <table:table-cell table:style-name="ce11" table:formula="of:=IF(LEN([StructureEdit.J67])&gt;0;COM.MICROSOFT.CONCAT([.I67];&quot;/&quot;;[StructureEdit.J67]);IF([.I66]=[.I67];[.J66];[.I67]))" office:value-type="string" office:string-value="df_folder.ods" calcext:value-type="string">
            <text:p>df_folder.ods</text:p>
          </table:table-cell>
          <table:table-cell table:style-name="ce11" table:formula="of:=IF(LEN([StructureEdit.K67])&gt;0;COM.MICROSOFT.CONCAT([.J67];&quot;/&quot;;[StructureEdit.K67]);IF([.J66]=[.J67];[.K66];[.J67]))" office:value-type="string" office:string-value="df_folder.ods" calcext:value-type="string">
            <text:p>df_folder.ods</text:p>
          </table:table-cell>
          <table:table-cell table:style-name="ce11" table:formula="of:=IF(LEN([StructureEdit.L67])&gt;0;COM.MICROSOFT.CONCAT([.K67];&quot;/&quot;;[StructureEdit.L67]);IF([.K66]=[.K67];[.L66];[.K67]))" office:value-type="string" office:string-value="df_folder.ods" calcext:value-type="string">
            <text:p>df_folder.ods</text:p>
          </table:table-cell>
          <table:table-cell table:style-name="ce11" table:formula="of:=IF(LEN([StructureEdit.M67])&gt;0;COM.MICROSOFT.CONCAT([.L67];&quot;/&quot;;[StructureEdit.M67]);IF([.L66]=[.L67];[.M66];[.L67]))" office:value-type="string" office:string-value="df_folder.ods" calcext:value-type="string">
            <text:p>df_folder.ods</text:p>
          </table:table-cell>
          <table:table-cell table:style-name="ce11" table:formula="of:=IF(LEN([StructureEdit.N67])&gt;0;COM.MICROSOFT.CONCAT([.M67];&quot;/&quot;;[StructureEdit.N67]);IF([.M66]=[.M67];[.N66];[.M67]))" office:value-type="string" office:string-value="df_folder.ods" calcext:value-type="string">
            <text:p>df_folder.ods</text:p>
          </table:table-cell>
          <table:table-cell table:style-name="ce11" table:formula="of:=IF(LEN([StructureEdit.O67])&gt;0;COM.MICROSOFT.CONCAT([.N67];&quot;/&quot;;[StructureEdit.O67]);IF([.N66]=[.N67];[.O66];[.N67]))" office:value-type="string" office:string-value="df_folder.ods" calcext:value-type="string">
            <text:p>df_folder.ods</text:p>
          </table:table-cell>
          <table:table-cell table:style-name="ce11" table:formula="of:=IF(LEN([StructureEdit.P67])&gt;0;COM.MICROSOFT.CONCAT([.O67];&quot;/&quot;;[StructureEdit.P67]);IF([.O66]=[.O67];[.P66];[.O67]))" office:value-type="string" office:string-value="df_folder.ods" calcext:value-type="string">
            <text:p>df_folder.ods</text:p>
          </table:table-cell>
          <table:table-cell table:style-name="ce11" table:formula="of:=IF(LEN([StructureEdit.Q67])&gt;0;COM.MICROSOFT.CONCAT([.P67];&quot;/&quot;;[StructureEdit.Q67]);IF([.P66]=[.P67];[.Q66];[.P6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4" table:formula="of:=IF(LEN([StructureEdit.T67])&gt;0;[StructureEdit.T67];&quot;&quot;)">
            <text:p/>
          </table:table-cell>
          <table:table-cell table:style-name="ce7" table:formula="of:=IF(LEN([StructureEdit.S67])&gt;0;[StructureEdit.S67];&quot;&quot;)">
            <text:p/>
          </table:table-cell>
          <table:table-cell table:style-name="ce7" table:formula="of:=IF(LEN([.T67])&gt;0;VLOOKUP([.T67];[$Templates.$A$2:.$H$100];7;0);&quot;&quot;)">
            <text:p/>
          </table:table-cell>
        </table:table-row>
        <table:table-row table:style-name="ro3">
          <table:table-cell table:style-name="ce11" table:formula="of:=IF(LEN([StructureEdit.A68])&gt;0;[StructureEdit.A68];[.A67])" office:value-type="string" office:string-value="df_folder.ods" calcext:value-type="string">
            <text:p>df_folder.ods</text:p>
          </table:table-cell>
          <table:table-cell table:style-name="ce11" table:formula="of:=IF(LEN([StructureEdit.B68])&gt;0;COM.MICROSOFT.CONCAT([.A68];&quot;/&quot;;[StructureEdit.B68]);IF([.A67]=[.A68];[.B67];[.A68]))" office:value-type="string" office:string-value="df_folder.ods" calcext:value-type="string">
            <text:p>df_folder.ods</text:p>
          </table:table-cell>
          <table:table-cell table:style-name="ce11" table:formula="of:=IF(LEN([StructureEdit.C68])&gt;0;COM.MICROSOFT.CONCAT([.B68];&quot;/&quot;;[StructureEdit.C68]);IF([.B67]=[.B68];[.C67];[.B68]))" office:value-type="string" office:string-value="df_folder.ods" calcext:value-type="string">
            <text:p>df_folder.ods</text:p>
          </table:table-cell>
          <table:table-cell table:style-name="ce11" table:formula="of:=IF(LEN([StructureEdit.D68])&gt;0;COM.MICROSOFT.CONCAT([.C68];&quot;/&quot;;[StructureEdit.D68]);IF([.C67]=[.C68];[.D67];[.C68]))" office:value-type="string" office:string-value="df_folder.ods" calcext:value-type="string">
            <text:p>df_folder.ods</text:p>
          </table:table-cell>
          <table:table-cell table:style-name="ce11" table:formula="of:=IF(LEN([StructureEdit.E68])&gt;0;COM.MICROSOFT.CONCAT([.D68];&quot;/&quot;;[StructureEdit.E68]);IF([.D67]=[.D68];[.E67];[.D68]))" office:value-type="string" office:string-value="df_folder.ods" calcext:value-type="string">
            <text:p>df_folder.ods</text:p>
          </table:table-cell>
          <table:table-cell table:style-name="ce11" table:formula="of:=IF(LEN([StructureEdit.F68])&gt;0;COM.MICROSOFT.CONCAT([.E68];&quot;/&quot;;[StructureEdit.F68]);IF([.E67]=[.E68];[.F67];[.E68]))" office:value-type="string" office:string-value="df_folder.ods" calcext:value-type="string">
            <text:p>df_folder.ods</text:p>
          </table:table-cell>
          <table:table-cell table:style-name="ce11" table:formula="of:=IF(LEN([StructureEdit.G68])&gt;0;COM.MICROSOFT.CONCAT([.F68];&quot;/&quot;;[StructureEdit.G68]);IF([.F67]=[.F68];[.G67];[.F68]))" office:value-type="string" office:string-value="df_folder.ods" calcext:value-type="string">
            <text:p>df_folder.ods</text:p>
          </table:table-cell>
          <table:table-cell table:style-name="ce11" table:formula="of:=IF(LEN([StructureEdit.H68])&gt;0;COM.MICROSOFT.CONCAT([.G68];&quot;/&quot;;[StructureEdit.H68]);IF([.G67]=[.G68];[.H67];[.G68]))" office:value-type="string" office:string-value="df_folder.ods" calcext:value-type="string">
            <text:p>df_folder.ods</text:p>
          </table:table-cell>
          <table:table-cell table:style-name="ce11" table:formula="of:=IF(LEN([StructureEdit.I68])&gt;0;COM.MICROSOFT.CONCAT([.H68];&quot;/&quot;;[StructureEdit.I68]);IF([.H67]=[.H68];[.I67];[.H68]))" office:value-type="string" office:string-value="df_folder.ods" calcext:value-type="string">
            <text:p>df_folder.ods</text:p>
          </table:table-cell>
          <table:table-cell table:style-name="ce11" table:formula="of:=IF(LEN([StructureEdit.J68])&gt;0;COM.MICROSOFT.CONCAT([.I68];&quot;/&quot;;[StructureEdit.J68]);IF([.I67]=[.I68];[.J67];[.I68]))" office:value-type="string" office:string-value="df_folder.ods" calcext:value-type="string">
            <text:p>df_folder.ods</text:p>
          </table:table-cell>
          <table:table-cell table:style-name="ce11" table:formula="of:=IF(LEN([StructureEdit.K68])&gt;0;COM.MICROSOFT.CONCAT([.J68];&quot;/&quot;;[StructureEdit.K68]);IF([.J67]=[.J68];[.K67];[.J68]))" office:value-type="string" office:string-value="df_folder.ods" calcext:value-type="string">
            <text:p>df_folder.ods</text:p>
          </table:table-cell>
          <table:table-cell table:style-name="ce11" table:formula="of:=IF(LEN([StructureEdit.L68])&gt;0;COM.MICROSOFT.CONCAT([.K68];&quot;/&quot;;[StructureEdit.L68]);IF([.K67]=[.K68];[.L67];[.K68]))" office:value-type="string" office:string-value="df_folder.ods" calcext:value-type="string">
            <text:p>df_folder.ods</text:p>
          </table:table-cell>
          <table:table-cell table:style-name="ce11" table:formula="of:=IF(LEN([StructureEdit.M68])&gt;0;COM.MICROSOFT.CONCAT([.L68];&quot;/&quot;;[StructureEdit.M68]);IF([.L67]=[.L68];[.M67];[.L68]))" office:value-type="string" office:string-value="df_folder.ods" calcext:value-type="string">
            <text:p>df_folder.ods</text:p>
          </table:table-cell>
          <table:table-cell table:style-name="ce11" table:formula="of:=IF(LEN([StructureEdit.N68])&gt;0;COM.MICROSOFT.CONCAT([.M68];&quot;/&quot;;[StructureEdit.N68]);IF([.M67]=[.M68];[.N67];[.M68]))" office:value-type="string" office:string-value="df_folder.ods" calcext:value-type="string">
            <text:p>df_folder.ods</text:p>
          </table:table-cell>
          <table:table-cell table:style-name="ce11" table:formula="of:=IF(LEN([StructureEdit.O68])&gt;0;COM.MICROSOFT.CONCAT([.N68];&quot;/&quot;;[StructureEdit.O68]);IF([.N67]=[.N68];[.O67];[.N68]))" office:value-type="string" office:string-value="df_folder.ods" calcext:value-type="string">
            <text:p>df_folder.ods</text:p>
          </table:table-cell>
          <table:table-cell table:style-name="ce11" table:formula="of:=IF(LEN([StructureEdit.P68])&gt;0;COM.MICROSOFT.CONCAT([.O68];&quot;/&quot;;[StructureEdit.P68]);IF([.O67]=[.O68];[.P67];[.O68]))" office:value-type="string" office:string-value="df_folder.ods" calcext:value-type="string">
            <text:p>df_folder.ods</text:p>
          </table:table-cell>
          <table:table-cell table:style-name="ce11" table:formula="of:=IF(LEN([StructureEdit.Q68])&gt;0;COM.MICROSOFT.CONCAT([.P68];&quot;/&quot;;[StructureEdit.Q68]);IF([.P67]=[.P68];[.Q67];[.P6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4" table:formula="of:=IF(LEN([StructureEdit.T68])&gt;0;[StructureEdit.T68];&quot;&quot;)">
            <text:p/>
          </table:table-cell>
          <table:table-cell table:style-name="ce7" table:formula="of:=IF(LEN([StructureEdit.S68])&gt;0;[StructureEdit.S68];&quot;&quot;)">
            <text:p/>
          </table:table-cell>
          <table:table-cell table:style-name="ce7" table:formula="of:=IF(LEN([.T68])&gt;0;VLOOKUP([.T68];[$Templates.$A$2:.$H$100];7;0);&quot;&quot;)">
            <text:p/>
          </table:table-cell>
        </table:table-row>
        <table:table-row table:style-name="ro3">
          <table:table-cell table:style-name="ce11" table:formula="of:=IF(LEN([StructureEdit.A69])&gt;0;[StructureEdit.A69];[.A68])" office:value-type="string" office:string-value="df_folder.ods" calcext:value-type="string">
            <text:p>df_folder.ods</text:p>
          </table:table-cell>
          <table:table-cell table:style-name="ce11" table:formula="of:=IF(LEN([StructureEdit.B69])&gt;0;COM.MICROSOFT.CONCAT([.A69];&quot;/&quot;;[StructureEdit.B69]);IF([.A68]=[.A69];[.B68];[.A69]))" office:value-type="string" office:string-value="df_folder.ods" calcext:value-type="string">
            <text:p>df_folder.ods</text:p>
          </table:table-cell>
          <table:table-cell table:style-name="ce11" table:formula="of:=IF(LEN([StructureEdit.C69])&gt;0;COM.MICROSOFT.CONCAT([.B69];&quot;/&quot;;[StructureEdit.C69]);IF([.B68]=[.B69];[.C68];[.B69]))" office:value-type="string" office:string-value="df_folder.ods" calcext:value-type="string">
            <text:p>df_folder.ods</text:p>
          </table:table-cell>
          <table:table-cell table:style-name="ce11" table:formula="of:=IF(LEN([StructureEdit.D69])&gt;0;COM.MICROSOFT.CONCAT([.C69];&quot;/&quot;;[StructureEdit.D69]);IF([.C68]=[.C69];[.D68];[.C69]))" office:value-type="string" office:string-value="df_folder.ods" calcext:value-type="string">
            <text:p>df_folder.ods</text:p>
          </table:table-cell>
          <table:table-cell table:style-name="ce11" table:formula="of:=IF(LEN([StructureEdit.E69])&gt;0;COM.MICROSOFT.CONCAT([.D69];&quot;/&quot;;[StructureEdit.E69]);IF([.D68]=[.D69];[.E68];[.D69]))" office:value-type="string" office:string-value="df_folder.ods" calcext:value-type="string">
            <text:p>df_folder.ods</text:p>
          </table:table-cell>
          <table:table-cell table:style-name="ce11" table:formula="of:=IF(LEN([StructureEdit.F69])&gt;0;COM.MICROSOFT.CONCAT([.E69];&quot;/&quot;;[StructureEdit.F69]);IF([.E68]=[.E69];[.F68];[.E69]))" office:value-type="string" office:string-value="df_folder.ods" calcext:value-type="string">
            <text:p>df_folder.ods</text:p>
          </table:table-cell>
          <table:table-cell table:style-name="ce11" table:formula="of:=IF(LEN([StructureEdit.G69])&gt;0;COM.MICROSOFT.CONCAT([.F69];&quot;/&quot;;[StructureEdit.G69]);IF([.F68]=[.F69];[.G68];[.F69]))" office:value-type="string" office:string-value="df_folder.ods" calcext:value-type="string">
            <text:p>df_folder.ods</text:p>
          </table:table-cell>
          <table:table-cell table:style-name="ce11" table:formula="of:=IF(LEN([StructureEdit.H69])&gt;0;COM.MICROSOFT.CONCAT([.G69];&quot;/&quot;;[StructureEdit.H69]);IF([.G68]=[.G69];[.H68];[.G69]))" office:value-type="string" office:string-value="df_folder.ods" calcext:value-type="string">
            <text:p>df_folder.ods</text:p>
          </table:table-cell>
          <table:table-cell table:style-name="ce11" table:formula="of:=IF(LEN([StructureEdit.I69])&gt;0;COM.MICROSOFT.CONCAT([.H69];&quot;/&quot;;[StructureEdit.I69]);IF([.H68]=[.H69];[.I68];[.H69]))" office:value-type="string" office:string-value="df_folder.ods" calcext:value-type="string">
            <text:p>df_folder.ods</text:p>
          </table:table-cell>
          <table:table-cell table:style-name="ce11" table:formula="of:=IF(LEN([StructureEdit.J69])&gt;0;COM.MICROSOFT.CONCAT([.I69];&quot;/&quot;;[StructureEdit.J69]);IF([.I68]=[.I69];[.J68];[.I69]))" office:value-type="string" office:string-value="df_folder.ods" calcext:value-type="string">
            <text:p>df_folder.ods</text:p>
          </table:table-cell>
          <table:table-cell table:style-name="ce11" table:formula="of:=IF(LEN([StructureEdit.K69])&gt;0;COM.MICROSOFT.CONCAT([.J69];&quot;/&quot;;[StructureEdit.K69]);IF([.J68]=[.J69];[.K68];[.J69]))" office:value-type="string" office:string-value="df_folder.ods" calcext:value-type="string">
            <text:p>df_folder.ods</text:p>
          </table:table-cell>
          <table:table-cell table:style-name="ce11" table:formula="of:=IF(LEN([StructureEdit.L69])&gt;0;COM.MICROSOFT.CONCAT([.K69];&quot;/&quot;;[StructureEdit.L69]);IF([.K68]=[.K69];[.L68];[.K69]))" office:value-type="string" office:string-value="df_folder.ods" calcext:value-type="string">
            <text:p>df_folder.ods</text:p>
          </table:table-cell>
          <table:table-cell table:style-name="ce11" table:formula="of:=IF(LEN([StructureEdit.M69])&gt;0;COM.MICROSOFT.CONCAT([.L69];&quot;/&quot;;[StructureEdit.M69]);IF([.L68]=[.L69];[.M68];[.L69]))" office:value-type="string" office:string-value="df_folder.ods" calcext:value-type="string">
            <text:p>df_folder.ods</text:p>
          </table:table-cell>
          <table:table-cell table:style-name="ce11" table:formula="of:=IF(LEN([StructureEdit.N69])&gt;0;COM.MICROSOFT.CONCAT([.M69];&quot;/&quot;;[StructureEdit.N69]);IF([.M68]=[.M69];[.N68];[.M69]))" office:value-type="string" office:string-value="df_folder.ods" calcext:value-type="string">
            <text:p>df_folder.ods</text:p>
          </table:table-cell>
          <table:table-cell table:style-name="ce11" table:formula="of:=IF(LEN([StructureEdit.O69])&gt;0;COM.MICROSOFT.CONCAT([.N69];&quot;/&quot;;[StructureEdit.O69]);IF([.N68]=[.N69];[.O68];[.N69]))" office:value-type="string" office:string-value="df_folder.ods" calcext:value-type="string">
            <text:p>df_folder.ods</text:p>
          </table:table-cell>
          <table:table-cell table:style-name="ce11" table:formula="of:=IF(LEN([StructureEdit.P69])&gt;0;COM.MICROSOFT.CONCAT([.O69];&quot;/&quot;;[StructureEdit.P69]);IF([.O68]=[.O69];[.P68];[.O69]))" office:value-type="string" office:string-value="df_folder.ods" calcext:value-type="string">
            <text:p>df_folder.ods</text:p>
          </table:table-cell>
          <table:table-cell table:style-name="ce11" table:formula="of:=IF(LEN([StructureEdit.Q69])&gt;0;COM.MICROSOFT.CONCAT([.P69];&quot;/&quot;;[StructureEdit.Q69]);IF([.P68]=[.P69];[.Q68];[.P6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4" table:formula="of:=IF(LEN([StructureEdit.T69])&gt;0;[StructureEdit.T69];&quot;&quot;)">
            <text:p/>
          </table:table-cell>
          <table:table-cell table:style-name="ce7" table:formula="of:=IF(LEN([StructureEdit.S69])&gt;0;[StructureEdit.S69];&quot;&quot;)">
            <text:p/>
          </table:table-cell>
          <table:table-cell table:style-name="ce7" table:formula="of:=IF(LEN([.T69])&gt;0;VLOOKUP([.T69];[$Templates.$A$2:.$H$100];7;0);&quot;&quot;)">
            <text:p/>
          </table:table-cell>
        </table:table-row>
        <table:table-row table:style-name="ro3">
          <table:table-cell table:style-name="ce11" table:formula="of:=IF(LEN([StructureEdit.A70])&gt;0;[StructureEdit.A70];[.A69])" office:value-type="string" office:string-value="df_folder.ods" calcext:value-type="string">
            <text:p>df_folder.ods</text:p>
          </table:table-cell>
          <table:table-cell table:style-name="ce11" table:formula="of:=IF(LEN([StructureEdit.B70])&gt;0;COM.MICROSOFT.CONCAT([.A70];&quot;/&quot;;[StructureEdit.B70]);IF([.A69]=[.A70];[.B69];[.A70]))" office:value-type="string" office:string-value="df_folder.ods" calcext:value-type="string">
            <text:p>df_folder.ods</text:p>
          </table:table-cell>
          <table:table-cell table:style-name="ce11" table:formula="of:=IF(LEN([StructureEdit.C70])&gt;0;COM.MICROSOFT.CONCAT([.B70];&quot;/&quot;;[StructureEdit.C70]);IF([.B69]=[.B70];[.C69];[.B70]))" office:value-type="string" office:string-value="df_folder.ods" calcext:value-type="string">
            <text:p>df_folder.ods</text:p>
          </table:table-cell>
          <table:table-cell table:style-name="ce11" table:formula="of:=IF(LEN([StructureEdit.D70])&gt;0;COM.MICROSOFT.CONCAT([.C70];&quot;/&quot;;[StructureEdit.D70]);IF([.C69]=[.C70];[.D69];[.C70]))" office:value-type="string" office:string-value="df_folder.ods" calcext:value-type="string">
            <text:p>df_folder.ods</text:p>
          </table:table-cell>
          <table:table-cell table:style-name="ce11" table:formula="of:=IF(LEN([StructureEdit.E70])&gt;0;COM.MICROSOFT.CONCAT([.D70];&quot;/&quot;;[StructureEdit.E70]);IF([.D69]=[.D70];[.E69];[.D70]))" office:value-type="string" office:string-value="df_folder.ods" calcext:value-type="string">
            <text:p>df_folder.ods</text:p>
          </table:table-cell>
          <table:table-cell table:style-name="ce11" table:formula="of:=IF(LEN([StructureEdit.F70])&gt;0;COM.MICROSOFT.CONCAT([.E70];&quot;/&quot;;[StructureEdit.F70]);IF([.E69]=[.E70];[.F69];[.E70]))" office:value-type="string" office:string-value="df_folder.ods" calcext:value-type="string">
            <text:p>df_folder.ods</text:p>
          </table:table-cell>
          <table:table-cell table:style-name="ce11" table:formula="of:=IF(LEN([StructureEdit.G70])&gt;0;COM.MICROSOFT.CONCAT([.F70];&quot;/&quot;;[StructureEdit.G70]);IF([.F69]=[.F70];[.G69];[.F70]))" office:value-type="string" office:string-value="df_folder.ods" calcext:value-type="string">
            <text:p>df_folder.ods</text:p>
          </table:table-cell>
          <table:table-cell table:style-name="ce11" table:formula="of:=IF(LEN([StructureEdit.H70])&gt;0;COM.MICROSOFT.CONCAT([.G70];&quot;/&quot;;[StructureEdit.H70]);IF([.G69]=[.G70];[.H69];[.G70]))" office:value-type="string" office:string-value="df_folder.ods" calcext:value-type="string">
            <text:p>df_folder.ods</text:p>
          </table:table-cell>
          <table:table-cell table:style-name="ce11" table:formula="of:=IF(LEN([StructureEdit.I70])&gt;0;COM.MICROSOFT.CONCAT([.H70];&quot;/&quot;;[StructureEdit.I70]);IF([.H69]=[.H70];[.I69];[.H70]))" office:value-type="string" office:string-value="df_folder.ods" calcext:value-type="string">
            <text:p>df_folder.ods</text:p>
          </table:table-cell>
          <table:table-cell table:style-name="ce11" table:formula="of:=IF(LEN([StructureEdit.J70])&gt;0;COM.MICROSOFT.CONCAT([.I70];&quot;/&quot;;[StructureEdit.J70]);IF([.I69]=[.I70];[.J69];[.I70]))" office:value-type="string" office:string-value="df_folder.ods" calcext:value-type="string">
            <text:p>df_folder.ods</text:p>
          </table:table-cell>
          <table:table-cell table:style-name="ce11" table:formula="of:=IF(LEN([StructureEdit.K70])&gt;0;COM.MICROSOFT.CONCAT([.J70];&quot;/&quot;;[StructureEdit.K70]);IF([.J69]=[.J70];[.K69];[.J70]))" office:value-type="string" office:string-value="df_folder.ods" calcext:value-type="string">
            <text:p>df_folder.ods</text:p>
          </table:table-cell>
          <table:table-cell table:style-name="ce11" table:formula="of:=IF(LEN([StructureEdit.L70])&gt;0;COM.MICROSOFT.CONCAT([.K70];&quot;/&quot;;[StructureEdit.L70]);IF([.K69]=[.K70];[.L69];[.K70]))" office:value-type="string" office:string-value="df_folder.ods" calcext:value-type="string">
            <text:p>df_folder.ods</text:p>
          </table:table-cell>
          <table:table-cell table:style-name="ce11" table:formula="of:=IF(LEN([StructureEdit.M70])&gt;0;COM.MICROSOFT.CONCAT([.L70];&quot;/&quot;;[StructureEdit.M70]);IF([.L69]=[.L70];[.M69];[.L70]))" office:value-type="string" office:string-value="df_folder.ods" calcext:value-type="string">
            <text:p>df_folder.ods</text:p>
          </table:table-cell>
          <table:table-cell table:style-name="ce11" table:formula="of:=IF(LEN([StructureEdit.N70])&gt;0;COM.MICROSOFT.CONCAT([.M70];&quot;/&quot;;[StructureEdit.N70]);IF([.M69]=[.M70];[.N69];[.M70]))" office:value-type="string" office:string-value="df_folder.ods" calcext:value-type="string">
            <text:p>df_folder.ods</text:p>
          </table:table-cell>
          <table:table-cell table:style-name="ce11" table:formula="of:=IF(LEN([StructureEdit.O70])&gt;0;COM.MICROSOFT.CONCAT([.N70];&quot;/&quot;;[StructureEdit.O70]);IF([.N69]=[.N70];[.O69];[.N70]))" office:value-type="string" office:string-value="df_folder.ods" calcext:value-type="string">
            <text:p>df_folder.ods</text:p>
          </table:table-cell>
          <table:table-cell table:style-name="ce11" table:formula="of:=IF(LEN([StructureEdit.P70])&gt;0;COM.MICROSOFT.CONCAT([.O70];&quot;/&quot;;[StructureEdit.P70]);IF([.O69]=[.O70];[.P69];[.O70]))" office:value-type="string" office:string-value="df_folder.ods" calcext:value-type="string">
            <text:p>df_folder.ods</text:p>
          </table:table-cell>
          <table:table-cell table:style-name="ce11" table:formula="of:=IF(LEN([StructureEdit.Q70])&gt;0;COM.MICROSOFT.CONCAT([.P70];&quot;/&quot;;[StructureEdit.Q70]);IF([.P69]=[.P70];[.Q69];[.P7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4" table:formula="of:=IF(LEN([StructureEdit.T70])&gt;0;[StructureEdit.T70];&quot;&quot;)">
            <text:p/>
          </table:table-cell>
          <table:table-cell table:style-name="ce7" table:formula="of:=IF(LEN([StructureEdit.S70])&gt;0;[StructureEdit.S70];&quot;&quot;)">
            <text:p/>
          </table:table-cell>
          <table:table-cell table:style-name="ce7" table:formula="of:=IF(LEN([.T70])&gt;0;VLOOKUP([.T70];[$Templates.$A$2:.$H$100];7;0);&quot;&quot;)">
            <text:p/>
          </table:table-cell>
        </table:table-row>
        <table:table-row table:style-name="ro3">
          <table:table-cell table:style-name="ce11" table:formula="of:=IF(LEN([StructureEdit.A71])&gt;0;[StructureEdit.A71];[.A70])" office:value-type="string" office:string-value="df_folder.ods" calcext:value-type="string">
            <text:p>df_folder.ods</text:p>
          </table:table-cell>
          <table:table-cell table:style-name="ce11" table:formula="of:=IF(LEN([StructureEdit.B71])&gt;0;COM.MICROSOFT.CONCAT([.A71];&quot;/&quot;;[StructureEdit.B71]);IF([.A70]=[.A71];[.B70];[.A71]))" office:value-type="string" office:string-value="df_folder.ods" calcext:value-type="string">
            <text:p>df_folder.ods</text:p>
          </table:table-cell>
          <table:table-cell table:style-name="ce11" table:formula="of:=IF(LEN([StructureEdit.C71])&gt;0;COM.MICROSOFT.CONCAT([.B71];&quot;/&quot;;[StructureEdit.C71]);IF([.B70]=[.B71];[.C70];[.B71]))" office:value-type="string" office:string-value="df_folder.ods" calcext:value-type="string">
            <text:p>df_folder.ods</text:p>
          </table:table-cell>
          <table:table-cell table:style-name="ce11" table:formula="of:=IF(LEN([StructureEdit.D71])&gt;0;COM.MICROSOFT.CONCAT([.C71];&quot;/&quot;;[StructureEdit.D71]);IF([.C70]=[.C71];[.D70];[.C71]))" office:value-type="string" office:string-value="df_folder.ods" calcext:value-type="string">
            <text:p>df_folder.ods</text:p>
          </table:table-cell>
          <table:table-cell table:style-name="ce11" table:formula="of:=IF(LEN([StructureEdit.E71])&gt;0;COM.MICROSOFT.CONCAT([.D71];&quot;/&quot;;[StructureEdit.E71]);IF([.D70]=[.D71];[.E70];[.D71]))" office:value-type="string" office:string-value="df_folder.ods" calcext:value-type="string">
            <text:p>df_folder.ods</text:p>
          </table:table-cell>
          <table:table-cell table:style-name="ce11" table:formula="of:=IF(LEN([StructureEdit.F71])&gt;0;COM.MICROSOFT.CONCAT([.E71];&quot;/&quot;;[StructureEdit.F71]);IF([.E70]=[.E71];[.F70];[.E71]))" office:value-type="string" office:string-value="df_folder.ods" calcext:value-type="string">
            <text:p>df_folder.ods</text:p>
          </table:table-cell>
          <table:table-cell table:style-name="ce11" table:formula="of:=IF(LEN([StructureEdit.G71])&gt;0;COM.MICROSOFT.CONCAT([.F71];&quot;/&quot;;[StructureEdit.G71]);IF([.F70]=[.F71];[.G70];[.F71]))" office:value-type="string" office:string-value="df_folder.ods" calcext:value-type="string">
            <text:p>df_folder.ods</text:p>
          </table:table-cell>
          <table:table-cell table:style-name="ce11" table:formula="of:=IF(LEN([StructureEdit.H71])&gt;0;COM.MICROSOFT.CONCAT([.G71];&quot;/&quot;;[StructureEdit.H71]);IF([.G70]=[.G71];[.H70];[.G71]))" office:value-type="string" office:string-value="df_folder.ods" calcext:value-type="string">
            <text:p>df_folder.ods</text:p>
          </table:table-cell>
          <table:table-cell table:style-name="ce11" table:formula="of:=IF(LEN([StructureEdit.I71])&gt;0;COM.MICROSOFT.CONCAT([.H71];&quot;/&quot;;[StructureEdit.I71]);IF([.H70]=[.H71];[.I70];[.H71]))" office:value-type="string" office:string-value="df_folder.ods" calcext:value-type="string">
            <text:p>df_folder.ods</text:p>
          </table:table-cell>
          <table:table-cell table:style-name="ce11" table:formula="of:=IF(LEN([StructureEdit.J71])&gt;0;COM.MICROSOFT.CONCAT([.I71];&quot;/&quot;;[StructureEdit.J71]);IF([.I70]=[.I71];[.J70];[.I71]))" office:value-type="string" office:string-value="df_folder.ods" calcext:value-type="string">
            <text:p>df_folder.ods</text:p>
          </table:table-cell>
          <table:table-cell table:style-name="ce11" table:formula="of:=IF(LEN([StructureEdit.K71])&gt;0;COM.MICROSOFT.CONCAT([.J71];&quot;/&quot;;[StructureEdit.K71]);IF([.J70]=[.J71];[.K70];[.J71]))" office:value-type="string" office:string-value="df_folder.ods" calcext:value-type="string">
            <text:p>df_folder.ods</text:p>
          </table:table-cell>
          <table:table-cell table:style-name="ce11" table:formula="of:=IF(LEN([StructureEdit.L71])&gt;0;COM.MICROSOFT.CONCAT([.K71];&quot;/&quot;;[StructureEdit.L71]);IF([.K70]=[.K71];[.L70];[.K71]))" office:value-type="string" office:string-value="df_folder.ods" calcext:value-type="string">
            <text:p>df_folder.ods</text:p>
          </table:table-cell>
          <table:table-cell table:style-name="ce11" table:formula="of:=IF(LEN([StructureEdit.M71])&gt;0;COM.MICROSOFT.CONCAT([.L71];&quot;/&quot;;[StructureEdit.M71]);IF([.L70]=[.L71];[.M70];[.L71]))" office:value-type="string" office:string-value="df_folder.ods" calcext:value-type="string">
            <text:p>df_folder.ods</text:p>
          </table:table-cell>
          <table:table-cell table:style-name="ce11" table:formula="of:=IF(LEN([StructureEdit.N71])&gt;0;COM.MICROSOFT.CONCAT([.M71];&quot;/&quot;;[StructureEdit.N71]);IF([.M70]=[.M71];[.N70];[.M71]))" office:value-type="string" office:string-value="df_folder.ods" calcext:value-type="string">
            <text:p>df_folder.ods</text:p>
          </table:table-cell>
          <table:table-cell table:style-name="ce11" table:formula="of:=IF(LEN([StructureEdit.O71])&gt;0;COM.MICROSOFT.CONCAT([.N71];&quot;/&quot;;[StructureEdit.O71]);IF([.N70]=[.N71];[.O70];[.N71]))" office:value-type="string" office:string-value="df_folder.ods" calcext:value-type="string">
            <text:p>df_folder.ods</text:p>
          </table:table-cell>
          <table:table-cell table:style-name="ce11" table:formula="of:=IF(LEN([StructureEdit.P71])&gt;0;COM.MICROSOFT.CONCAT([.O71];&quot;/&quot;;[StructureEdit.P71]);IF([.O70]=[.O71];[.P70];[.O71]))" office:value-type="string" office:string-value="df_folder.ods" calcext:value-type="string">
            <text:p>df_folder.ods</text:p>
          </table:table-cell>
          <table:table-cell table:style-name="ce11" table:formula="of:=IF(LEN([StructureEdit.Q71])&gt;0;COM.MICROSOFT.CONCAT([.P71];&quot;/&quot;;[StructureEdit.Q71]);IF([.P70]=[.P71];[.Q70];[.P7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4" table:formula="of:=IF(LEN([StructureEdit.T71])&gt;0;[StructureEdit.T71];&quot;&quot;)">
            <text:p/>
          </table:table-cell>
          <table:table-cell table:style-name="ce7" table:formula="of:=IF(LEN([StructureEdit.S71])&gt;0;[StructureEdit.S71];&quot;&quot;)">
            <text:p/>
          </table:table-cell>
          <table:table-cell table:style-name="ce7" table:formula="of:=IF(LEN([.T71])&gt;0;VLOOKUP([.T71];[$Templates.$A$2:.$H$100];7;0);&quot;&quot;)">
            <text:p/>
          </table:table-cell>
        </table:table-row>
        <table:table-row table:style-name="ro3">
          <table:table-cell table:style-name="ce11" table:formula="of:=IF(LEN([StructureEdit.A72])&gt;0;[StructureEdit.A72];[.A71])" office:value-type="string" office:string-value="df_folder.ods" calcext:value-type="string">
            <text:p>df_folder.ods</text:p>
          </table:table-cell>
          <table:table-cell table:style-name="ce11" table:formula="of:=IF(LEN([StructureEdit.B72])&gt;0;COM.MICROSOFT.CONCAT([.A72];&quot;/&quot;;[StructureEdit.B72]);IF([.A71]=[.A72];[.B71];[.A72]))" office:value-type="string" office:string-value="df_folder.ods" calcext:value-type="string">
            <text:p>df_folder.ods</text:p>
          </table:table-cell>
          <table:table-cell table:style-name="ce11" table:formula="of:=IF(LEN([StructureEdit.C72])&gt;0;COM.MICROSOFT.CONCAT([.B72];&quot;/&quot;;[StructureEdit.C72]);IF([.B71]=[.B72];[.C71];[.B72]))" office:value-type="string" office:string-value="df_folder.ods" calcext:value-type="string">
            <text:p>df_folder.ods</text:p>
          </table:table-cell>
          <table:table-cell table:style-name="ce11" table:formula="of:=IF(LEN([StructureEdit.D72])&gt;0;COM.MICROSOFT.CONCAT([.C72];&quot;/&quot;;[StructureEdit.D72]);IF([.C71]=[.C72];[.D71];[.C72]))" office:value-type="string" office:string-value="df_folder.ods" calcext:value-type="string">
            <text:p>df_folder.ods</text:p>
          </table:table-cell>
          <table:table-cell table:style-name="ce11" table:formula="of:=IF(LEN([StructureEdit.E72])&gt;0;COM.MICROSOFT.CONCAT([.D72];&quot;/&quot;;[StructureEdit.E72]);IF([.D71]=[.D72];[.E71];[.D72]))" office:value-type="string" office:string-value="df_folder.ods" calcext:value-type="string">
            <text:p>df_folder.ods</text:p>
          </table:table-cell>
          <table:table-cell table:style-name="ce11" table:formula="of:=IF(LEN([StructureEdit.F72])&gt;0;COM.MICROSOFT.CONCAT([.E72];&quot;/&quot;;[StructureEdit.F72]);IF([.E71]=[.E72];[.F71];[.E72]))" office:value-type="string" office:string-value="df_folder.ods" calcext:value-type="string">
            <text:p>df_folder.ods</text:p>
          </table:table-cell>
          <table:table-cell table:style-name="ce11" table:formula="of:=IF(LEN([StructureEdit.G72])&gt;0;COM.MICROSOFT.CONCAT([.F72];&quot;/&quot;;[StructureEdit.G72]);IF([.F71]=[.F72];[.G71];[.F72]))" office:value-type="string" office:string-value="df_folder.ods" calcext:value-type="string">
            <text:p>df_folder.ods</text:p>
          </table:table-cell>
          <table:table-cell table:style-name="ce11" table:formula="of:=IF(LEN([StructureEdit.H72])&gt;0;COM.MICROSOFT.CONCAT([.G72];&quot;/&quot;;[StructureEdit.H72]);IF([.G71]=[.G72];[.H71];[.G72]))" office:value-type="string" office:string-value="df_folder.ods" calcext:value-type="string">
            <text:p>df_folder.ods</text:p>
          </table:table-cell>
          <table:table-cell table:style-name="ce11" table:formula="of:=IF(LEN([StructureEdit.I72])&gt;0;COM.MICROSOFT.CONCAT([.H72];&quot;/&quot;;[StructureEdit.I72]);IF([.H71]=[.H72];[.I71];[.H72]))" office:value-type="string" office:string-value="df_folder.ods" calcext:value-type="string">
            <text:p>df_folder.ods</text:p>
          </table:table-cell>
          <table:table-cell table:style-name="ce11" table:formula="of:=IF(LEN([StructureEdit.J72])&gt;0;COM.MICROSOFT.CONCAT([.I72];&quot;/&quot;;[StructureEdit.J72]);IF([.I71]=[.I72];[.J71];[.I72]))" office:value-type="string" office:string-value="df_folder.ods" calcext:value-type="string">
            <text:p>df_folder.ods</text:p>
          </table:table-cell>
          <table:table-cell table:style-name="ce11" table:formula="of:=IF(LEN([StructureEdit.K72])&gt;0;COM.MICROSOFT.CONCAT([.J72];&quot;/&quot;;[StructureEdit.K72]);IF([.J71]=[.J72];[.K71];[.J72]))" office:value-type="string" office:string-value="df_folder.ods" calcext:value-type="string">
            <text:p>df_folder.ods</text:p>
          </table:table-cell>
          <table:table-cell table:style-name="ce11" table:formula="of:=IF(LEN([StructureEdit.L72])&gt;0;COM.MICROSOFT.CONCAT([.K72];&quot;/&quot;;[StructureEdit.L72]);IF([.K71]=[.K72];[.L71];[.K72]))" office:value-type="string" office:string-value="df_folder.ods" calcext:value-type="string">
            <text:p>df_folder.ods</text:p>
          </table:table-cell>
          <table:table-cell table:style-name="ce11" table:formula="of:=IF(LEN([StructureEdit.M72])&gt;0;COM.MICROSOFT.CONCAT([.L72];&quot;/&quot;;[StructureEdit.M72]);IF([.L71]=[.L72];[.M71];[.L72]))" office:value-type="string" office:string-value="df_folder.ods" calcext:value-type="string">
            <text:p>df_folder.ods</text:p>
          </table:table-cell>
          <table:table-cell table:style-name="ce11" table:formula="of:=IF(LEN([StructureEdit.N72])&gt;0;COM.MICROSOFT.CONCAT([.M72];&quot;/&quot;;[StructureEdit.N72]);IF([.M71]=[.M72];[.N71];[.M72]))" office:value-type="string" office:string-value="df_folder.ods" calcext:value-type="string">
            <text:p>df_folder.ods</text:p>
          </table:table-cell>
          <table:table-cell table:style-name="ce11" table:formula="of:=IF(LEN([StructureEdit.O72])&gt;0;COM.MICROSOFT.CONCAT([.N72];&quot;/&quot;;[StructureEdit.O72]);IF([.N71]=[.N72];[.O71];[.N72]))" office:value-type="string" office:string-value="df_folder.ods" calcext:value-type="string">
            <text:p>df_folder.ods</text:p>
          </table:table-cell>
          <table:table-cell table:style-name="ce11" table:formula="of:=IF(LEN([StructureEdit.P72])&gt;0;COM.MICROSOFT.CONCAT([.O72];&quot;/&quot;;[StructureEdit.P72]);IF([.O71]=[.O72];[.P71];[.O72]))" office:value-type="string" office:string-value="df_folder.ods" calcext:value-type="string">
            <text:p>df_folder.ods</text:p>
          </table:table-cell>
          <table:table-cell table:style-name="ce11" table:formula="of:=IF(LEN([StructureEdit.Q72])&gt;0;COM.MICROSOFT.CONCAT([.P72];&quot;/&quot;;[StructureEdit.Q72]);IF([.P71]=[.P72];[.Q71];[.P72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4" table:formula="of:=IF(LEN([StructureEdit.T72])&gt;0;[StructureEdit.T72];&quot;&quot;)">
            <text:p/>
          </table:table-cell>
          <table:table-cell table:style-name="ce7" table:formula="of:=IF(LEN([StructureEdit.S72])&gt;0;[StructureEdit.S72];&quot;&quot;)">
            <text:p/>
          </table:table-cell>
          <table:table-cell table:style-name="ce7" table:formula="of:=IF(LEN([.T72])&gt;0;VLOOKUP([.T72];[$Templates.$A$2:.$H$100];7;0);&quot;&quot;)">
            <text:p/>
          </table:table-cell>
        </table:table-row>
        <table:table-row table:style-name="ro3">
          <table:table-cell table:style-name="ce11" table:formula="of:=IF(LEN([StructureEdit.A73])&gt;0;[StructureEdit.A73];[.A72])" office:value-type="string" office:string-value="df_folder.ods" calcext:value-type="string">
            <text:p>df_folder.ods</text:p>
          </table:table-cell>
          <table:table-cell table:style-name="ce11" table:formula="of:=IF(LEN([StructureEdit.B73])&gt;0;COM.MICROSOFT.CONCAT([.A73];&quot;/&quot;;[StructureEdit.B73]);IF([.A72]=[.A73];[.B72];[.A73]))" office:value-type="string" office:string-value="df_folder.ods" calcext:value-type="string">
            <text:p>df_folder.ods</text:p>
          </table:table-cell>
          <table:table-cell table:style-name="ce11" table:formula="of:=IF(LEN([StructureEdit.C73])&gt;0;COM.MICROSOFT.CONCAT([.B73];&quot;/&quot;;[StructureEdit.C73]);IF([.B72]=[.B73];[.C72];[.B73]))" office:value-type="string" office:string-value="df_folder.ods" calcext:value-type="string">
            <text:p>df_folder.ods</text:p>
          </table:table-cell>
          <table:table-cell table:style-name="ce11" table:formula="of:=IF(LEN([StructureEdit.D73])&gt;0;COM.MICROSOFT.CONCAT([.C73];&quot;/&quot;;[StructureEdit.D73]);IF([.C72]=[.C73];[.D72];[.C73]))" office:value-type="string" office:string-value="df_folder.ods" calcext:value-type="string">
            <text:p>df_folder.ods</text:p>
          </table:table-cell>
          <table:table-cell table:style-name="ce11" table:formula="of:=IF(LEN([StructureEdit.E73])&gt;0;COM.MICROSOFT.CONCAT([.D73];&quot;/&quot;;[StructureEdit.E73]);IF([.D72]=[.D73];[.E72];[.D73]))" office:value-type="string" office:string-value="df_folder.ods" calcext:value-type="string">
            <text:p>df_folder.ods</text:p>
          </table:table-cell>
          <table:table-cell table:style-name="ce11" table:formula="of:=IF(LEN([StructureEdit.F73])&gt;0;COM.MICROSOFT.CONCAT([.E73];&quot;/&quot;;[StructureEdit.F73]);IF([.E72]=[.E73];[.F72];[.E73]))" office:value-type="string" office:string-value="df_folder.ods" calcext:value-type="string">
            <text:p>df_folder.ods</text:p>
          </table:table-cell>
          <table:table-cell table:style-name="ce11" table:formula="of:=IF(LEN([StructureEdit.G73])&gt;0;COM.MICROSOFT.CONCAT([.F73];&quot;/&quot;;[StructureEdit.G73]);IF([.F72]=[.F73];[.G72];[.F73]))" office:value-type="string" office:string-value="df_folder.ods" calcext:value-type="string">
            <text:p>df_folder.ods</text:p>
          </table:table-cell>
          <table:table-cell table:style-name="ce11" table:formula="of:=IF(LEN([StructureEdit.H73])&gt;0;COM.MICROSOFT.CONCAT([.G73];&quot;/&quot;;[StructureEdit.H73]);IF([.G72]=[.G73];[.H72];[.G73]))" office:value-type="string" office:string-value="df_folder.ods" calcext:value-type="string">
            <text:p>df_folder.ods</text:p>
          </table:table-cell>
          <table:table-cell table:style-name="ce11" table:formula="of:=IF(LEN([StructureEdit.I73])&gt;0;COM.MICROSOFT.CONCAT([.H73];&quot;/&quot;;[StructureEdit.I73]);IF([.H72]=[.H73];[.I72];[.H73]))" office:value-type="string" office:string-value="df_folder.ods" calcext:value-type="string">
            <text:p>df_folder.ods</text:p>
          </table:table-cell>
          <table:table-cell table:style-name="ce11" table:formula="of:=IF(LEN([StructureEdit.J73])&gt;0;COM.MICROSOFT.CONCAT([.I73];&quot;/&quot;;[StructureEdit.J73]);IF([.I72]=[.I73];[.J72];[.I73]))" office:value-type="string" office:string-value="df_folder.ods" calcext:value-type="string">
            <text:p>df_folder.ods</text:p>
          </table:table-cell>
          <table:table-cell table:style-name="ce11" table:formula="of:=IF(LEN([StructureEdit.K73])&gt;0;COM.MICROSOFT.CONCAT([.J73];&quot;/&quot;;[StructureEdit.K73]);IF([.J72]=[.J73];[.K72];[.J73]))" office:value-type="string" office:string-value="df_folder.ods" calcext:value-type="string">
            <text:p>df_folder.ods</text:p>
          </table:table-cell>
          <table:table-cell table:style-name="ce11" table:formula="of:=IF(LEN([StructureEdit.L73])&gt;0;COM.MICROSOFT.CONCAT([.K73];&quot;/&quot;;[StructureEdit.L73]);IF([.K72]=[.K73];[.L72];[.K73]))" office:value-type="string" office:string-value="df_folder.ods" calcext:value-type="string">
            <text:p>df_folder.ods</text:p>
          </table:table-cell>
          <table:table-cell table:style-name="ce11" table:formula="of:=IF(LEN([StructureEdit.M73])&gt;0;COM.MICROSOFT.CONCAT([.L73];&quot;/&quot;;[StructureEdit.M73]);IF([.L72]=[.L73];[.M72];[.L73]))" office:value-type="string" office:string-value="df_folder.ods" calcext:value-type="string">
            <text:p>df_folder.ods</text:p>
          </table:table-cell>
          <table:table-cell table:style-name="ce11" table:formula="of:=IF(LEN([StructureEdit.N73])&gt;0;COM.MICROSOFT.CONCAT([.M73];&quot;/&quot;;[StructureEdit.N73]);IF([.M72]=[.M73];[.N72];[.M73]))" office:value-type="string" office:string-value="df_folder.ods" calcext:value-type="string">
            <text:p>df_folder.ods</text:p>
          </table:table-cell>
          <table:table-cell table:style-name="ce11" table:formula="of:=IF(LEN([StructureEdit.O73])&gt;0;COM.MICROSOFT.CONCAT([.N73];&quot;/&quot;;[StructureEdit.O73]);IF([.N72]=[.N73];[.O72];[.N73]))" office:value-type="string" office:string-value="df_folder.ods" calcext:value-type="string">
            <text:p>df_folder.ods</text:p>
          </table:table-cell>
          <table:table-cell table:style-name="ce11" table:formula="of:=IF(LEN([StructureEdit.P73])&gt;0;COM.MICROSOFT.CONCAT([.O73];&quot;/&quot;;[StructureEdit.P73]);IF([.O72]=[.O73];[.P72];[.O73]))" office:value-type="string" office:string-value="df_folder.ods" calcext:value-type="string">
            <text:p>df_folder.ods</text:p>
          </table:table-cell>
          <table:table-cell table:style-name="ce11" table:formula="of:=IF(LEN([StructureEdit.Q73])&gt;0;COM.MICROSOFT.CONCAT([.P73];&quot;/&quot;;[StructureEdit.Q73]);IF([.P72]=[.P73];[.Q72];[.P7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4" table:formula="of:=IF(LEN([StructureEdit.T73])&gt;0;[StructureEdit.T73];&quot;&quot;)">
            <text:p/>
          </table:table-cell>
          <table:table-cell table:style-name="ce7" table:formula="of:=IF(LEN([StructureEdit.S73])&gt;0;[StructureEdit.S73];&quot;&quot;)">
            <text:p/>
          </table:table-cell>
          <table:table-cell table:style-name="ce7" table:formula="of:=IF(LEN([.T73])&gt;0;VLOOKUP([.T73];[$Templates.$A$2:.$H$100];7;0);&quot;&quot;)">
            <text:p/>
          </table:table-cell>
        </table:table-row>
        <table:table-row table:style-name="ro3">
          <table:table-cell table:style-name="ce11" table:formula="of:=IF(LEN([StructureEdit.A74])&gt;0;[StructureEdit.A74];[.A73])" office:value-type="string" office:string-value="df_folder.ods" calcext:value-type="string">
            <text:p>df_folder.ods</text:p>
          </table:table-cell>
          <table:table-cell table:style-name="ce11" table:formula="of:=IF(LEN([StructureEdit.B74])&gt;0;COM.MICROSOFT.CONCAT([.A74];&quot;/&quot;;[StructureEdit.B74]);IF([.A73]=[.A74];[.B73];[.A74]))" office:value-type="string" office:string-value="df_folder.ods" calcext:value-type="string">
            <text:p>df_folder.ods</text:p>
          </table:table-cell>
          <table:table-cell table:style-name="ce11" table:formula="of:=IF(LEN([StructureEdit.C74])&gt;0;COM.MICROSOFT.CONCAT([.B74];&quot;/&quot;;[StructureEdit.C74]);IF([.B73]=[.B74];[.C73];[.B74]))" office:value-type="string" office:string-value="df_folder.ods" calcext:value-type="string">
            <text:p>df_folder.ods</text:p>
          </table:table-cell>
          <table:table-cell table:style-name="ce11" table:formula="of:=IF(LEN([StructureEdit.D74])&gt;0;COM.MICROSOFT.CONCAT([.C74];&quot;/&quot;;[StructureEdit.D74]);IF([.C73]=[.C74];[.D73];[.C74]))" office:value-type="string" office:string-value="df_folder.ods" calcext:value-type="string">
            <text:p>df_folder.ods</text:p>
          </table:table-cell>
          <table:table-cell table:style-name="ce11" table:formula="of:=IF(LEN([StructureEdit.E74])&gt;0;COM.MICROSOFT.CONCAT([.D74];&quot;/&quot;;[StructureEdit.E74]);IF([.D73]=[.D74];[.E73];[.D74]))" office:value-type="string" office:string-value="df_folder.ods" calcext:value-type="string">
            <text:p>df_folder.ods</text:p>
          </table:table-cell>
          <table:table-cell table:style-name="ce11" table:formula="of:=IF(LEN([StructureEdit.F74])&gt;0;COM.MICROSOFT.CONCAT([.E74];&quot;/&quot;;[StructureEdit.F74]);IF([.E73]=[.E74];[.F73];[.E74]))" office:value-type="string" office:string-value="df_folder.ods" calcext:value-type="string">
            <text:p>df_folder.ods</text:p>
          </table:table-cell>
          <table:table-cell table:style-name="ce11" table:formula="of:=IF(LEN([StructureEdit.G74])&gt;0;COM.MICROSOFT.CONCAT([.F74];&quot;/&quot;;[StructureEdit.G74]);IF([.F73]=[.F74];[.G73];[.F74]))" office:value-type="string" office:string-value="df_folder.ods" calcext:value-type="string">
            <text:p>df_folder.ods</text:p>
          </table:table-cell>
          <table:table-cell table:style-name="ce11" table:formula="of:=IF(LEN([StructureEdit.H74])&gt;0;COM.MICROSOFT.CONCAT([.G74];&quot;/&quot;;[StructureEdit.H74]);IF([.G73]=[.G74];[.H73];[.G74]))" office:value-type="string" office:string-value="df_folder.ods" calcext:value-type="string">
            <text:p>df_folder.ods</text:p>
          </table:table-cell>
          <table:table-cell table:style-name="ce11" table:formula="of:=IF(LEN([StructureEdit.I74])&gt;0;COM.MICROSOFT.CONCAT([.H74];&quot;/&quot;;[StructureEdit.I74]);IF([.H73]=[.H74];[.I73];[.H74]))" office:value-type="string" office:string-value="df_folder.ods" calcext:value-type="string">
            <text:p>df_folder.ods</text:p>
          </table:table-cell>
          <table:table-cell table:style-name="ce11" table:formula="of:=IF(LEN([StructureEdit.J74])&gt;0;COM.MICROSOFT.CONCAT([.I74];&quot;/&quot;;[StructureEdit.J74]);IF([.I73]=[.I74];[.J73];[.I74]))" office:value-type="string" office:string-value="df_folder.ods" calcext:value-type="string">
            <text:p>df_folder.ods</text:p>
          </table:table-cell>
          <table:table-cell table:style-name="ce11" table:formula="of:=IF(LEN([StructureEdit.K74])&gt;0;COM.MICROSOFT.CONCAT([.J74];&quot;/&quot;;[StructureEdit.K74]);IF([.J73]=[.J74];[.K73];[.J74]))" office:value-type="string" office:string-value="df_folder.ods" calcext:value-type="string">
            <text:p>df_folder.ods</text:p>
          </table:table-cell>
          <table:table-cell table:style-name="ce11" table:formula="of:=IF(LEN([StructureEdit.L74])&gt;0;COM.MICROSOFT.CONCAT([.K74];&quot;/&quot;;[StructureEdit.L74]);IF([.K73]=[.K74];[.L73];[.K74]))" office:value-type="string" office:string-value="df_folder.ods" calcext:value-type="string">
            <text:p>df_folder.ods</text:p>
          </table:table-cell>
          <table:table-cell table:style-name="ce11" table:formula="of:=IF(LEN([StructureEdit.M74])&gt;0;COM.MICROSOFT.CONCAT([.L74];&quot;/&quot;;[StructureEdit.M74]);IF([.L73]=[.L74];[.M73];[.L74]))" office:value-type="string" office:string-value="df_folder.ods" calcext:value-type="string">
            <text:p>df_folder.ods</text:p>
          </table:table-cell>
          <table:table-cell table:style-name="ce11" table:formula="of:=IF(LEN([StructureEdit.N74])&gt;0;COM.MICROSOFT.CONCAT([.M74];&quot;/&quot;;[StructureEdit.N74]);IF([.M73]=[.M74];[.N73];[.M74]))" office:value-type="string" office:string-value="df_folder.ods" calcext:value-type="string">
            <text:p>df_folder.ods</text:p>
          </table:table-cell>
          <table:table-cell table:style-name="ce11" table:formula="of:=IF(LEN([StructureEdit.O74])&gt;0;COM.MICROSOFT.CONCAT([.N74];&quot;/&quot;;[StructureEdit.O74]);IF([.N73]=[.N74];[.O73];[.N74]))" office:value-type="string" office:string-value="df_folder.ods" calcext:value-type="string">
            <text:p>df_folder.ods</text:p>
          </table:table-cell>
          <table:table-cell table:style-name="ce11" table:formula="of:=IF(LEN([StructureEdit.P74])&gt;0;COM.MICROSOFT.CONCAT([.O74];&quot;/&quot;;[StructureEdit.P74]);IF([.O73]=[.O74];[.P73];[.O74]))" office:value-type="string" office:string-value="df_folder.ods" calcext:value-type="string">
            <text:p>df_folder.ods</text:p>
          </table:table-cell>
          <table:table-cell table:style-name="ce11" table:formula="of:=IF(LEN([StructureEdit.Q74])&gt;0;COM.MICROSOFT.CONCAT([.P74];&quot;/&quot;;[StructureEdit.Q74]);IF([.P73]=[.P74];[.Q73];[.P74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4" table:formula="of:=IF(LEN([StructureEdit.T74])&gt;0;[StructureEdit.T74];&quot;&quot;)">
            <text:p/>
          </table:table-cell>
          <table:table-cell table:style-name="ce7" table:formula="of:=IF(LEN([StructureEdit.S74])&gt;0;[StructureEdit.S74];&quot;&quot;)">
            <text:p/>
          </table:table-cell>
          <table:table-cell table:style-name="ce7" table:formula="of:=IF(LEN([.T74])&gt;0;VLOOKUP([.T74];[$Templates.$A$2:.$H$100];7;0);&quot;&quot;)">
            <text:p/>
          </table:table-cell>
        </table:table-row>
        <table:table-row table:style-name="ro3">
          <table:table-cell table:style-name="ce11" table:formula="of:=IF(LEN([StructureEdit.A75])&gt;0;[StructureEdit.A75];[.A74])" office:value-type="string" office:string-value="df_folder.ods" calcext:value-type="string">
            <text:p>df_folder.ods</text:p>
          </table:table-cell>
          <table:table-cell table:style-name="ce11" table:formula="of:=IF(LEN([StructureEdit.B75])&gt;0;COM.MICROSOFT.CONCAT([.A75];&quot;/&quot;;[StructureEdit.B75]);IF([.A74]=[.A75];[.B74];[.A75]))" office:value-type="string" office:string-value="df_folder.ods" calcext:value-type="string">
            <text:p>df_folder.ods</text:p>
          </table:table-cell>
          <table:table-cell table:style-name="ce11" table:formula="of:=IF(LEN([StructureEdit.C75])&gt;0;COM.MICROSOFT.CONCAT([.B75];&quot;/&quot;;[StructureEdit.C75]);IF([.B74]=[.B75];[.C74];[.B75]))" office:value-type="string" office:string-value="df_folder.ods" calcext:value-type="string">
            <text:p>df_folder.ods</text:p>
          </table:table-cell>
          <table:table-cell table:style-name="ce11" table:formula="of:=IF(LEN([StructureEdit.D75])&gt;0;COM.MICROSOFT.CONCAT([.C75];&quot;/&quot;;[StructureEdit.D75]);IF([.C74]=[.C75];[.D74];[.C75]))" office:value-type="string" office:string-value="df_folder.ods" calcext:value-type="string">
            <text:p>df_folder.ods</text:p>
          </table:table-cell>
          <table:table-cell table:style-name="ce11" table:formula="of:=IF(LEN([StructureEdit.E75])&gt;0;COM.MICROSOFT.CONCAT([.D75];&quot;/&quot;;[StructureEdit.E75]);IF([.D74]=[.D75];[.E74];[.D75]))" office:value-type="string" office:string-value="df_folder.ods" calcext:value-type="string">
            <text:p>df_folder.ods</text:p>
          </table:table-cell>
          <table:table-cell table:style-name="ce11" table:formula="of:=IF(LEN([StructureEdit.F75])&gt;0;COM.MICROSOFT.CONCAT([.E75];&quot;/&quot;;[StructureEdit.F75]);IF([.E74]=[.E75];[.F74];[.E75]))" office:value-type="string" office:string-value="df_folder.ods" calcext:value-type="string">
            <text:p>df_folder.ods</text:p>
          </table:table-cell>
          <table:table-cell table:style-name="ce11" table:formula="of:=IF(LEN([StructureEdit.G75])&gt;0;COM.MICROSOFT.CONCAT([.F75];&quot;/&quot;;[StructureEdit.G75]);IF([.F74]=[.F75];[.G74];[.F75]))" office:value-type="string" office:string-value="df_folder.ods" calcext:value-type="string">
            <text:p>df_folder.ods</text:p>
          </table:table-cell>
          <table:table-cell table:style-name="ce11" table:formula="of:=IF(LEN([StructureEdit.H75])&gt;0;COM.MICROSOFT.CONCAT([.G75];&quot;/&quot;;[StructureEdit.H75]);IF([.G74]=[.G75];[.H74];[.G75]))" office:value-type="string" office:string-value="df_folder.ods" calcext:value-type="string">
            <text:p>df_folder.ods</text:p>
          </table:table-cell>
          <table:table-cell table:style-name="ce11" table:formula="of:=IF(LEN([StructureEdit.I75])&gt;0;COM.MICROSOFT.CONCAT([.H75];&quot;/&quot;;[StructureEdit.I75]);IF([.H74]=[.H75];[.I74];[.H75]))" office:value-type="string" office:string-value="df_folder.ods" calcext:value-type="string">
            <text:p>df_folder.ods</text:p>
          </table:table-cell>
          <table:table-cell table:style-name="ce11" table:formula="of:=IF(LEN([StructureEdit.J75])&gt;0;COM.MICROSOFT.CONCAT([.I75];&quot;/&quot;;[StructureEdit.J75]);IF([.I74]=[.I75];[.J74];[.I75]))" office:value-type="string" office:string-value="df_folder.ods" calcext:value-type="string">
            <text:p>df_folder.ods</text:p>
          </table:table-cell>
          <table:table-cell table:style-name="ce11" table:formula="of:=IF(LEN([StructureEdit.K75])&gt;0;COM.MICROSOFT.CONCAT([.J75];&quot;/&quot;;[StructureEdit.K75]);IF([.J74]=[.J75];[.K74];[.J75]))" office:value-type="string" office:string-value="df_folder.ods" calcext:value-type="string">
            <text:p>df_folder.ods</text:p>
          </table:table-cell>
          <table:table-cell table:style-name="ce11" table:formula="of:=IF(LEN([StructureEdit.L75])&gt;0;COM.MICROSOFT.CONCAT([.K75];&quot;/&quot;;[StructureEdit.L75]);IF([.K74]=[.K75];[.L74];[.K75]))" office:value-type="string" office:string-value="df_folder.ods" calcext:value-type="string">
            <text:p>df_folder.ods</text:p>
          </table:table-cell>
          <table:table-cell table:style-name="ce11" table:formula="of:=IF(LEN([StructureEdit.M75])&gt;0;COM.MICROSOFT.CONCAT([.L75];&quot;/&quot;;[StructureEdit.M75]);IF([.L74]=[.L75];[.M74];[.L75]))" office:value-type="string" office:string-value="df_folder.ods" calcext:value-type="string">
            <text:p>df_folder.ods</text:p>
          </table:table-cell>
          <table:table-cell table:style-name="ce11" table:formula="of:=IF(LEN([StructureEdit.N75])&gt;0;COM.MICROSOFT.CONCAT([.M75];&quot;/&quot;;[StructureEdit.N75]);IF([.M74]=[.M75];[.N74];[.M75]))" office:value-type="string" office:string-value="df_folder.ods" calcext:value-type="string">
            <text:p>df_folder.ods</text:p>
          </table:table-cell>
          <table:table-cell table:style-name="ce11" table:formula="of:=IF(LEN([StructureEdit.O75])&gt;0;COM.MICROSOFT.CONCAT([.N75];&quot;/&quot;;[StructureEdit.O75]);IF([.N74]=[.N75];[.O74];[.N75]))" office:value-type="string" office:string-value="df_folder.ods" calcext:value-type="string">
            <text:p>df_folder.ods</text:p>
          </table:table-cell>
          <table:table-cell table:style-name="ce11" table:formula="of:=IF(LEN([StructureEdit.P75])&gt;0;COM.MICROSOFT.CONCAT([.O75];&quot;/&quot;;[StructureEdit.P75]);IF([.O74]=[.O75];[.P74];[.O75]))" office:value-type="string" office:string-value="df_folder.ods" calcext:value-type="string">
            <text:p>df_folder.ods</text:p>
          </table:table-cell>
          <table:table-cell table:style-name="ce11" table:formula="of:=IF(LEN([StructureEdit.Q75])&gt;0;COM.MICROSOFT.CONCAT([.P75];&quot;/&quot;;[StructureEdit.Q75]);IF([.P74]=[.P75];[.Q74];[.P75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4" table:formula="of:=IF(LEN([StructureEdit.T75])&gt;0;[StructureEdit.T75];&quot;&quot;)">
            <text:p/>
          </table:table-cell>
          <table:table-cell table:style-name="ce7" table:formula="of:=IF(LEN([StructureEdit.S75])&gt;0;[StructureEdit.S75];&quot;&quot;)">
            <text:p/>
          </table:table-cell>
          <table:table-cell table:style-name="ce7" table:formula="of:=IF(LEN([.T75])&gt;0;VLOOKUP([.T75];[$Templates.$A$2:.$H$100];7;0);&quot;&quot;)">
            <text:p/>
          </table:table-cell>
        </table:table-row>
        <table:table-row table:style-name="ro3">
          <table:table-cell table:style-name="ce11" table:formula="of:=IF(LEN([StructureEdit.A76])&gt;0;[StructureEdit.A76];[.A75])" office:value-type="string" office:string-value="df_folder.ods" calcext:value-type="string">
            <text:p>df_folder.ods</text:p>
          </table:table-cell>
          <table:table-cell table:style-name="ce11" table:formula="of:=IF(LEN([StructureEdit.B76])&gt;0;COM.MICROSOFT.CONCAT([.A76];&quot;/&quot;;[StructureEdit.B76]);IF([.A75]=[.A76];[.B75];[.A76]))" office:value-type="string" office:string-value="df_folder.ods" calcext:value-type="string">
            <text:p>df_folder.ods</text:p>
          </table:table-cell>
          <table:table-cell table:style-name="ce11" table:formula="of:=IF(LEN([StructureEdit.C76])&gt;0;COM.MICROSOFT.CONCAT([.B76];&quot;/&quot;;[StructureEdit.C76]);IF([.B75]=[.B76];[.C75];[.B76]))" office:value-type="string" office:string-value="df_folder.ods" calcext:value-type="string">
            <text:p>df_folder.ods</text:p>
          </table:table-cell>
          <table:table-cell table:style-name="ce11" table:formula="of:=IF(LEN([StructureEdit.D76])&gt;0;COM.MICROSOFT.CONCAT([.C76];&quot;/&quot;;[StructureEdit.D76]);IF([.C75]=[.C76];[.D75];[.C76]))" office:value-type="string" office:string-value="df_folder.ods" calcext:value-type="string">
            <text:p>df_folder.ods</text:p>
          </table:table-cell>
          <table:table-cell table:style-name="ce11" table:formula="of:=IF(LEN([StructureEdit.E76])&gt;0;COM.MICROSOFT.CONCAT([.D76];&quot;/&quot;;[StructureEdit.E76]);IF([.D75]=[.D76];[.E75];[.D76]))" office:value-type="string" office:string-value="df_folder.ods" calcext:value-type="string">
            <text:p>df_folder.ods</text:p>
          </table:table-cell>
          <table:table-cell table:style-name="ce11" table:formula="of:=IF(LEN([StructureEdit.F76])&gt;0;COM.MICROSOFT.CONCAT([.E76];&quot;/&quot;;[StructureEdit.F76]);IF([.E75]=[.E76];[.F75];[.E76]))" office:value-type="string" office:string-value="df_folder.ods" calcext:value-type="string">
            <text:p>df_folder.ods</text:p>
          </table:table-cell>
          <table:table-cell table:style-name="ce11" table:formula="of:=IF(LEN([StructureEdit.G76])&gt;0;COM.MICROSOFT.CONCAT([.F76];&quot;/&quot;;[StructureEdit.G76]);IF([.F75]=[.F76];[.G75];[.F76]))" office:value-type="string" office:string-value="df_folder.ods" calcext:value-type="string">
            <text:p>df_folder.ods</text:p>
          </table:table-cell>
          <table:table-cell table:style-name="ce11" table:formula="of:=IF(LEN([StructureEdit.H76])&gt;0;COM.MICROSOFT.CONCAT([.G76];&quot;/&quot;;[StructureEdit.H76]);IF([.G75]=[.G76];[.H75];[.G76]))" office:value-type="string" office:string-value="df_folder.ods" calcext:value-type="string">
            <text:p>df_folder.ods</text:p>
          </table:table-cell>
          <table:table-cell table:style-name="ce11" table:formula="of:=IF(LEN([StructureEdit.I76])&gt;0;COM.MICROSOFT.CONCAT([.H76];&quot;/&quot;;[StructureEdit.I76]);IF([.H75]=[.H76];[.I75];[.H76]))" office:value-type="string" office:string-value="df_folder.ods" calcext:value-type="string">
            <text:p>df_folder.ods</text:p>
          </table:table-cell>
          <table:table-cell table:style-name="ce11" table:formula="of:=IF(LEN([StructureEdit.J76])&gt;0;COM.MICROSOFT.CONCAT([.I76];&quot;/&quot;;[StructureEdit.J76]);IF([.I75]=[.I76];[.J75];[.I76]))" office:value-type="string" office:string-value="df_folder.ods" calcext:value-type="string">
            <text:p>df_folder.ods</text:p>
          </table:table-cell>
          <table:table-cell table:style-name="ce11" table:formula="of:=IF(LEN([StructureEdit.K76])&gt;0;COM.MICROSOFT.CONCAT([.J76];&quot;/&quot;;[StructureEdit.K76]);IF([.J75]=[.J76];[.K75];[.J76]))" office:value-type="string" office:string-value="df_folder.ods" calcext:value-type="string">
            <text:p>df_folder.ods</text:p>
          </table:table-cell>
          <table:table-cell table:style-name="ce11" table:formula="of:=IF(LEN([StructureEdit.L76])&gt;0;COM.MICROSOFT.CONCAT([.K76];&quot;/&quot;;[StructureEdit.L76]);IF([.K75]=[.K76];[.L75];[.K76]))" office:value-type="string" office:string-value="df_folder.ods" calcext:value-type="string">
            <text:p>df_folder.ods</text:p>
          </table:table-cell>
          <table:table-cell table:style-name="ce11" table:formula="of:=IF(LEN([StructureEdit.M76])&gt;0;COM.MICROSOFT.CONCAT([.L76];&quot;/&quot;;[StructureEdit.M76]);IF([.L75]=[.L76];[.M75];[.L76]))" office:value-type="string" office:string-value="df_folder.ods" calcext:value-type="string">
            <text:p>df_folder.ods</text:p>
          </table:table-cell>
          <table:table-cell table:style-name="ce11" table:formula="of:=IF(LEN([StructureEdit.N76])&gt;0;COM.MICROSOFT.CONCAT([.M76];&quot;/&quot;;[StructureEdit.N76]);IF([.M75]=[.M76];[.N75];[.M76]))" office:value-type="string" office:string-value="df_folder.ods" calcext:value-type="string">
            <text:p>df_folder.ods</text:p>
          </table:table-cell>
          <table:table-cell table:style-name="ce11" table:formula="of:=IF(LEN([StructureEdit.O76])&gt;0;COM.MICROSOFT.CONCAT([.N76];&quot;/&quot;;[StructureEdit.O76]);IF([.N75]=[.N76];[.O75];[.N76]))" office:value-type="string" office:string-value="df_folder.ods" calcext:value-type="string">
            <text:p>df_folder.ods</text:p>
          </table:table-cell>
          <table:table-cell table:style-name="ce11" table:formula="of:=IF(LEN([StructureEdit.P76])&gt;0;COM.MICROSOFT.CONCAT([.O76];&quot;/&quot;;[StructureEdit.P76]);IF([.O75]=[.O76];[.P75];[.O76]))" office:value-type="string" office:string-value="df_folder.ods" calcext:value-type="string">
            <text:p>df_folder.ods</text:p>
          </table:table-cell>
          <table:table-cell table:style-name="ce11" table:formula="of:=IF(LEN([StructureEdit.Q76])&gt;0;COM.MICROSOFT.CONCAT([.P76];&quot;/&quot;;[StructureEdit.Q76]);IF([.P75]=[.P76];[.Q75];[.P7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4" table:formula="of:=IF(LEN([StructureEdit.T76])&gt;0;[StructureEdit.T76];&quot;&quot;)">
            <text:p/>
          </table:table-cell>
          <table:table-cell table:style-name="ce7" table:formula="of:=IF(LEN([StructureEdit.S76])&gt;0;[StructureEdit.S76];&quot;&quot;)">
            <text:p/>
          </table:table-cell>
          <table:table-cell table:style-name="ce7" table:formula="of:=IF(LEN([.T76])&gt;0;VLOOKUP([.T76];[$Templates.$A$2:.$H$100];7;0);&quot;&quot;)">
            <text:p/>
          </table:table-cell>
        </table:table-row>
        <table:table-row table:style-name="ro3">
          <table:table-cell table:style-name="ce11" table:formula="of:=IF(LEN([StructureEdit.A77])&gt;0;[StructureEdit.A77];[.A76])" office:value-type="string" office:string-value="df_folder.ods" calcext:value-type="string">
            <text:p>df_folder.ods</text:p>
          </table:table-cell>
          <table:table-cell table:style-name="ce11" table:formula="of:=IF(LEN([StructureEdit.B77])&gt;0;COM.MICROSOFT.CONCAT([.A77];&quot;/&quot;;[StructureEdit.B77]);IF([.A76]=[.A77];[.B76];[.A77]))" office:value-type="string" office:string-value="df_folder.ods" calcext:value-type="string">
            <text:p>df_folder.ods</text:p>
          </table:table-cell>
          <table:table-cell table:style-name="ce11" table:formula="of:=IF(LEN([StructureEdit.C77])&gt;0;COM.MICROSOFT.CONCAT([.B77];&quot;/&quot;;[StructureEdit.C77]);IF([.B76]=[.B77];[.C76];[.B77]))" office:value-type="string" office:string-value="df_folder.ods" calcext:value-type="string">
            <text:p>df_folder.ods</text:p>
          </table:table-cell>
          <table:table-cell table:style-name="ce11" table:formula="of:=IF(LEN([StructureEdit.D77])&gt;0;COM.MICROSOFT.CONCAT([.C77];&quot;/&quot;;[StructureEdit.D77]);IF([.C76]=[.C77];[.D76];[.C77]))" office:value-type="string" office:string-value="df_folder.ods" calcext:value-type="string">
            <text:p>df_folder.ods</text:p>
          </table:table-cell>
          <table:table-cell table:style-name="ce11" table:formula="of:=IF(LEN([StructureEdit.E77])&gt;0;COM.MICROSOFT.CONCAT([.D77];&quot;/&quot;;[StructureEdit.E77]);IF([.D76]=[.D77];[.E76];[.D77]))" office:value-type="string" office:string-value="df_folder.ods" calcext:value-type="string">
            <text:p>df_folder.ods</text:p>
          </table:table-cell>
          <table:table-cell table:style-name="ce11" table:formula="of:=IF(LEN([StructureEdit.F77])&gt;0;COM.MICROSOFT.CONCAT([.E77];&quot;/&quot;;[StructureEdit.F77]);IF([.E76]=[.E77];[.F76];[.E77]))" office:value-type="string" office:string-value="df_folder.ods" calcext:value-type="string">
            <text:p>df_folder.ods</text:p>
          </table:table-cell>
          <table:table-cell table:style-name="ce11" table:formula="of:=IF(LEN([StructureEdit.G77])&gt;0;COM.MICROSOFT.CONCAT([.F77];&quot;/&quot;;[StructureEdit.G77]);IF([.F76]=[.F77];[.G76];[.F77]))" office:value-type="string" office:string-value="df_folder.ods" calcext:value-type="string">
            <text:p>df_folder.ods</text:p>
          </table:table-cell>
          <table:table-cell table:style-name="ce11" table:formula="of:=IF(LEN([StructureEdit.H77])&gt;0;COM.MICROSOFT.CONCAT([.G77];&quot;/&quot;;[StructureEdit.H77]);IF([.G76]=[.G77];[.H76];[.G77]))" office:value-type="string" office:string-value="df_folder.ods" calcext:value-type="string">
            <text:p>df_folder.ods</text:p>
          </table:table-cell>
          <table:table-cell table:style-name="ce11" table:formula="of:=IF(LEN([StructureEdit.I77])&gt;0;COM.MICROSOFT.CONCAT([.H77];&quot;/&quot;;[StructureEdit.I77]);IF([.H76]=[.H77];[.I76];[.H77]))" office:value-type="string" office:string-value="df_folder.ods" calcext:value-type="string">
            <text:p>df_folder.ods</text:p>
          </table:table-cell>
          <table:table-cell table:style-name="ce11" table:formula="of:=IF(LEN([StructureEdit.J77])&gt;0;COM.MICROSOFT.CONCAT([.I77];&quot;/&quot;;[StructureEdit.J77]);IF([.I76]=[.I77];[.J76];[.I77]))" office:value-type="string" office:string-value="df_folder.ods" calcext:value-type="string">
            <text:p>df_folder.ods</text:p>
          </table:table-cell>
          <table:table-cell table:style-name="ce11" table:formula="of:=IF(LEN([StructureEdit.K77])&gt;0;COM.MICROSOFT.CONCAT([.J77];&quot;/&quot;;[StructureEdit.K77]);IF([.J76]=[.J77];[.K76];[.J77]))" office:value-type="string" office:string-value="df_folder.ods" calcext:value-type="string">
            <text:p>df_folder.ods</text:p>
          </table:table-cell>
          <table:table-cell table:style-name="ce11" table:formula="of:=IF(LEN([StructureEdit.L77])&gt;0;COM.MICROSOFT.CONCAT([.K77];&quot;/&quot;;[StructureEdit.L77]);IF([.K76]=[.K77];[.L76];[.K77]))" office:value-type="string" office:string-value="df_folder.ods" calcext:value-type="string">
            <text:p>df_folder.ods</text:p>
          </table:table-cell>
          <table:table-cell table:style-name="ce11" table:formula="of:=IF(LEN([StructureEdit.M77])&gt;0;COM.MICROSOFT.CONCAT([.L77];&quot;/&quot;;[StructureEdit.M77]);IF([.L76]=[.L77];[.M76];[.L77]))" office:value-type="string" office:string-value="df_folder.ods" calcext:value-type="string">
            <text:p>df_folder.ods</text:p>
          </table:table-cell>
          <table:table-cell table:style-name="ce11" table:formula="of:=IF(LEN([StructureEdit.N77])&gt;0;COM.MICROSOFT.CONCAT([.M77];&quot;/&quot;;[StructureEdit.N77]);IF([.M76]=[.M77];[.N76];[.M77]))" office:value-type="string" office:string-value="df_folder.ods" calcext:value-type="string">
            <text:p>df_folder.ods</text:p>
          </table:table-cell>
          <table:table-cell table:style-name="ce11" table:formula="of:=IF(LEN([StructureEdit.O77])&gt;0;COM.MICROSOFT.CONCAT([.N77];&quot;/&quot;;[StructureEdit.O77]);IF([.N76]=[.N77];[.O76];[.N77]))" office:value-type="string" office:string-value="df_folder.ods" calcext:value-type="string">
            <text:p>df_folder.ods</text:p>
          </table:table-cell>
          <table:table-cell table:style-name="ce11" table:formula="of:=IF(LEN([StructureEdit.P77])&gt;0;COM.MICROSOFT.CONCAT([.O77];&quot;/&quot;;[StructureEdit.P77]);IF([.O76]=[.O77];[.P76];[.O77]))" office:value-type="string" office:string-value="df_folder.ods" calcext:value-type="string">
            <text:p>df_folder.ods</text:p>
          </table:table-cell>
          <table:table-cell table:style-name="ce11" table:formula="of:=IF(LEN([StructureEdit.Q77])&gt;0;COM.MICROSOFT.CONCAT([.P77];&quot;/&quot;;[StructureEdit.Q77]);IF([.P76]=[.P77];[.Q76];[.P7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4" table:formula="of:=IF(LEN([StructureEdit.T77])&gt;0;[StructureEdit.T77];&quot;&quot;)">
            <text:p/>
          </table:table-cell>
          <table:table-cell table:style-name="ce7" table:formula="of:=IF(LEN([StructureEdit.S77])&gt;0;[StructureEdit.S77];&quot;&quot;)">
            <text:p/>
          </table:table-cell>
          <table:table-cell table:style-name="ce7" table:formula="of:=IF(LEN([.T77])&gt;0;VLOOKUP([.T77];[$Templates.$A$2:.$H$100];7;0);&quot;&quot;)">
            <text:p/>
          </table:table-cell>
        </table:table-row>
        <table:table-row table:style-name="ro3">
          <table:table-cell table:style-name="ce11" table:formula="of:=IF(LEN([StructureEdit.A78])&gt;0;[StructureEdit.A78];[.A77])" office:value-type="string" office:string-value="df_folder.ods" calcext:value-type="string">
            <text:p>df_folder.ods</text:p>
          </table:table-cell>
          <table:table-cell table:style-name="ce11" table:formula="of:=IF(LEN([StructureEdit.B78])&gt;0;COM.MICROSOFT.CONCAT([.A78];&quot;/&quot;;[StructureEdit.B78]);IF([.A77]=[.A78];[.B77];[.A78]))" office:value-type="string" office:string-value="df_folder.ods" calcext:value-type="string">
            <text:p>df_folder.ods</text:p>
          </table:table-cell>
          <table:table-cell table:style-name="ce11" table:formula="of:=IF(LEN([StructureEdit.C78])&gt;0;COM.MICROSOFT.CONCAT([.B78];&quot;/&quot;;[StructureEdit.C78]);IF([.B77]=[.B78];[.C77];[.B78]))" office:value-type="string" office:string-value="df_folder.ods" calcext:value-type="string">
            <text:p>df_folder.ods</text:p>
          </table:table-cell>
          <table:table-cell table:style-name="ce11" table:formula="of:=IF(LEN([StructureEdit.D78])&gt;0;COM.MICROSOFT.CONCAT([.C78];&quot;/&quot;;[StructureEdit.D78]);IF([.C77]=[.C78];[.D77];[.C78]))" office:value-type="string" office:string-value="df_folder.ods" calcext:value-type="string">
            <text:p>df_folder.ods</text:p>
          </table:table-cell>
          <table:table-cell table:style-name="ce11" table:formula="of:=IF(LEN([StructureEdit.E78])&gt;0;COM.MICROSOFT.CONCAT([.D78];&quot;/&quot;;[StructureEdit.E78]);IF([.D77]=[.D78];[.E77];[.D78]))" office:value-type="string" office:string-value="df_folder.ods" calcext:value-type="string">
            <text:p>df_folder.ods</text:p>
          </table:table-cell>
          <table:table-cell table:style-name="ce11" table:formula="of:=IF(LEN([StructureEdit.F78])&gt;0;COM.MICROSOFT.CONCAT([.E78];&quot;/&quot;;[StructureEdit.F78]);IF([.E77]=[.E78];[.F77];[.E78]))" office:value-type="string" office:string-value="df_folder.ods" calcext:value-type="string">
            <text:p>df_folder.ods</text:p>
          </table:table-cell>
          <table:table-cell table:style-name="ce11" table:formula="of:=IF(LEN([StructureEdit.G78])&gt;0;COM.MICROSOFT.CONCAT([.F78];&quot;/&quot;;[StructureEdit.G78]);IF([.F77]=[.F78];[.G77];[.F78]))" office:value-type="string" office:string-value="df_folder.ods" calcext:value-type="string">
            <text:p>df_folder.ods</text:p>
          </table:table-cell>
          <table:table-cell table:style-name="ce11" table:formula="of:=IF(LEN([StructureEdit.H78])&gt;0;COM.MICROSOFT.CONCAT([.G78];&quot;/&quot;;[StructureEdit.H78]);IF([.G77]=[.G78];[.H77];[.G78]))" office:value-type="string" office:string-value="df_folder.ods" calcext:value-type="string">
            <text:p>df_folder.ods</text:p>
          </table:table-cell>
          <table:table-cell table:style-name="ce11" table:formula="of:=IF(LEN([StructureEdit.I78])&gt;0;COM.MICROSOFT.CONCAT([.H78];&quot;/&quot;;[StructureEdit.I78]);IF([.H77]=[.H78];[.I77];[.H78]))" office:value-type="string" office:string-value="df_folder.ods" calcext:value-type="string">
            <text:p>df_folder.ods</text:p>
          </table:table-cell>
          <table:table-cell table:style-name="ce11" table:formula="of:=IF(LEN([StructureEdit.J78])&gt;0;COM.MICROSOFT.CONCAT([.I78];&quot;/&quot;;[StructureEdit.J78]);IF([.I77]=[.I78];[.J77];[.I78]))" office:value-type="string" office:string-value="df_folder.ods" calcext:value-type="string">
            <text:p>df_folder.ods</text:p>
          </table:table-cell>
          <table:table-cell table:style-name="ce11" table:formula="of:=IF(LEN([StructureEdit.K78])&gt;0;COM.MICROSOFT.CONCAT([.J78];&quot;/&quot;;[StructureEdit.K78]);IF([.J77]=[.J78];[.K77];[.J78]))" office:value-type="string" office:string-value="df_folder.ods" calcext:value-type="string">
            <text:p>df_folder.ods</text:p>
          </table:table-cell>
          <table:table-cell table:style-name="ce11" table:formula="of:=IF(LEN([StructureEdit.L78])&gt;0;COM.MICROSOFT.CONCAT([.K78];&quot;/&quot;;[StructureEdit.L78]);IF([.K77]=[.K78];[.L77];[.K78]))" office:value-type="string" office:string-value="df_folder.ods" calcext:value-type="string">
            <text:p>df_folder.ods</text:p>
          </table:table-cell>
          <table:table-cell table:style-name="ce11" table:formula="of:=IF(LEN([StructureEdit.M78])&gt;0;COM.MICROSOFT.CONCAT([.L78];&quot;/&quot;;[StructureEdit.M78]);IF([.L77]=[.L78];[.M77];[.L78]))" office:value-type="string" office:string-value="df_folder.ods" calcext:value-type="string">
            <text:p>df_folder.ods</text:p>
          </table:table-cell>
          <table:table-cell table:style-name="ce11" table:formula="of:=IF(LEN([StructureEdit.N78])&gt;0;COM.MICROSOFT.CONCAT([.M78];&quot;/&quot;;[StructureEdit.N78]);IF([.M77]=[.M78];[.N77];[.M78]))" office:value-type="string" office:string-value="df_folder.ods" calcext:value-type="string">
            <text:p>df_folder.ods</text:p>
          </table:table-cell>
          <table:table-cell table:style-name="ce11" table:formula="of:=IF(LEN([StructureEdit.O78])&gt;0;COM.MICROSOFT.CONCAT([.N78];&quot;/&quot;;[StructureEdit.O78]);IF([.N77]=[.N78];[.O77];[.N78]))" office:value-type="string" office:string-value="df_folder.ods" calcext:value-type="string">
            <text:p>df_folder.ods</text:p>
          </table:table-cell>
          <table:table-cell table:style-name="ce11" table:formula="of:=IF(LEN([StructureEdit.P78])&gt;0;COM.MICROSOFT.CONCAT([.O78];&quot;/&quot;;[StructureEdit.P78]);IF([.O77]=[.O78];[.P77];[.O78]))" office:value-type="string" office:string-value="df_folder.ods" calcext:value-type="string">
            <text:p>df_folder.ods</text:p>
          </table:table-cell>
          <table:table-cell table:style-name="ce11" table:formula="of:=IF(LEN([StructureEdit.Q78])&gt;0;COM.MICROSOFT.CONCAT([.P78];&quot;/&quot;;[StructureEdit.Q78]);IF([.P77]=[.P78];[.Q77];[.P7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4" table:formula="of:=IF(LEN([StructureEdit.T78])&gt;0;[StructureEdit.T78];&quot;&quot;)">
            <text:p/>
          </table:table-cell>
          <table:table-cell table:style-name="ce7" table:formula="of:=IF(LEN([StructureEdit.S78])&gt;0;[StructureEdit.S78];&quot;&quot;)">
            <text:p/>
          </table:table-cell>
          <table:table-cell table:style-name="ce7" table:formula="of:=IF(LEN([.T78])&gt;0;VLOOKUP([.T78];[$Templates.$A$2:.$H$100];7;0);&quot;&quot;)">
            <text:p/>
          </table:table-cell>
        </table:table-row>
        <table:table-row table:style-name="ro3">
          <table:table-cell table:style-name="ce11" table:formula="of:=IF(LEN([StructureEdit.A79])&gt;0;[StructureEdit.A79];[.A78])" office:value-type="string" office:string-value="df_folder.ods" calcext:value-type="string">
            <text:p>df_folder.ods</text:p>
          </table:table-cell>
          <table:table-cell table:style-name="ce11" table:formula="of:=IF(LEN([StructureEdit.B79])&gt;0;COM.MICROSOFT.CONCAT([.A79];&quot;/&quot;;[StructureEdit.B79]);IF([.A78]=[.A79];[.B78];[.A79]))" office:value-type="string" office:string-value="df_folder.ods" calcext:value-type="string">
            <text:p>df_folder.ods</text:p>
          </table:table-cell>
          <table:table-cell table:style-name="ce11" table:formula="of:=IF(LEN([StructureEdit.C79])&gt;0;COM.MICROSOFT.CONCAT([.B79];&quot;/&quot;;[StructureEdit.C79]);IF([.B78]=[.B79];[.C78];[.B79]))" office:value-type="string" office:string-value="df_folder.ods" calcext:value-type="string">
            <text:p>df_folder.ods</text:p>
          </table:table-cell>
          <table:table-cell table:style-name="ce11" table:formula="of:=IF(LEN([StructureEdit.D79])&gt;0;COM.MICROSOFT.CONCAT([.C79];&quot;/&quot;;[StructureEdit.D79]);IF([.C78]=[.C79];[.D78];[.C79]))" office:value-type="string" office:string-value="df_folder.ods" calcext:value-type="string">
            <text:p>df_folder.ods</text:p>
          </table:table-cell>
          <table:table-cell table:style-name="ce11" table:formula="of:=IF(LEN([StructureEdit.E79])&gt;0;COM.MICROSOFT.CONCAT([.D79];&quot;/&quot;;[StructureEdit.E79]);IF([.D78]=[.D79];[.E78];[.D79]))" office:value-type="string" office:string-value="df_folder.ods" calcext:value-type="string">
            <text:p>df_folder.ods</text:p>
          </table:table-cell>
          <table:table-cell table:style-name="ce11" table:formula="of:=IF(LEN([StructureEdit.F79])&gt;0;COM.MICROSOFT.CONCAT([.E79];&quot;/&quot;;[StructureEdit.F79]);IF([.E78]=[.E79];[.F78];[.E79]))" office:value-type="string" office:string-value="df_folder.ods" calcext:value-type="string">
            <text:p>df_folder.ods</text:p>
          </table:table-cell>
          <table:table-cell table:style-name="ce11" table:formula="of:=IF(LEN([StructureEdit.G79])&gt;0;COM.MICROSOFT.CONCAT([.F79];&quot;/&quot;;[StructureEdit.G79]);IF([.F78]=[.F79];[.G78];[.F79]))" office:value-type="string" office:string-value="df_folder.ods" calcext:value-type="string">
            <text:p>df_folder.ods</text:p>
          </table:table-cell>
          <table:table-cell table:style-name="ce11" table:formula="of:=IF(LEN([StructureEdit.H79])&gt;0;COM.MICROSOFT.CONCAT([.G79];&quot;/&quot;;[StructureEdit.H79]);IF([.G78]=[.G79];[.H78];[.G79]))" office:value-type="string" office:string-value="df_folder.ods" calcext:value-type="string">
            <text:p>df_folder.ods</text:p>
          </table:table-cell>
          <table:table-cell table:style-name="ce11" table:formula="of:=IF(LEN([StructureEdit.I79])&gt;0;COM.MICROSOFT.CONCAT([.H79];&quot;/&quot;;[StructureEdit.I79]);IF([.H78]=[.H79];[.I78];[.H79]))" office:value-type="string" office:string-value="df_folder.ods" calcext:value-type="string">
            <text:p>df_folder.ods</text:p>
          </table:table-cell>
          <table:table-cell table:style-name="ce11" table:formula="of:=IF(LEN([StructureEdit.J79])&gt;0;COM.MICROSOFT.CONCAT([.I79];&quot;/&quot;;[StructureEdit.J79]);IF([.I78]=[.I79];[.J78];[.I79]))" office:value-type="string" office:string-value="df_folder.ods" calcext:value-type="string">
            <text:p>df_folder.ods</text:p>
          </table:table-cell>
          <table:table-cell table:style-name="ce11" table:formula="of:=IF(LEN([StructureEdit.K79])&gt;0;COM.MICROSOFT.CONCAT([.J79];&quot;/&quot;;[StructureEdit.K79]);IF([.J78]=[.J79];[.K78];[.J79]))" office:value-type="string" office:string-value="df_folder.ods" calcext:value-type="string">
            <text:p>df_folder.ods</text:p>
          </table:table-cell>
          <table:table-cell table:style-name="ce11" table:formula="of:=IF(LEN([StructureEdit.L79])&gt;0;COM.MICROSOFT.CONCAT([.K79];&quot;/&quot;;[StructureEdit.L79]);IF([.K78]=[.K79];[.L78];[.K79]))" office:value-type="string" office:string-value="df_folder.ods" calcext:value-type="string">
            <text:p>df_folder.ods</text:p>
          </table:table-cell>
          <table:table-cell table:style-name="ce11" table:formula="of:=IF(LEN([StructureEdit.M79])&gt;0;COM.MICROSOFT.CONCAT([.L79];&quot;/&quot;;[StructureEdit.M79]);IF([.L78]=[.L79];[.M78];[.L79]))" office:value-type="string" office:string-value="df_folder.ods" calcext:value-type="string">
            <text:p>df_folder.ods</text:p>
          </table:table-cell>
          <table:table-cell table:style-name="ce11" table:formula="of:=IF(LEN([StructureEdit.N79])&gt;0;COM.MICROSOFT.CONCAT([.M79];&quot;/&quot;;[StructureEdit.N79]);IF([.M78]=[.M79];[.N78];[.M79]))" office:value-type="string" office:string-value="df_folder.ods" calcext:value-type="string">
            <text:p>df_folder.ods</text:p>
          </table:table-cell>
          <table:table-cell table:style-name="ce11" table:formula="of:=IF(LEN([StructureEdit.O79])&gt;0;COM.MICROSOFT.CONCAT([.N79];&quot;/&quot;;[StructureEdit.O79]);IF([.N78]=[.N79];[.O78];[.N79]))" office:value-type="string" office:string-value="df_folder.ods" calcext:value-type="string">
            <text:p>df_folder.ods</text:p>
          </table:table-cell>
          <table:table-cell table:style-name="ce11" table:formula="of:=IF(LEN([StructureEdit.P79])&gt;0;COM.MICROSOFT.CONCAT([.O79];&quot;/&quot;;[StructureEdit.P79]);IF([.O78]=[.O79];[.P78];[.O79]))" office:value-type="string" office:string-value="df_folder.ods" calcext:value-type="string">
            <text:p>df_folder.ods</text:p>
          </table:table-cell>
          <table:table-cell table:style-name="ce11" table:formula="of:=IF(LEN([StructureEdit.Q79])&gt;0;COM.MICROSOFT.CONCAT([.P79];&quot;/&quot;;[StructureEdit.Q79]);IF([.P78]=[.P79];[.Q78];[.P7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4" table:formula="of:=IF(LEN([StructureEdit.T79])&gt;0;[StructureEdit.T79];&quot;&quot;)">
            <text:p/>
          </table:table-cell>
          <table:table-cell table:style-name="ce7" table:formula="of:=IF(LEN([StructureEdit.S79])&gt;0;[StructureEdit.S79];&quot;&quot;)">
            <text:p/>
          </table:table-cell>
          <table:table-cell table:style-name="ce7" table:formula="of:=IF(LEN([.T79])&gt;0;VLOOKUP([.T79];[$Templates.$A$2:.$H$100];7;0);&quot;&quot;)">
            <text:p/>
          </table:table-cell>
        </table:table-row>
        <table:table-row table:style-name="ro3">
          <table:table-cell table:style-name="ce11" table:formula="of:=IF(LEN([StructureEdit.A80])&gt;0;[StructureEdit.A80];[.A79])" office:value-type="string" office:string-value="df_folder.ods" calcext:value-type="string">
            <text:p>df_folder.ods</text:p>
          </table:table-cell>
          <table:table-cell table:style-name="ce11" table:formula="of:=IF(LEN([StructureEdit.B80])&gt;0;COM.MICROSOFT.CONCAT([.A80];&quot;/&quot;;[StructureEdit.B80]);IF([.A79]=[.A80];[.B79];[.A80]))" office:value-type="string" office:string-value="df_folder.ods" calcext:value-type="string">
            <text:p>df_folder.ods</text:p>
          </table:table-cell>
          <table:table-cell table:style-name="ce11" table:formula="of:=IF(LEN([StructureEdit.C80])&gt;0;COM.MICROSOFT.CONCAT([.B80];&quot;/&quot;;[StructureEdit.C80]);IF([.B79]=[.B80];[.C79];[.B80]))" office:value-type="string" office:string-value="df_folder.ods" calcext:value-type="string">
            <text:p>df_folder.ods</text:p>
          </table:table-cell>
          <table:table-cell table:style-name="ce11" table:formula="of:=IF(LEN([StructureEdit.D80])&gt;0;COM.MICROSOFT.CONCAT([.C80];&quot;/&quot;;[StructureEdit.D80]);IF([.C79]=[.C80];[.D79];[.C80]))" office:value-type="string" office:string-value="df_folder.ods" calcext:value-type="string">
            <text:p>df_folder.ods</text:p>
          </table:table-cell>
          <table:table-cell table:style-name="ce11" table:formula="of:=IF(LEN([StructureEdit.E80])&gt;0;COM.MICROSOFT.CONCAT([.D80];&quot;/&quot;;[StructureEdit.E80]);IF([.D79]=[.D80];[.E79];[.D80]))" office:value-type="string" office:string-value="df_folder.ods" calcext:value-type="string">
            <text:p>df_folder.ods</text:p>
          </table:table-cell>
          <table:table-cell table:style-name="ce11" table:formula="of:=IF(LEN([StructureEdit.F80])&gt;0;COM.MICROSOFT.CONCAT([.E80];&quot;/&quot;;[StructureEdit.F80]);IF([.E79]=[.E80];[.F79];[.E80]))" office:value-type="string" office:string-value="df_folder.ods" calcext:value-type="string">
            <text:p>df_folder.ods</text:p>
          </table:table-cell>
          <table:table-cell table:style-name="ce11" table:formula="of:=IF(LEN([StructureEdit.G80])&gt;0;COM.MICROSOFT.CONCAT([.F80];&quot;/&quot;;[StructureEdit.G80]);IF([.F79]=[.F80];[.G79];[.F80]))" office:value-type="string" office:string-value="df_folder.ods" calcext:value-type="string">
            <text:p>df_folder.ods</text:p>
          </table:table-cell>
          <table:table-cell table:style-name="ce11" table:formula="of:=IF(LEN([StructureEdit.H80])&gt;0;COM.MICROSOFT.CONCAT([.G80];&quot;/&quot;;[StructureEdit.H80]);IF([.G79]=[.G80];[.H79];[.G80]))" office:value-type="string" office:string-value="df_folder.ods" calcext:value-type="string">
            <text:p>df_folder.ods</text:p>
          </table:table-cell>
          <table:table-cell table:style-name="ce11" table:formula="of:=IF(LEN([StructureEdit.I80])&gt;0;COM.MICROSOFT.CONCAT([.H80];&quot;/&quot;;[StructureEdit.I80]);IF([.H79]=[.H80];[.I79];[.H80]))" office:value-type="string" office:string-value="df_folder.ods" calcext:value-type="string">
            <text:p>df_folder.ods</text:p>
          </table:table-cell>
          <table:table-cell table:style-name="ce11" table:formula="of:=IF(LEN([StructureEdit.J80])&gt;0;COM.MICROSOFT.CONCAT([.I80];&quot;/&quot;;[StructureEdit.J80]);IF([.I79]=[.I80];[.J79];[.I80]))" office:value-type="string" office:string-value="df_folder.ods" calcext:value-type="string">
            <text:p>df_folder.ods</text:p>
          </table:table-cell>
          <table:table-cell table:style-name="ce11" table:formula="of:=IF(LEN([StructureEdit.K80])&gt;0;COM.MICROSOFT.CONCAT([.J80];&quot;/&quot;;[StructureEdit.K80]);IF([.J79]=[.J80];[.K79];[.J80]))" office:value-type="string" office:string-value="df_folder.ods" calcext:value-type="string">
            <text:p>df_folder.ods</text:p>
          </table:table-cell>
          <table:table-cell table:style-name="ce11" table:formula="of:=IF(LEN([StructureEdit.L80])&gt;0;COM.MICROSOFT.CONCAT([.K80];&quot;/&quot;;[StructureEdit.L80]);IF([.K79]=[.K80];[.L79];[.K80]))" office:value-type="string" office:string-value="df_folder.ods" calcext:value-type="string">
            <text:p>df_folder.ods</text:p>
          </table:table-cell>
          <table:table-cell table:style-name="ce11" table:formula="of:=IF(LEN([StructureEdit.M80])&gt;0;COM.MICROSOFT.CONCAT([.L80];&quot;/&quot;;[StructureEdit.M80]);IF([.L79]=[.L80];[.M79];[.L80]))" office:value-type="string" office:string-value="df_folder.ods" calcext:value-type="string">
            <text:p>df_folder.ods</text:p>
          </table:table-cell>
          <table:table-cell table:style-name="ce11" table:formula="of:=IF(LEN([StructureEdit.N80])&gt;0;COM.MICROSOFT.CONCAT([.M80];&quot;/&quot;;[StructureEdit.N80]);IF([.M79]=[.M80];[.N79];[.M80]))" office:value-type="string" office:string-value="df_folder.ods" calcext:value-type="string">
            <text:p>df_folder.ods</text:p>
          </table:table-cell>
          <table:table-cell table:style-name="ce11" table:formula="of:=IF(LEN([StructureEdit.O80])&gt;0;COM.MICROSOFT.CONCAT([.N80];&quot;/&quot;;[StructureEdit.O80]);IF([.N79]=[.N80];[.O79];[.N80]))" office:value-type="string" office:string-value="df_folder.ods" calcext:value-type="string">
            <text:p>df_folder.ods</text:p>
          </table:table-cell>
          <table:table-cell table:style-name="ce11" table:formula="of:=IF(LEN([StructureEdit.P80])&gt;0;COM.MICROSOFT.CONCAT([.O80];&quot;/&quot;;[StructureEdit.P80]);IF([.O79]=[.O80];[.P79];[.O80]))" office:value-type="string" office:string-value="df_folder.ods" calcext:value-type="string">
            <text:p>df_folder.ods</text:p>
          </table:table-cell>
          <table:table-cell table:style-name="ce11" table:formula="of:=IF(LEN([StructureEdit.Q80])&gt;0;COM.MICROSOFT.CONCAT([.P80];&quot;/&quot;;[StructureEdit.Q80]);IF([.P79]=[.P80];[.Q79];[.P8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4" table:formula="of:=IF(LEN([StructureEdit.T80])&gt;0;[StructureEdit.T80];&quot;&quot;)">
            <text:p/>
          </table:table-cell>
          <table:table-cell table:style-name="ce7" table:formula="of:=IF(LEN([StructureEdit.S80])&gt;0;[StructureEdit.S80];&quot;&quot;)">
            <text:p/>
          </table:table-cell>
          <table:table-cell table:style-name="ce7" table:formula="of:=IF(LEN([.T80])&gt;0;VLOOKUP([.T80];[$Templates.$A$2:.$H$100];7;0);&quot;&quot;)">
            <text:p/>
          </table:table-cell>
        </table:table-row>
        <table:table-row table:style-name="ro3">
          <table:table-cell table:style-name="ce11" table:formula="of:=IF(LEN([StructureEdit.A81])&gt;0;[StructureEdit.A81];[.A80])" office:value-type="string" office:string-value="df_folder.ods" calcext:value-type="string">
            <text:p>df_folder.ods</text:p>
          </table:table-cell>
          <table:table-cell table:style-name="ce11" table:formula="of:=IF(LEN([StructureEdit.B81])&gt;0;COM.MICROSOFT.CONCAT([.A81];&quot;/&quot;;[StructureEdit.B81]);IF([.A80]=[.A81];[.B80];[.A81]))" office:value-type="string" office:string-value="df_folder.ods" calcext:value-type="string">
            <text:p>df_folder.ods</text:p>
          </table:table-cell>
          <table:table-cell table:style-name="ce11" table:formula="of:=IF(LEN([StructureEdit.C81])&gt;0;COM.MICROSOFT.CONCAT([.B81];&quot;/&quot;;[StructureEdit.C81]);IF([.B80]=[.B81];[.C80];[.B81]))" office:value-type="string" office:string-value="df_folder.ods" calcext:value-type="string">
            <text:p>df_folder.ods</text:p>
          </table:table-cell>
          <table:table-cell table:style-name="ce11" table:formula="of:=IF(LEN([StructureEdit.D81])&gt;0;COM.MICROSOFT.CONCAT([.C81];&quot;/&quot;;[StructureEdit.D81]);IF([.C80]=[.C81];[.D80];[.C81]))" office:value-type="string" office:string-value="df_folder.ods" calcext:value-type="string">
            <text:p>df_folder.ods</text:p>
          </table:table-cell>
          <table:table-cell table:style-name="ce11" table:formula="of:=IF(LEN([StructureEdit.E81])&gt;0;COM.MICROSOFT.CONCAT([.D81];&quot;/&quot;;[StructureEdit.E81]);IF([.D80]=[.D81];[.E80];[.D81]))" office:value-type="string" office:string-value="df_folder.ods" calcext:value-type="string">
            <text:p>df_folder.ods</text:p>
          </table:table-cell>
          <table:table-cell table:style-name="ce11" table:formula="of:=IF(LEN([StructureEdit.F81])&gt;0;COM.MICROSOFT.CONCAT([.E81];&quot;/&quot;;[StructureEdit.F81]);IF([.E80]=[.E81];[.F80];[.E81]))" office:value-type="string" office:string-value="df_folder.ods" calcext:value-type="string">
            <text:p>df_folder.ods</text:p>
          </table:table-cell>
          <table:table-cell table:style-name="ce11" table:formula="of:=IF(LEN([StructureEdit.G81])&gt;0;COM.MICROSOFT.CONCAT([.F81];&quot;/&quot;;[StructureEdit.G81]);IF([.F80]=[.F81];[.G80];[.F81]))" office:value-type="string" office:string-value="df_folder.ods" calcext:value-type="string">
            <text:p>df_folder.ods</text:p>
          </table:table-cell>
          <table:table-cell table:style-name="ce11" table:formula="of:=IF(LEN([StructureEdit.H81])&gt;0;COM.MICROSOFT.CONCAT([.G81];&quot;/&quot;;[StructureEdit.H81]);IF([.G80]=[.G81];[.H80];[.G81]))" office:value-type="string" office:string-value="df_folder.ods" calcext:value-type="string">
            <text:p>df_folder.ods</text:p>
          </table:table-cell>
          <table:table-cell table:style-name="ce11" table:formula="of:=IF(LEN([StructureEdit.I81])&gt;0;COM.MICROSOFT.CONCAT([.H81];&quot;/&quot;;[StructureEdit.I81]);IF([.H80]=[.H81];[.I80];[.H81]))" office:value-type="string" office:string-value="df_folder.ods" calcext:value-type="string">
            <text:p>df_folder.ods</text:p>
          </table:table-cell>
          <table:table-cell table:style-name="ce11" table:formula="of:=IF(LEN([StructureEdit.J81])&gt;0;COM.MICROSOFT.CONCAT([.I81];&quot;/&quot;;[StructureEdit.J81]);IF([.I80]=[.I81];[.J80];[.I81]))" office:value-type="string" office:string-value="df_folder.ods" calcext:value-type="string">
            <text:p>df_folder.ods</text:p>
          </table:table-cell>
          <table:table-cell table:style-name="ce11" table:formula="of:=IF(LEN([StructureEdit.K81])&gt;0;COM.MICROSOFT.CONCAT([.J81];&quot;/&quot;;[StructureEdit.K81]);IF([.J80]=[.J81];[.K80];[.J81]))" office:value-type="string" office:string-value="df_folder.ods" calcext:value-type="string">
            <text:p>df_folder.ods</text:p>
          </table:table-cell>
          <table:table-cell table:style-name="ce11" table:formula="of:=IF(LEN([StructureEdit.L81])&gt;0;COM.MICROSOFT.CONCAT([.K81];&quot;/&quot;;[StructureEdit.L81]);IF([.K80]=[.K81];[.L80];[.K81]))" office:value-type="string" office:string-value="df_folder.ods" calcext:value-type="string">
            <text:p>df_folder.ods</text:p>
          </table:table-cell>
          <table:table-cell table:style-name="ce11" table:formula="of:=IF(LEN([StructureEdit.M81])&gt;0;COM.MICROSOFT.CONCAT([.L81];&quot;/&quot;;[StructureEdit.M81]);IF([.L80]=[.L81];[.M80];[.L81]))" office:value-type="string" office:string-value="df_folder.ods" calcext:value-type="string">
            <text:p>df_folder.ods</text:p>
          </table:table-cell>
          <table:table-cell table:style-name="ce11" table:formula="of:=IF(LEN([StructureEdit.N81])&gt;0;COM.MICROSOFT.CONCAT([.M81];&quot;/&quot;;[StructureEdit.N81]);IF([.M80]=[.M81];[.N80];[.M81]))" office:value-type="string" office:string-value="df_folder.ods" calcext:value-type="string">
            <text:p>df_folder.ods</text:p>
          </table:table-cell>
          <table:table-cell table:style-name="ce11" table:formula="of:=IF(LEN([StructureEdit.O81])&gt;0;COM.MICROSOFT.CONCAT([.N81];&quot;/&quot;;[StructureEdit.O81]);IF([.N80]=[.N81];[.O80];[.N81]))" office:value-type="string" office:string-value="df_folder.ods" calcext:value-type="string">
            <text:p>df_folder.ods</text:p>
          </table:table-cell>
          <table:table-cell table:style-name="ce11" table:formula="of:=IF(LEN([StructureEdit.P81])&gt;0;COM.MICROSOFT.CONCAT([.O81];&quot;/&quot;;[StructureEdit.P81]);IF([.O80]=[.O81];[.P80];[.O81]))" office:value-type="string" office:string-value="df_folder.ods" calcext:value-type="string">
            <text:p>df_folder.ods</text:p>
          </table:table-cell>
          <table:table-cell table:style-name="ce11" table:formula="of:=IF(LEN([StructureEdit.Q81])&gt;0;COM.MICROSOFT.CONCAT([.P81];&quot;/&quot;;[StructureEdit.Q81]);IF([.P80]=[.P81];[.Q80];[.P8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4" table:formula="of:=IF(LEN([StructureEdit.T81])&gt;0;[StructureEdit.T81];&quot;&quot;)">
            <text:p/>
          </table:table-cell>
          <table:table-cell table:style-name="ce7" table:formula="of:=IF(LEN([StructureEdit.S81])&gt;0;[StructureEdit.S81];&quot;&quot;)">
            <text:p/>
          </table:table-cell>
          <table:table-cell table:style-name="ce7" table:formula="of:=IF(LEN([.T81])&gt;0;VLOOKUP([.T81];[$Templates.$A$2:.$H$100];7;0);&quot;&quot;)">
            <text:p/>
          </table:table-cell>
        </table:table-row>
        <table:table-row table:style-name="ro3">
          <table:table-cell table:style-name="ce11" table:formula="of:=IF(LEN([StructureEdit.A82])&gt;0;[StructureEdit.A82];[.A81])" office:value-type="string" office:string-value="df_folder.ods" calcext:value-type="string">
            <text:p>df_folder.ods</text:p>
          </table:table-cell>
          <table:table-cell table:style-name="ce11" table:formula="of:=IF(LEN([StructureEdit.B82])&gt;0;COM.MICROSOFT.CONCAT([.A82];&quot;/&quot;;[StructureEdit.B82]);IF([.A81]=[.A82];[.B81];[.A82]))" office:value-type="string" office:string-value="df_folder.ods" calcext:value-type="string">
            <text:p>df_folder.ods</text:p>
          </table:table-cell>
          <table:table-cell table:style-name="ce11" table:formula="of:=IF(LEN([StructureEdit.C82])&gt;0;COM.MICROSOFT.CONCAT([.B82];&quot;/&quot;;[StructureEdit.C82]);IF([.B81]=[.B82];[.C81];[.B82]))" office:value-type="string" office:string-value="df_folder.ods" calcext:value-type="string">
            <text:p>df_folder.ods</text:p>
          </table:table-cell>
          <table:table-cell table:style-name="ce11" table:formula="of:=IF(LEN([StructureEdit.D82])&gt;0;COM.MICROSOFT.CONCAT([.C82];&quot;/&quot;;[StructureEdit.D82]);IF([.C81]=[.C82];[.D81];[.C82]))" office:value-type="string" office:string-value="df_folder.ods" calcext:value-type="string">
            <text:p>df_folder.ods</text:p>
          </table:table-cell>
          <table:table-cell table:style-name="ce11" table:formula="of:=IF(LEN([StructureEdit.E82])&gt;0;COM.MICROSOFT.CONCAT([.D82];&quot;/&quot;;[StructureEdit.E82]);IF([.D81]=[.D82];[.E81];[.D82]))" office:value-type="string" office:string-value="df_folder.ods" calcext:value-type="string">
            <text:p>df_folder.ods</text:p>
          </table:table-cell>
          <table:table-cell table:style-name="ce11" table:formula="of:=IF(LEN([StructureEdit.F82])&gt;0;COM.MICROSOFT.CONCAT([.E82];&quot;/&quot;;[StructureEdit.F82]);IF([.E81]=[.E82];[.F81];[.E82]))" office:value-type="string" office:string-value="df_folder.ods" calcext:value-type="string">
            <text:p>df_folder.ods</text:p>
          </table:table-cell>
          <table:table-cell table:style-name="ce11" table:formula="of:=IF(LEN([StructureEdit.G82])&gt;0;COM.MICROSOFT.CONCAT([.F82];&quot;/&quot;;[StructureEdit.G82]);IF([.F81]=[.F82];[.G81];[.F82]))" office:value-type="string" office:string-value="df_folder.ods" calcext:value-type="string">
            <text:p>df_folder.ods</text:p>
          </table:table-cell>
          <table:table-cell table:style-name="ce11" table:formula="of:=IF(LEN([StructureEdit.H82])&gt;0;COM.MICROSOFT.CONCAT([.G82];&quot;/&quot;;[StructureEdit.H82]);IF([.G81]=[.G82];[.H81];[.G82]))" office:value-type="string" office:string-value="df_folder.ods" calcext:value-type="string">
            <text:p>df_folder.ods</text:p>
          </table:table-cell>
          <table:table-cell table:style-name="ce11" table:formula="of:=IF(LEN([StructureEdit.I82])&gt;0;COM.MICROSOFT.CONCAT([.H82];&quot;/&quot;;[StructureEdit.I82]);IF([.H81]=[.H82];[.I81];[.H82]))" office:value-type="string" office:string-value="df_folder.ods" calcext:value-type="string">
            <text:p>df_folder.ods</text:p>
          </table:table-cell>
          <table:table-cell table:style-name="ce11" table:formula="of:=IF(LEN([StructureEdit.J82])&gt;0;COM.MICROSOFT.CONCAT([.I82];&quot;/&quot;;[StructureEdit.J82]);IF([.I81]=[.I82];[.J81];[.I82]))" office:value-type="string" office:string-value="df_folder.ods" calcext:value-type="string">
            <text:p>df_folder.ods</text:p>
          </table:table-cell>
          <table:table-cell table:style-name="ce11" table:formula="of:=IF(LEN([StructureEdit.K82])&gt;0;COM.MICROSOFT.CONCAT([.J82];&quot;/&quot;;[StructureEdit.K82]);IF([.J81]=[.J82];[.K81];[.J82]))" office:value-type="string" office:string-value="df_folder.ods" calcext:value-type="string">
            <text:p>df_folder.ods</text:p>
          </table:table-cell>
          <table:table-cell table:style-name="ce11" table:formula="of:=IF(LEN([StructureEdit.L82])&gt;0;COM.MICROSOFT.CONCAT([.K82];&quot;/&quot;;[StructureEdit.L82]);IF([.K81]=[.K82];[.L81];[.K82]))" office:value-type="string" office:string-value="df_folder.ods" calcext:value-type="string">
            <text:p>df_folder.ods</text:p>
          </table:table-cell>
          <table:table-cell table:style-name="ce11" table:formula="of:=IF(LEN([StructureEdit.M82])&gt;0;COM.MICROSOFT.CONCAT([.L82];&quot;/&quot;;[StructureEdit.M82]);IF([.L81]=[.L82];[.M81];[.L82]))" office:value-type="string" office:string-value="df_folder.ods" calcext:value-type="string">
            <text:p>df_folder.ods</text:p>
          </table:table-cell>
          <table:table-cell table:style-name="ce11" table:formula="of:=IF(LEN([StructureEdit.N82])&gt;0;COM.MICROSOFT.CONCAT([.M82];&quot;/&quot;;[StructureEdit.N82]);IF([.M81]=[.M82];[.N81];[.M82]))" office:value-type="string" office:string-value="df_folder.ods" calcext:value-type="string">
            <text:p>df_folder.ods</text:p>
          </table:table-cell>
          <table:table-cell table:style-name="ce11" table:formula="of:=IF(LEN([StructureEdit.O82])&gt;0;COM.MICROSOFT.CONCAT([.N82];&quot;/&quot;;[StructureEdit.O82]);IF([.N81]=[.N82];[.O81];[.N82]))" office:value-type="string" office:string-value="df_folder.ods" calcext:value-type="string">
            <text:p>df_folder.ods</text:p>
          </table:table-cell>
          <table:table-cell table:style-name="ce11" table:formula="of:=IF(LEN([StructureEdit.P82])&gt;0;COM.MICROSOFT.CONCAT([.O82];&quot;/&quot;;[StructureEdit.P82]);IF([.O81]=[.O82];[.P81];[.O82]))" office:value-type="string" office:string-value="df_folder.ods" calcext:value-type="string">
            <text:p>df_folder.ods</text:p>
          </table:table-cell>
          <table:table-cell table:style-name="ce11" table:formula="of:=IF(LEN([StructureEdit.Q82])&gt;0;COM.MICROSOFT.CONCAT([.P82];&quot;/&quot;;[StructureEdit.Q82]);IF([.P81]=[.P82];[.Q81];[.P82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4" table:formula="of:=IF(LEN([StructureEdit.T82])&gt;0;[StructureEdit.T82];&quot;&quot;)">
            <text:p/>
          </table:table-cell>
          <table:table-cell table:style-name="ce7" table:formula="of:=IF(LEN([StructureEdit.S82])&gt;0;[StructureEdit.S82];&quot;&quot;)">
            <text:p/>
          </table:table-cell>
          <table:table-cell table:style-name="ce7" table:formula="of:=IF(LEN([.T82])&gt;0;VLOOKUP([.T82];[$Templates.$A$2:.$H$100];7;0);&quot;&quot;)">
            <text:p/>
          </table:table-cell>
        </table:table-row>
        <table:table-row table:style-name="ro3">
          <table:table-cell table:style-name="ce11" table:formula="of:=IF(LEN([StructureEdit.A83])&gt;0;[StructureEdit.A83];[.A82])" office:value-type="string" office:string-value="df_folder.ods" calcext:value-type="string">
            <text:p>df_folder.ods</text:p>
          </table:table-cell>
          <table:table-cell table:style-name="ce11" table:formula="of:=IF(LEN([StructureEdit.B83])&gt;0;COM.MICROSOFT.CONCAT([.A83];&quot;/&quot;;[StructureEdit.B83]);IF([.A82]=[.A83];[.B82];[.A83]))" office:value-type="string" office:string-value="df_folder.ods" calcext:value-type="string">
            <text:p>df_folder.ods</text:p>
          </table:table-cell>
          <table:table-cell table:style-name="ce11" table:formula="of:=IF(LEN([StructureEdit.C83])&gt;0;COM.MICROSOFT.CONCAT([.B83];&quot;/&quot;;[StructureEdit.C83]);IF([.B82]=[.B83];[.C82];[.B83]))" office:value-type="string" office:string-value="df_folder.ods" calcext:value-type="string">
            <text:p>df_folder.ods</text:p>
          </table:table-cell>
          <table:table-cell table:style-name="ce11" table:formula="of:=IF(LEN([StructureEdit.D83])&gt;0;COM.MICROSOFT.CONCAT([.C83];&quot;/&quot;;[StructureEdit.D83]);IF([.C82]=[.C83];[.D82];[.C83]))" office:value-type="string" office:string-value="df_folder.ods" calcext:value-type="string">
            <text:p>df_folder.ods</text:p>
          </table:table-cell>
          <table:table-cell table:style-name="ce11" table:formula="of:=IF(LEN([StructureEdit.E83])&gt;0;COM.MICROSOFT.CONCAT([.D83];&quot;/&quot;;[StructureEdit.E83]);IF([.D82]=[.D83];[.E82];[.D83]))" office:value-type="string" office:string-value="df_folder.ods" calcext:value-type="string">
            <text:p>df_folder.ods</text:p>
          </table:table-cell>
          <table:table-cell table:style-name="ce11" table:formula="of:=IF(LEN([StructureEdit.F83])&gt;0;COM.MICROSOFT.CONCAT([.E83];&quot;/&quot;;[StructureEdit.F83]);IF([.E82]=[.E83];[.F82];[.E83]))" office:value-type="string" office:string-value="df_folder.ods" calcext:value-type="string">
            <text:p>df_folder.ods</text:p>
          </table:table-cell>
          <table:table-cell table:style-name="ce11" table:formula="of:=IF(LEN([StructureEdit.G83])&gt;0;COM.MICROSOFT.CONCAT([.F83];&quot;/&quot;;[StructureEdit.G83]);IF([.F82]=[.F83];[.G82];[.F83]))" office:value-type="string" office:string-value="df_folder.ods" calcext:value-type="string">
            <text:p>df_folder.ods</text:p>
          </table:table-cell>
          <table:table-cell table:style-name="ce11" table:formula="of:=IF(LEN([StructureEdit.H83])&gt;0;COM.MICROSOFT.CONCAT([.G83];&quot;/&quot;;[StructureEdit.H83]);IF([.G82]=[.G83];[.H82];[.G83]))" office:value-type="string" office:string-value="df_folder.ods" calcext:value-type="string">
            <text:p>df_folder.ods</text:p>
          </table:table-cell>
          <table:table-cell table:style-name="ce11" table:formula="of:=IF(LEN([StructureEdit.I83])&gt;0;COM.MICROSOFT.CONCAT([.H83];&quot;/&quot;;[StructureEdit.I83]);IF([.H82]=[.H83];[.I82];[.H83]))" office:value-type="string" office:string-value="df_folder.ods" calcext:value-type="string">
            <text:p>df_folder.ods</text:p>
          </table:table-cell>
          <table:table-cell table:style-name="ce11" table:formula="of:=IF(LEN([StructureEdit.J83])&gt;0;COM.MICROSOFT.CONCAT([.I83];&quot;/&quot;;[StructureEdit.J83]);IF([.I82]=[.I83];[.J82];[.I83]))" office:value-type="string" office:string-value="df_folder.ods" calcext:value-type="string">
            <text:p>df_folder.ods</text:p>
          </table:table-cell>
          <table:table-cell table:style-name="ce11" table:formula="of:=IF(LEN([StructureEdit.K83])&gt;0;COM.MICROSOFT.CONCAT([.J83];&quot;/&quot;;[StructureEdit.K83]);IF([.J82]=[.J83];[.K82];[.J83]))" office:value-type="string" office:string-value="df_folder.ods" calcext:value-type="string">
            <text:p>df_folder.ods</text:p>
          </table:table-cell>
          <table:table-cell table:style-name="ce11" table:formula="of:=IF(LEN([StructureEdit.L83])&gt;0;COM.MICROSOFT.CONCAT([.K83];&quot;/&quot;;[StructureEdit.L83]);IF([.K82]=[.K83];[.L82];[.K83]))" office:value-type="string" office:string-value="df_folder.ods" calcext:value-type="string">
            <text:p>df_folder.ods</text:p>
          </table:table-cell>
          <table:table-cell table:style-name="ce11" table:formula="of:=IF(LEN([StructureEdit.M83])&gt;0;COM.MICROSOFT.CONCAT([.L83];&quot;/&quot;;[StructureEdit.M83]);IF([.L82]=[.L83];[.M82];[.L83]))" office:value-type="string" office:string-value="df_folder.ods" calcext:value-type="string">
            <text:p>df_folder.ods</text:p>
          </table:table-cell>
          <table:table-cell table:style-name="ce11" table:formula="of:=IF(LEN([StructureEdit.N83])&gt;0;COM.MICROSOFT.CONCAT([.M83];&quot;/&quot;;[StructureEdit.N83]);IF([.M82]=[.M83];[.N82];[.M83]))" office:value-type="string" office:string-value="df_folder.ods" calcext:value-type="string">
            <text:p>df_folder.ods</text:p>
          </table:table-cell>
          <table:table-cell table:style-name="ce11" table:formula="of:=IF(LEN([StructureEdit.O83])&gt;0;COM.MICROSOFT.CONCAT([.N83];&quot;/&quot;;[StructureEdit.O83]);IF([.N82]=[.N83];[.O82];[.N83]))" office:value-type="string" office:string-value="df_folder.ods" calcext:value-type="string">
            <text:p>df_folder.ods</text:p>
          </table:table-cell>
          <table:table-cell table:style-name="ce11" table:formula="of:=IF(LEN([StructureEdit.P83])&gt;0;COM.MICROSOFT.CONCAT([.O83];&quot;/&quot;;[StructureEdit.P83]);IF([.O82]=[.O83];[.P82];[.O83]))" office:value-type="string" office:string-value="df_folder.ods" calcext:value-type="string">
            <text:p>df_folder.ods</text:p>
          </table:table-cell>
          <table:table-cell table:style-name="ce11" table:formula="of:=IF(LEN([StructureEdit.Q83])&gt;0;COM.MICROSOFT.CONCAT([.P83];&quot;/&quot;;[StructureEdit.Q83]);IF([.P82]=[.P83];[.Q82];[.P8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4" table:formula="of:=IF(LEN([StructureEdit.T83])&gt;0;[StructureEdit.T83];&quot;&quot;)">
            <text:p/>
          </table:table-cell>
          <table:table-cell table:style-name="ce7" table:formula="of:=IF(LEN([StructureEdit.S83])&gt;0;[StructureEdit.S83];&quot;&quot;)">
            <text:p/>
          </table:table-cell>
          <table:table-cell table:style-name="ce7" table:formula="of:=IF(LEN([.T83])&gt;0;VLOOKUP([.T83];[$Templates.$A$2:.$H$100];7;0);&quot;&quot;)">
            <text:p/>
          </table:table-cell>
        </table:table-row>
        <table:table-row table:style-name="ro3">
          <table:table-cell table:style-name="ce11" table:formula="of:=IF(LEN([StructureEdit.A84])&gt;0;[StructureEdit.A84];[.A83])" office:value-type="string" office:string-value="df_folder.ods" calcext:value-type="string">
            <text:p>df_folder.ods</text:p>
          </table:table-cell>
          <table:table-cell table:style-name="ce11" table:formula="of:=IF(LEN([StructureEdit.B84])&gt;0;COM.MICROSOFT.CONCAT([.A84];&quot;/&quot;;[StructureEdit.B84]);IF([.A83]=[.A84];[.B83];[.A84]))" office:value-type="string" office:string-value="df_folder.ods" calcext:value-type="string">
            <text:p>df_folder.ods</text:p>
          </table:table-cell>
          <table:table-cell table:style-name="ce11" table:formula="of:=IF(LEN([StructureEdit.C84])&gt;0;COM.MICROSOFT.CONCAT([.B84];&quot;/&quot;;[StructureEdit.C84]);IF([.B83]=[.B84];[.C83];[.B84]))" office:value-type="string" office:string-value="df_folder.ods" calcext:value-type="string">
            <text:p>df_folder.ods</text:p>
          </table:table-cell>
          <table:table-cell table:style-name="ce11" table:formula="of:=IF(LEN([StructureEdit.D84])&gt;0;COM.MICROSOFT.CONCAT([.C84];&quot;/&quot;;[StructureEdit.D84]);IF([.C83]=[.C84];[.D83];[.C84]))" office:value-type="string" office:string-value="df_folder.ods" calcext:value-type="string">
            <text:p>df_folder.ods</text:p>
          </table:table-cell>
          <table:table-cell table:style-name="ce11" table:formula="of:=IF(LEN([StructureEdit.E84])&gt;0;COM.MICROSOFT.CONCAT([.D84];&quot;/&quot;;[StructureEdit.E84]);IF([.D83]=[.D84];[.E83];[.D84]))" office:value-type="string" office:string-value="df_folder.ods" calcext:value-type="string">
            <text:p>df_folder.ods</text:p>
          </table:table-cell>
          <table:table-cell table:style-name="ce11" table:formula="of:=IF(LEN([StructureEdit.F84])&gt;0;COM.MICROSOFT.CONCAT([.E84];&quot;/&quot;;[StructureEdit.F84]);IF([.E83]=[.E84];[.F83];[.E84]))" office:value-type="string" office:string-value="df_folder.ods" calcext:value-type="string">
            <text:p>df_folder.ods</text:p>
          </table:table-cell>
          <table:table-cell table:style-name="ce11" table:formula="of:=IF(LEN([StructureEdit.G84])&gt;0;COM.MICROSOFT.CONCAT([.F84];&quot;/&quot;;[StructureEdit.G84]);IF([.F83]=[.F84];[.G83];[.F84]))" office:value-type="string" office:string-value="df_folder.ods" calcext:value-type="string">
            <text:p>df_folder.ods</text:p>
          </table:table-cell>
          <table:table-cell table:style-name="ce11" table:formula="of:=IF(LEN([StructureEdit.H84])&gt;0;COM.MICROSOFT.CONCAT([.G84];&quot;/&quot;;[StructureEdit.H84]);IF([.G83]=[.G84];[.H83];[.G84]))" office:value-type="string" office:string-value="df_folder.ods" calcext:value-type="string">
            <text:p>df_folder.ods</text:p>
          </table:table-cell>
          <table:table-cell table:style-name="ce11" table:formula="of:=IF(LEN([StructureEdit.I84])&gt;0;COM.MICROSOFT.CONCAT([.H84];&quot;/&quot;;[StructureEdit.I84]);IF([.H83]=[.H84];[.I83];[.H84]))" office:value-type="string" office:string-value="df_folder.ods" calcext:value-type="string">
            <text:p>df_folder.ods</text:p>
          </table:table-cell>
          <table:table-cell table:style-name="ce11" table:formula="of:=IF(LEN([StructureEdit.J84])&gt;0;COM.MICROSOFT.CONCAT([.I84];&quot;/&quot;;[StructureEdit.J84]);IF([.I83]=[.I84];[.J83];[.I84]))" office:value-type="string" office:string-value="df_folder.ods" calcext:value-type="string">
            <text:p>df_folder.ods</text:p>
          </table:table-cell>
          <table:table-cell table:style-name="ce11" table:formula="of:=IF(LEN([StructureEdit.K84])&gt;0;COM.MICROSOFT.CONCAT([.J84];&quot;/&quot;;[StructureEdit.K84]);IF([.J83]=[.J84];[.K83];[.J84]))" office:value-type="string" office:string-value="df_folder.ods" calcext:value-type="string">
            <text:p>df_folder.ods</text:p>
          </table:table-cell>
          <table:table-cell table:style-name="ce11" table:formula="of:=IF(LEN([StructureEdit.L84])&gt;0;COM.MICROSOFT.CONCAT([.K84];&quot;/&quot;;[StructureEdit.L84]);IF([.K83]=[.K84];[.L83];[.K84]))" office:value-type="string" office:string-value="df_folder.ods" calcext:value-type="string">
            <text:p>df_folder.ods</text:p>
          </table:table-cell>
          <table:table-cell table:style-name="ce11" table:formula="of:=IF(LEN([StructureEdit.M84])&gt;0;COM.MICROSOFT.CONCAT([.L84];&quot;/&quot;;[StructureEdit.M84]);IF([.L83]=[.L84];[.M83];[.L84]))" office:value-type="string" office:string-value="df_folder.ods" calcext:value-type="string">
            <text:p>df_folder.ods</text:p>
          </table:table-cell>
          <table:table-cell table:style-name="ce11" table:formula="of:=IF(LEN([StructureEdit.N84])&gt;0;COM.MICROSOFT.CONCAT([.M84];&quot;/&quot;;[StructureEdit.N84]);IF([.M83]=[.M84];[.N83];[.M84]))" office:value-type="string" office:string-value="df_folder.ods" calcext:value-type="string">
            <text:p>df_folder.ods</text:p>
          </table:table-cell>
          <table:table-cell table:style-name="ce11" table:formula="of:=IF(LEN([StructureEdit.O84])&gt;0;COM.MICROSOFT.CONCAT([.N84];&quot;/&quot;;[StructureEdit.O84]);IF([.N83]=[.N84];[.O83];[.N84]))" office:value-type="string" office:string-value="df_folder.ods" calcext:value-type="string">
            <text:p>df_folder.ods</text:p>
          </table:table-cell>
          <table:table-cell table:style-name="ce11" table:formula="of:=IF(LEN([StructureEdit.P84])&gt;0;COM.MICROSOFT.CONCAT([.O84];&quot;/&quot;;[StructureEdit.P84]);IF([.O83]=[.O84];[.P83];[.O84]))" office:value-type="string" office:string-value="df_folder.ods" calcext:value-type="string">
            <text:p>df_folder.ods</text:p>
          </table:table-cell>
          <table:table-cell table:style-name="ce11" table:formula="of:=IF(LEN([StructureEdit.Q84])&gt;0;COM.MICROSOFT.CONCAT([.P84];&quot;/&quot;;[StructureEdit.Q84]);IF([.P83]=[.P84];[.Q83];[.P84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4" table:formula="of:=IF(LEN([StructureEdit.T84])&gt;0;[StructureEdit.T84];&quot;&quot;)">
            <text:p/>
          </table:table-cell>
          <table:table-cell table:style-name="ce7" table:formula="of:=IF(LEN([StructureEdit.S84])&gt;0;[StructureEdit.S84];&quot;&quot;)">
            <text:p/>
          </table:table-cell>
          <table:table-cell table:style-name="ce7" table:formula="of:=IF(LEN([.T84])&gt;0;VLOOKUP([.T84];[$Templates.$A$2:.$H$100];7;0);&quot;&quot;)">
            <text:p/>
          </table:table-cell>
        </table:table-row>
        <table:table-row table:style-name="ro3">
          <table:table-cell table:style-name="ce11" table:formula="of:=IF(LEN([StructureEdit.A85])&gt;0;[StructureEdit.A85];[.A84])" office:value-type="string" office:string-value="df_folder.ods" calcext:value-type="string">
            <text:p>df_folder.ods</text:p>
          </table:table-cell>
          <table:table-cell table:style-name="ce11" table:formula="of:=IF(LEN([StructureEdit.B85])&gt;0;COM.MICROSOFT.CONCAT([.A85];&quot;/&quot;;[StructureEdit.B85]);IF([.A84]=[.A85];[.B84];[.A85]))" office:value-type="string" office:string-value="df_folder.ods" calcext:value-type="string">
            <text:p>df_folder.ods</text:p>
          </table:table-cell>
          <table:table-cell table:style-name="ce11" table:formula="of:=IF(LEN([StructureEdit.C85])&gt;0;COM.MICROSOFT.CONCAT([.B85];&quot;/&quot;;[StructureEdit.C85]);IF([.B84]=[.B85];[.C84];[.B85]))" office:value-type="string" office:string-value="df_folder.ods" calcext:value-type="string">
            <text:p>df_folder.ods</text:p>
          </table:table-cell>
          <table:table-cell table:style-name="ce11" table:formula="of:=IF(LEN([StructureEdit.D85])&gt;0;COM.MICROSOFT.CONCAT([.C85];&quot;/&quot;;[StructureEdit.D85]);IF([.C84]=[.C85];[.D84];[.C85]))" office:value-type="string" office:string-value="df_folder.ods" calcext:value-type="string">
            <text:p>df_folder.ods</text:p>
          </table:table-cell>
          <table:table-cell table:style-name="ce11" table:formula="of:=IF(LEN([StructureEdit.E85])&gt;0;COM.MICROSOFT.CONCAT([.D85];&quot;/&quot;;[StructureEdit.E85]);IF([.D84]=[.D85];[.E84];[.D85]))" office:value-type="string" office:string-value="df_folder.ods" calcext:value-type="string">
            <text:p>df_folder.ods</text:p>
          </table:table-cell>
          <table:table-cell table:style-name="ce11" table:formula="of:=IF(LEN([StructureEdit.F85])&gt;0;COM.MICROSOFT.CONCAT([.E85];&quot;/&quot;;[StructureEdit.F85]);IF([.E84]=[.E85];[.F84];[.E85]))" office:value-type="string" office:string-value="df_folder.ods" calcext:value-type="string">
            <text:p>df_folder.ods</text:p>
          </table:table-cell>
          <table:table-cell table:style-name="ce11" table:formula="of:=IF(LEN([StructureEdit.G85])&gt;0;COM.MICROSOFT.CONCAT([.F85];&quot;/&quot;;[StructureEdit.G85]);IF([.F84]=[.F85];[.G84];[.F85]))" office:value-type="string" office:string-value="df_folder.ods" calcext:value-type="string">
            <text:p>df_folder.ods</text:p>
          </table:table-cell>
          <table:table-cell table:style-name="ce11" table:formula="of:=IF(LEN([StructureEdit.H85])&gt;0;COM.MICROSOFT.CONCAT([.G85];&quot;/&quot;;[StructureEdit.H85]);IF([.G84]=[.G85];[.H84];[.G85]))" office:value-type="string" office:string-value="df_folder.ods" calcext:value-type="string">
            <text:p>df_folder.ods</text:p>
          </table:table-cell>
          <table:table-cell table:style-name="ce11" table:formula="of:=IF(LEN([StructureEdit.I85])&gt;0;COM.MICROSOFT.CONCAT([.H85];&quot;/&quot;;[StructureEdit.I85]);IF([.H84]=[.H85];[.I84];[.H85]))" office:value-type="string" office:string-value="df_folder.ods" calcext:value-type="string">
            <text:p>df_folder.ods</text:p>
          </table:table-cell>
          <table:table-cell table:style-name="ce11" table:formula="of:=IF(LEN([StructureEdit.J85])&gt;0;COM.MICROSOFT.CONCAT([.I85];&quot;/&quot;;[StructureEdit.J85]);IF([.I84]=[.I85];[.J84];[.I85]))" office:value-type="string" office:string-value="df_folder.ods" calcext:value-type="string">
            <text:p>df_folder.ods</text:p>
          </table:table-cell>
          <table:table-cell table:style-name="ce11" table:formula="of:=IF(LEN([StructureEdit.K85])&gt;0;COM.MICROSOFT.CONCAT([.J85];&quot;/&quot;;[StructureEdit.K85]);IF([.J84]=[.J85];[.K84];[.J85]))" office:value-type="string" office:string-value="df_folder.ods" calcext:value-type="string">
            <text:p>df_folder.ods</text:p>
          </table:table-cell>
          <table:table-cell table:style-name="ce11" table:formula="of:=IF(LEN([StructureEdit.L85])&gt;0;COM.MICROSOFT.CONCAT([.K85];&quot;/&quot;;[StructureEdit.L85]);IF([.K84]=[.K85];[.L84];[.K85]))" office:value-type="string" office:string-value="df_folder.ods" calcext:value-type="string">
            <text:p>df_folder.ods</text:p>
          </table:table-cell>
          <table:table-cell table:style-name="ce11" table:formula="of:=IF(LEN([StructureEdit.M85])&gt;0;COM.MICROSOFT.CONCAT([.L85];&quot;/&quot;;[StructureEdit.M85]);IF([.L84]=[.L85];[.M84];[.L85]))" office:value-type="string" office:string-value="df_folder.ods" calcext:value-type="string">
            <text:p>df_folder.ods</text:p>
          </table:table-cell>
          <table:table-cell table:style-name="ce11" table:formula="of:=IF(LEN([StructureEdit.N85])&gt;0;COM.MICROSOFT.CONCAT([.M85];&quot;/&quot;;[StructureEdit.N85]);IF([.M84]=[.M85];[.N84];[.M85]))" office:value-type="string" office:string-value="df_folder.ods" calcext:value-type="string">
            <text:p>df_folder.ods</text:p>
          </table:table-cell>
          <table:table-cell table:style-name="ce11" table:formula="of:=IF(LEN([StructureEdit.O85])&gt;0;COM.MICROSOFT.CONCAT([.N85];&quot;/&quot;;[StructureEdit.O85]);IF([.N84]=[.N85];[.O84];[.N85]))" office:value-type="string" office:string-value="df_folder.ods" calcext:value-type="string">
            <text:p>df_folder.ods</text:p>
          </table:table-cell>
          <table:table-cell table:style-name="ce11" table:formula="of:=IF(LEN([StructureEdit.P85])&gt;0;COM.MICROSOFT.CONCAT([.O85];&quot;/&quot;;[StructureEdit.P85]);IF([.O84]=[.O85];[.P84];[.O85]))" office:value-type="string" office:string-value="df_folder.ods" calcext:value-type="string">
            <text:p>df_folder.ods</text:p>
          </table:table-cell>
          <table:table-cell table:style-name="ce11" table:formula="of:=IF(LEN([StructureEdit.Q85])&gt;0;COM.MICROSOFT.CONCAT([.P85];&quot;/&quot;;[StructureEdit.Q85]);IF([.P84]=[.P85];[.Q84];[.P85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4" table:formula="of:=IF(LEN([StructureEdit.T85])&gt;0;[StructureEdit.T85];&quot;&quot;)">
            <text:p/>
          </table:table-cell>
          <table:table-cell table:style-name="ce7" table:formula="of:=IF(LEN([StructureEdit.S85])&gt;0;[StructureEdit.S85];&quot;&quot;)">
            <text:p/>
          </table:table-cell>
          <table:table-cell table:style-name="ce7" table:formula="of:=IF(LEN([.T85])&gt;0;VLOOKUP([.T85];[$Templates.$A$2:.$H$100];7;0);&quot;&quot;)">
            <text:p/>
          </table:table-cell>
        </table:table-row>
        <table:table-row table:style-name="ro3">
          <table:table-cell table:style-name="ce11" table:formula="of:=IF(LEN([StructureEdit.A86])&gt;0;[StructureEdit.A86];[.A85])" office:value-type="string" office:string-value="df_folder.ods" calcext:value-type="string">
            <text:p>df_folder.ods</text:p>
          </table:table-cell>
          <table:table-cell table:style-name="ce11" table:formula="of:=IF(LEN([StructureEdit.B86])&gt;0;COM.MICROSOFT.CONCAT([.A86];&quot;/&quot;;[StructureEdit.B86]);IF([.A85]=[.A86];[.B85];[.A86]))" office:value-type="string" office:string-value="df_folder.ods" calcext:value-type="string">
            <text:p>df_folder.ods</text:p>
          </table:table-cell>
          <table:table-cell table:style-name="ce11" table:formula="of:=IF(LEN([StructureEdit.C86])&gt;0;COM.MICROSOFT.CONCAT([.B86];&quot;/&quot;;[StructureEdit.C86]);IF([.B85]=[.B86];[.C85];[.B86]))" office:value-type="string" office:string-value="df_folder.ods" calcext:value-type="string">
            <text:p>df_folder.ods</text:p>
          </table:table-cell>
          <table:table-cell table:style-name="ce11" table:formula="of:=IF(LEN([StructureEdit.D86])&gt;0;COM.MICROSOFT.CONCAT([.C86];&quot;/&quot;;[StructureEdit.D86]);IF([.C85]=[.C86];[.D85];[.C86]))" office:value-type="string" office:string-value="df_folder.ods" calcext:value-type="string">
            <text:p>df_folder.ods</text:p>
          </table:table-cell>
          <table:table-cell table:style-name="ce11" table:formula="of:=IF(LEN([StructureEdit.E86])&gt;0;COM.MICROSOFT.CONCAT([.D86];&quot;/&quot;;[StructureEdit.E86]);IF([.D85]=[.D86];[.E85];[.D86]))" office:value-type="string" office:string-value="df_folder.ods" calcext:value-type="string">
            <text:p>df_folder.ods</text:p>
          </table:table-cell>
          <table:table-cell table:style-name="ce11" table:formula="of:=IF(LEN([StructureEdit.F86])&gt;0;COM.MICROSOFT.CONCAT([.E86];&quot;/&quot;;[StructureEdit.F86]);IF([.E85]=[.E86];[.F85];[.E86]))" office:value-type="string" office:string-value="df_folder.ods" calcext:value-type="string">
            <text:p>df_folder.ods</text:p>
          </table:table-cell>
          <table:table-cell table:style-name="ce11" table:formula="of:=IF(LEN([StructureEdit.G86])&gt;0;COM.MICROSOFT.CONCAT([.F86];&quot;/&quot;;[StructureEdit.G86]);IF([.F85]=[.F86];[.G85];[.F86]))" office:value-type="string" office:string-value="df_folder.ods" calcext:value-type="string">
            <text:p>df_folder.ods</text:p>
          </table:table-cell>
          <table:table-cell table:style-name="ce11" table:formula="of:=IF(LEN([StructureEdit.H86])&gt;0;COM.MICROSOFT.CONCAT([.G86];&quot;/&quot;;[StructureEdit.H86]);IF([.G85]=[.G86];[.H85];[.G86]))" office:value-type="string" office:string-value="df_folder.ods" calcext:value-type="string">
            <text:p>df_folder.ods</text:p>
          </table:table-cell>
          <table:table-cell table:style-name="ce11" table:formula="of:=IF(LEN([StructureEdit.I86])&gt;0;COM.MICROSOFT.CONCAT([.H86];&quot;/&quot;;[StructureEdit.I86]);IF([.H85]=[.H86];[.I85];[.H86]))" office:value-type="string" office:string-value="df_folder.ods" calcext:value-type="string">
            <text:p>df_folder.ods</text:p>
          </table:table-cell>
          <table:table-cell table:style-name="ce11" table:formula="of:=IF(LEN([StructureEdit.J86])&gt;0;COM.MICROSOFT.CONCAT([.I86];&quot;/&quot;;[StructureEdit.J86]);IF([.I85]=[.I86];[.J85];[.I86]))" office:value-type="string" office:string-value="df_folder.ods" calcext:value-type="string">
            <text:p>df_folder.ods</text:p>
          </table:table-cell>
          <table:table-cell table:style-name="ce11" table:formula="of:=IF(LEN([StructureEdit.K86])&gt;0;COM.MICROSOFT.CONCAT([.J86];&quot;/&quot;;[StructureEdit.K86]);IF([.J85]=[.J86];[.K85];[.J86]))" office:value-type="string" office:string-value="df_folder.ods" calcext:value-type="string">
            <text:p>df_folder.ods</text:p>
          </table:table-cell>
          <table:table-cell table:style-name="ce11" table:formula="of:=IF(LEN([StructureEdit.L86])&gt;0;COM.MICROSOFT.CONCAT([.K86];&quot;/&quot;;[StructureEdit.L86]);IF([.K85]=[.K86];[.L85];[.K86]))" office:value-type="string" office:string-value="df_folder.ods" calcext:value-type="string">
            <text:p>df_folder.ods</text:p>
          </table:table-cell>
          <table:table-cell table:style-name="ce11" table:formula="of:=IF(LEN([StructureEdit.M86])&gt;0;COM.MICROSOFT.CONCAT([.L86];&quot;/&quot;;[StructureEdit.M86]);IF([.L85]=[.L86];[.M85];[.L86]))" office:value-type="string" office:string-value="df_folder.ods" calcext:value-type="string">
            <text:p>df_folder.ods</text:p>
          </table:table-cell>
          <table:table-cell table:style-name="ce11" table:formula="of:=IF(LEN([StructureEdit.N86])&gt;0;COM.MICROSOFT.CONCAT([.M86];&quot;/&quot;;[StructureEdit.N86]);IF([.M85]=[.M86];[.N85];[.M86]))" office:value-type="string" office:string-value="df_folder.ods" calcext:value-type="string">
            <text:p>df_folder.ods</text:p>
          </table:table-cell>
          <table:table-cell table:style-name="ce11" table:formula="of:=IF(LEN([StructureEdit.O86])&gt;0;COM.MICROSOFT.CONCAT([.N86];&quot;/&quot;;[StructureEdit.O86]);IF([.N85]=[.N86];[.O85];[.N86]))" office:value-type="string" office:string-value="df_folder.ods" calcext:value-type="string">
            <text:p>df_folder.ods</text:p>
          </table:table-cell>
          <table:table-cell table:style-name="ce11" table:formula="of:=IF(LEN([StructureEdit.P86])&gt;0;COM.MICROSOFT.CONCAT([.O86];&quot;/&quot;;[StructureEdit.P86]);IF([.O85]=[.O86];[.P85];[.O86]))" office:value-type="string" office:string-value="df_folder.ods" calcext:value-type="string">
            <text:p>df_folder.ods</text:p>
          </table:table-cell>
          <table:table-cell table:style-name="ce11" table:formula="of:=IF(LEN([StructureEdit.Q86])&gt;0;COM.MICROSOFT.CONCAT([.P86];&quot;/&quot;;[StructureEdit.Q86]);IF([.P85]=[.P86];[.Q85];[.P8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4" table:formula="of:=IF(LEN([StructureEdit.T86])&gt;0;[StructureEdit.T86];&quot;&quot;)">
            <text:p/>
          </table:table-cell>
          <table:table-cell table:style-name="ce7" table:formula="of:=IF(LEN([StructureEdit.S86])&gt;0;[StructureEdit.S86];&quot;&quot;)">
            <text:p/>
          </table:table-cell>
          <table:table-cell table:style-name="ce7" table:formula="of:=IF(LEN([.T86])&gt;0;VLOOKUP([.T86];[$Templates.$A$2:.$H$100];7;0);&quot;&quot;)">
            <text:p/>
          </table:table-cell>
        </table:table-row>
        <table:table-row table:style-name="ro3">
          <table:table-cell table:style-name="ce11" table:formula="of:=IF(LEN([StructureEdit.A87])&gt;0;[StructureEdit.A87];[.A86])" office:value-type="string" office:string-value="df_folder.ods" calcext:value-type="string">
            <text:p>df_folder.ods</text:p>
          </table:table-cell>
          <table:table-cell table:style-name="ce11" table:formula="of:=IF(LEN([StructureEdit.B87])&gt;0;COM.MICROSOFT.CONCAT([.A87];&quot;/&quot;;[StructureEdit.B87]);IF([.A86]=[.A87];[.B86];[.A87]))" office:value-type="string" office:string-value="df_folder.ods" calcext:value-type="string">
            <text:p>df_folder.ods</text:p>
          </table:table-cell>
          <table:table-cell table:style-name="ce11" table:formula="of:=IF(LEN([StructureEdit.C87])&gt;0;COM.MICROSOFT.CONCAT([.B87];&quot;/&quot;;[StructureEdit.C87]);IF([.B86]=[.B87];[.C86];[.B87]))" office:value-type="string" office:string-value="df_folder.ods" calcext:value-type="string">
            <text:p>df_folder.ods</text:p>
          </table:table-cell>
          <table:table-cell table:style-name="ce11" table:formula="of:=IF(LEN([StructureEdit.D87])&gt;0;COM.MICROSOFT.CONCAT([.C87];&quot;/&quot;;[StructureEdit.D87]);IF([.C86]=[.C87];[.D86];[.C87]))" office:value-type="string" office:string-value="df_folder.ods" calcext:value-type="string">
            <text:p>df_folder.ods</text:p>
          </table:table-cell>
          <table:table-cell table:style-name="ce11" table:formula="of:=IF(LEN([StructureEdit.E87])&gt;0;COM.MICROSOFT.CONCAT([.D87];&quot;/&quot;;[StructureEdit.E87]);IF([.D86]=[.D87];[.E86];[.D87]))" office:value-type="string" office:string-value="df_folder.ods" calcext:value-type="string">
            <text:p>df_folder.ods</text:p>
          </table:table-cell>
          <table:table-cell table:style-name="ce11" table:formula="of:=IF(LEN([StructureEdit.F87])&gt;0;COM.MICROSOFT.CONCAT([.E87];&quot;/&quot;;[StructureEdit.F87]);IF([.E86]=[.E87];[.F86];[.E87]))" office:value-type="string" office:string-value="df_folder.ods" calcext:value-type="string">
            <text:p>df_folder.ods</text:p>
          </table:table-cell>
          <table:table-cell table:style-name="ce11" table:formula="of:=IF(LEN([StructureEdit.G87])&gt;0;COM.MICROSOFT.CONCAT([.F87];&quot;/&quot;;[StructureEdit.G87]);IF([.F86]=[.F87];[.G86];[.F87]))" office:value-type="string" office:string-value="df_folder.ods" calcext:value-type="string">
            <text:p>df_folder.ods</text:p>
          </table:table-cell>
          <table:table-cell table:style-name="ce11" table:formula="of:=IF(LEN([StructureEdit.H87])&gt;0;COM.MICROSOFT.CONCAT([.G87];&quot;/&quot;;[StructureEdit.H87]);IF([.G86]=[.G87];[.H86];[.G87]))" office:value-type="string" office:string-value="df_folder.ods" calcext:value-type="string">
            <text:p>df_folder.ods</text:p>
          </table:table-cell>
          <table:table-cell table:style-name="ce11" table:formula="of:=IF(LEN([StructureEdit.I87])&gt;0;COM.MICROSOFT.CONCAT([.H87];&quot;/&quot;;[StructureEdit.I87]);IF([.H86]=[.H87];[.I86];[.H87]))" office:value-type="string" office:string-value="df_folder.ods" calcext:value-type="string">
            <text:p>df_folder.ods</text:p>
          </table:table-cell>
          <table:table-cell table:style-name="ce11" table:formula="of:=IF(LEN([StructureEdit.J87])&gt;0;COM.MICROSOFT.CONCAT([.I87];&quot;/&quot;;[StructureEdit.J87]);IF([.I86]=[.I87];[.J86];[.I87]))" office:value-type="string" office:string-value="df_folder.ods" calcext:value-type="string">
            <text:p>df_folder.ods</text:p>
          </table:table-cell>
          <table:table-cell table:style-name="ce11" table:formula="of:=IF(LEN([StructureEdit.K87])&gt;0;COM.MICROSOFT.CONCAT([.J87];&quot;/&quot;;[StructureEdit.K87]);IF([.J86]=[.J87];[.K86];[.J87]))" office:value-type="string" office:string-value="df_folder.ods" calcext:value-type="string">
            <text:p>df_folder.ods</text:p>
          </table:table-cell>
          <table:table-cell table:style-name="ce11" table:formula="of:=IF(LEN([StructureEdit.L87])&gt;0;COM.MICROSOFT.CONCAT([.K87];&quot;/&quot;;[StructureEdit.L87]);IF([.K86]=[.K87];[.L86];[.K87]))" office:value-type="string" office:string-value="df_folder.ods" calcext:value-type="string">
            <text:p>df_folder.ods</text:p>
          </table:table-cell>
          <table:table-cell table:style-name="ce11" table:formula="of:=IF(LEN([StructureEdit.M87])&gt;0;COM.MICROSOFT.CONCAT([.L87];&quot;/&quot;;[StructureEdit.M87]);IF([.L86]=[.L87];[.M86];[.L87]))" office:value-type="string" office:string-value="df_folder.ods" calcext:value-type="string">
            <text:p>df_folder.ods</text:p>
          </table:table-cell>
          <table:table-cell table:style-name="ce11" table:formula="of:=IF(LEN([StructureEdit.N87])&gt;0;COM.MICROSOFT.CONCAT([.M87];&quot;/&quot;;[StructureEdit.N87]);IF([.M86]=[.M87];[.N86];[.M87]))" office:value-type="string" office:string-value="df_folder.ods" calcext:value-type="string">
            <text:p>df_folder.ods</text:p>
          </table:table-cell>
          <table:table-cell table:style-name="ce11" table:formula="of:=IF(LEN([StructureEdit.O87])&gt;0;COM.MICROSOFT.CONCAT([.N87];&quot;/&quot;;[StructureEdit.O87]);IF([.N86]=[.N87];[.O86];[.N87]))" office:value-type="string" office:string-value="df_folder.ods" calcext:value-type="string">
            <text:p>df_folder.ods</text:p>
          </table:table-cell>
          <table:table-cell table:style-name="ce11" table:formula="of:=IF(LEN([StructureEdit.P87])&gt;0;COM.MICROSOFT.CONCAT([.O87];&quot;/&quot;;[StructureEdit.P87]);IF([.O86]=[.O87];[.P86];[.O87]))" office:value-type="string" office:string-value="df_folder.ods" calcext:value-type="string">
            <text:p>df_folder.ods</text:p>
          </table:table-cell>
          <table:table-cell table:style-name="ce11" table:formula="of:=IF(LEN([StructureEdit.Q87])&gt;0;COM.MICROSOFT.CONCAT([.P87];&quot;/&quot;;[StructureEdit.Q87]);IF([.P86]=[.P87];[.Q86];[.P8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4" table:formula="of:=IF(LEN([StructureEdit.T87])&gt;0;[StructureEdit.T87];&quot;&quot;)">
            <text:p/>
          </table:table-cell>
          <table:table-cell table:style-name="ce7" table:formula="of:=IF(LEN([StructureEdit.S87])&gt;0;[StructureEdit.S87];&quot;&quot;)">
            <text:p/>
          </table:table-cell>
          <table:table-cell table:style-name="ce7" table:formula="of:=IF(LEN([.T87])&gt;0;VLOOKUP([.T87];[$Templates.$A$2:.$H$100];7;0);&quot;&quot;)">
            <text:p/>
          </table:table-cell>
        </table:table-row>
        <table:table-row table:style-name="ro3">
          <table:table-cell table:style-name="ce11" table:formula="of:=IF(LEN([StructureEdit.A88])&gt;0;[StructureEdit.A88];[.A87])" office:value-type="string" office:string-value="df_folder.ods" calcext:value-type="string">
            <text:p>df_folder.ods</text:p>
          </table:table-cell>
          <table:table-cell table:style-name="ce11" table:formula="of:=IF(LEN([StructureEdit.B88])&gt;0;COM.MICROSOFT.CONCAT([.A88];&quot;/&quot;;[StructureEdit.B88]);IF([.A87]=[.A88];[.B87];[.A88]))" office:value-type="string" office:string-value="df_folder.ods" calcext:value-type="string">
            <text:p>df_folder.ods</text:p>
          </table:table-cell>
          <table:table-cell table:style-name="ce11" table:formula="of:=IF(LEN([StructureEdit.C88])&gt;0;COM.MICROSOFT.CONCAT([.B88];&quot;/&quot;;[StructureEdit.C88]);IF([.B87]=[.B88];[.C87];[.B88]))" office:value-type="string" office:string-value="df_folder.ods" calcext:value-type="string">
            <text:p>df_folder.ods</text:p>
          </table:table-cell>
          <table:table-cell table:style-name="ce11" table:formula="of:=IF(LEN([StructureEdit.D88])&gt;0;COM.MICROSOFT.CONCAT([.C88];&quot;/&quot;;[StructureEdit.D88]);IF([.C87]=[.C88];[.D87];[.C88]))" office:value-type="string" office:string-value="df_folder.ods" calcext:value-type="string">
            <text:p>df_folder.ods</text:p>
          </table:table-cell>
          <table:table-cell table:style-name="ce11" table:formula="of:=IF(LEN([StructureEdit.E88])&gt;0;COM.MICROSOFT.CONCAT([.D88];&quot;/&quot;;[StructureEdit.E88]);IF([.D87]=[.D88];[.E87];[.D88]))" office:value-type="string" office:string-value="df_folder.ods" calcext:value-type="string">
            <text:p>df_folder.ods</text:p>
          </table:table-cell>
          <table:table-cell table:style-name="ce11" table:formula="of:=IF(LEN([StructureEdit.F88])&gt;0;COM.MICROSOFT.CONCAT([.E88];&quot;/&quot;;[StructureEdit.F88]);IF([.E87]=[.E88];[.F87];[.E88]))" office:value-type="string" office:string-value="df_folder.ods" calcext:value-type="string">
            <text:p>df_folder.ods</text:p>
          </table:table-cell>
          <table:table-cell table:style-name="ce11" table:formula="of:=IF(LEN([StructureEdit.G88])&gt;0;COM.MICROSOFT.CONCAT([.F88];&quot;/&quot;;[StructureEdit.G88]);IF([.F87]=[.F88];[.G87];[.F88]))" office:value-type="string" office:string-value="df_folder.ods" calcext:value-type="string">
            <text:p>df_folder.ods</text:p>
          </table:table-cell>
          <table:table-cell table:style-name="ce11" table:formula="of:=IF(LEN([StructureEdit.H88])&gt;0;COM.MICROSOFT.CONCAT([.G88];&quot;/&quot;;[StructureEdit.H88]);IF([.G87]=[.G88];[.H87];[.G88]))" office:value-type="string" office:string-value="df_folder.ods" calcext:value-type="string">
            <text:p>df_folder.ods</text:p>
          </table:table-cell>
          <table:table-cell table:style-name="ce11" table:formula="of:=IF(LEN([StructureEdit.I88])&gt;0;COM.MICROSOFT.CONCAT([.H88];&quot;/&quot;;[StructureEdit.I88]);IF([.H87]=[.H88];[.I87];[.H88]))" office:value-type="string" office:string-value="df_folder.ods" calcext:value-type="string">
            <text:p>df_folder.ods</text:p>
          </table:table-cell>
          <table:table-cell table:style-name="ce11" table:formula="of:=IF(LEN([StructureEdit.J88])&gt;0;COM.MICROSOFT.CONCAT([.I88];&quot;/&quot;;[StructureEdit.J88]);IF([.I87]=[.I88];[.J87];[.I88]))" office:value-type="string" office:string-value="df_folder.ods" calcext:value-type="string">
            <text:p>df_folder.ods</text:p>
          </table:table-cell>
          <table:table-cell table:style-name="ce11" table:formula="of:=IF(LEN([StructureEdit.K88])&gt;0;COM.MICROSOFT.CONCAT([.J88];&quot;/&quot;;[StructureEdit.K88]);IF([.J87]=[.J88];[.K87];[.J88]))" office:value-type="string" office:string-value="df_folder.ods" calcext:value-type="string">
            <text:p>df_folder.ods</text:p>
          </table:table-cell>
          <table:table-cell table:style-name="ce11" table:formula="of:=IF(LEN([StructureEdit.L88])&gt;0;COM.MICROSOFT.CONCAT([.K88];&quot;/&quot;;[StructureEdit.L88]);IF([.K87]=[.K88];[.L87];[.K88]))" office:value-type="string" office:string-value="df_folder.ods" calcext:value-type="string">
            <text:p>df_folder.ods</text:p>
          </table:table-cell>
          <table:table-cell table:style-name="ce11" table:formula="of:=IF(LEN([StructureEdit.M88])&gt;0;COM.MICROSOFT.CONCAT([.L88];&quot;/&quot;;[StructureEdit.M88]);IF([.L87]=[.L88];[.M87];[.L88]))" office:value-type="string" office:string-value="df_folder.ods" calcext:value-type="string">
            <text:p>df_folder.ods</text:p>
          </table:table-cell>
          <table:table-cell table:style-name="ce11" table:formula="of:=IF(LEN([StructureEdit.N88])&gt;0;COM.MICROSOFT.CONCAT([.M88];&quot;/&quot;;[StructureEdit.N88]);IF([.M87]=[.M88];[.N87];[.M88]))" office:value-type="string" office:string-value="df_folder.ods" calcext:value-type="string">
            <text:p>df_folder.ods</text:p>
          </table:table-cell>
          <table:table-cell table:style-name="ce11" table:formula="of:=IF(LEN([StructureEdit.O88])&gt;0;COM.MICROSOFT.CONCAT([.N88];&quot;/&quot;;[StructureEdit.O88]);IF([.N87]=[.N88];[.O87];[.N88]))" office:value-type="string" office:string-value="df_folder.ods" calcext:value-type="string">
            <text:p>df_folder.ods</text:p>
          </table:table-cell>
          <table:table-cell table:style-name="ce11" table:formula="of:=IF(LEN([StructureEdit.P88])&gt;0;COM.MICROSOFT.CONCAT([.O88];&quot;/&quot;;[StructureEdit.P88]);IF([.O87]=[.O88];[.P87];[.O88]))" office:value-type="string" office:string-value="df_folder.ods" calcext:value-type="string">
            <text:p>df_folder.ods</text:p>
          </table:table-cell>
          <table:table-cell table:style-name="ce11" table:formula="of:=IF(LEN([StructureEdit.Q88])&gt;0;COM.MICROSOFT.CONCAT([.P88];&quot;/&quot;;[StructureEdit.Q88]);IF([.P87]=[.P88];[.Q87];[.P8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4" table:formula="of:=IF(LEN([StructureEdit.T88])&gt;0;[StructureEdit.T88];&quot;&quot;)">
            <text:p/>
          </table:table-cell>
          <table:table-cell table:style-name="ce7" table:formula="of:=IF(LEN([StructureEdit.S88])&gt;0;[StructureEdit.S88];&quot;&quot;)">
            <text:p/>
          </table:table-cell>
          <table:table-cell table:style-name="ce7" table:formula="of:=IF(LEN([.T88])&gt;0;VLOOKUP([.T88];[$Templates.$A$2:.$H$100];7;0);&quot;&quot;)">
            <text:p/>
          </table:table-cell>
        </table:table-row>
        <table:table-row table:style-name="ro3">
          <table:table-cell table:style-name="ce11" table:formula="of:=IF(LEN([StructureEdit.A89])&gt;0;[StructureEdit.A89];[.A88])" office:value-type="string" office:string-value="df_folder.ods" calcext:value-type="string">
            <text:p>df_folder.ods</text:p>
          </table:table-cell>
          <table:table-cell table:style-name="ce11" table:formula="of:=IF(LEN([StructureEdit.B89])&gt;0;COM.MICROSOFT.CONCAT([.A89];&quot;/&quot;;[StructureEdit.B89]);IF([.A88]=[.A89];[.B88];[.A89]))" office:value-type="string" office:string-value="df_folder.ods" calcext:value-type="string">
            <text:p>df_folder.ods</text:p>
          </table:table-cell>
          <table:table-cell table:style-name="ce11" table:formula="of:=IF(LEN([StructureEdit.C89])&gt;0;COM.MICROSOFT.CONCAT([.B89];&quot;/&quot;;[StructureEdit.C89]);IF([.B88]=[.B89];[.C88];[.B89]))" office:value-type="string" office:string-value="df_folder.ods" calcext:value-type="string">
            <text:p>df_folder.ods</text:p>
          </table:table-cell>
          <table:table-cell table:style-name="ce11" table:formula="of:=IF(LEN([StructureEdit.D89])&gt;0;COM.MICROSOFT.CONCAT([.C89];&quot;/&quot;;[StructureEdit.D89]);IF([.C88]=[.C89];[.D88];[.C89]))" office:value-type="string" office:string-value="df_folder.ods" calcext:value-type="string">
            <text:p>df_folder.ods</text:p>
          </table:table-cell>
          <table:table-cell table:style-name="ce11" table:formula="of:=IF(LEN([StructureEdit.E89])&gt;0;COM.MICROSOFT.CONCAT([.D89];&quot;/&quot;;[StructureEdit.E89]);IF([.D88]=[.D89];[.E88];[.D89]))" office:value-type="string" office:string-value="df_folder.ods" calcext:value-type="string">
            <text:p>df_folder.ods</text:p>
          </table:table-cell>
          <table:table-cell table:style-name="ce11" table:formula="of:=IF(LEN([StructureEdit.F89])&gt;0;COM.MICROSOFT.CONCAT([.E89];&quot;/&quot;;[StructureEdit.F89]);IF([.E88]=[.E89];[.F88];[.E89]))" office:value-type="string" office:string-value="df_folder.ods" calcext:value-type="string">
            <text:p>df_folder.ods</text:p>
          </table:table-cell>
          <table:table-cell table:style-name="ce11" table:formula="of:=IF(LEN([StructureEdit.G89])&gt;0;COM.MICROSOFT.CONCAT([.F89];&quot;/&quot;;[StructureEdit.G89]);IF([.F88]=[.F89];[.G88];[.F89]))" office:value-type="string" office:string-value="df_folder.ods" calcext:value-type="string">
            <text:p>df_folder.ods</text:p>
          </table:table-cell>
          <table:table-cell table:style-name="ce11" table:formula="of:=IF(LEN([StructureEdit.H89])&gt;0;COM.MICROSOFT.CONCAT([.G89];&quot;/&quot;;[StructureEdit.H89]);IF([.G88]=[.G89];[.H88];[.G89]))" office:value-type="string" office:string-value="df_folder.ods" calcext:value-type="string">
            <text:p>df_folder.ods</text:p>
          </table:table-cell>
          <table:table-cell table:style-name="ce11" table:formula="of:=IF(LEN([StructureEdit.I89])&gt;0;COM.MICROSOFT.CONCAT([.H89];&quot;/&quot;;[StructureEdit.I89]);IF([.H88]=[.H89];[.I88];[.H89]))" office:value-type="string" office:string-value="df_folder.ods" calcext:value-type="string">
            <text:p>df_folder.ods</text:p>
          </table:table-cell>
          <table:table-cell table:style-name="ce11" table:formula="of:=IF(LEN([StructureEdit.J89])&gt;0;COM.MICROSOFT.CONCAT([.I89];&quot;/&quot;;[StructureEdit.J89]);IF([.I88]=[.I89];[.J88];[.I89]))" office:value-type="string" office:string-value="df_folder.ods" calcext:value-type="string">
            <text:p>df_folder.ods</text:p>
          </table:table-cell>
          <table:table-cell table:style-name="ce11" table:formula="of:=IF(LEN([StructureEdit.K89])&gt;0;COM.MICROSOFT.CONCAT([.J89];&quot;/&quot;;[StructureEdit.K89]);IF([.J88]=[.J89];[.K88];[.J89]))" office:value-type="string" office:string-value="df_folder.ods" calcext:value-type="string">
            <text:p>df_folder.ods</text:p>
          </table:table-cell>
          <table:table-cell table:style-name="ce11" table:formula="of:=IF(LEN([StructureEdit.L89])&gt;0;COM.MICROSOFT.CONCAT([.K89];&quot;/&quot;;[StructureEdit.L89]);IF([.K88]=[.K89];[.L88];[.K89]))" office:value-type="string" office:string-value="df_folder.ods" calcext:value-type="string">
            <text:p>df_folder.ods</text:p>
          </table:table-cell>
          <table:table-cell table:style-name="ce11" table:formula="of:=IF(LEN([StructureEdit.M89])&gt;0;COM.MICROSOFT.CONCAT([.L89];&quot;/&quot;;[StructureEdit.M89]);IF([.L88]=[.L89];[.M88];[.L89]))" office:value-type="string" office:string-value="df_folder.ods" calcext:value-type="string">
            <text:p>df_folder.ods</text:p>
          </table:table-cell>
          <table:table-cell table:style-name="ce11" table:formula="of:=IF(LEN([StructureEdit.N89])&gt;0;COM.MICROSOFT.CONCAT([.M89];&quot;/&quot;;[StructureEdit.N89]);IF([.M88]=[.M89];[.N88];[.M89]))" office:value-type="string" office:string-value="df_folder.ods" calcext:value-type="string">
            <text:p>df_folder.ods</text:p>
          </table:table-cell>
          <table:table-cell table:style-name="ce11" table:formula="of:=IF(LEN([StructureEdit.O89])&gt;0;COM.MICROSOFT.CONCAT([.N89];&quot;/&quot;;[StructureEdit.O89]);IF([.N88]=[.N89];[.O88];[.N89]))" office:value-type="string" office:string-value="df_folder.ods" calcext:value-type="string">
            <text:p>df_folder.ods</text:p>
          </table:table-cell>
          <table:table-cell table:style-name="ce11" table:formula="of:=IF(LEN([StructureEdit.P89])&gt;0;COM.MICROSOFT.CONCAT([.O89];&quot;/&quot;;[StructureEdit.P89]);IF([.O88]=[.O89];[.P88];[.O89]))" office:value-type="string" office:string-value="df_folder.ods" calcext:value-type="string">
            <text:p>df_folder.ods</text:p>
          </table:table-cell>
          <table:table-cell table:style-name="ce11" table:formula="of:=IF(LEN([StructureEdit.Q89])&gt;0;COM.MICROSOFT.CONCAT([.P89];&quot;/&quot;;[StructureEdit.Q89]);IF([.P88]=[.P89];[.Q88];[.P8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4" table:formula="of:=IF(LEN([StructureEdit.T89])&gt;0;[StructureEdit.T89];&quot;&quot;)">
            <text:p/>
          </table:table-cell>
          <table:table-cell table:style-name="ce7" table:formula="of:=IF(LEN([StructureEdit.S89])&gt;0;[StructureEdit.S89];&quot;&quot;)">
            <text:p/>
          </table:table-cell>
          <table:table-cell table:style-name="ce7" table:formula="of:=IF(LEN([.T89])&gt;0;VLOOKUP([.T89];[$Templates.$A$2:.$H$100];7;0);&quot;&quot;)">
            <text:p/>
          </table:table-cell>
        </table:table-row>
        <table:table-row table:style-name="ro3">
          <table:table-cell table:style-name="ce11" table:formula="of:=IF(LEN([StructureEdit.A90])&gt;0;[StructureEdit.A90];[.A89])" office:value-type="string" office:string-value="df_folder.ods" calcext:value-type="string">
            <text:p>df_folder.ods</text:p>
          </table:table-cell>
          <table:table-cell table:style-name="ce11" table:formula="of:=IF(LEN([StructureEdit.B90])&gt;0;COM.MICROSOFT.CONCAT([.A90];&quot;/&quot;;[StructureEdit.B90]);IF([.A89]=[.A90];[.B89];[.A90]))" office:value-type="string" office:string-value="df_folder.ods" calcext:value-type="string">
            <text:p>df_folder.ods</text:p>
          </table:table-cell>
          <table:table-cell table:style-name="ce11" table:formula="of:=IF(LEN([StructureEdit.C90])&gt;0;COM.MICROSOFT.CONCAT([.B90];&quot;/&quot;;[StructureEdit.C90]);IF([.B89]=[.B90];[.C89];[.B90]))" office:value-type="string" office:string-value="df_folder.ods" calcext:value-type="string">
            <text:p>df_folder.ods</text:p>
          </table:table-cell>
          <table:table-cell table:style-name="ce11" table:formula="of:=IF(LEN([StructureEdit.D90])&gt;0;COM.MICROSOFT.CONCAT([.C90];&quot;/&quot;;[StructureEdit.D90]);IF([.C89]=[.C90];[.D89];[.C90]))" office:value-type="string" office:string-value="df_folder.ods" calcext:value-type="string">
            <text:p>df_folder.ods</text:p>
          </table:table-cell>
          <table:table-cell table:style-name="ce11" table:formula="of:=IF(LEN([StructureEdit.E90])&gt;0;COM.MICROSOFT.CONCAT([.D90];&quot;/&quot;;[StructureEdit.E90]);IF([.D89]=[.D90];[.E89];[.D90]))" office:value-type="string" office:string-value="df_folder.ods" calcext:value-type="string">
            <text:p>df_folder.ods</text:p>
          </table:table-cell>
          <table:table-cell table:style-name="ce11" table:formula="of:=IF(LEN([StructureEdit.F90])&gt;0;COM.MICROSOFT.CONCAT([.E90];&quot;/&quot;;[StructureEdit.F90]);IF([.E89]=[.E90];[.F89];[.E90]))" office:value-type="string" office:string-value="df_folder.ods" calcext:value-type="string">
            <text:p>df_folder.ods</text:p>
          </table:table-cell>
          <table:table-cell table:style-name="ce11" table:formula="of:=IF(LEN([StructureEdit.G90])&gt;0;COM.MICROSOFT.CONCAT([.F90];&quot;/&quot;;[StructureEdit.G90]);IF([.F89]=[.F90];[.G89];[.F90]))" office:value-type="string" office:string-value="df_folder.ods" calcext:value-type="string">
            <text:p>df_folder.ods</text:p>
          </table:table-cell>
          <table:table-cell table:style-name="ce11" table:formula="of:=IF(LEN([StructureEdit.H90])&gt;0;COM.MICROSOFT.CONCAT([.G90];&quot;/&quot;;[StructureEdit.H90]);IF([.G89]=[.G90];[.H89];[.G90]))" office:value-type="string" office:string-value="df_folder.ods" calcext:value-type="string">
            <text:p>df_folder.ods</text:p>
          </table:table-cell>
          <table:table-cell table:style-name="ce11" table:formula="of:=IF(LEN([StructureEdit.I90])&gt;0;COM.MICROSOFT.CONCAT([.H90];&quot;/&quot;;[StructureEdit.I90]);IF([.H89]=[.H90];[.I89];[.H90]))" office:value-type="string" office:string-value="df_folder.ods" calcext:value-type="string">
            <text:p>df_folder.ods</text:p>
          </table:table-cell>
          <table:table-cell table:style-name="ce11" table:formula="of:=IF(LEN([StructureEdit.J90])&gt;0;COM.MICROSOFT.CONCAT([.I90];&quot;/&quot;;[StructureEdit.J90]);IF([.I89]=[.I90];[.J89];[.I90]))" office:value-type="string" office:string-value="df_folder.ods" calcext:value-type="string">
            <text:p>df_folder.ods</text:p>
          </table:table-cell>
          <table:table-cell table:style-name="ce11" table:formula="of:=IF(LEN([StructureEdit.K90])&gt;0;COM.MICROSOFT.CONCAT([.J90];&quot;/&quot;;[StructureEdit.K90]);IF([.J89]=[.J90];[.K89];[.J90]))" office:value-type="string" office:string-value="df_folder.ods" calcext:value-type="string">
            <text:p>df_folder.ods</text:p>
          </table:table-cell>
          <table:table-cell table:style-name="ce11" table:formula="of:=IF(LEN([StructureEdit.L90])&gt;0;COM.MICROSOFT.CONCAT([.K90];&quot;/&quot;;[StructureEdit.L90]);IF([.K89]=[.K90];[.L89];[.K90]))" office:value-type="string" office:string-value="df_folder.ods" calcext:value-type="string">
            <text:p>df_folder.ods</text:p>
          </table:table-cell>
          <table:table-cell table:style-name="ce11" table:formula="of:=IF(LEN([StructureEdit.M90])&gt;0;COM.MICROSOFT.CONCAT([.L90];&quot;/&quot;;[StructureEdit.M90]);IF([.L89]=[.L90];[.M89];[.L90]))" office:value-type="string" office:string-value="df_folder.ods" calcext:value-type="string">
            <text:p>df_folder.ods</text:p>
          </table:table-cell>
          <table:table-cell table:style-name="ce11" table:formula="of:=IF(LEN([StructureEdit.N90])&gt;0;COM.MICROSOFT.CONCAT([.M90];&quot;/&quot;;[StructureEdit.N90]);IF([.M89]=[.M90];[.N89];[.M90]))" office:value-type="string" office:string-value="df_folder.ods" calcext:value-type="string">
            <text:p>df_folder.ods</text:p>
          </table:table-cell>
          <table:table-cell table:style-name="ce11" table:formula="of:=IF(LEN([StructureEdit.O90])&gt;0;COM.MICROSOFT.CONCAT([.N90];&quot;/&quot;;[StructureEdit.O90]);IF([.N89]=[.N90];[.O89];[.N90]))" office:value-type="string" office:string-value="df_folder.ods" calcext:value-type="string">
            <text:p>df_folder.ods</text:p>
          </table:table-cell>
          <table:table-cell table:style-name="ce11" table:formula="of:=IF(LEN([StructureEdit.P90])&gt;0;COM.MICROSOFT.CONCAT([.O90];&quot;/&quot;;[StructureEdit.P90]);IF([.O89]=[.O90];[.P89];[.O90]))" office:value-type="string" office:string-value="df_folder.ods" calcext:value-type="string">
            <text:p>df_folder.ods</text:p>
          </table:table-cell>
          <table:table-cell table:style-name="ce11" table:formula="of:=IF(LEN([StructureEdit.Q90])&gt;0;COM.MICROSOFT.CONCAT([.P90];&quot;/&quot;;[StructureEdit.Q90]);IF([.P89]=[.P90];[.Q89];[.P9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4" table:formula="of:=IF(LEN([StructureEdit.T90])&gt;0;[StructureEdit.T90];&quot;&quot;)">
            <text:p/>
          </table:table-cell>
          <table:table-cell table:style-name="ce7" table:formula="of:=IF(LEN([StructureEdit.S90])&gt;0;[StructureEdit.S90];&quot;&quot;)">
            <text:p/>
          </table:table-cell>
          <table:table-cell table:style-name="ce7" table:formula="of:=IF(LEN([.T90])&gt;0;VLOOKUP([.T90];[$Templates.$A$2:.$H$100];7;0);&quot;&quot;)">
            <text:p/>
          </table:table-cell>
        </table:table-row>
        <table:table-row table:style-name="ro3">
          <table:table-cell table:style-name="ce11" table:formula="of:=IF(LEN([StructureEdit.A91])&gt;0;[StructureEdit.A91];[.A90])" office:value-type="string" office:string-value="df_folder.ods" calcext:value-type="string">
            <text:p>df_folder.ods</text:p>
          </table:table-cell>
          <table:table-cell table:style-name="ce11" table:formula="of:=IF(LEN([StructureEdit.B91])&gt;0;COM.MICROSOFT.CONCAT([.A91];&quot;/&quot;;[StructureEdit.B91]);IF([.A90]=[.A91];[.B90];[.A91]))" office:value-type="string" office:string-value="df_folder.ods" calcext:value-type="string">
            <text:p>df_folder.ods</text:p>
          </table:table-cell>
          <table:table-cell table:style-name="ce11" table:formula="of:=IF(LEN([StructureEdit.C91])&gt;0;COM.MICROSOFT.CONCAT([.B91];&quot;/&quot;;[StructureEdit.C91]);IF([.B90]=[.B91];[.C90];[.B91]))" office:value-type="string" office:string-value="df_folder.ods" calcext:value-type="string">
            <text:p>df_folder.ods</text:p>
          </table:table-cell>
          <table:table-cell table:style-name="ce11" table:formula="of:=IF(LEN([StructureEdit.D91])&gt;0;COM.MICROSOFT.CONCAT([.C91];&quot;/&quot;;[StructureEdit.D91]);IF([.C90]=[.C91];[.D90];[.C91]))" office:value-type="string" office:string-value="df_folder.ods" calcext:value-type="string">
            <text:p>df_folder.ods</text:p>
          </table:table-cell>
          <table:table-cell table:style-name="ce11" table:formula="of:=IF(LEN([StructureEdit.E91])&gt;0;COM.MICROSOFT.CONCAT([.D91];&quot;/&quot;;[StructureEdit.E91]);IF([.D90]=[.D91];[.E90];[.D91]))" office:value-type="string" office:string-value="df_folder.ods" calcext:value-type="string">
            <text:p>df_folder.ods</text:p>
          </table:table-cell>
          <table:table-cell table:style-name="ce11" table:formula="of:=IF(LEN([StructureEdit.F91])&gt;0;COM.MICROSOFT.CONCAT([.E91];&quot;/&quot;;[StructureEdit.F91]);IF([.E90]=[.E91];[.F90];[.E91]))" office:value-type="string" office:string-value="df_folder.ods" calcext:value-type="string">
            <text:p>df_folder.ods</text:p>
          </table:table-cell>
          <table:table-cell table:style-name="ce11" table:formula="of:=IF(LEN([StructureEdit.G91])&gt;0;COM.MICROSOFT.CONCAT([.F91];&quot;/&quot;;[StructureEdit.G91]);IF([.F90]=[.F91];[.G90];[.F91]))" office:value-type="string" office:string-value="df_folder.ods" calcext:value-type="string">
            <text:p>df_folder.ods</text:p>
          </table:table-cell>
          <table:table-cell table:style-name="ce11" table:formula="of:=IF(LEN([StructureEdit.H91])&gt;0;COM.MICROSOFT.CONCAT([.G91];&quot;/&quot;;[StructureEdit.H91]);IF([.G90]=[.G91];[.H90];[.G91]))" office:value-type="string" office:string-value="df_folder.ods" calcext:value-type="string">
            <text:p>df_folder.ods</text:p>
          </table:table-cell>
          <table:table-cell table:style-name="ce11" table:formula="of:=IF(LEN([StructureEdit.I91])&gt;0;COM.MICROSOFT.CONCAT([.H91];&quot;/&quot;;[StructureEdit.I91]);IF([.H90]=[.H91];[.I90];[.H91]))" office:value-type="string" office:string-value="df_folder.ods" calcext:value-type="string">
            <text:p>df_folder.ods</text:p>
          </table:table-cell>
          <table:table-cell table:style-name="ce11" table:formula="of:=IF(LEN([StructureEdit.J91])&gt;0;COM.MICROSOFT.CONCAT([.I91];&quot;/&quot;;[StructureEdit.J91]);IF([.I90]=[.I91];[.J90];[.I91]))" office:value-type="string" office:string-value="df_folder.ods" calcext:value-type="string">
            <text:p>df_folder.ods</text:p>
          </table:table-cell>
          <table:table-cell table:style-name="ce11" table:formula="of:=IF(LEN([StructureEdit.K91])&gt;0;COM.MICROSOFT.CONCAT([.J91];&quot;/&quot;;[StructureEdit.K91]);IF([.J90]=[.J91];[.K90];[.J91]))" office:value-type="string" office:string-value="df_folder.ods" calcext:value-type="string">
            <text:p>df_folder.ods</text:p>
          </table:table-cell>
          <table:table-cell table:style-name="ce11" table:formula="of:=IF(LEN([StructureEdit.L91])&gt;0;COM.MICROSOFT.CONCAT([.K91];&quot;/&quot;;[StructureEdit.L91]);IF([.K90]=[.K91];[.L90];[.K91]))" office:value-type="string" office:string-value="df_folder.ods" calcext:value-type="string">
            <text:p>df_folder.ods</text:p>
          </table:table-cell>
          <table:table-cell table:style-name="ce11" table:formula="of:=IF(LEN([StructureEdit.M91])&gt;0;COM.MICROSOFT.CONCAT([.L91];&quot;/&quot;;[StructureEdit.M91]);IF([.L90]=[.L91];[.M90];[.L91]))" office:value-type="string" office:string-value="df_folder.ods" calcext:value-type="string">
            <text:p>df_folder.ods</text:p>
          </table:table-cell>
          <table:table-cell table:style-name="ce11" table:formula="of:=IF(LEN([StructureEdit.N91])&gt;0;COM.MICROSOFT.CONCAT([.M91];&quot;/&quot;;[StructureEdit.N91]);IF([.M90]=[.M91];[.N90];[.M91]))" office:value-type="string" office:string-value="df_folder.ods" calcext:value-type="string">
            <text:p>df_folder.ods</text:p>
          </table:table-cell>
          <table:table-cell table:style-name="ce11" table:formula="of:=IF(LEN([StructureEdit.O91])&gt;0;COM.MICROSOFT.CONCAT([.N91];&quot;/&quot;;[StructureEdit.O91]);IF([.N90]=[.N91];[.O90];[.N91]))" office:value-type="string" office:string-value="df_folder.ods" calcext:value-type="string">
            <text:p>df_folder.ods</text:p>
          </table:table-cell>
          <table:table-cell table:style-name="ce11" table:formula="of:=IF(LEN([StructureEdit.P91])&gt;0;COM.MICROSOFT.CONCAT([.O91];&quot;/&quot;;[StructureEdit.P91]);IF([.O90]=[.O91];[.P90];[.O91]))" office:value-type="string" office:string-value="df_folder.ods" calcext:value-type="string">
            <text:p>df_folder.ods</text:p>
          </table:table-cell>
          <table:table-cell table:style-name="ce11" table:formula="of:=IF(LEN([StructureEdit.Q91])&gt;0;COM.MICROSOFT.CONCAT([.P91];&quot;/&quot;;[StructureEdit.Q91]);IF([.P90]=[.P91];[.Q90];[.P9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4" table:formula="of:=IF(LEN([StructureEdit.T91])&gt;0;[StructureEdit.T91];&quot;&quot;)">
            <text:p/>
          </table:table-cell>
          <table:table-cell table:style-name="ce7" table:formula="of:=IF(LEN([StructureEdit.S91])&gt;0;[StructureEdit.S91];&quot;&quot;)">
            <text:p/>
          </table:table-cell>
          <table:table-cell table:style-name="ce7" table:formula="of:=IF(LEN([.T91])&gt;0;VLOOKUP([.T91];[$Templates.$A$2:.$H$100];7;0);&quot;&quot;)">
            <text:p/>
          </table:table-cell>
        </table:table-row>
        <table:table-row table:style-name="ro3">
          <table:table-cell table:style-name="ce11" table:formula="of:=IF(LEN([StructureEdit.A92])&gt;0;[StructureEdit.A92];[.A91])" office:value-type="string" office:string-value="df_folder.ods" calcext:value-type="string">
            <text:p>df_folder.ods</text:p>
          </table:table-cell>
          <table:table-cell table:style-name="ce11" table:formula="of:=IF(LEN([StructureEdit.B92])&gt;0;COM.MICROSOFT.CONCAT([.A92];&quot;/&quot;;[StructureEdit.B92]);IF([.A91]=[.A92];[.B91];[.A92]))" office:value-type="string" office:string-value="df_folder.ods" calcext:value-type="string">
            <text:p>df_folder.ods</text:p>
          </table:table-cell>
          <table:table-cell table:style-name="ce11" table:formula="of:=IF(LEN([StructureEdit.C92])&gt;0;COM.MICROSOFT.CONCAT([.B92];&quot;/&quot;;[StructureEdit.C92]);IF([.B91]=[.B92];[.C91];[.B92]))" office:value-type="string" office:string-value="df_folder.ods" calcext:value-type="string">
            <text:p>df_folder.ods</text:p>
          </table:table-cell>
          <table:table-cell table:style-name="ce11" table:formula="of:=IF(LEN([StructureEdit.D92])&gt;0;COM.MICROSOFT.CONCAT([.C92];&quot;/&quot;;[StructureEdit.D92]);IF([.C91]=[.C92];[.D91];[.C92]))" office:value-type="string" office:string-value="df_folder.ods" calcext:value-type="string">
            <text:p>df_folder.ods</text:p>
          </table:table-cell>
          <table:table-cell table:style-name="ce11" table:formula="of:=IF(LEN([StructureEdit.E92])&gt;0;COM.MICROSOFT.CONCAT([.D92];&quot;/&quot;;[StructureEdit.E92]);IF([.D91]=[.D92];[.E91];[.D92]))" office:value-type="string" office:string-value="df_folder.ods" calcext:value-type="string">
            <text:p>df_folder.ods</text:p>
          </table:table-cell>
          <table:table-cell table:style-name="ce11" table:formula="of:=IF(LEN([StructureEdit.F92])&gt;0;COM.MICROSOFT.CONCAT([.E92];&quot;/&quot;;[StructureEdit.F92]);IF([.E91]=[.E92];[.F91];[.E92]))" office:value-type="string" office:string-value="df_folder.ods" calcext:value-type="string">
            <text:p>df_folder.ods</text:p>
          </table:table-cell>
          <table:table-cell table:style-name="ce11" table:formula="of:=IF(LEN([StructureEdit.G92])&gt;0;COM.MICROSOFT.CONCAT([.F92];&quot;/&quot;;[StructureEdit.G92]);IF([.F91]=[.F92];[.G91];[.F92]))" office:value-type="string" office:string-value="df_folder.ods" calcext:value-type="string">
            <text:p>df_folder.ods</text:p>
          </table:table-cell>
          <table:table-cell table:style-name="ce11" table:formula="of:=IF(LEN([StructureEdit.H92])&gt;0;COM.MICROSOFT.CONCAT([.G92];&quot;/&quot;;[StructureEdit.H92]);IF([.G91]=[.G92];[.H91];[.G92]))" office:value-type="string" office:string-value="df_folder.ods" calcext:value-type="string">
            <text:p>df_folder.ods</text:p>
          </table:table-cell>
          <table:table-cell table:style-name="ce11" table:formula="of:=IF(LEN([StructureEdit.I92])&gt;0;COM.MICROSOFT.CONCAT([.H92];&quot;/&quot;;[StructureEdit.I92]);IF([.H91]=[.H92];[.I91];[.H92]))" office:value-type="string" office:string-value="df_folder.ods" calcext:value-type="string">
            <text:p>df_folder.ods</text:p>
          </table:table-cell>
          <table:table-cell table:style-name="ce11" table:formula="of:=IF(LEN([StructureEdit.J92])&gt;0;COM.MICROSOFT.CONCAT([.I92];&quot;/&quot;;[StructureEdit.J92]);IF([.I91]=[.I92];[.J91];[.I92]))" office:value-type="string" office:string-value="df_folder.ods" calcext:value-type="string">
            <text:p>df_folder.ods</text:p>
          </table:table-cell>
          <table:table-cell table:style-name="ce11" table:formula="of:=IF(LEN([StructureEdit.K92])&gt;0;COM.MICROSOFT.CONCAT([.J92];&quot;/&quot;;[StructureEdit.K92]);IF([.J91]=[.J92];[.K91];[.J92]))" office:value-type="string" office:string-value="df_folder.ods" calcext:value-type="string">
            <text:p>df_folder.ods</text:p>
          </table:table-cell>
          <table:table-cell table:style-name="ce11" table:formula="of:=IF(LEN([StructureEdit.L92])&gt;0;COM.MICROSOFT.CONCAT([.K92];&quot;/&quot;;[StructureEdit.L92]);IF([.K91]=[.K92];[.L91];[.K92]))" office:value-type="string" office:string-value="df_folder.ods" calcext:value-type="string">
            <text:p>df_folder.ods</text:p>
          </table:table-cell>
          <table:table-cell table:style-name="ce11" table:formula="of:=IF(LEN([StructureEdit.M92])&gt;0;COM.MICROSOFT.CONCAT([.L92];&quot;/&quot;;[StructureEdit.M92]);IF([.L91]=[.L92];[.M91];[.L92]))" office:value-type="string" office:string-value="df_folder.ods" calcext:value-type="string">
            <text:p>df_folder.ods</text:p>
          </table:table-cell>
          <table:table-cell table:style-name="ce11" table:formula="of:=IF(LEN([StructureEdit.N92])&gt;0;COM.MICROSOFT.CONCAT([.M92];&quot;/&quot;;[StructureEdit.N92]);IF([.M91]=[.M92];[.N91];[.M92]))" office:value-type="string" office:string-value="df_folder.ods" calcext:value-type="string">
            <text:p>df_folder.ods</text:p>
          </table:table-cell>
          <table:table-cell table:style-name="ce11" table:formula="of:=IF(LEN([StructureEdit.O92])&gt;0;COM.MICROSOFT.CONCAT([.N92];&quot;/&quot;;[StructureEdit.O92]);IF([.N91]=[.N92];[.O91];[.N92]))" office:value-type="string" office:string-value="df_folder.ods" calcext:value-type="string">
            <text:p>df_folder.ods</text:p>
          </table:table-cell>
          <table:table-cell table:style-name="ce11" table:formula="of:=IF(LEN([StructureEdit.P92])&gt;0;COM.MICROSOFT.CONCAT([.O92];&quot;/&quot;;[StructureEdit.P92]);IF([.O91]=[.O92];[.P91];[.O92]))" office:value-type="string" office:string-value="df_folder.ods" calcext:value-type="string">
            <text:p>df_folder.ods</text:p>
          </table:table-cell>
          <table:table-cell table:style-name="ce11" table:formula="of:=IF(LEN([StructureEdit.Q92])&gt;0;COM.MICROSOFT.CONCAT([.P92];&quot;/&quot;;[StructureEdit.Q92]);IF([.P91]=[.P92];[.Q91];[.P92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4" table:formula="of:=IF(LEN([StructureEdit.T92])&gt;0;[StructureEdit.T92];&quot;&quot;)">
            <text:p/>
          </table:table-cell>
          <table:table-cell table:style-name="ce7" table:formula="of:=IF(LEN([StructureEdit.S92])&gt;0;[StructureEdit.S92];&quot;&quot;)">
            <text:p/>
          </table:table-cell>
          <table:table-cell table:style-name="ce7" table:formula="of:=IF(LEN([.T92])&gt;0;VLOOKUP([.T92];[$Templates.$A$2:.$H$100];7;0);&quot;&quot;)">
            <text:p/>
          </table:table-cell>
        </table:table-row>
        <table:table-row table:style-name="ro3">
          <table:table-cell table:style-name="ce11" table:formula="of:=IF(LEN([StructureEdit.A93])&gt;0;[StructureEdit.A93];[.A92])" office:value-type="string" office:string-value="df_folder.ods" calcext:value-type="string">
            <text:p>df_folder.ods</text:p>
          </table:table-cell>
          <table:table-cell table:style-name="ce11" table:formula="of:=IF(LEN([StructureEdit.B93])&gt;0;COM.MICROSOFT.CONCAT([.A93];&quot;/&quot;;[StructureEdit.B93]);IF([.A92]=[.A93];[.B92];[.A93]))" office:value-type="string" office:string-value="df_folder.ods" calcext:value-type="string">
            <text:p>df_folder.ods</text:p>
          </table:table-cell>
          <table:table-cell table:style-name="ce11" table:formula="of:=IF(LEN([StructureEdit.C93])&gt;0;COM.MICROSOFT.CONCAT([.B93];&quot;/&quot;;[StructureEdit.C93]);IF([.B92]=[.B93];[.C92];[.B93]))" office:value-type="string" office:string-value="df_folder.ods" calcext:value-type="string">
            <text:p>df_folder.ods</text:p>
          </table:table-cell>
          <table:table-cell table:style-name="ce11" table:formula="of:=IF(LEN([StructureEdit.D93])&gt;0;COM.MICROSOFT.CONCAT([.C93];&quot;/&quot;;[StructureEdit.D93]);IF([.C92]=[.C93];[.D92];[.C93]))" office:value-type="string" office:string-value="df_folder.ods" calcext:value-type="string">
            <text:p>df_folder.ods</text:p>
          </table:table-cell>
          <table:table-cell table:style-name="ce11" table:formula="of:=IF(LEN([StructureEdit.E93])&gt;0;COM.MICROSOFT.CONCAT([.D93];&quot;/&quot;;[StructureEdit.E93]);IF([.D92]=[.D93];[.E92];[.D93]))" office:value-type="string" office:string-value="df_folder.ods" calcext:value-type="string">
            <text:p>df_folder.ods</text:p>
          </table:table-cell>
          <table:table-cell table:style-name="ce11" table:formula="of:=IF(LEN([StructureEdit.F93])&gt;0;COM.MICROSOFT.CONCAT([.E93];&quot;/&quot;;[StructureEdit.F93]);IF([.E92]=[.E93];[.F92];[.E93]))" office:value-type="string" office:string-value="df_folder.ods" calcext:value-type="string">
            <text:p>df_folder.ods</text:p>
          </table:table-cell>
          <table:table-cell table:style-name="ce11" table:formula="of:=IF(LEN([StructureEdit.G93])&gt;0;COM.MICROSOFT.CONCAT([.F93];&quot;/&quot;;[StructureEdit.G93]);IF([.F92]=[.F93];[.G92];[.F93]))" office:value-type="string" office:string-value="df_folder.ods" calcext:value-type="string">
            <text:p>df_folder.ods</text:p>
          </table:table-cell>
          <table:table-cell table:style-name="ce11" table:formula="of:=IF(LEN([StructureEdit.H93])&gt;0;COM.MICROSOFT.CONCAT([.G93];&quot;/&quot;;[StructureEdit.H93]);IF([.G92]=[.G93];[.H92];[.G93]))" office:value-type="string" office:string-value="df_folder.ods" calcext:value-type="string">
            <text:p>df_folder.ods</text:p>
          </table:table-cell>
          <table:table-cell table:style-name="ce11" table:formula="of:=IF(LEN([StructureEdit.I93])&gt;0;COM.MICROSOFT.CONCAT([.H93];&quot;/&quot;;[StructureEdit.I93]);IF([.H92]=[.H93];[.I92];[.H93]))" office:value-type="string" office:string-value="df_folder.ods" calcext:value-type="string">
            <text:p>df_folder.ods</text:p>
          </table:table-cell>
          <table:table-cell table:style-name="ce11" table:formula="of:=IF(LEN([StructureEdit.J93])&gt;0;COM.MICROSOFT.CONCAT([.I93];&quot;/&quot;;[StructureEdit.J93]);IF([.I92]=[.I93];[.J92];[.I93]))" office:value-type="string" office:string-value="df_folder.ods" calcext:value-type="string">
            <text:p>df_folder.ods</text:p>
          </table:table-cell>
          <table:table-cell table:style-name="ce11" table:formula="of:=IF(LEN([StructureEdit.K93])&gt;0;COM.MICROSOFT.CONCAT([.J93];&quot;/&quot;;[StructureEdit.K93]);IF([.J92]=[.J93];[.K92];[.J93]))" office:value-type="string" office:string-value="df_folder.ods" calcext:value-type="string">
            <text:p>df_folder.ods</text:p>
          </table:table-cell>
          <table:table-cell table:style-name="ce11" table:formula="of:=IF(LEN([StructureEdit.L93])&gt;0;COM.MICROSOFT.CONCAT([.K93];&quot;/&quot;;[StructureEdit.L93]);IF([.K92]=[.K93];[.L92];[.K93]))" office:value-type="string" office:string-value="df_folder.ods" calcext:value-type="string">
            <text:p>df_folder.ods</text:p>
          </table:table-cell>
          <table:table-cell table:style-name="ce11" table:formula="of:=IF(LEN([StructureEdit.M93])&gt;0;COM.MICROSOFT.CONCAT([.L93];&quot;/&quot;;[StructureEdit.M93]);IF([.L92]=[.L93];[.M92];[.L93]))" office:value-type="string" office:string-value="df_folder.ods" calcext:value-type="string">
            <text:p>df_folder.ods</text:p>
          </table:table-cell>
          <table:table-cell table:style-name="ce11" table:formula="of:=IF(LEN([StructureEdit.N93])&gt;0;COM.MICROSOFT.CONCAT([.M93];&quot;/&quot;;[StructureEdit.N93]);IF([.M92]=[.M93];[.N92];[.M93]))" office:value-type="string" office:string-value="df_folder.ods" calcext:value-type="string">
            <text:p>df_folder.ods</text:p>
          </table:table-cell>
          <table:table-cell table:style-name="ce11" table:formula="of:=IF(LEN([StructureEdit.O93])&gt;0;COM.MICROSOFT.CONCAT([.N93];&quot;/&quot;;[StructureEdit.O93]);IF([.N92]=[.N93];[.O92];[.N93]))" office:value-type="string" office:string-value="df_folder.ods" calcext:value-type="string">
            <text:p>df_folder.ods</text:p>
          </table:table-cell>
          <table:table-cell table:style-name="ce11" table:formula="of:=IF(LEN([StructureEdit.P93])&gt;0;COM.MICROSOFT.CONCAT([.O93];&quot;/&quot;;[StructureEdit.P93]);IF([.O92]=[.O93];[.P92];[.O93]))" office:value-type="string" office:string-value="df_folder.ods" calcext:value-type="string">
            <text:p>df_folder.ods</text:p>
          </table:table-cell>
          <table:table-cell table:style-name="ce11" table:formula="of:=IF(LEN([StructureEdit.Q93])&gt;0;COM.MICROSOFT.CONCAT([.P93];&quot;/&quot;;[StructureEdit.Q93]);IF([.P92]=[.P93];[.Q92];[.P9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4" table:formula="of:=IF(LEN([StructureEdit.T93])&gt;0;[StructureEdit.T93];&quot;&quot;)">
            <text:p/>
          </table:table-cell>
          <table:table-cell table:style-name="ce7" table:formula="of:=IF(LEN([StructureEdit.S93])&gt;0;[StructureEdit.S93];&quot;&quot;)">
            <text:p/>
          </table:table-cell>
          <table:table-cell table:style-name="ce7" table:formula="of:=IF(LEN([.T93])&gt;0;VLOOKUP([.T93];[$Templates.$A$2:.$H$100];7;0);&quot;&quot;)">
            <text:p/>
          </table:table-cell>
        </table:table-row>
        <table:table-row table:style-name="ro3">
          <table:table-cell table:style-name="ce11" table:formula="of:=IF(LEN([StructureEdit.A94])&gt;0;[StructureEdit.A94];[.A93])" office:value-type="string" office:string-value="df_folder.ods" calcext:value-type="string">
            <text:p>df_folder.ods</text:p>
          </table:table-cell>
          <table:table-cell table:style-name="ce11" table:formula="of:=IF(LEN([StructureEdit.B94])&gt;0;COM.MICROSOFT.CONCAT([.A94];&quot;/&quot;;[StructureEdit.B94]);IF([.A93]=[.A94];[.B93];[.A94]))" office:value-type="string" office:string-value="df_folder.ods" calcext:value-type="string">
            <text:p>df_folder.ods</text:p>
          </table:table-cell>
          <table:table-cell table:style-name="ce11" table:formula="of:=IF(LEN([StructureEdit.C94])&gt;0;COM.MICROSOFT.CONCAT([.B94];&quot;/&quot;;[StructureEdit.C94]);IF([.B93]=[.B94];[.C93];[.B94]))" office:value-type="string" office:string-value="df_folder.ods" calcext:value-type="string">
            <text:p>df_folder.ods</text:p>
          </table:table-cell>
          <table:table-cell table:style-name="ce11" table:formula="of:=IF(LEN([StructureEdit.D94])&gt;0;COM.MICROSOFT.CONCAT([.C94];&quot;/&quot;;[StructureEdit.D94]);IF([.C93]=[.C94];[.D93];[.C94]))" office:value-type="string" office:string-value="df_folder.ods" calcext:value-type="string">
            <text:p>df_folder.ods</text:p>
          </table:table-cell>
          <table:table-cell table:style-name="ce11" table:formula="of:=IF(LEN([StructureEdit.E94])&gt;0;COM.MICROSOFT.CONCAT([.D94];&quot;/&quot;;[StructureEdit.E94]);IF([.D93]=[.D94];[.E93];[.D94]))" office:value-type="string" office:string-value="df_folder.ods" calcext:value-type="string">
            <text:p>df_folder.ods</text:p>
          </table:table-cell>
          <table:table-cell table:style-name="ce11" table:formula="of:=IF(LEN([StructureEdit.F94])&gt;0;COM.MICROSOFT.CONCAT([.E94];&quot;/&quot;;[StructureEdit.F94]);IF([.E93]=[.E94];[.F93];[.E94]))" office:value-type="string" office:string-value="df_folder.ods" calcext:value-type="string">
            <text:p>df_folder.ods</text:p>
          </table:table-cell>
          <table:table-cell table:style-name="ce11" table:formula="of:=IF(LEN([StructureEdit.G94])&gt;0;COM.MICROSOFT.CONCAT([.F94];&quot;/&quot;;[StructureEdit.G94]);IF([.F93]=[.F94];[.G93];[.F94]))" office:value-type="string" office:string-value="df_folder.ods" calcext:value-type="string">
            <text:p>df_folder.ods</text:p>
          </table:table-cell>
          <table:table-cell table:style-name="ce11" table:formula="of:=IF(LEN([StructureEdit.H94])&gt;0;COM.MICROSOFT.CONCAT([.G94];&quot;/&quot;;[StructureEdit.H94]);IF([.G93]=[.G94];[.H93];[.G94]))" office:value-type="string" office:string-value="df_folder.ods" calcext:value-type="string">
            <text:p>df_folder.ods</text:p>
          </table:table-cell>
          <table:table-cell table:style-name="ce11" table:formula="of:=IF(LEN([StructureEdit.I94])&gt;0;COM.MICROSOFT.CONCAT([.H94];&quot;/&quot;;[StructureEdit.I94]);IF([.H93]=[.H94];[.I93];[.H94]))" office:value-type="string" office:string-value="df_folder.ods" calcext:value-type="string">
            <text:p>df_folder.ods</text:p>
          </table:table-cell>
          <table:table-cell table:style-name="ce11" table:formula="of:=IF(LEN([StructureEdit.J94])&gt;0;COM.MICROSOFT.CONCAT([.I94];&quot;/&quot;;[StructureEdit.J94]);IF([.I93]=[.I94];[.J93];[.I94]))" office:value-type="string" office:string-value="df_folder.ods" calcext:value-type="string">
            <text:p>df_folder.ods</text:p>
          </table:table-cell>
          <table:table-cell table:style-name="ce11" table:formula="of:=IF(LEN([StructureEdit.K94])&gt;0;COM.MICROSOFT.CONCAT([.J94];&quot;/&quot;;[StructureEdit.K94]);IF([.J93]=[.J94];[.K93];[.J94]))" office:value-type="string" office:string-value="df_folder.ods" calcext:value-type="string">
            <text:p>df_folder.ods</text:p>
          </table:table-cell>
          <table:table-cell table:style-name="ce11" table:formula="of:=IF(LEN([StructureEdit.L94])&gt;0;COM.MICROSOFT.CONCAT([.K94];&quot;/&quot;;[StructureEdit.L94]);IF([.K93]=[.K94];[.L93];[.K94]))" office:value-type="string" office:string-value="df_folder.ods" calcext:value-type="string">
            <text:p>df_folder.ods</text:p>
          </table:table-cell>
          <table:table-cell table:style-name="ce11" table:formula="of:=IF(LEN([StructureEdit.M94])&gt;0;COM.MICROSOFT.CONCAT([.L94];&quot;/&quot;;[StructureEdit.M94]);IF([.L93]=[.L94];[.M93];[.L94]))" office:value-type="string" office:string-value="df_folder.ods" calcext:value-type="string">
            <text:p>df_folder.ods</text:p>
          </table:table-cell>
          <table:table-cell table:style-name="ce11" table:formula="of:=IF(LEN([StructureEdit.N94])&gt;0;COM.MICROSOFT.CONCAT([.M94];&quot;/&quot;;[StructureEdit.N94]);IF([.M93]=[.M94];[.N93];[.M94]))" office:value-type="string" office:string-value="df_folder.ods" calcext:value-type="string">
            <text:p>df_folder.ods</text:p>
          </table:table-cell>
          <table:table-cell table:style-name="ce11" table:formula="of:=IF(LEN([StructureEdit.O94])&gt;0;COM.MICROSOFT.CONCAT([.N94];&quot;/&quot;;[StructureEdit.O94]);IF([.N93]=[.N94];[.O93];[.N94]))" office:value-type="string" office:string-value="df_folder.ods" calcext:value-type="string">
            <text:p>df_folder.ods</text:p>
          </table:table-cell>
          <table:table-cell table:style-name="ce11" table:formula="of:=IF(LEN([StructureEdit.P94])&gt;0;COM.MICROSOFT.CONCAT([.O94];&quot;/&quot;;[StructureEdit.P94]);IF([.O93]=[.O94];[.P93];[.O94]))" office:value-type="string" office:string-value="df_folder.ods" calcext:value-type="string">
            <text:p>df_folder.ods</text:p>
          </table:table-cell>
          <table:table-cell table:style-name="ce11" table:formula="of:=IF(LEN([StructureEdit.Q94])&gt;0;COM.MICROSOFT.CONCAT([.P94];&quot;/&quot;;[StructureEdit.Q94]);IF([.P93]=[.P94];[.Q93];[.P94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4" table:formula="of:=IF(LEN([StructureEdit.T94])&gt;0;[StructureEdit.T94];&quot;&quot;)">
            <text:p/>
          </table:table-cell>
          <table:table-cell table:style-name="ce7" table:formula="of:=IF(LEN([StructureEdit.S94])&gt;0;[StructureEdit.S94];&quot;&quot;)">
            <text:p/>
          </table:table-cell>
          <table:table-cell table:style-name="ce7" table:formula="of:=IF(LEN([.T94])&gt;0;VLOOKUP([.T94];[$Templates.$A$2:.$H$100];7;0);&quot;&quot;)">
            <text:p/>
          </table:table-cell>
        </table:table-row>
        <table:table-row table:style-name="ro3">
          <table:table-cell table:style-name="ce11" table:formula="of:=IF(LEN([StructureEdit.A95])&gt;0;[StructureEdit.A95];[.A94])" office:value-type="string" office:string-value="df_folder.ods" calcext:value-type="string">
            <text:p>df_folder.ods</text:p>
          </table:table-cell>
          <table:table-cell table:style-name="ce11" table:formula="of:=IF(LEN([StructureEdit.B95])&gt;0;COM.MICROSOFT.CONCAT([.A95];&quot;/&quot;;[StructureEdit.B95]);IF([.A94]=[.A95];[.B94];[.A95]))" office:value-type="string" office:string-value="df_folder.ods" calcext:value-type="string">
            <text:p>df_folder.ods</text:p>
          </table:table-cell>
          <table:table-cell table:style-name="ce11" table:formula="of:=IF(LEN([StructureEdit.C95])&gt;0;COM.MICROSOFT.CONCAT([.B95];&quot;/&quot;;[StructureEdit.C95]);IF([.B94]=[.B95];[.C94];[.B95]))" office:value-type="string" office:string-value="df_folder.ods" calcext:value-type="string">
            <text:p>df_folder.ods</text:p>
          </table:table-cell>
          <table:table-cell table:style-name="ce11" table:formula="of:=IF(LEN([StructureEdit.D95])&gt;0;COM.MICROSOFT.CONCAT([.C95];&quot;/&quot;;[StructureEdit.D95]);IF([.C94]=[.C95];[.D94];[.C95]))" office:value-type="string" office:string-value="df_folder.ods" calcext:value-type="string">
            <text:p>df_folder.ods</text:p>
          </table:table-cell>
          <table:table-cell table:style-name="ce11" table:formula="of:=IF(LEN([StructureEdit.E95])&gt;0;COM.MICROSOFT.CONCAT([.D95];&quot;/&quot;;[StructureEdit.E95]);IF([.D94]=[.D95];[.E94];[.D95]))" office:value-type="string" office:string-value="df_folder.ods" calcext:value-type="string">
            <text:p>df_folder.ods</text:p>
          </table:table-cell>
          <table:table-cell table:style-name="ce11" table:formula="of:=IF(LEN([StructureEdit.F95])&gt;0;COM.MICROSOFT.CONCAT([.E95];&quot;/&quot;;[StructureEdit.F95]);IF([.E94]=[.E95];[.F94];[.E95]))" office:value-type="string" office:string-value="df_folder.ods" calcext:value-type="string">
            <text:p>df_folder.ods</text:p>
          </table:table-cell>
          <table:table-cell table:style-name="ce11" table:formula="of:=IF(LEN([StructureEdit.G95])&gt;0;COM.MICROSOFT.CONCAT([.F95];&quot;/&quot;;[StructureEdit.G95]);IF([.F94]=[.F95];[.G94];[.F95]))" office:value-type="string" office:string-value="df_folder.ods" calcext:value-type="string">
            <text:p>df_folder.ods</text:p>
          </table:table-cell>
          <table:table-cell table:style-name="ce11" table:formula="of:=IF(LEN([StructureEdit.H95])&gt;0;COM.MICROSOFT.CONCAT([.G95];&quot;/&quot;;[StructureEdit.H95]);IF([.G94]=[.G95];[.H94];[.G95]))" office:value-type="string" office:string-value="df_folder.ods" calcext:value-type="string">
            <text:p>df_folder.ods</text:p>
          </table:table-cell>
          <table:table-cell table:style-name="ce11" table:formula="of:=IF(LEN([StructureEdit.I95])&gt;0;COM.MICROSOFT.CONCAT([.H95];&quot;/&quot;;[StructureEdit.I95]);IF([.H94]=[.H95];[.I94];[.H95]))" office:value-type="string" office:string-value="df_folder.ods" calcext:value-type="string">
            <text:p>df_folder.ods</text:p>
          </table:table-cell>
          <table:table-cell table:style-name="ce11" table:formula="of:=IF(LEN([StructureEdit.J95])&gt;0;COM.MICROSOFT.CONCAT([.I95];&quot;/&quot;;[StructureEdit.J95]);IF([.I94]=[.I95];[.J94];[.I95]))" office:value-type="string" office:string-value="df_folder.ods" calcext:value-type="string">
            <text:p>df_folder.ods</text:p>
          </table:table-cell>
          <table:table-cell table:style-name="ce11" table:formula="of:=IF(LEN([StructureEdit.K95])&gt;0;COM.MICROSOFT.CONCAT([.J95];&quot;/&quot;;[StructureEdit.K95]);IF([.J94]=[.J95];[.K94];[.J95]))" office:value-type="string" office:string-value="df_folder.ods" calcext:value-type="string">
            <text:p>df_folder.ods</text:p>
          </table:table-cell>
          <table:table-cell table:style-name="ce11" table:formula="of:=IF(LEN([StructureEdit.L95])&gt;0;COM.MICROSOFT.CONCAT([.K95];&quot;/&quot;;[StructureEdit.L95]);IF([.K94]=[.K95];[.L94];[.K95]))" office:value-type="string" office:string-value="df_folder.ods" calcext:value-type="string">
            <text:p>df_folder.ods</text:p>
          </table:table-cell>
          <table:table-cell table:style-name="ce11" table:formula="of:=IF(LEN([StructureEdit.M95])&gt;0;COM.MICROSOFT.CONCAT([.L95];&quot;/&quot;;[StructureEdit.M95]);IF([.L94]=[.L95];[.M94];[.L95]))" office:value-type="string" office:string-value="df_folder.ods" calcext:value-type="string">
            <text:p>df_folder.ods</text:p>
          </table:table-cell>
          <table:table-cell table:style-name="ce11" table:formula="of:=IF(LEN([StructureEdit.N95])&gt;0;COM.MICROSOFT.CONCAT([.M95];&quot;/&quot;;[StructureEdit.N95]);IF([.M94]=[.M95];[.N94];[.M95]))" office:value-type="string" office:string-value="df_folder.ods" calcext:value-type="string">
            <text:p>df_folder.ods</text:p>
          </table:table-cell>
          <table:table-cell table:style-name="ce11" table:formula="of:=IF(LEN([StructureEdit.O95])&gt;0;COM.MICROSOFT.CONCAT([.N95];&quot;/&quot;;[StructureEdit.O95]);IF([.N94]=[.N95];[.O94];[.N95]))" office:value-type="string" office:string-value="df_folder.ods" calcext:value-type="string">
            <text:p>df_folder.ods</text:p>
          </table:table-cell>
          <table:table-cell table:style-name="ce11" table:formula="of:=IF(LEN([StructureEdit.P95])&gt;0;COM.MICROSOFT.CONCAT([.O95];&quot;/&quot;;[StructureEdit.P95]);IF([.O94]=[.O95];[.P94];[.O95]))" office:value-type="string" office:string-value="df_folder.ods" calcext:value-type="string">
            <text:p>df_folder.ods</text:p>
          </table:table-cell>
          <table:table-cell table:style-name="ce11" table:formula="of:=IF(LEN([StructureEdit.Q95])&gt;0;COM.MICROSOFT.CONCAT([.P95];&quot;/&quot;;[StructureEdit.Q95]);IF([.P94]=[.P95];[.Q94];[.P95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4" table:formula="of:=IF(LEN([StructureEdit.T95])&gt;0;[StructureEdit.T95];&quot;&quot;)">
            <text:p/>
          </table:table-cell>
          <table:table-cell table:style-name="ce7" table:formula="of:=IF(LEN([StructureEdit.S95])&gt;0;[StructureEdit.S95];&quot;&quot;)">
            <text:p/>
          </table:table-cell>
          <table:table-cell table:style-name="ce7" table:formula="of:=IF(LEN([.T95])&gt;0;VLOOKUP([.T95];[$Templates.$A$2:.$H$100];7;0);&quot;&quot;)">
            <text:p/>
          </table:table-cell>
        </table:table-row>
        <table:table-row table:style-name="ro3">
          <table:table-cell table:style-name="ce11" table:formula="of:=IF(LEN([StructureEdit.A96])&gt;0;[StructureEdit.A96];[.A95])" office:value-type="string" office:string-value="df_folder.ods" calcext:value-type="string">
            <text:p>df_folder.ods</text:p>
          </table:table-cell>
          <table:table-cell table:style-name="ce11" table:formula="of:=IF(LEN([StructureEdit.B96])&gt;0;COM.MICROSOFT.CONCAT([.A96];&quot;/&quot;;[StructureEdit.B96]);IF([.A95]=[.A96];[.B95];[.A96]))" office:value-type="string" office:string-value="df_folder.ods" calcext:value-type="string">
            <text:p>df_folder.ods</text:p>
          </table:table-cell>
          <table:table-cell table:style-name="ce11" table:formula="of:=IF(LEN([StructureEdit.C96])&gt;0;COM.MICROSOFT.CONCAT([.B96];&quot;/&quot;;[StructureEdit.C96]);IF([.B95]=[.B96];[.C95];[.B96]))" office:value-type="string" office:string-value="df_folder.ods" calcext:value-type="string">
            <text:p>df_folder.ods</text:p>
          </table:table-cell>
          <table:table-cell table:style-name="ce11" table:formula="of:=IF(LEN([StructureEdit.D96])&gt;0;COM.MICROSOFT.CONCAT([.C96];&quot;/&quot;;[StructureEdit.D96]);IF([.C95]=[.C96];[.D95];[.C96]))" office:value-type="string" office:string-value="df_folder.ods" calcext:value-type="string">
            <text:p>df_folder.ods</text:p>
          </table:table-cell>
          <table:table-cell table:style-name="ce11" table:formula="of:=IF(LEN([StructureEdit.E96])&gt;0;COM.MICROSOFT.CONCAT([.D96];&quot;/&quot;;[StructureEdit.E96]);IF([.D95]=[.D96];[.E95];[.D96]))" office:value-type="string" office:string-value="df_folder.ods" calcext:value-type="string">
            <text:p>df_folder.ods</text:p>
          </table:table-cell>
          <table:table-cell table:style-name="ce11" table:formula="of:=IF(LEN([StructureEdit.F96])&gt;0;COM.MICROSOFT.CONCAT([.E96];&quot;/&quot;;[StructureEdit.F96]);IF([.E95]=[.E96];[.F95];[.E96]))" office:value-type="string" office:string-value="df_folder.ods" calcext:value-type="string">
            <text:p>df_folder.ods</text:p>
          </table:table-cell>
          <table:table-cell table:style-name="ce11" table:formula="of:=IF(LEN([StructureEdit.G96])&gt;0;COM.MICROSOFT.CONCAT([.F96];&quot;/&quot;;[StructureEdit.G96]);IF([.F95]=[.F96];[.G95];[.F96]))" office:value-type="string" office:string-value="df_folder.ods" calcext:value-type="string">
            <text:p>df_folder.ods</text:p>
          </table:table-cell>
          <table:table-cell table:style-name="ce11" table:formula="of:=IF(LEN([StructureEdit.H96])&gt;0;COM.MICROSOFT.CONCAT([.G96];&quot;/&quot;;[StructureEdit.H96]);IF([.G95]=[.G96];[.H95];[.G96]))" office:value-type="string" office:string-value="df_folder.ods" calcext:value-type="string">
            <text:p>df_folder.ods</text:p>
          </table:table-cell>
          <table:table-cell table:style-name="ce11" table:formula="of:=IF(LEN([StructureEdit.I96])&gt;0;COM.MICROSOFT.CONCAT([.H96];&quot;/&quot;;[StructureEdit.I96]);IF([.H95]=[.H96];[.I95];[.H96]))" office:value-type="string" office:string-value="df_folder.ods" calcext:value-type="string">
            <text:p>df_folder.ods</text:p>
          </table:table-cell>
          <table:table-cell table:style-name="ce11" table:formula="of:=IF(LEN([StructureEdit.J96])&gt;0;COM.MICROSOFT.CONCAT([.I96];&quot;/&quot;;[StructureEdit.J96]);IF([.I95]=[.I96];[.J95];[.I96]))" office:value-type="string" office:string-value="df_folder.ods" calcext:value-type="string">
            <text:p>df_folder.ods</text:p>
          </table:table-cell>
          <table:table-cell table:style-name="ce11" table:formula="of:=IF(LEN([StructureEdit.K96])&gt;0;COM.MICROSOFT.CONCAT([.J96];&quot;/&quot;;[StructureEdit.K96]);IF([.J95]=[.J96];[.K95];[.J96]))" office:value-type="string" office:string-value="df_folder.ods" calcext:value-type="string">
            <text:p>df_folder.ods</text:p>
          </table:table-cell>
          <table:table-cell table:style-name="ce11" table:formula="of:=IF(LEN([StructureEdit.L96])&gt;0;COM.MICROSOFT.CONCAT([.K96];&quot;/&quot;;[StructureEdit.L96]);IF([.K95]=[.K96];[.L95];[.K96]))" office:value-type="string" office:string-value="df_folder.ods" calcext:value-type="string">
            <text:p>df_folder.ods</text:p>
          </table:table-cell>
          <table:table-cell table:style-name="ce11" table:formula="of:=IF(LEN([StructureEdit.M96])&gt;0;COM.MICROSOFT.CONCAT([.L96];&quot;/&quot;;[StructureEdit.M96]);IF([.L95]=[.L96];[.M95];[.L96]))" office:value-type="string" office:string-value="df_folder.ods" calcext:value-type="string">
            <text:p>df_folder.ods</text:p>
          </table:table-cell>
          <table:table-cell table:style-name="ce11" table:formula="of:=IF(LEN([StructureEdit.N96])&gt;0;COM.MICROSOFT.CONCAT([.M96];&quot;/&quot;;[StructureEdit.N96]);IF([.M95]=[.M96];[.N95];[.M96]))" office:value-type="string" office:string-value="df_folder.ods" calcext:value-type="string">
            <text:p>df_folder.ods</text:p>
          </table:table-cell>
          <table:table-cell table:style-name="ce11" table:formula="of:=IF(LEN([StructureEdit.O96])&gt;0;COM.MICROSOFT.CONCAT([.N96];&quot;/&quot;;[StructureEdit.O96]);IF([.N95]=[.N96];[.O95];[.N96]))" office:value-type="string" office:string-value="df_folder.ods" calcext:value-type="string">
            <text:p>df_folder.ods</text:p>
          </table:table-cell>
          <table:table-cell table:style-name="ce11" table:formula="of:=IF(LEN([StructureEdit.P96])&gt;0;COM.MICROSOFT.CONCAT([.O96];&quot;/&quot;;[StructureEdit.P96]);IF([.O95]=[.O96];[.P95];[.O96]))" office:value-type="string" office:string-value="df_folder.ods" calcext:value-type="string">
            <text:p>df_folder.ods</text:p>
          </table:table-cell>
          <table:table-cell table:style-name="ce11" table:formula="of:=IF(LEN([StructureEdit.Q96])&gt;0;COM.MICROSOFT.CONCAT([.P96];&quot;/&quot;;[StructureEdit.Q96]);IF([.P95]=[.P96];[.Q95];[.P96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4" table:formula="of:=IF(LEN([StructureEdit.T96])&gt;0;[StructureEdit.T96];&quot;&quot;)">
            <text:p/>
          </table:table-cell>
          <table:table-cell table:style-name="ce7" table:formula="of:=IF(LEN([StructureEdit.S96])&gt;0;[StructureEdit.S96];&quot;&quot;)">
            <text:p/>
          </table:table-cell>
          <table:table-cell table:style-name="ce7" table:formula="of:=IF(LEN([.T96])&gt;0;VLOOKUP([.T96];[$Templates.$A$2:.$H$100];7;0);&quot;&quot;)">
            <text:p/>
          </table:table-cell>
        </table:table-row>
        <table:table-row table:style-name="ro3">
          <table:table-cell table:style-name="ce11" table:formula="of:=IF(LEN([StructureEdit.A97])&gt;0;[StructureEdit.A97];[.A96])" office:value-type="string" office:string-value="df_folder.ods" calcext:value-type="string">
            <text:p>df_folder.ods</text:p>
          </table:table-cell>
          <table:table-cell table:style-name="ce11" table:formula="of:=IF(LEN([StructureEdit.B97])&gt;0;COM.MICROSOFT.CONCAT([.A97];&quot;/&quot;;[StructureEdit.B97]);IF([.A96]=[.A97];[.B96];[.A97]))" office:value-type="string" office:string-value="df_folder.ods" calcext:value-type="string">
            <text:p>df_folder.ods</text:p>
          </table:table-cell>
          <table:table-cell table:style-name="ce11" table:formula="of:=IF(LEN([StructureEdit.C97])&gt;0;COM.MICROSOFT.CONCAT([.B97];&quot;/&quot;;[StructureEdit.C97]);IF([.B96]=[.B97];[.C96];[.B97]))" office:value-type="string" office:string-value="df_folder.ods" calcext:value-type="string">
            <text:p>df_folder.ods</text:p>
          </table:table-cell>
          <table:table-cell table:style-name="ce11" table:formula="of:=IF(LEN([StructureEdit.D97])&gt;0;COM.MICROSOFT.CONCAT([.C97];&quot;/&quot;;[StructureEdit.D97]);IF([.C96]=[.C97];[.D96];[.C97]))" office:value-type="string" office:string-value="df_folder.ods" calcext:value-type="string">
            <text:p>df_folder.ods</text:p>
          </table:table-cell>
          <table:table-cell table:style-name="ce11" table:formula="of:=IF(LEN([StructureEdit.E97])&gt;0;COM.MICROSOFT.CONCAT([.D97];&quot;/&quot;;[StructureEdit.E97]);IF([.D96]=[.D97];[.E96];[.D97]))" office:value-type="string" office:string-value="df_folder.ods" calcext:value-type="string">
            <text:p>df_folder.ods</text:p>
          </table:table-cell>
          <table:table-cell table:style-name="ce11" table:formula="of:=IF(LEN([StructureEdit.F97])&gt;0;COM.MICROSOFT.CONCAT([.E97];&quot;/&quot;;[StructureEdit.F97]);IF([.E96]=[.E97];[.F96];[.E97]))" office:value-type="string" office:string-value="df_folder.ods" calcext:value-type="string">
            <text:p>df_folder.ods</text:p>
          </table:table-cell>
          <table:table-cell table:style-name="ce11" table:formula="of:=IF(LEN([StructureEdit.G97])&gt;0;COM.MICROSOFT.CONCAT([.F97];&quot;/&quot;;[StructureEdit.G97]);IF([.F96]=[.F97];[.G96];[.F97]))" office:value-type="string" office:string-value="df_folder.ods" calcext:value-type="string">
            <text:p>df_folder.ods</text:p>
          </table:table-cell>
          <table:table-cell table:style-name="ce11" table:formula="of:=IF(LEN([StructureEdit.H97])&gt;0;COM.MICROSOFT.CONCAT([.G97];&quot;/&quot;;[StructureEdit.H97]);IF([.G96]=[.G97];[.H96];[.G97]))" office:value-type="string" office:string-value="df_folder.ods" calcext:value-type="string">
            <text:p>df_folder.ods</text:p>
          </table:table-cell>
          <table:table-cell table:style-name="ce11" table:formula="of:=IF(LEN([StructureEdit.I97])&gt;0;COM.MICROSOFT.CONCAT([.H97];&quot;/&quot;;[StructureEdit.I97]);IF([.H96]=[.H97];[.I96];[.H97]))" office:value-type="string" office:string-value="df_folder.ods" calcext:value-type="string">
            <text:p>df_folder.ods</text:p>
          </table:table-cell>
          <table:table-cell table:style-name="ce11" table:formula="of:=IF(LEN([StructureEdit.J97])&gt;0;COM.MICROSOFT.CONCAT([.I97];&quot;/&quot;;[StructureEdit.J97]);IF([.I96]=[.I97];[.J96];[.I97]))" office:value-type="string" office:string-value="df_folder.ods" calcext:value-type="string">
            <text:p>df_folder.ods</text:p>
          </table:table-cell>
          <table:table-cell table:style-name="ce11" table:formula="of:=IF(LEN([StructureEdit.K97])&gt;0;COM.MICROSOFT.CONCAT([.J97];&quot;/&quot;;[StructureEdit.K97]);IF([.J96]=[.J97];[.K96];[.J97]))" office:value-type="string" office:string-value="df_folder.ods" calcext:value-type="string">
            <text:p>df_folder.ods</text:p>
          </table:table-cell>
          <table:table-cell table:style-name="ce11" table:formula="of:=IF(LEN([StructureEdit.L97])&gt;0;COM.MICROSOFT.CONCAT([.K97];&quot;/&quot;;[StructureEdit.L97]);IF([.K96]=[.K97];[.L96];[.K97]))" office:value-type="string" office:string-value="df_folder.ods" calcext:value-type="string">
            <text:p>df_folder.ods</text:p>
          </table:table-cell>
          <table:table-cell table:style-name="ce11" table:formula="of:=IF(LEN([StructureEdit.M97])&gt;0;COM.MICROSOFT.CONCAT([.L97];&quot;/&quot;;[StructureEdit.M97]);IF([.L96]=[.L97];[.M96];[.L97]))" office:value-type="string" office:string-value="df_folder.ods" calcext:value-type="string">
            <text:p>df_folder.ods</text:p>
          </table:table-cell>
          <table:table-cell table:style-name="ce11" table:formula="of:=IF(LEN([StructureEdit.N97])&gt;0;COM.MICROSOFT.CONCAT([.M97];&quot;/&quot;;[StructureEdit.N97]);IF([.M96]=[.M97];[.N96];[.M97]))" office:value-type="string" office:string-value="df_folder.ods" calcext:value-type="string">
            <text:p>df_folder.ods</text:p>
          </table:table-cell>
          <table:table-cell table:style-name="ce11" table:formula="of:=IF(LEN([StructureEdit.O97])&gt;0;COM.MICROSOFT.CONCAT([.N97];&quot;/&quot;;[StructureEdit.O97]);IF([.N96]=[.N97];[.O96];[.N97]))" office:value-type="string" office:string-value="df_folder.ods" calcext:value-type="string">
            <text:p>df_folder.ods</text:p>
          </table:table-cell>
          <table:table-cell table:style-name="ce11" table:formula="of:=IF(LEN([StructureEdit.P97])&gt;0;COM.MICROSOFT.CONCAT([.O97];&quot;/&quot;;[StructureEdit.P97]);IF([.O96]=[.O97];[.P96];[.O97]))" office:value-type="string" office:string-value="df_folder.ods" calcext:value-type="string">
            <text:p>df_folder.ods</text:p>
          </table:table-cell>
          <table:table-cell table:style-name="ce11" table:formula="of:=IF(LEN([StructureEdit.Q97])&gt;0;COM.MICROSOFT.CONCAT([.P97];&quot;/&quot;;[StructureEdit.Q97]);IF([.P96]=[.P97];[.Q96];[.P97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4" table:formula="of:=IF(LEN([StructureEdit.T97])&gt;0;[StructureEdit.T97];&quot;&quot;)">
            <text:p/>
          </table:table-cell>
          <table:table-cell table:style-name="ce7" table:formula="of:=IF(LEN([StructureEdit.S97])&gt;0;[StructureEdit.S97];&quot;&quot;)">
            <text:p/>
          </table:table-cell>
          <table:table-cell table:style-name="ce7" table:formula="of:=IF(LEN([.T97])&gt;0;VLOOKUP([.T97];[$Templates.$A$2:.$H$100];7;0);&quot;&quot;)">
            <text:p/>
          </table:table-cell>
        </table:table-row>
        <table:table-row table:style-name="ro3">
          <table:table-cell table:style-name="ce11" table:formula="of:=IF(LEN([StructureEdit.A98])&gt;0;[StructureEdit.A98];[.A97])" office:value-type="string" office:string-value="df_folder.ods" calcext:value-type="string">
            <text:p>df_folder.ods</text:p>
          </table:table-cell>
          <table:table-cell table:style-name="ce11" table:formula="of:=IF(LEN([StructureEdit.B98])&gt;0;COM.MICROSOFT.CONCAT([.A98];&quot;/&quot;;[StructureEdit.B98]);IF([.A97]=[.A98];[.B97];[.A98]))" office:value-type="string" office:string-value="df_folder.ods" calcext:value-type="string">
            <text:p>df_folder.ods</text:p>
          </table:table-cell>
          <table:table-cell table:style-name="ce11" table:formula="of:=IF(LEN([StructureEdit.C98])&gt;0;COM.MICROSOFT.CONCAT([.B98];&quot;/&quot;;[StructureEdit.C98]);IF([.B97]=[.B98];[.C97];[.B98]))" office:value-type="string" office:string-value="df_folder.ods" calcext:value-type="string">
            <text:p>df_folder.ods</text:p>
          </table:table-cell>
          <table:table-cell table:style-name="ce11" table:formula="of:=IF(LEN([StructureEdit.D98])&gt;0;COM.MICROSOFT.CONCAT([.C98];&quot;/&quot;;[StructureEdit.D98]);IF([.C97]=[.C98];[.D97];[.C98]))" office:value-type="string" office:string-value="df_folder.ods" calcext:value-type="string">
            <text:p>df_folder.ods</text:p>
          </table:table-cell>
          <table:table-cell table:style-name="ce11" table:formula="of:=IF(LEN([StructureEdit.E98])&gt;0;COM.MICROSOFT.CONCAT([.D98];&quot;/&quot;;[StructureEdit.E98]);IF([.D97]=[.D98];[.E97];[.D98]))" office:value-type="string" office:string-value="df_folder.ods" calcext:value-type="string">
            <text:p>df_folder.ods</text:p>
          </table:table-cell>
          <table:table-cell table:style-name="ce11" table:formula="of:=IF(LEN([StructureEdit.F98])&gt;0;COM.MICROSOFT.CONCAT([.E98];&quot;/&quot;;[StructureEdit.F98]);IF([.E97]=[.E98];[.F97];[.E98]))" office:value-type="string" office:string-value="df_folder.ods" calcext:value-type="string">
            <text:p>df_folder.ods</text:p>
          </table:table-cell>
          <table:table-cell table:style-name="ce11" table:formula="of:=IF(LEN([StructureEdit.G98])&gt;0;COM.MICROSOFT.CONCAT([.F98];&quot;/&quot;;[StructureEdit.G98]);IF([.F97]=[.F98];[.G97];[.F98]))" office:value-type="string" office:string-value="df_folder.ods" calcext:value-type="string">
            <text:p>df_folder.ods</text:p>
          </table:table-cell>
          <table:table-cell table:style-name="ce11" table:formula="of:=IF(LEN([StructureEdit.H98])&gt;0;COM.MICROSOFT.CONCAT([.G98];&quot;/&quot;;[StructureEdit.H98]);IF([.G97]=[.G98];[.H97];[.G98]))" office:value-type="string" office:string-value="df_folder.ods" calcext:value-type="string">
            <text:p>df_folder.ods</text:p>
          </table:table-cell>
          <table:table-cell table:style-name="ce11" table:formula="of:=IF(LEN([StructureEdit.I98])&gt;0;COM.MICROSOFT.CONCAT([.H98];&quot;/&quot;;[StructureEdit.I98]);IF([.H97]=[.H98];[.I97];[.H98]))" office:value-type="string" office:string-value="df_folder.ods" calcext:value-type="string">
            <text:p>df_folder.ods</text:p>
          </table:table-cell>
          <table:table-cell table:style-name="ce11" table:formula="of:=IF(LEN([StructureEdit.J98])&gt;0;COM.MICROSOFT.CONCAT([.I98];&quot;/&quot;;[StructureEdit.J98]);IF([.I97]=[.I98];[.J97];[.I98]))" office:value-type="string" office:string-value="df_folder.ods" calcext:value-type="string">
            <text:p>df_folder.ods</text:p>
          </table:table-cell>
          <table:table-cell table:style-name="ce11" table:formula="of:=IF(LEN([StructureEdit.K98])&gt;0;COM.MICROSOFT.CONCAT([.J98];&quot;/&quot;;[StructureEdit.K98]);IF([.J97]=[.J98];[.K97];[.J98]))" office:value-type="string" office:string-value="df_folder.ods" calcext:value-type="string">
            <text:p>df_folder.ods</text:p>
          </table:table-cell>
          <table:table-cell table:style-name="ce11" table:formula="of:=IF(LEN([StructureEdit.L98])&gt;0;COM.MICROSOFT.CONCAT([.K98];&quot;/&quot;;[StructureEdit.L98]);IF([.K97]=[.K98];[.L97];[.K98]))" office:value-type="string" office:string-value="df_folder.ods" calcext:value-type="string">
            <text:p>df_folder.ods</text:p>
          </table:table-cell>
          <table:table-cell table:style-name="ce11" table:formula="of:=IF(LEN([StructureEdit.M98])&gt;0;COM.MICROSOFT.CONCAT([.L98];&quot;/&quot;;[StructureEdit.M98]);IF([.L97]=[.L98];[.M97];[.L98]))" office:value-type="string" office:string-value="df_folder.ods" calcext:value-type="string">
            <text:p>df_folder.ods</text:p>
          </table:table-cell>
          <table:table-cell table:style-name="ce11" table:formula="of:=IF(LEN([StructureEdit.N98])&gt;0;COM.MICROSOFT.CONCAT([.M98];&quot;/&quot;;[StructureEdit.N98]);IF([.M97]=[.M98];[.N97];[.M98]))" office:value-type="string" office:string-value="df_folder.ods" calcext:value-type="string">
            <text:p>df_folder.ods</text:p>
          </table:table-cell>
          <table:table-cell table:style-name="ce11" table:formula="of:=IF(LEN([StructureEdit.O98])&gt;0;COM.MICROSOFT.CONCAT([.N98];&quot;/&quot;;[StructureEdit.O98]);IF([.N97]=[.N98];[.O97];[.N98]))" office:value-type="string" office:string-value="df_folder.ods" calcext:value-type="string">
            <text:p>df_folder.ods</text:p>
          </table:table-cell>
          <table:table-cell table:style-name="ce11" table:formula="of:=IF(LEN([StructureEdit.P98])&gt;0;COM.MICROSOFT.CONCAT([.O98];&quot;/&quot;;[StructureEdit.P98]);IF([.O97]=[.O98];[.P97];[.O98]))" office:value-type="string" office:string-value="df_folder.ods" calcext:value-type="string">
            <text:p>df_folder.ods</text:p>
          </table:table-cell>
          <table:table-cell table:style-name="ce11" table:formula="of:=IF(LEN([StructureEdit.Q98])&gt;0;COM.MICROSOFT.CONCAT([.P98];&quot;/&quot;;[StructureEdit.Q98]);IF([.P97]=[.P98];[.Q97];[.P98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4" table:formula="of:=IF(LEN([StructureEdit.T98])&gt;0;[StructureEdit.T98];&quot;&quot;)">
            <text:p/>
          </table:table-cell>
          <table:table-cell table:style-name="ce7" table:formula="of:=IF(LEN([StructureEdit.S98])&gt;0;[StructureEdit.S98];&quot;&quot;)">
            <text:p/>
          </table:table-cell>
          <table:table-cell table:style-name="ce7" table:formula="of:=IF(LEN([.T98])&gt;0;VLOOKUP([.T98];[$Templates.$A$2:.$H$100];7;0);&quot;&quot;)">
            <text:p/>
          </table:table-cell>
        </table:table-row>
        <table:table-row table:style-name="ro3">
          <table:table-cell table:style-name="ce11" table:formula="of:=IF(LEN([StructureEdit.A99])&gt;0;[StructureEdit.A99];[.A98])" office:value-type="string" office:string-value="df_folder.ods" calcext:value-type="string">
            <text:p>df_folder.ods</text:p>
          </table:table-cell>
          <table:table-cell table:style-name="ce11" table:formula="of:=IF(LEN([StructureEdit.B99])&gt;0;COM.MICROSOFT.CONCAT([.A99];&quot;/&quot;;[StructureEdit.B99]);IF([.A98]=[.A99];[.B98];[.A99]))" office:value-type="string" office:string-value="df_folder.ods" calcext:value-type="string">
            <text:p>df_folder.ods</text:p>
          </table:table-cell>
          <table:table-cell table:style-name="ce11" table:formula="of:=IF(LEN([StructureEdit.C99])&gt;0;COM.MICROSOFT.CONCAT([.B99];&quot;/&quot;;[StructureEdit.C99]);IF([.B98]=[.B99];[.C98];[.B99]))" office:value-type="string" office:string-value="df_folder.ods" calcext:value-type="string">
            <text:p>df_folder.ods</text:p>
          </table:table-cell>
          <table:table-cell table:style-name="ce11" table:formula="of:=IF(LEN([StructureEdit.D99])&gt;0;COM.MICROSOFT.CONCAT([.C99];&quot;/&quot;;[StructureEdit.D99]);IF([.C98]=[.C99];[.D98];[.C99]))" office:value-type="string" office:string-value="df_folder.ods" calcext:value-type="string">
            <text:p>df_folder.ods</text:p>
          </table:table-cell>
          <table:table-cell table:style-name="ce11" table:formula="of:=IF(LEN([StructureEdit.E99])&gt;0;COM.MICROSOFT.CONCAT([.D99];&quot;/&quot;;[StructureEdit.E99]);IF([.D98]=[.D99];[.E98];[.D99]))" office:value-type="string" office:string-value="df_folder.ods" calcext:value-type="string">
            <text:p>df_folder.ods</text:p>
          </table:table-cell>
          <table:table-cell table:style-name="ce11" table:formula="of:=IF(LEN([StructureEdit.F99])&gt;0;COM.MICROSOFT.CONCAT([.E99];&quot;/&quot;;[StructureEdit.F99]);IF([.E98]=[.E99];[.F98];[.E99]))" office:value-type="string" office:string-value="df_folder.ods" calcext:value-type="string">
            <text:p>df_folder.ods</text:p>
          </table:table-cell>
          <table:table-cell table:style-name="ce11" table:formula="of:=IF(LEN([StructureEdit.G99])&gt;0;COM.MICROSOFT.CONCAT([.F99];&quot;/&quot;;[StructureEdit.G99]);IF([.F98]=[.F99];[.G98];[.F99]))" office:value-type="string" office:string-value="df_folder.ods" calcext:value-type="string">
            <text:p>df_folder.ods</text:p>
          </table:table-cell>
          <table:table-cell table:style-name="ce11" table:formula="of:=IF(LEN([StructureEdit.H99])&gt;0;COM.MICROSOFT.CONCAT([.G99];&quot;/&quot;;[StructureEdit.H99]);IF([.G98]=[.G99];[.H98];[.G99]))" office:value-type="string" office:string-value="df_folder.ods" calcext:value-type="string">
            <text:p>df_folder.ods</text:p>
          </table:table-cell>
          <table:table-cell table:style-name="ce11" table:formula="of:=IF(LEN([StructureEdit.I99])&gt;0;COM.MICROSOFT.CONCAT([.H99];&quot;/&quot;;[StructureEdit.I99]);IF([.H98]=[.H99];[.I98];[.H99]))" office:value-type="string" office:string-value="df_folder.ods" calcext:value-type="string">
            <text:p>df_folder.ods</text:p>
          </table:table-cell>
          <table:table-cell table:style-name="ce11" table:formula="of:=IF(LEN([StructureEdit.J99])&gt;0;COM.MICROSOFT.CONCAT([.I99];&quot;/&quot;;[StructureEdit.J99]);IF([.I98]=[.I99];[.J98];[.I99]))" office:value-type="string" office:string-value="df_folder.ods" calcext:value-type="string">
            <text:p>df_folder.ods</text:p>
          </table:table-cell>
          <table:table-cell table:style-name="ce11" table:formula="of:=IF(LEN([StructureEdit.K99])&gt;0;COM.MICROSOFT.CONCAT([.J99];&quot;/&quot;;[StructureEdit.K99]);IF([.J98]=[.J99];[.K98];[.J99]))" office:value-type="string" office:string-value="df_folder.ods" calcext:value-type="string">
            <text:p>df_folder.ods</text:p>
          </table:table-cell>
          <table:table-cell table:style-name="ce11" table:formula="of:=IF(LEN([StructureEdit.L99])&gt;0;COM.MICROSOFT.CONCAT([.K99];&quot;/&quot;;[StructureEdit.L99]);IF([.K98]=[.K99];[.L98];[.K99]))" office:value-type="string" office:string-value="df_folder.ods" calcext:value-type="string">
            <text:p>df_folder.ods</text:p>
          </table:table-cell>
          <table:table-cell table:style-name="ce11" table:formula="of:=IF(LEN([StructureEdit.M99])&gt;0;COM.MICROSOFT.CONCAT([.L99];&quot;/&quot;;[StructureEdit.M99]);IF([.L98]=[.L99];[.M98];[.L99]))" office:value-type="string" office:string-value="df_folder.ods" calcext:value-type="string">
            <text:p>df_folder.ods</text:p>
          </table:table-cell>
          <table:table-cell table:style-name="ce11" table:formula="of:=IF(LEN([StructureEdit.N99])&gt;0;COM.MICROSOFT.CONCAT([.M99];&quot;/&quot;;[StructureEdit.N99]);IF([.M98]=[.M99];[.N98];[.M99]))" office:value-type="string" office:string-value="df_folder.ods" calcext:value-type="string">
            <text:p>df_folder.ods</text:p>
          </table:table-cell>
          <table:table-cell table:style-name="ce11" table:formula="of:=IF(LEN([StructureEdit.O99])&gt;0;COM.MICROSOFT.CONCAT([.N99];&quot;/&quot;;[StructureEdit.O99]);IF([.N98]=[.N99];[.O98];[.N99]))" office:value-type="string" office:string-value="df_folder.ods" calcext:value-type="string">
            <text:p>df_folder.ods</text:p>
          </table:table-cell>
          <table:table-cell table:style-name="ce11" table:formula="of:=IF(LEN([StructureEdit.P99])&gt;0;COM.MICROSOFT.CONCAT([.O99];&quot;/&quot;;[StructureEdit.P99]);IF([.O98]=[.O99];[.P98];[.O99]))" office:value-type="string" office:string-value="df_folder.ods" calcext:value-type="string">
            <text:p>df_folder.ods</text:p>
          </table:table-cell>
          <table:table-cell table:style-name="ce11" table:formula="of:=IF(LEN([StructureEdit.Q99])&gt;0;COM.MICROSOFT.CONCAT([.P99];&quot;/&quot;;[StructureEdit.Q99]);IF([.P98]=[.P99];[.Q98];[.P99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4" table:formula="of:=IF(LEN([StructureEdit.T99])&gt;0;[StructureEdit.T99];&quot;&quot;)">
            <text:p/>
          </table:table-cell>
          <table:table-cell table:style-name="ce7" table:formula="of:=IF(LEN([StructureEdit.S99])&gt;0;[StructureEdit.S99];&quot;&quot;)">
            <text:p/>
          </table:table-cell>
          <table:table-cell table:style-name="ce7" table:formula="of:=IF(LEN([.T99])&gt;0;VLOOKUP([.T99];[$Templates.$A$2:.$H$100];7;0);&quot;&quot;)">
            <text:p/>
          </table:table-cell>
        </table:table-row>
        <table:table-row table:style-name="ro3">
          <table:table-cell table:style-name="ce11" table:formula="of:=IF(LEN([StructureEdit.A100])&gt;0;[StructureEdit.A100];[.A99])" office:value-type="string" office:string-value="df_folder.ods" calcext:value-type="string">
            <text:p>df_folder.ods</text:p>
          </table:table-cell>
          <table:table-cell table:style-name="ce11" table:formula="of:=IF(LEN([StructureEdit.B100])&gt;0;COM.MICROSOFT.CONCAT([.A100];&quot;/&quot;;[StructureEdit.B100]);IF([.A99]=[.A100];[.B99];[.A100]))" office:value-type="string" office:string-value="df_folder.ods" calcext:value-type="string">
            <text:p>df_folder.ods</text:p>
          </table:table-cell>
          <table:table-cell table:style-name="ce11" table:formula="of:=IF(LEN([StructureEdit.C100])&gt;0;COM.MICROSOFT.CONCAT([.B100];&quot;/&quot;;[StructureEdit.C100]);IF([.B99]=[.B100];[.C99];[.B100]))" office:value-type="string" office:string-value="df_folder.ods" calcext:value-type="string">
            <text:p>df_folder.ods</text:p>
          </table:table-cell>
          <table:table-cell table:style-name="ce11" table:formula="of:=IF(LEN([StructureEdit.D100])&gt;0;COM.MICROSOFT.CONCAT([.C100];&quot;/&quot;;[StructureEdit.D100]);IF([.C99]=[.C100];[.D99];[.C100]))" office:value-type="string" office:string-value="df_folder.ods" calcext:value-type="string">
            <text:p>df_folder.ods</text:p>
          </table:table-cell>
          <table:table-cell table:style-name="ce11" table:formula="of:=IF(LEN([StructureEdit.E100])&gt;0;COM.MICROSOFT.CONCAT([.D100];&quot;/&quot;;[StructureEdit.E100]);IF([.D99]=[.D100];[.E99];[.D100]))" office:value-type="string" office:string-value="df_folder.ods" calcext:value-type="string">
            <text:p>df_folder.ods</text:p>
          </table:table-cell>
          <table:table-cell table:style-name="ce11" table:formula="of:=IF(LEN([StructureEdit.F100])&gt;0;COM.MICROSOFT.CONCAT([.E100];&quot;/&quot;;[StructureEdit.F100]);IF([.E99]=[.E100];[.F99];[.E100]))" office:value-type="string" office:string-value="df_folder.ods" calcext:value-type="string">
            <text:p>df_folder.ods</text:p>
          </table:table-cell>
          <table:table-cell table:style-name="ce11" table:formula="of:=IF(LEN([StructureEdit.G100])&gt;0;COM.MICROSOFT.CONCAT([.F100];&quot;/&quot;;[StructureEdit.G100]);IF([.F99]=[.F100];[.G99];[.F100]))" office:value-type="string" office:string-value="df_folder.ods" calcext:value-type="string">
            <text:p>df_folder.ods</text:p>
          </table:table-cell>
          <table:table-cell table:style-name="ce11" table:formula="of:=IF(LEN([StructureEdit.H100])&gt;0;COM.MICROSOFT.CONCAT([.G100];&quot;/&quot;;[StructureEdit.H100]);IF([.G99]=[.G100];[.H99];[.G100]))" office:value-type="string" office:string-value="df_folder.ods" calcext:value-type="string">
            <text:p>df_folder.ods</text:p>
          </table:table-cell>
          <table:table-cell table:style-name="ce11" table:formula="of:=IF(LEN([StructureEdit.I100])&gt;0;COM.MICROSOFT.CONCAT([.H100];&quot;/&quot;;[StructureEdit.I100]);IF([.H99]=[.H100];[.I99];[.H100]))" office:value-type="string" office:string-value="df_folder.ods" calcext:value-type="string">
            <text:p>df_folder.ods</text:p>
          </table:table-cell>
          <table:table-cell table:style-name="ce11" table:formula="of:=IF(LEN([StructureEdit.J100])&gt;0;COM.MICROSOFT.CONCAT([.I100];&quot;/&quot;;[StructureEdit.J100]);IF([.I99]=[.I100];[.J99];[.I100]))" office:value-type="string" office:string-value="df_folder.ods" calcext:value-type="string">
            <text:p>df_folder.ods</text:p>
          </table:table-cell>
          <table:table-cell table:style-name="ce11" table:formula="of:=IF(LEN([StructureEdit.K100])&gt;0;COM.MICROSOFT.CONCAT([.J100];&quot;/&quot;;[StructureEdit.K100]);IF([.J99]=[.J100];[.K99];[.J100]))" office:value-type="string" office:string-value="df_folder.ods" calcext:value-type="string">
            <text:p>df_folder.ods</text:p>
          </table:table-cell>
          <table:table-cell table:style-name="ce11" table:formula="of:=IF(LEN([StructureEdit.L100])&gt;0;COM.MICROSOFT.CONCAT([.K100];&quot;/&quot;;[StructureEdit.L100]);IF([.K99]=[.K100];[.L99];[.K100]))" office:value-type="string" office:string-value="df_folder.ods" calcext:value-type="string">
            <text:p>df_folder.ods</text:p>
          </table:table-cell>
          <table:table-cell table:style-name="ce11" table:formula="of:=IF(LEN([StructureEdit.M100])&gt;0;COM.MICROSOFT.CONCAT([.L100];&quot;/&quot;;[StructureEdit.M100]);IF([.L99]=[.L100];[.M99];[.L100]))" office:value-type="string" office:string-value="df_folder.ods" calcext:value-type="string">
            <text:p>df_folder.ods</text:p>
          </table:table-cell>
          <table:table-cell table:style-name="ce11" table:formula="of:=IF(LEN([StructureEdit.N100])&gt;0;COM.MICROSOFT.CONCAT([.M100];&quot;/&quot;;[StructureEdit.N100]);IF([.M99]=[.M100];[.N99];[.M100]))" office:value-type="string" office:string-value="df_folder.ods" calcext:value-type="string">
            <text:p>df_folder.ods</text:p>
          </table:table-cell>
          <table:table-cell table:style-name="ce11" table:formula="of:=IF(LEN([StructureEdit.O100])&gt;0;COM.MICROSOFT.CONCAT([.N100];&quot;/&quot;;[StructureEdit.O100]);IF([.N99]=[.N100];[.O99];[.N100]))" office:value-type="string" office:string-value="df_folder.ods" calcext:value-type="string">
            <text:p>df_folder.ods</text:p>
          </table:table-cell>
          <table:table-cell table:style-name="ce11" table:formula="of:=IF(LEN([StructureEdit.P100])&gt;0;COM.MICROSOFT.CONCAT([.O100];&quot;/&quot;;[StructureEdit.P100]);IF([.O99]=[.O100];[.P99];[.O100]))" office:value-type="string" office:string-value="df_folder.ods" calcext:value-type="string">
            <text:p>df_folder.ods</text:p>
          </table:table-cell>
          <table:table-cell table:style-name="ce11" table:formula="of:=IF(LEN([StructureEdit.Q100])&gt;0;COM.MICROSOFT.CONCAT([.P100];&quot;/&quot;;[StructureEdit.Q100]);IF([.P99]=[.P100];[.Q99];[.P100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4" table:formula="of:=IF(LEN([StructureEdit.T100])&gt;0;[StructureEdit.T100];&quot;&quot;)">
            <text:p/>
          </table:table-cell>
          <table:table-cell table:style-name="ce7" table:formula="of:=IF(LEN([StructureEdit.S100])&gt;0;[StructureEdit.S100];&quot;&quot;)">
            <text:p/>
          </table:table-cell>
          <table:table-cell table:style-name="ce7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11" table:formula="of:=IF(LEN([StructureEdit.A101])&gt;0;[StructureEdit.A101];[.A100])" office:value-type="string" office:string-value="df_folder.ods" calcext:value-type="string">
            <text:p>df_folder.ods</text:p>
          </table:table-cell>
          <table:table-cell table:style-name="ce11" table:formula="of:=IF(LEN([StructureEdit.B101])&gt;0;COM.MICROSOFT.CONCAT([.A101];&quot;/&quot;;[StructureEdit.B101]);IF([.A100]=[.A101];[.B100];[.A101]))" office:value-type="string" office:string-value="df_folder.ods" calcext:value-type="string">
            <text:p>df_folder.ods</text:p>
          </table:table-cell>
          <table:table-cell table:style-name="ce11" table:formula="of:=IF(LEN([StructureEdit.C101])&gt;0;COM.MICROSOFT.CONCAT([.B101];&quot;/&quot;;[StructureEdit.C101]);IF([.B100]=[.B101];[.C100];[.B101]))" office:value-type="string" office:string-value="df_folder.ods" calcext:value-type="string">
            <text:p>df_folder.ods</text:p>
          </table:table-cell>
          <table:table-cell table:style-name="ce11" table:formula="of:=IF(LEN([StructureEdit.D101])&gt;0;COM.MICROSOFT.CONCAT([.C101];&quot;/&quot;;[StructureEdit.D101]);IF([.C100]=[.C101];[.D100];[.C101]))" office:value-type="string" office:string-value="df_folder.ods" calcext:value-type="string">
            <text:p>df_folder.ods</text:p>
          </table:table-cell>
          <table:table-cell table:style-name="ce11" table:formula="of:=IF(LEN([StructureEdit.E101])&gt;0;COM.MICROSOFT.CONCAT([.D101];&quot;/&quot;;[StructureEdit.E101]);IF([.D100]=[.D101];[.E100];[.D101]))" office:value-type="string" office:string-value="df_folder.ods" calcext:value-type="string">
            <text:p>df_folder.ods</text:p>
          </table:table-cell>
          <table:table-cell table:style-name="ce11" table:formula="of:=IF(LEN([StructureEdit.F101])&gt;0;COM.MICROSOFT.CONCAT([.E101];&quot;/&quot;;[StructureEdit.F101]);IF([.E100]=[.E101];[.F100];[.E101]))" office:value-type="string" office:string-value="df_folder.ods" calcext:value-type="string">
            <text:p>df_folder.ods</text:p>
          </table:table-cell>
          <table:table-cell table:style-name="ce11" table:formula="of:=IF(LEN([StructureEdit.G101])&gt;0;COM.MICROSOFT.CONCAT([.F101];&quot;/&quot;;[StructureEdit.G101]);IF([.F100]=[.F101];[.G100];[.F101]))" office:value-type="string" office:string-value="df_folder.ods" calcext:value-type="string">
            <text:p>df_folder.ods</text:p>
          </table:table-cell>
          <table:table-cell table:style-name="ce11" table:formula="of:=IF(LEN([StructureEdit.H101])&gt;0;COM.MICROSOFT.CONCAT([.G101];&quot;/&quot;;[StructureEdit.H101]);IF([.G100]=[.G101];[.H100];[.G101]))" office:value-type="string" office:string-value="df_folder.ods" calcext:value-type="string">
            <text:p>df_folder.ods</text:p>
          </table:table-cell>
          <table:table-cell table:style-name="ce11" table:formula="of:=IF(LEN([StructureEdit.I101])&gt;0;COM.MICROSOFT.CONCAT([.H101];&quot;/&quot;;[StructureEdit.I101]);IF([.H100]=[.H101];[.I100];[.H101]))" office:value-type="string" office:string-value="df_folder.ods" calcext:value-type="string">
            <text:p>df_folder.ods</text:p>
          </table:table-cell>
          <table:table-cell table:style-name="ce11" table:formula="of:=IF(LEN([StructureEdit.J101])&gt;0;COM.MICROSOFT.CONCAT([.I101];&quot;/&quot;;[StructureEdit.J101]);IF([.I100]=[.I101];[.J100];[.I101]))" office:value-type="string" office:string-value="df_folder.ods" calcext:value-type="string">
            <text:p>df_folder.ods</text:p>
          </table:table-cell>
          <table:table-cell table:style-name="ce11" table:formula="of:=IF(LEN([StructureEdit.K101])&gt;0;COM.MICROSOFT.CONCAT([.J101];&quot;/&quot;;[StructureEdit.K101]);IF([.J100]=[.J101];[.K100];[.J101]))" office:value-type="string" office:string-value="df_folder.ods" calcext:value-type="string">
            <text:p>df_folder.ods</text:p>
          </table:table-cell>
          <table:table-cell table:style-name="ce11" table:formula="of:=IF(LEN([StructureEdit.L101])&gt;0;COM.MICROSOFT.CONCAT([.K101];&quot;/&quot;;[StructureEdit.L101]);IF([.K100]=[.K101];[.L100];[.K101]))" office:value-type="string" office:string-value="df_folder.ods" calcext:value-type="string">
            <text:p>df_folder.ods</text:p>
          </table:table-cell>
          <table:table-cell table:style-name="ce11" table:formula="of:=IF(LEN([StructureEdit.M101])&gt;0;COM.MICROSOFT.CONCAT([.L101];&quot;/&quot;;[StructureEdit.M101]);IF([.L100]=[.L101];[.M100];[.L101]))" office:value-type="string" office:string-value="df_folder.ods" calcext:value-type="string">
            <text:p>df_folder.ods</text:p>
          </table:table-cell>
          <table:table-cell table:style-name="ce11" table:formula="of:=IF(LEN([StructureEdit.N101])&gt;0;COM.MICROSOFT.CONCAT([.M101];&quot;/&quot;;[StructureEdit.N101]);IF([.M100]=[.M101];[.N100];[.M101]))" office:value-type="string" office:string-value="df_folder.ods" calcext:value-type="string">
            <text:p>df_folder.ods</text:p>
          </table:table-cell>
          <table:table-cell table:style-name="ce11" table:formula="of:=IF(LEN([StructureEdit.O101])&gt;0;COM.MICROSOFT.CONCAT([.N101];&quot;/&quot;;[StructureEdit.O101]);IF([.N100]=[.N101];[.O100];[.N101]))" office:value-type="string" office:string-value="df_folder.ods" calcext:value-type="string">
            <text:p>df_folder.ods</text:p>
          </table:table-cell>
          <table:table-cell table:style-name="ce11" table:formula="of:=IF(LEN([StructureEdit.P101])&gt;0;COM.MICROSOFT.CONCAT([.O101];&quot;/&quot;;[StructureEdit.P101]);IF([.O100]=[.O101];[.P100];[.O101]))" office:value-type="string" office:string-value="df_folder.ods" calcext:value-type="string">
            <text:p>df_folder.ods</text:p>
          </table:table-cell>
          <table:table-cell table:style-name="ce11" table:formula="of:=IF(LEN([StructureEdit.Q101])&gt;0;COM.MICROSOFT.CONCAT([.P101];&quot;/&quot;;[StructureEdit.Q101]);IF([.P100]=[.P101];[.Q100];[.P101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4" table:formula="of:=IF(LEN([StructureEdit.T101])&gt;0;[StructureEdit.T101];&quot;&quot;)">
            <text:p/>
          </table:table-cell>
          <table:table-cell table:style-name="ce7" table:formula="of:=IF(LEN([StructureEdit.S101])&gt;0;[StructureEdit.S101];&quot;&quot;)">
            <text:p/>
          </table:table-cell>
          <table:table-cell table:style-name="ce7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7:20:51.4842956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xinto Vaz Cedillo</meta:initial-creator>
    <meta:creation-date>2006-09-16T00:00:00</meta:creation-date>
    <dc:date>2017-06-10T17:23:58.006925078</dc:date>
    <meta:generator>LibreOffice/5.2.5.1$Linux_X86_64 LibreOffice_project/20m0$Build-1</meta:generator>
    <meta:editing-duration>PT4H21M48S</meta:editing-duration>
    <meta:editing-cycles>70</meta:editing-cycles>
    <meta:document-statistic meta:table-count="4" meta:cell-count="22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